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9.75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style:font-name-asian="WenQuanYi Micro Hei" style:font-name-complex="FreeSans"/>
    </style:style>
  </office:automatic-styles>
  <office:body>
    <office:spreadsheet>
      <table:calculation-settings table:automatic-find-labels="false"/>
      <table:table table:name="2016_01_16_scalability_rexi_fd_run1_time_summary" table:style-name="ta1">
        <table:table-column table:style-name="co1" table:default-cell-style-name="Default"/>
        <table:table-column table:style-name="co2" table:number-columns-repeated="4" table:default-cell-style-name="ce2"/>
        <table:table-column table:style-name="co3" table:number-columns-repeated="23" table:default-cell-style-name="Default"/>
        <table:table-row table:style-name="ro1">
          <table:table-cell office:value-type="string" calcext:value-type="string">
            <text:p>#TI Threads vs. simulation time N^2=128^2, DT=50, A=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TX Simulation type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#TY number of threads (compact)</text:p>
          </table:table-cell>
          <table:table-cell table:number-columns-repeated="4"/>
          <table:table-cell table:style-name="ce1" office:value-type="string" calcext:value-type="string">
            <text:p>MIN(run1, run2, run3)</text:p>
          </table:table-cell>
          <table:table-cell table:number-columns-repeated="5"/>
          <table:table-cell table:style-name="ce1" office:value-type="string" calcext:value-type="string">
            <text:p>RUN1</text:p>
          </table:table-cell>
          <table:table-cell table:number-columns-repeated="5"/>
          <table:table-cell table:style-name="ce1" office:value-type="string" calcext:value-type="string">
            <text:p>RUN2</text:p>
          </table:table-cell>
          <table:table-cell table:number-columns-repeated="5"/>
          <table:table-cell table:style-name="ce1" office:value-type="string" calcext:value-type="string">
            <text:p>RUN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hreads\SimTyp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threads</text:p>
          </table:table-cell>
          <table:table-cell table:style-name="ce3" office:value-type="string" calcext:value-type="string">
            <text:p>ranks</text:p>
          </table:table-cell>
          <table:table-cell table:style-name="ce3" office:value-type="string" calcext:value-type="string">
            <text:p>cores</text:p>
          </table:table-cell>
          <table:table-cell table:style-name="ce3" table:formula="of:=[.L4]" office:value-type="string" office:string-value="seconds" calcext:value-type="string">
            <text:p>seconds</text:p>
          </table:table-cell>
          <table:table-cell table:style-name="ce3" table:formula="of:=[.M4]" office:value-type="string" office:string-value="rexi_preproc" calcext:value-type="string">
            <text:p>rexi_preproc</text:p>
          </table:table-cell>
          <table:table-cell table:style-name="ce3" table:formula="of:=[.N4]" office:value-type="string" office:string-value="rexi_broadcast" calcext:value-type="string">
            <text:p>rexi_broadcast</text:p>
          </table:table-cell>
          <table:table-cell table:style-name="ce3" table:formula="of:=[.O4]" office:value-type="string" office:string-value="rexi_reduce" calcext:value-type="string">
            <text:p>rexi_reduce</text:p>
          </table:table-cell>
          <table:table-cell table:style-name="ce3" table:formula="of:=[.P4]" office:value-type="string" office:string-value="rexi_solver" calcext:value-type="string">
            <text:p>rexi_solver</text:p>
          </table:table-cell>
          <table:table-cell/>
          <table:table-cell table:style-name="ce3" office:value-type="string" calcext:value-type="string">
            <text:p>seconds</text:p>
          </table:table-cell>
          <table:table-cell table:style-name="ce3" office:value-type="string" calcext:value-type="string">
            <text:p>rexi_preproc</text:p>
          </table:table-cell>
          <table:table-cell table:style-name="ce3" office:value-type="string" calcext:value-type="string">
            <text:p>rexi_broadcast</text:p>
          </table:table-cell>
          <table:table-cell table:style-name="ce3" office:value-type="string" calcext:value-type="string">
            <text:p>rexi_reduce</text:p>
          </table:table-cell>
          <table:table-cell table:style-name="ce3" office:value-type="string" calcext:value-type="string">
            <text:p>rexi_solver</text:p>
          </table:table-cell>
          <table:table-cell/>
          <table:table-cell table:style-name="ce3" office:value-type="string" calcext:value-type="string">
            <text:p>seconds</text:p>
          </table:table-cell>
          <table:table-cell table:style-name="ce3" office:value-type="string" calcext:value-type="string">
            <text:p>rexi_preproc</text:p>
          </table:table-cell>
          <table:table-cell table:style-name="ce3" office:value-type="string" calcext:value-type="string">
            <text:p>rexi_broadcast</text:p>
          </table:table-cell>
          <table:table-cell table:style-name="ce3" office:value-type="string" calcext:value-type="string">
            <text:p>rexi_reduce</text:p>
          </table:table-cell>
          <table:table-cell table:style-name="ce3" office:value-type="string" calcext:value-type="string">
            <text:p>rexi_solver</text:p>
          </table:table-cell>
          <table:table-cell/>
          <table:table-cell table:style-name="ce3" office:value-type="string" calcext:value-type="string">
            <text:p>seconds</text:p>
          </table:table-cell>
          <table:table-cell table:style-name="ce3" office:value-type="string" calcext:value-type="string">
            <text:p>rexi_preproc</text:p>
          </table:table-cell>
          <table:table-cell table:style-name="ce3" office:value-type="string" calcext:value-type="string">
            <text:p>rexi_broadcast</text:p>
          </table:table-cell>
          <table:table-cell table:style-name="ce3" office:value-type="string" calcext:value-type="string">
            <text:p>rexi_reduce</text:p>
          </table:table-cell>
          <table:table-cell table:style-name="ce3" office:value-type="string" calcext:value-type="string">
            <text:p>rexi_solver</text:p>
          </table:table-cell>
        </table:table-row>
        <table:table-row table:style-name="ro1">
          <table:table-cell office:value-type="string" calcext:value-type="string">
            <text:p>rexi_fd_par_m2048 (00001 threads / 00001 ranks) 1 cores</text:p>
          </table:table-cell>
          <table:table-cell table:style-name="ce4" table:formula="of:=TEXT(MID([.A5]; 14; 4); &quot;0&quot;)" office:value-type="string" office:string-value="2048" calcext:value-type="string">
            <text:p>2048</text:p>
          </table:table-cell>
          <table:table-cell table:style-name="ce4" table:formula="of:=TEXT(MID([.A5]; 20; 5); &quot;#&quot;)" office:value-type="string" office:string-value="1" calcext:value-type="string">
            <text:p>1</text:p>
          </table:table-cell>
          <table:table-cell table:style-name="ce4" table:formula="of:=TEXT(MID([.A5]; 36; 5); &quot;#&quot;)" office:value-type="string" office:string-value="1" calcext:value-type="string">
            <text:p>1</text:p>
          </table:table-cell>
          <table:table-cell table:formula="of:=LEFT(RIGHT([.A5]; LEN([.A5])-48); LEN([.A5])-54)" office:value-type="string" office:string-value="1" calcext:value-type="string">
            <text:p>1</text:p>
          </table:table-cell>
          <table:table-cell table:formula="of:=MIN([.L5];[.R5];[.X5])" office:value-type="float" office:value="28.200785" calcext:value-type="float">
            <text:p>28.200785</text:p>
          </table:table-cell>
          <table:table-cell table:formula="of:=MIN([.M5];[.S5];[.Y5])" office:value-type="float" office:value="0.012017" calcext:value-type="float">
            <text:p>0.012017</text:p>
          </table:table-cell>
          <table:table-cell table:formula="of:=MIN([.N5];[.T5];[.Z5])" office:value-type="float" office:value="0.000022" calcext:value-type="float">
            <text:p>0.000022</text:p>
          </table:table-cell>
          <table:table-cell table:formula="of:=MIN([.O5];[.U5];[.AA5])" office:value-type="float" office:value="0.00109" calcext:value-type="float">
            <text:p>0.00109</text:p>
          </table:table-cell>
          <table:table-cell table:formula="of:=MIN([.P5];[.V5];[.AB5])" office:value-type="float" office:value="28.186233" calcext:value-type="float">
            <text:p>28.186233</text:p>
          </table:table-cell>
          <table:table-cell/>
          <table:table-cell office:value-type="float" office:value="28.24389" calcext:value-type="float">
            <text:p>28.24389</text:p>
          </table:table-cell>
          <table:table-cell office:value-type="float" office:value="0.012163" calcext:value-type="float">
            <text:p>0.012163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001226" calcext:value-type="float">
            <text:p>0.001226</text:p>
          </table:table-cell>
          <table:table-cell office:value-type="float" office:value="28.229067" calcext:value-type="float">
            <text:p>28.229067</text:p>
          </table:table-cell>
          <table:table-cell/>
          <table:table-cell office:value-type="float" office:value="28.363297" calcext:value-type="float">
            <text:p>28.363297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28.34871" calcext:value-type="float">
            <text:p>28.34871</text:p>
          </table:table-cell>
          <table:table-cell/>
          <table:table-cell office:value-type="float" office:value="28.200785" calcext:value-type="float">
            <text:p>28.200785</text:p>
          </table:table-cell>
          <table:table-cell office:value-type="float" office:value="0.012017" calcext:value-type="float">
            <text:p>0.012017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28.186233" calcext:value-type="float">
            <text:p>28.186233</text:p>
          </table:table-cell>
        </table:table-row>
        <table:table-row table:style-name="ro1">
          <table:table-cell office:value-type="string" calcext:value-type="string">
            <text:p>rexi_fd_par_m4096 (00001 threads / 00001 ranks) 1 cores</text:p>
          </table:table-cell>
          <table:table-cell table:style-name="ce4" table:formula="of:=TEXT(MID([.A6]; 14; 4); &quot;#&quot;)" office:value-type="string" office:string-value="4096" calcext:value-type="string">
            <text:p>4096</text:p>
          </table:table-cell>
          <table:table-cell table:style-name="ce4" table:formula="of:=TEXT(MID([.A6]; 20; 5); &quot;#&quot;)" office:value-type="string" office:string-value="1" calcext:value-type="string">
            <text:p>1</text:p>
          </table:table-cell>
          <table:table-cell table:style-name="ce4" table:formula="of:=TEXT(MID([.A6]; 36; 5); &quot;#&quot;)" office:value-type="string" office:string-value="1" calcext:value-type="string">
            <text:p>1</text:p>
          </table:table-cell>
          <table:table-cell table:formula="of:=LEFT(RIGHT([.A6]; LEN([.A6])-48); LEN([.A6])-54)" office:value-type="string" office:string-value="1" calcext:value-type="string">
            <text:p>1</text:p>
          </table:table-cell>
          <table:table-cell table:formula="of:=MIN([.L6];[.R6];[.X6])" office:value-type="float" office:value="56.152541" calcext:value-type="float">
            <text:p>56.152541</text:p>
          </table:table-cell>
          <table:table-cell table:formula="of:=MIN([.M6];[.S6];[.Y6])" office:value-type="float" office:value="0.011709" calcext:value-type="float">
            <text:p>0.011709</text:p>
          </table:table-cell>
          <table:table-cell table:formula="of:=MIN([.N6];[.T6];[.Z6])" office:value-type="float" office:value="0.000022" calcext:value-type="float">
            <text:p>0.000022</text:p>
          </table:table-cell>
          <table:table-cell table:formula="of:=MIN([.O6];[.U6];[.AA6])" office:value-type="float" office:value="0.001047" calcext:value-type="float">
            <text:p>0.001047</text:p>
          </table:table-cell>
          <table:table-cell table:formula="of:=MIN([.P6];[.V6];[.AB6])" office:value-type="float" office:value="56.138364" calcext:value-type="float">
            <text:p>56.138364</text:p>
          </table:table-cell>
          <table:table-cell/>
          <table:table-cell office:value-type="float" office:value="56.152541" calcext:value-type="float">
            <text:p>56.152541</text:p>
          </table:table-cell>
          <table:table-cell office:value-type="float" office:value="0.011726" calcext:value-type="float">
            <text:p>0.011726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1088" calcext:value-type="float">
            <text:p>0.001088</text:p>
          </table:table-cell>
          <table:table-cell office:value-type="float" office:value="56.138364" calcext:value-type="float">
            <text:p>56.138364</text:p>
          </table:table-cell>
          <table:table-cell/>
          <table:table-cell office:value-type="float" office:value="56.62875" calcext:value-type="float">
            <text:p>56.62875</text:p>
          </table:table-cell>
          <table:table-cell office:value-type="float" office:value="0.011709" calcext:value-type="float">
            <text:p>0.011709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1047" calcext:value-type="float">
            <text:p>0.001047</text:p>
          </table:table-cell>
          <table:table-cell office:value-type="float" office:value="56.614672" calcext:value-type="float">
            <text:p>56.614672</text:p>
          </table:table-cell>
          <table:table-cell/>
          <table:table-cell office:value-type="float" office:value="56.433879" calcext:value-type="float">
            <text:p>56.433879</text:p>
          </table:table-cell>
          <table:table-cell office:value-type="float" office:value="0.01183" calcext:value-type="float">
            <text:p>0.01183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001091" calcext:value-type="float">
            <text:p>0.001091</text:p>
          </table:table-cell>
          <table:table-cell office:value-type="float" office:value="56.419573" calcext:value-type="float">
            <text:p>56.419573</text:p>
          </table:table-cell>
        </table:table-row>
        <table:table-row table:style-name="ro1">
          <table:table-cell office:value-type="string" calcext:value-type="string">
            <text:p>rexi_fd_par_m8192 (00001 threads / 00001 ranks) 1 cores</text:p>
          </table:table-cell>
          <table:table-cell table:style-name="ce4" table:formula="of:=TEXT(MID([.A7]; 14; 4); &quot;#&quot;)" office:value-type="string" office:string-value="8192" calcext:value-type="string">
            <text:p>8192</text:p>
          </table:table-cell>
          <table:table-cell table:style-name="ce4" table:formula="of:=TEXT(MID([.A7]; 20; 5); &quot;#&quot;)" office:value-type="string" office:string-value="1" calcext:value-type="string">
            <text:p>1</text:p>
          </table:table-cell>
          <table:table-cell table:style-name="ce4" table:formula="of:=TEXT(MID([.A7]; 36; 5); &quot;#&quot;)" office:value-type="string" office:string-value="1" calcext:value-type="string">
            <text:p>1</text:p>
          </table:table-cell>
          <table:table-cell table:formula="of:=LEFT(RIGHT([.A7]; LEN([.A7])-48); LEN([.A7])-54)" office:value-type="string" office:string-value="1" calcext:value-type="string">
            <text:p>1</text:p>
          </table:table-cell>
          <table:table-cell table:formula="of:=MIN([.L7];[.R7];[.X7])" office:value-type="float" office:value="112.01435" calcext:value-type="float">
            <text:p>112.01435</text:p>
          </table:table-cell>
          <table:table-cell table:formula="of:=MIN([.M7];[.S7];[.Y7])" office:value-type="float" office:value="0.011536" calcext:value-type="float">
            <text:p>0.011536</text:p>
          </table:table-cell>
          <table:table-cell table:formula="of:=MIN([.N7];[.T7];[.Z7])" office:value-type="float" office:value="0.000024" calcext:value-type="float">
            <text:p>0.000024</text:p>
          </table:table-cell>
          <table:table-cell table:formula="of:=MIN([.O7];[.U7];[.AA7])" office:value-type="float" office:value="0.001073" calcext:value-type="float">
            <text:p>0.001073</text:p>
          </table:table-cell>
          <table:table-cell table:formula="of:=MIN([.P7];[.V7];[.AB7])" office:value-type="float" office:value="112.000266" calcext:value-type="float">
            <text:p>112.000266</text:p>
          </table:table-cell>
          <table:table-cell/>
          <table:table-cell office:value-type="float" office:value="112.01435" calcext:value-type="float">
            <text:p>112.01435</text:p>
          </table:table-cell>
          <table:table-cell office:value-type="float" office:value="0.011602" calcext:value-type="float">
            <text:p>0.011602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01128" calcext:value-type="float">
            <text:p>0.001128</text:p>
          </table:table-cell>
          <table:table-cell office:value-type="float" office:value="112.000266" calcext:value-type="float">
            <text:p>112.000266</text:p>
          </table:table-cell>
          <table:table-cell/>
          <table:table-cell office:value-type="float" office:value="112.663191" calcext:value-type="float">
            <text:p>112.663191</text:p>
          </table:table-cell>
          <table:table-cell office:value-type="float" office:value="0.011766" calcext:value-type="float">
            <text:p>0.011766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1083" calcext:value-type="float">
            <text:p>0.001083</text:p>
          </table:table-cell>
          <table:table-cell office:value-type="float" office:value="112.648986" calcext:value-type="float">
            <text:p>112.648986</text:p>
          </table:table-cell>
          <table:table-cell/>
          <table:table-cell office:value-type="float" office:value="112.53818" calcext:value-type="float">
            <text:p>112.53818</text:p>
          </table:table-cell>
          <table:table-cell office:value-type="float" office:value="0.011536" calcext:value-type="float">
            <text:p>0.011536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001073" calcext:value-type="float">
            <text:p>0.001073</text:p>
          </table:table-cell>
          <table:table-cell office:value-type="float" office:value="112.524234" calcext:value-type="float">
            <text:p>112.524234</text:p>
          </table:table-cell>
        </table:table-row>
        <table:table-row table:style-name="ro1">
          <table:table-cell office:value-type="string" calcext:value-type="string">
            <text:p>rexi_fd_par_m2048 (00001 threads / 00002 ranks) 2 cores</text:p>
          </table:table-cell>
          <table:table-cell table:style-name="ce4" table:formula="of:=TEXT(MID([.A8]; 14; 4); &quot;#&quot;)" office:value-type="string" office:string-value="2048" calcext:value-type="string">
            <text:p>2048</text:p>
          </table:table-cell>
          <table:table-cell table:style-name="ce4" table:formula="of:=TEXT(MID([.A8]; 20; 5); &quot;#&quot;)" office:value-type="string" office:string-value="1" calcext:value-type="string">
            <text:p>1</text:p>
          </table:table-cell>
          <table:table-cell table:style-name="ce4" table:formula="of:=TEXT(MID([.A8]; 36; 5); &quot;#&quot;)" office:value-type="string" office:string-value="2" calcext:value-type="string">
            <text:p>2</text:p>
          </table:table-cell>
          <table:table-cell table:formula="of:=LEFT(RIGHT([.A8]; LEN([.A8])-48); LEN([.A8])-54)" office:value-type="string" office:string-value="2" calcext:value-type="string">
            <text:p>2</text:p>
          </table:table-cell>
          <table:table-cell table:formula="of:=MIN([.L8];[.R8];[.X8])" office:value-type="float" office:value="14.311061" calcext:value-type="float">
            <text:p>14.311061</text:p>
          </table:table-cell>
          <table:table-cell table:formula="of:=MIN([.M8];[.S8];[.Y8])" office:value-type="float" office:value="0.011802" calcext:value-type="float">
            <text:p>0.011802</text:p>
          </table:table-cell>
          <table:table-cell table:formula="of:=MIN([.N8];[.T8];[.Z8])" office:value-type="float" office:value="0.001208" calcext:value-type="float">
            <text:p>0.001208</text:p>
          </table:table-cell>
          <table:table-cell table:formula="of:=MIN([.O8];[.U8];[.AA8])" office:value-type="float" office:value="0.002738" calcext:value-type="float">
            <text:p>0.002738</text:p>
          </table:table-cell>
          <table:table-cell table:formula="of:=MIN([.P8];[.V8];[.AB8])" office:value-type="float" office:value="14.254581" calcext:value-type="float">
            <text:p>14.254581</text:p>
          </table:table-cell>
          <table:table-cell/>
          <table:table-cell office:value-type="float" office:value="14.402962" calcext:value-type="float">
            <text:p>14.402962</text:p>
          </table:table-cell>
          <table:table-cell office:value-type="float" office:value="0.012523" calcext:value-type="float">
            <text:p>0.012523</text:p>
          </table:table-cell>
          <table:table-cell office:value-type="float" office:value="0.001208" calcext:value-type="float">
            <text:p>0.001208</text:p>
          </table:table-cell>
          <table:table-cell office:value-type="float" office:value="0.002761" calcext:value-type="float">
            <text:p>0.002761</text:p>
          </table:table-cell>
          <table:table-cell office:value-type="float" office:value="14.385066" calcext:value-type="float">
            <text:p>14.385066</text:p>
          </table:table-cell>
          <table:table-cell/>
          <table:table-cell office:value-type="float" office:value="14.311061" calcext:value-type="float">
            <text:p>14.311061</text:p>
          </table:table-cell>
          <table:table-cell office:value-type="float" office:value="0.01217" calcext:value-type="float">
            <text:p>0.01217</text:p>
          </table:table-cell>
          <table:table-cell office:value-type="float" office:value="0.001222" calcext:value-type="float">
            <text:p>0.001222</text:p>
          </table:table-cell>
          <table:table-cell office:value-type="float" office:value="0.002738" calcext:value-type="float">
            <text:p>0.002738</text:p>
          </table:table-cell>
          <table:table-cell office:value-type="float" office:value="14.293567" calcext:value-type="float">
            <text:p>14.293567</text:p>
          </table:table-cell>
          <table:table-cell/>
          <table:table-cell office:value-type="float" office:value="14.36677" calcext:value-type="float">
            <text:p>14.36677</text:p>
          </table:table-cell>
          <table:table-cell office:value-type="float" office:value="0.011802" calcext:value-type="float">
            <text:p>0.011802</text:p>
          </table:table-cell>
          <table:table-cell office:value-type="float" office:value="0.001252" calcext:value-type="float">
            <text:p>0.001252</text:p>
          </table:table-cell>
          <table:table-cell office:value-type="float" office:value="0.097832" calcext:value-type="float">
            <text:p>0.097832</text:p>
          </table:table-cell>
          <table:table-cell office:value-type="float" office:value="14.254581" calcext:value-type="float">
            <text:p>14.254581</text:p>
          </table:table-cell>
        </table:table-row>
        <table:table-row table:style-name="ro1">
          <table:table-cell office:value-type="string" calcext:value-type="string">
            <text:p>rexi_fd_par_m4096 (00001 threads / 00002 ranks) 2 cores</text:p>
          </table:table-cell>
          <table:table-cell table:style-name="ce4" table:formula="of:=TEXT(MID([.A9]; 14; 4); &quot;#&quot;)" office:value-type="string" office:string-value="4096" calcext:value-type="string">
            <text:p>4096</text:p>
          </table:table-cell>
          <table:table-cell table:style-name="ce4" table:formula="of:=TEXT(MID([.A9]; 20; 5); &quot;#&quot;)" office:value-type="string" office:string-value="1" calcext:value-type="string">
            <text:p>1</text:p>
          </table:table-cell>
          <table:table-cell table:style-name="ce4" table:formula="of:=TEXT(MID([.A9]; 36; 5); &quot;#&quot;)" office:value-type="string" office:string-value="2" calcext:value-type="string">
            <text:p>2</text:p>
          </table:table-cell>
          <table:table-cell table:formula="of:=LEFT(RIGHT([.A9]; LEN([.A9])-48); LEN([.A9])-54)" office:value-type="string" office:string-value="2" calcext:value-type="string">
            <text:p>2</text:p>
          </table:table-cell>
          <table:table-cell table:formula="of:=MIN([.L9];[.R9];[.X9])" office:value-type="float" office:value="28.478342" calcext:value-type="float">
            <text:p>28.478342</text:p>
          </table:table-cell>
          <table:table-cell table:formula="of:=MIN([.M9];[.S9];[.Y9])" office:value-type="float" office:value="0.011879" calcext:value-type="float">
            <text:p>0.011879</text:p>
          </table:table-cell>
          <table:table-cell table:formula="of:=MIN([.N9];[.T9];[.Z9])" office:value-type="float" office:value="0.001272" calcext:value-type="float">
            <text:p>0.001272</text:p>
          </table:table-cell>
          <table:table-cell table:formula="of:=MIN([.O9];[.U9];[.AA9])" office:value-type="float" office:value="0.093907" calcext:value-type="float">
            <text:p>0.093907</text:p>
          </table:table-cell>
          <table:table-cell table:formula="of:=MIN([.P9];[.V9];[.AB9])" office:value-type="float" office:value="28.304353" calcext:value-type="float">
            <text:p>28.304353</text:p>
          </table:table-cell>
          <table:table-cell/>
          <table:table-cell office:value-type="float" office:value="28.478342" calcext:value-type="float">
            <text:p>28.478342</text:p>
          </table:table-cell>
          <table:table-cell office:value-type="float" office:value="0.012047" calcext:value-type="float">
            <text:p>0.012047</text:p>
          </table:table-cell>
          <table:table-cell office:value-type="float" office:value="0.001272" calcext:value-type="float">
            <text:p>0.001272</text:p>
          </table:table-cell>
          <table:table-cell office:value-type="float" office:value="0.093907" calcext:value-type="float">
            <text:p>0.093907</text:p>
          </table:table-cell>
          <table:table-cell office:value-type="float" office:value="28.369796" calcext:value-type="float">
            <text:p>28.369796</text:p>
          </table:table-cell>
          <table:table-cell/>
          <table:table-cell office:value-type="float" office:value="28.555982" calcext:value-type="float">
            <text:p>28.555982</text:p>
          </table:table-cell>
          <table:table-cell office:value-type="float" office:value="0.011879" calcext:value-type="float">
            <text:p>0.011879</text:p>
          </table:table-cell>
          <table:table-cell office:value-type="float" office:value="0.001276" calcext:value-type="float">
            <text:p>0.001276</text:p>
          </table:table-cell>
          <table:table-cell office:value-type="float" office:value="0.138984" calcext:value-type="float">
            <text:p>0.138984</text:p>
          </table:table-cell>
          <table:table-cell office:value-type="float" office:value="28.40255" calcext:value-type="float">
            <text:p>28.40255</text:p>
          </table:table-cell>
          <table:table-cell/>
          <table:table-cell office:value-type="float" office:value="28.670338" calcext:value-type="float">
            <text:p>28.670338</text:p>
          </table:table-cell>
          <table:table-cell office:value-type="float" office:value="0.012066" calcext:value-type="float">
            <text:p>0.012066</text:p>
          </table:table-cell>
          <table:table-cell office:value-type="float" office:value="0.001279" calcext:value-type="float">
            <text:p>0.001279</text:p>
          </table:table-cell>
          <table:table-cell office:value-type="float" office:value="0.351313" calcext:value-type="float">
            <text:p>0.351313</text:p>
          </table:table-cell>
          <table:table-cell office:value-type="float" office:value="28.304353" calcext:value-type="float">
            <text:p>28.304353</text:p>
          </table:table-cell>
        </table:table-row>
        <table:table-row table:style-name="ro1">
          <table:table-cell office:value-type="string" calcext:value-type="string">
            <text:p>rexi_fd_par_m8192 (00001 threads / 00002 ranks) 2 cores</text:p>
          </table:table-cell>
          <table:table-cell table:style-name="ce4" table:formula="of:=TEXT(MID([.A10]; 14; 4); &quot;#&quot;)" office:value-type="string" office:string-value="8192" calcext:value-type="string">
            <text:p>8192</text:p>
          </table:table-cell>
          <table:table-cell table:style-name="ce4" table:formula="of:=TEXT(MID([.A10]; 20; 5); &quot;#&quot;)" office:value-type="string" office:string-value="1" calcext:value-type="string">
            <text:p>1</text:p>
          </table:table-cell>
          <table:table-cell table:style-name="ce4" table:formula="of:=TEXT(MID([.A10]; 36; 5); &quot;#&quot;)" office:value-type="string" office:string-value="2" calcext:value-type="string">
            <text:p>2</text:p>
          </table:table-cell>
          <table:table-cell table:formula="of:=LEFT(RIGHT([.A10]; LEN([.A10])-48); LEN([.A10])-54)" office:value-type="string" office:string-value="2" calcext:value-type="string">
            <text:p>2</text:p>
          </table:table-cell>
          <table:table-cell table:formula="of:=MIN([.L10];[.R10];[.X10])" office:value-type="float" office:value="56.821596" calcext:value-type="float">
            <text:p>56.821596</text:p>
          </table:table-cell>
          <table:table-cell table:formula="of:=MIN([.M10];[.S10];[.Y10])" office:value-type="float" office:value="0.011764" calcext:value-type="float">
            <text:p>0.011764</text:p>
          </table:table-cell>
          <table:table-cell table:formula="of:=MIN([.N10];[.T10];[.Z10])" office:value-type="float" office:value="0.001235" calcext:value-type="float">
            <text:p>0.001235</text:p>
          </table:table-cell>
          <table:table-cell table:formula="of:=MIN([.O10];[.U10];[.AA10])" office:value-type="float" office:value="0.002838" calcext:value-type="float">
            <text:p>0.002838</text:p>
          </table:table-cell>
          <table:table-cell table:formula="of:=MIN([.P10];[.V10];[.AB10])" office:value-type="float" office:value="56.499149" calcext:value-type="float">
            <text:p>56.499149</text:p>
          </table:table-cell>
          <table:table-cell/>
          <table:table-cell office:value-type="float" office:value="56.821596" calcext:value-type="float">
            <text:p>56.821596</text:p>
          </table:table-cell>
          <table:table-cell office:value-type="float" office:value="0.011764" calcext:value-type="float">
            <text:p>0.011764</text:p>
          </table:table-cell>
          <table:table-cell office:value-type="float" office:value="0.001277" calcext:value-type="float">
            <text:p>0.001277</text:p>
          </table:table-cell>
          <table:table-cell office:value-type="float" office:value="0.308079" calcext:value-type="float">
            <text:p>0.308079</text:p>
          </table:table-cell>
          <table:table-cell office:value-type="float" office:value="56.499149" calcext:value-type="float">
            <text:p>56.499149</text:p>
          </table:table-cell>
          <table:table-cell/>
          <table:table-cell office:value-type="float" office:value="56.918466" calcext:value-type="float">
            <text:p>56.918466</text:p>
          </table:table-cell>
          <table:table-cell office:value-type="float" office:value="0.012277" calcext:value-type="float">
            <text:p>0.012277</text:p>
          </table:table-cell>
          <table:table-cell office:value-type="float" office:value="0.001235" calcext:value-type="float">
            <text:p>0.001235</text:p>
          </table:table-cell>
          <table:table-cell office:value-type="float" office:value="0.002838" calcext:value-type="float">
            <text:p>0.002838</text:p>
          </table:table-cell>
          <table:table-cell office:value-type="float" office:value="56.900716" calcext:value-type="float">
            <text:p>56.900716</text:p>
          </table:table-cell>
          <table:table-cell/>
          <table:table-cell office:value-type="float" office:value="57.111078" calcext:value-type="float">
            <text:p>57.111078</text:p>
          </table:table-cell>
          <table:table-cell office:value-type="float" office:value="0.012083" calcext:value-type="float">
            <text:p>0.012083</text:p>
          </table:table-cell>
          <table:table-cell office:value-type="float" office:value="0.001288" calcext:value-type="float">
            <text:p>0.001288</text:p>
          </table:table-cell>
          <table:table-cell office:value-type="float" office:value="0.081417" calcext:value-type="float">
            <text:p>0.081417</text:p>
          </table:table-cell>
          <table:table-cell office:value-type="float" office:value="57.014957" calcext:value-type="float">
            <text:p>57.014957</text:p>
          </table:table-cell>
        </table:table-row>
        <table:table-row table:style-name="ro1">
          <table:table-cell office:value-type="string" calcext:value-type="string">
            <text:p>rexi_fd_par_m2048 (00001 threads / 00004 ranks) 4 cores</text:p>
          </table:table-cell>
          <table:table-cell table:style-name="ce4" table:formula="of:=TEXT(MID([.A11]; 14; 4); &quot;#&quot;)" office:value-type="string" office:string-value="2048" calcext:value-type="string">
            <text:p>2048</text:p>
          </table:table-cell>
          <table:table-cell table:style-name="ce4" table:formula="of:=TEXT(MID([.A11]; 20; 5); &quot;#&quot;)" office:value-type="string" office:string-value="1" calcext:value-type="string">
            <text:p>1</text:p>
          </table:table-cell>
          <table:table-cell table:style-name="ce4" table:formula="of:=TEXT(MID([.A11]; 36; 5); &quot;#&quot;)" office:value-type="string" office:string-value="4" calcext:value-type="string">
            <text:p>4</text:p>
          </table:table-cell>
          <table:table-cell table:formula="of:=LEFT(RIGHT([.A11]; LEN([.A11])-48); LEN([.A11])-54)" office:value-type="string" office:string-value="4" calcext:value-type="string">
            <text:p>4</text:p>
          </table:table-cell>
          <table:table-cell table:formula="of:=MIN([.L11];[.R11];[.X11])" office:value-type="float" office:value="7.304095" calcext:value-type="float">
            <text:p>7.304095</text:p>
          </table:table-cell>
          <table:table-cell table:formula="of:=MIN([.M11];[.S11];[.Y11])" office:value-type="float" office:value="0.011483" calcext:value-type="float">
            <text:p>0.011483</text:p>
          </table:table-cell>
          <table:table-cell table:formula="of:=MIN([.N11];[.T11];[.Z11])" office:value-type="float" office:value="0.002547" calcext:value-type="float">
            <text:p>0.002547</text:p>
          </table:table-cell>
          <table:table-cell table:formula="of:=MIN([.O11];[.U11];[.AA11])" office:value-type="float" office:value="0.060043" calcext:value-type="float">
            <text:p>0.060043</text:p>
          </table:table-cell>
          <table:table-cell table:formula="of:=MIN([.P11];[.V11];[.AB11])" office:value-type="float" office:value="7.165625" calcext:value-type="float">
            <text:p>7.165625</text:p>
          </table:table-cell>
          <table:table-cell/>
          <table:table-cell office:value-type="float" office:value="7.481295" calcext:value-type="float">
            <text:p>7.481295</text:p>
          </table:table-cell>
          <table:table-cell office:value-type="float" office:value="0.012238" calcext:value-type="float">
            <text:p>0.012238</text:p>
          </table:table-cell>
          <table:table-cell office:value-type="float" office:value="0.002547" calcext:value-type="float">
            <text:p>0.002547</text:p>
          </table:table-cell>
          <table:table-cell office:value-type="float" office:value="0.143819" calcext:value-type="float">
            <text:p>0.143819</text:p>
          </table:table-cell>
          <table:table-cell office:value-type="float" office:value="7.321284" calcext:value-type="float">
            <text:p>7.321284</text:p>
          </table:table-cell>
          <table:table-cell/>
          <table:table-cell office:value-type="float" office:value="7.519503" calcext:value-type="float">
            <text:p>7.519503</text:p>
          </table:table-cell>
          <table:table-cell office:value-type="float" office:value="0.012372" calcext:value-type="float">
            <text:p>0.012372</text:p>
          </table:table-cell>
          <table:table-cell office:value-type="float" office:value="0.002692" calcext:value-type="float">
            <text:p>0.002692</text:p>
          </table:table-cell>
          <table:table-cell office:value-type="float" office:value="0.060043" calcext:value-type="float">
            <text:p>0.060043</text:p>
          </table:table-cell>
          <table:table-cell office:value-type="float" office:value="7.442979" calcext:value-type="float">
            <text:p>7.442979</text:p>
          </table:table-cell>
          <table:table-cell/>
          <table:table-cell office:value-type="float" office:value="7.304095" calcext:value-type="float">
            <text:p>7.304095</text:p>
          </table:table-cell>
          <table:table-cell office:value-type="float" office:value="0.011483" calcext:value-type="float">
            <text:p>0.011483</text:p>
          </table:table-cell>
          <table:table-cell office:value-type="float" office:value="0.002636" calcext:value-type="float">
            <text:p>0.002636</text:p>
          </table:table-cell>
          <table:table-cell office:value-type="float" office:value="0.123062" calcext:value-type="float">
            <text:p>0.123062</text:p>
          </table:table-cell>
          <table:table-cell office:value-type="float" office:value="7.165625" calcext:value-type="float">
            <text:p>7.165625</text:p>
          </table:table-cell>
        </table:table-row>
        <table:table-row table:style-name="ro1">
          <table:table-cell office:value-type="string" calcext:value-type="string">
            <text:p>rexi_fd_par_m4096 (00001 threads / 00004 ranks) 4 cores</text:p>
          </table:table-cell>
          <table:table-cell table:style-name="ce4" table:formula="of:=TEXT(MID([.A12]; 14; 4); &quot;#&quot;)" office:value-type="string" office:string-value="4096" calcext:value-type="string">
            <text:p>4096</text:p>
          </table:table-cell>
          <table:table-cell table:style-name="ce4" table:formula="of:=TEXT(MID([.A12]; 20; 5); &quot;#&quot;)" office:value-type="string" office:string-value="1" calcext:value-type="string">
            <text:p>1</text:p>
          </table:table-cell>
          <table:table-cell table:style-name="ce4" table:formula="of:=TEXT(MID([.A12]; 36; 5); &quot;#&quot;)" office:value-type="string" office:string-value="4" calcext:value-type="string">
            <text:p>4</text:p>
          </table:table-cell>
          <table:table-cell table:formula="of:=LEFT(RIGHT([.A12]; LEN([.A12])-48); LEN([.A12])-54)" office:value-type="string" office:string-value="4" calcext:value-type="string">
            <text:p>4</text:p>
          </table:table-cell>
          <table:table-cell table:formula="of:=MIN([.L12];[.R12];[.X12])" office:value-type="float" office:value="14.531461" calcext:value-type="float">
            <text:p>14.531461</text:p>
          </table:table-cell>
          <table:table-cell table:formula="of:=MIN([.M12];[.S12];[.Y12])" office:value-type="float" office:value="0.011661" calcext:value-type="float">
            <text:p>0.011661</text:p>
          </table:table-cell>
          <table:table-cell table:formula="of:=MIN([.N12];[.T12];[.Z12])" office:value-type="float" office:value="0.0025" calcext:value-type="float">
            <text:p>0.0025</text:p>
          </table:table-cell>
          <table:table-cell table:formula="of:=MIN([.O12];[.U12];[.AA12])" office:value-type="float" office:value="0.160681" calcext:value-type="float">
            <text:p>0.160681</text:p>
          </table:table-cell>
          <table:table-cell table:formula="of:=MIN([.P12];[.V12];[.AB12])" office:value-type="float" office:value="14.355117" calcext:value-type="float">
            <text:p>14.355117</text:p>
          </table:table-cell>
          <table:table-cell/>
          <table:table-cell office:value-type="float" office:value="14.656845" calcext:value-type="float">
            <text:p>14.656845</text:p>
          </table:table-cell>
          <table:table-cell office:value-type="float" office:value="0.011958" calcext:value-type="float">
            <text:p>0.01195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162071" calcext:value-type="float">
            <text:p>0.162071</text:p>
          </table:table-cell>
          <table:table-cell office:value-type="float" office:value="14.478902" calcext:value-type="float">
            <text:p>14.478902</text:p>
          </table:table-cell>
          <table:table-cell/>
          <table:table-cell office:value-type="float" office:value="14.835182" calcext:value-type="float">
            <text:p>14.835182</text:p>
          </table:table-cell>
          <table:table-cell office:value-type="float" office:value="0.011894" calcext:value-type="float">
            <text:p>0.011894</text:p>
          </table:table-cell>
          <table:table-cell office:value-type="float" office:value="0.002545" calcext:value-type="float">
            <text:p>0.002545</text:p>
          </table:table-cell>
          <table:table-cell office:value-type="float" office:value="0.286821" calcext:value-type="float">
            <text:p>0.286821</text:p>
          </table:table-cell>
          <table:table-cell office:value-type="float" office:value="14.531469" calcext:value-type="float">
            <text:p>14.531469</text:p>
          </table:table-cell>
          <table:table-cell/>
          <table:table-cell office:value-type="float" office:value="14.531461" calcext:value-type="float">
            <text:p>14.531461</text:p>
          </table:table-cell>
          <table:table-cell office:value-type="float" office:value="0.011661" calcext:value-type="float">
            <text:p>0.011661</text:p>
          </table:table-cell>
          <table:table-cell office:value-type="float" office:value="0.002644" calcext:value-type="float">
            <text:p>0.002644</text:p>
          </table:table-cell>
          <table:table-cell office:value-type="float" office:value="0.160681" calcext:value-type="float">
            <text:p>0.160681</text:p>
          </table:table-cell>
          <table:table-cell office:value-type="float" office:value="14.355117" calcext:value-type="float">
            <text:p>14.355117</text:p>
          </table:table-cell>
        </table:table-row>
        <table:table-row table:style-name="ro1">
          <table:table-cell office:value-type="string" calcext:value-type="string">
            <text:p>rexi_fd_par_m8192 (00001 threads / 00004 ranks) 4 cores</text:p>
          </table:table-cell>
          <table:table-cell table:style-name="ce4" table:formula="of:=TEXT(MID([.A13]; 14; 4); &quot;#&quot;)" office:value-type="string" office:string-value="8192" calcext:value-type="string">
            <text:p>8192</text:p>
          </table:table-cell>
          <table:table-cell table:style-name="ce4" table:formula="of:=TEXT(MID([.A13]; 20; 5); &quot;#&quot;)" office:value-type="string" office:string-value="1" calcext:value-type="string">
            <text:p>1</text:p>
          </table:table-cell>
          <table:table-cell table:style-name="ce4" table:formula="of:=TEXT(MID([.A13]; 36; 5); &quot;#&quot;)" office:value-type="string" office:string-value="4" calcext:value-type="string">
            <text:p>4</text:p>
          </table:table-cell>
          <table:table-cell table:formula="of:=LEFT(RIGHT([.A13]; LEN([.A13])-48); LEN([.A13])-54)" office:value-type="string" office:string-value="4" calcext:value-type="string">
            <text:p>4</text:p>
          </table:table-cell>
          <table:table-cell table:formula="of:=MIN([.L13];[.R13];[.X13])" office:value-type="float" office:value="28.907513" calcext:value-type="float">
            <text:p>28.907513</text:p>
          </table:table-cell>
          <table:table-cell table:formula="of:=MIN([.M13];[.S13];[.Y13])" office:value-type="float" office:value="0.011863" calcext:value-type="float">
            <text:p>0.011863</text:p>
          </table:table-cell>
          <table:table-cell table:formula="of:=MIN([.N13];[.T13];[.Z13])" office:value-type="float" office:value="0.002505" calcext:value-type="float">
            <text:p>0.002505</text:p>
          </table:table-cell>
          <table:table-cell table:formula="of:=MIN([.O13];[.U13];[.AA13])" office:value-type="float" office:value="0.30759" calcext:value-type="float">
            <text:p>0.30759</text:p>
          </table:table-cell>
          <table:table-cell table:formula="of:=MIN([.P13];[.V13];[.AB13])" office:value-type="float" office:value="28.583933" calcext:value-type="float">
            <text:p>28.583933</text:p>
          </table:table-cell>
          <table:table-cell/>
          <table:table-cell office:value-type="float" office:value="29.471111" calcext:value-type="float">
            <text:p>29.471111</text:p>
          </table:table-cell>
          <table:table-cell office:value-type="float" office:value="0.011933" calcext:value-type="float">
            <text:p>0.011933</text:p>
          </table:table-cell>
          <table:table-cell office:value-type="float" office:value="0.002571" calcext:value-type="float">
            <text:p>0.002571</text:p>
          </table:table-cell>
          <table:table-cell office:value-type="float" office:value="0.507278" calcext:value-type="float">
            <text:p>0.507278</text:p>
          </table:table-cell>
          <table:table-cell office:value-type="float" office:value="28.947908" calcext:value-type="float">
            <text:p>28.947908</text:p>
          </table:table-cell>
          <table:table-cell/>
          <table:table-cell office:value-type="float" office:value="29.411734" calcext:value-type="float">
            <text:p>29.411734</text:p>
          </table:table-cell>
          <table:table-cell office:value-type="float" office:value="0.011863" calcext:value-type="float">
            <text:p>0.011863</text:p>
          </table:table-cell>
          <table:table-cell office:value-type="float" office:value="0.002505" calcext:value-type="float">
            <text:p>0.002505</text:p>
          </table:table-cell>
          <table:table-cell office:value-type="float" office:value="0.477891" calcext:value-type="float">
            <text:p>0.477891</text:p>
          </table:table-cell>
          <table:table-cell office:value-type="float" office:value="28.918104" calcext:value-type="float">
            <text:p>28.918104</text:p>
          </table:table-cell>
          <table:table-cell/>
          <table:table-cell office:value-type="float" office:value="28.907513" calcext:value-type="float">
            <text:p>28.907513</text:p>
          </table:table-cell>
          <table:table-cell office:value-type="float" office:value="0.011882" calcext:value-type="float">
            <text:p>0.011882</text:p>
          </table:table-cell>
          <table:table-cell office:value-type="float" office:value="0.002693" calcext:value-type="float">
            <text:p>0.002693</text:p>
          </table:table-cell>
          <table:table-cell office:value-type="float" office:value="0.30759" calcext:value-type="float">
            <text:p>0.30759</text:p>
          </table:table-cell>
          <table:table-cell office:value-type="float" office:value="28.583933" calcext:value-type="float">
            <text:p>28.583933</text:p>
          </table:table-cell>
        </table:table-row>
        <table:table-row table:style-name="ro1">
          <table:table-cell office:value-type="string" calcext:value-type="string">
            <text:p>rexi_fd_par_m2048 (00001 threads / 00008 ranks) 8 cores</text:p>
          </table:table-cell>
          <table:table-cell table:style-name="ce4" table:formula="of:=TEXT(MID([.A14]; 14; 4); &quot;#&quot;)" office:value-type="string" office:string-value="2048" calcext:value-type="string">
            <text:p>2048</text:p>
          </table:table-cell>
          <table:table-cell table:style-name="ce4" table:formula="of:=TEXT(MID([.A14]; 20; 5); &quot;#&quot;)" office:value-type="string" office:string-value="1" calcext:value-type="string">
            <text:p>1</text:p>
          </table:table-cell>
          <table:table-cell table:style-name="ce4" table:formula="of:=TEXT(MID([.A14]; 36; 5); &quot;#&quot;)" office:value-type="string" office:string-value="8" calcext:value-type="string">
            <text:p>8</text:p>
          </table:table-cell>
          <table:table-cell table:formula="of:=LEFT(RIGHT([.A14]; LEN([.A14])-48); LEN([.A14])-54)" office:value-type="string" office:string-value="8" calcext:value-type="string">
            <text:p>8</text:p>
          </table:table-cell>
          <table:table-cell table:formula="of:=MIN([.L14];[.R14];[.X14])" office:value-type="float" office:value="4.158693" calcext:value-type="float">
            <text:p>4.158693</text:p>
          </table:table-cell>
          <table:table-cell table:formula="of:=MIN([.M14];[.S14];[.Y14])" office:value-type="float" office:value="0.013376" calcext:value-type="float">
            <text:p>0.013376</text:p>
          </table:table-cell>
          <table:table-cell table:formula="of:=MIN([.N14];[.T14];[.Z14])" office:value-type="float" office:value="0.001618" calcext:value-type="float">
            <text:p>0.001618</text:p>
          </table:table-cell>
          <table:table-cell table:formula="of:=MIN([.O14];[.U14];[.AA14])" office:value-type="float" office:value="0.003722" calcext:value-type="float">
            <text:p>0.003722</text:p>
          </table:table-cell>
          <table:table-cell table:formula="of:=MIN([.P14];[.V14];[.AB14])" office:value-type="float" office:value="4.138219" calcext:value-type="float">
            <text:p>4.138219</text:p>
          </table:table-cell>
          <table:table-cell/>
          <table:table-cell office:value-type="float" office:value="4.230946" calcext:value-type="float">
            <text:p>4.230946</text:p>
          </table:table-cell>
          <table:table-cell office:value-type="float" office:value="0.013473" calcext:value-type="float">
            <text:p>0.013473</text:p>
          </table:table-cell>
          <table:table-cell office:value-type="float" office:value="0.001649" calcext:value-type="float">
            <text:p>0.001649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4.207263" calcext:value-type="float">
            <text:p>4.207263</text:p>
          </table:table-cell>
          <table:table-cell/>
          <table:table-cell office:value-type="float" office:value="4.158693" calcext:value-type="float">
            <text:p>4.158693</text:p>
          </table:table-cell>
          <table:table-cell office:value-type="float" office:value="0.013376" calcext:value-type="float">
            <text:p>0.013376</text:p>
          </table:table-cell>
          <table:table-cell office:value-type="float" office:value="0.001643" calcext:value-type="float">
            <text:p>0.001643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4.138219" calcext:value-type="float">
            <text:p>4.138219</text:p>
          </table:table-cell>
          <table:table-cell/>
          <table:table-cell office:value-type="float" office:value="4.226304" calcext:value-type="float">
            <text:p>4.226304</text:p>
          </table:table-cell>
          <table:table-cell office:value-type="float" office:value="0.013426" calcext:value-type="float">
            <text:p>0.013426</text:p>
          </table:table-cell>
          <table:table-cell office:value-type="float" office:value="0.001618" calcext:value-type="float">
            <text:p>0.001618</text:p>
          </table:table-cell>
          <table:table-cell office:value-type="float" office:value="0.005288" calcext:value-type="float">
            <text:p>0.005288</text:p>
          </table:table-cell>
          <table:table-cell office:value-type="float" office:value="4.204356" calcext:value-type="float">
            <text:p>4.204356</text:p>
          </table:table-cell>
        </table:table-row>
        <table:table-row table:style-name="ro1">
          <table:table-cell office:value-type="string" calcext:value-type="string">
            <text:p>rexi_fd_par_m4096 (00001 threads / 00008 ranks) 8 cores</text:p>
          </table:table-cell>
          <table:table-cell table:style-name="ce4" table:formula="of:=TEXT(MID([.A15]; 14; 4); &quot;#&quot;)" office:value-type="string" office:string-value="4096" calcext:value-type="string">
            <text:p>4096</text:p>
          </table:table-cell>
          <table:table-cell table:style-name="ce4" table:formula="of:=TEXT(MID([.A15]; 20; 5); &quot;#&quot;)" office:value-type="string" office:string-value="1" calcext:value-type="string">
            <text:p>1</text:p>
          </table:table-cell>
          <table:table-cell table:style-name="ce4" table:formula="of:=TEXT(MID([.A15]; 36; 5); &quot;#&quot;)" office:value-type="string" office:string-value="8" calcext:value-type="string">
            <text:p>8</text:p>
          </table:table-cell>
          <table:table-cell table:formula="of:=LEFT(RIGHT([.A15]; LEN([.A15])-48); LEN([.A15])-54)" office:value-type="string" office:string-value="8" calcext:value-type="string">
            <text:p>8</text:p>
          </table:table-cell>
          <table:table-cell table:formula="of:=MIN([.L15];[.R15];[.X15])" office:value-type="float" office:value="8.177257" calcext:value-type="float">
            <text:p>8.177257</text:p>
          </table:table-cell>
          <table:table-cell table:formula="of:=MIN([.M15];[.S15];[.Y15])" office:value-type="float" office:value="0.013222" calcext:value-type="float">
            <text:p>0.013222</text:p>
          </table:table-cell>
          <table:table-cell table:formula="of:=MIN([.N15];[.T15];[.Z15])" office:value-type="float" office:value="0.001583" calcext:value-type="float">
            <text:p>0.001583</text:p>
          </table:table-cell>
          <table:table-cell table:formula="of:=MIN([.O15];[.U15];[.AA15])" office:value-type="float" office:value="0.003741" calcext:value-type="float">
            <text:p>0.003741</text:p>
          </table:table-cell>
          <table:table-cell table:formula="of:=MIN([.P15];[.V15];[.AB15])" office:value-type="float" office:value="8.155798" calcext:value-type="float">
            <text:p>8.155798</text:p>
          </table:table-cell>
          <table:table-cell/>
          <table:table-cell office:value-type="float" office:value="8.177257" calcext:value-type="float">
            <text:p>8.177257</text:p>
          </table:table-cell>
          <table:table-cell office:value-type="float" office:value="0.013222" calcext:value-type="float">
            <text:p>0.013222</text:p>
          </table:table-cell>
          <table:table-cell office:value-type="float" office:value="0.001583" calcext:value-type="float">
            <text:p>0.001583</text:p>
          </table:table-cell>
          <table:table-cell office:value-type="float" office:value="0.005041" calcext:value-type="float">
            <text:p>0.005041</text:p>
          </table:table-cell>
          <table:table-cell office:value-type="float" office:value="8.155798" calcext:value-type="float">
            <text:p>8.155798</text:p>
          </table:table-cell>
          <table:table-cell/>
          <table:table-cell office:value-type="float" office:value="8.357063" calcext:value-type="float">
            <text:p>8.357063</text:p>
          </table:table-cell>
          <table:table-cell office:value-type="float" office:value="0.013367" calcext:value-type="float">
            <text:p>0.013367</text:p>
          </table:table-cell>
          <table:table-cell office:value-type="float" office:value="0.001635" calcext:value-type="float">
            <text:p>0.001635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8.33669" calcext:value-type="float">
            <text:p>8.33669</text:p>
          </table:table-cell>
          <table:table-cell/>
          <table:table-cell office:value-type="float" office:value="8.397383" calcext:value-type="float">
            <text:p>8.397383</text:p>
          </table:table-cell>
          <table:table-cell office:value-type="float" office:value="0.013392" calcext:value-type="float">
            <text:p>0.013392</text:p>
          </table:table-cell>
          <table:table-cell office:value-type="float" office:value="0.001676" calcext:value-type="float">
            <text:p>0.001676</text:p>
          </table:table-cell>
          <table:table-cell office:value-type="float" office:value="0.003741" calcext:value-type="float">
            <text:p>0.003741</text:p>
          </table:table-cell>
          <table:table-cell office:value-type="float" office:value="8.37696" calcext:value-type="float">
            <text:p>8.37696</text:p>
          </table:table-cell>
        </table:table-row>
        <table:table-row table:style-name="ro1">
          <table:table-cell office:value-type="string" calcext:value-type="string">
            <text:p>rexi_fd_par_m8192 (00001 threads / 00008 ranks) 8 cores</text:p>
          </table:table-cell>
          <table:table-cell table:style-name="ce4" table:formula="of:=TEXT(MID([.A16]; 14; 4); &quot;#&quot;)" office:value-type="string" office:string-value="8192" calcext:value-type="string">
            <text:p>8192</text:p>
          </table:table-cell>
          <table:table-cell table:style-name="ce4" table:formula="of:=TEXT(MID([.A16]; 20; 5); &quot;#&quot;)" office:value-type="string" office:string-value="1" calcext:value-type="string">
            <text:p>1</text:p>
          </table:table-cell>
          <table:table-cell table:style-name="ce4" table:formula="of:=TEXT(MID([.A16]; 36; 5); &quot;#&quot;)" office:value-type="string" office:string-value="8" calcext:value-type="string">
            <text:p>8</text:p>
          </table:table-cell>
          <table:table-cell table:formula="of:=LEFT(RIGHT([.A16]; LEN([.A16])-48); LEN([.A16])-54)" office:value-type="string" office:string-value="8" calcext:value-type="string">
            <text:p>8</text:p>
          </table:table-cell>
          <table:table-cell table:formula="of:=MIN([.L16];[.R16];[.X16])" office:value-type="float" office:value="16.204037" calcext:value-type="float">
            <text:p>16.204037</text:p>
          </table:table-cell>
          <table:table-cell table:formula="of:=MIN([.M16];[.S16];[.Y16])" office:value-type="float" office:value="0.013326" calcext:value-type="float">
            <text:p>0.013326</text:p>
          </table:table-cell>
          <table:table-cell table:formula="of:=MIN([.N16];[.T16];[.Z16])" office:value-type="float" office:value="0.001604" calcext:value-type="float">
            <text:p>0.001604</text:p>
          </table:table-cell>
          <table:table-cell table:formula="of:=MIN([.O16];[.U16];[.AA16])" office:value-type="float" office:value="0.003791" calcext:value-type="float">
            <text:p>0.003791</text:p>
          </table:table-cell>
          <table:table-cell table:formula="of:=MIN([.P16];[.V16];[.AB16])" office:value-type="float" office:value="16.183638" calcext:value-type="float">
            <text:p>16.183638</text:p>
          </table:table-cell>
          <table:table-cell/>
          <table:table-cell office:value-type="float" office:value="16.618988" calcext:value-type="float">
            <text:p>16.618988</text:p>
          </table:table-cell>
          <table:table-cell office:value-type="float" office:value="0.013348" calcext:value-type="float">
            <text:p>0.013348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3831" calcext:value-type="float">
            <text:p>0.003831</text:p>
          </table:table-cell>
          <table:table-cell office:value-type="float" office:value="16.592544" calcext:value-type="float">
            <text:p>16.592544</text:p>
          </table:table-cell>
          <table:table-cell/>
          <table:table-cell office:value-type="float" office:value="16.204037" calcext:value-type="float">
            <text:p>16.204037</text:p>
          </table:table-cell>
          <table:table-cell office:value-type="float" office:value="0.013326" calcext:value-type="float">
            <text:p>0.013326</text:p>
          </table:table-cell>
          <table:table-cell office:value-type="float" office:value="0.001604" calcext:value-type="float">
            <text:p>0.001604</text:p>
          </table:table-cell>
          <table:table-cell office:value-type="float" office:value="0.003791" calcext:value-type="float">
            <text:p>0.003791</text:p>
          </table:table-cell>
          <table:table-cell office:value-type="float" office:value="16.183638" calcext:value-type="float">
            <text:p>16.183638</text:p>
          </table:table-cell>
          <table:table-cell/>
          <table:table-cell office:value-type="float" office:value="16.416903" calcext:value-type="float">
            <text:p>16.416903</text:p>
          </table:table-cell>
          <table:table-cell office:value-type="float" office:value="0.013602" calcext:value-type="float">
            <text:p>0.013602</text:p>
          </table:table-cell>
          <table:table-cell office:value-type="float" office:value="0.001623" calcext:value-type="float">
            <text:p>0.001623</text:p>
          </table:table-cell>
          <table:table-cell office:value-type="float" office:value="0.008816" calcext:value-type="float">
            <text:p>0.008816</text:p>
          </table:table-cell>
          <table:table-cell office:value-type="float" office:value="16.391235" calcext:value-type="float">
            <text:p>16.391235</text:p>
          </table:table-cell>
        </table:table-row>
        <table:table-row table:style-name="ro1">
          <table:table-cell office:value-type="string" calcext:value-type="string">
            <text:p>rexi_fd_par_m2048 (00001 threads / 00014 ranks) 14 cores</text:p>
          </table:table-cell>
          <table:table-cell table:style-name="ce4" table:formula="of:=TEXT(MID([.A17]; 14; 4); &quot;#&quot;)" office:value-type="string" office:string-value="2048" calcext:value-type="string">
            <text:p>2048</text:p>
          </table:table-cell>
          <table:table-cell table:style-name="ce4" table:formula="of:=TEXT(MID([.A17]; 20; 5); &quot;#&quot;)" office:value-type="string" office:string-value="1" calcext:value-type="string">
            <text:p>1</text:p>
          </table:table-cell>
          <table:table-cell table:style-name="ce4" table:formula="of:=TEXT(MID([.A17]; 36; 5); &quot;#&quot;)" office:value-type="string" office:string-value="14" calcext:value-type="string">
            <text:p>14</text:p>
          </table:table-cell>
          <table:table-cell table:formula="of:=LEFT(RIGHT([.A17]; LEN([.A17])-48); LEN([.A17])-54)" office:value-type="string" office:string-value="14" calcext:value-type="string">
            <text:p>14</text:p>
          </table:table-cell>
          <table:table-cell table:formula="of:=MIN([.L17];[.R17];[.X17])" office:value-type="float" office:value="2.608837" calcext:value-type="float">
            <text:p>2.608837</text:p>
          </table:table-cell>
          <table:table-cell table:formula="of:=MIN([.M17];[.S17];[.Y17])" office:value-type="float" office:value="0.01508" calcext:value-type="float">
            <text:p>0.01508</text:p>
          </table:table-cell>
          <table:table-cell table:formula="of:=MIN([.N17];[.T17];[.Z17])" office:value-type="float" office:value="0.001688" calcext:value-type="float">
            <text:p>0.001688</text:p>
          </table:table-cell>
          <table:table-cell table:formula="of:=MIN([.O17];[.U17];[.AA17])" office:value-type="float" office:value="0.009274" calcext:value-type="float">
            <text:p>0.009274</text:p>
          </table:table-cell>
          <table:table-cell table:formula="of:=MIN([.P17];[.V17];[.AB17])" office:value-type="float" office:value="2.575055" calcext:value-type="float">
            <text:p>2.575055</text:p>
          </table:table-cell>
          <table:table-cell/>
          <table:table-cell office:value-type="float" office:value="2.637157" calcext:value-type="float">
            <text:p>2.637157</text:p>
          </table:table-cell>
          <table:table-cell office:value-type="float" office:value="0.015833" calcext:value-type="float">
            <text:p>0.015833</text:p>
          </table:table-cell>
          <table:table-cell office:value-type="float" office:value="0.001725" calcext:value-type="float">
            <text:p>0.001725</text:p>
          </table:table-cell>
          <table:table-cell office:value-type="float" office:value="0.030605" calcext:value-type="float">
            <text:p>0.030605</text:p>
          </table:table-cell>
          <table:table-cell office:value-type="float" office:value="2.58631" calcext:value-type="float">
            <text:p>2.58631</text:p>
          </table:table-cell>
          <table:table-cell/>
          <table:table-cell office:value-type="float" office:value="2.608837" calcext:value-type="float">
            <text:p>2.608837</text:p>
          </table:table-cell>
          <table:table-cell office:value-type="float" office:value="0.015153" calcext:value-type="float">
            <text:p>0.015153</text:p>
          </table:table-cell>
          <table:table-cell office:value-type="float" office:value="0.001708" calcext:value-type="float">
            <text:p>0.001708</text:p>
          </table:table-cell>
          <table:table-cell office:value-type="float" office:value="0.009274" calcext:value-type="float">
            <text:p>0.009274</text:p>
          </table:table-cell>
          <table:table-cell office:value-type="float" office:value="2.575055" calcext:value-type="float">
            <text:p>2.575055</text:p>
          </table:table-cell>
          <table:table-cell/>
          <table:table-cell office:value-type="float" office:value="2.756822" calcext:value-type="float">
            <text:p>2.756822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01688" calcext:value-type="float">
            <text:p>0.001688</text:p>
          </table:table-cell>
          <table:table-cell office:value-type="float" office:value="0.041246" calcext:value-type="float">
            <text:p>0.041246</text:p>
          </table:table-cell>
          <table:table-cell office:value-type="float" office:value="2.697215" calcext:value-type="float">
            <text:p>2.697215</text:p>
          </table:table-cell>
        </table:table-row>
        <table:table-row table:style-name="ro1">
          <table:table-cell office:value-type="string" calcext:value-type="string">
            <text:p>rexi_fd_par_m4096 (00001 threads / 00014 ranks) 14 cores</text:p>
          </table:table-cell>
          <table:table-cell table:style-name="ce4" table:formula="of:=TEXT(MID([.A18]; 14; 4); &quot;#&quot;)" office:value-type="string" office:string-value="4096" calcext:value-type="string">
            <text:p>4096</text:p>
          </table:table-cell>
          <table:table-cell table:style-name="ce4" table:formula="of:=TEXT(MID([.A18]; 20; 5); &quot;#&quot;)" office:value-type="string" office:string-value="1" calcext:value-type="string">
            <text:p>1</text:p>
          </table:table-cell>
          <table:table-cell table:style-name="ce4" table:formula="of:=TEXT(MID([.A18]; 36; 5); &quot;#&quot;)" office:value-type="string" office:string-value="14" calcext:value-type="string">
            <text:p>14</text:p>
          </table:table-cell>
          <table:table-cell table:formula="of:=LEFT(RIGHT([.A18]; LEN([.A18])-48); LEN([.A18])-54)" office:value-type="string" office:string-value="14" calcext:value-type="string">
            <text:p>14</text:p>
          </table:table-cell>
          <table:table-cell table:formula="of:=MIN([.L18];[.R18];[.X18])" office:value-type="float" office:value="5.129657" calcext:value-type="float">
            <text:p>5.129657</text:p>
          </table:table-cell>
          <table:table-cell table:formula="of:=MIN([.M18];[.S18];[.Y18])" office:value-type="float" office:value="0.014374" calcext:value-type="float">
            <text:p>0.014374</text:p>
          </table:table-cell>
          <table:table-cell table:formula="of:=MIN([.N18];[.T18];[.Z18])" office:value-type="float" office:value="0.001656" calcext:value-type="float">
            <text:p>0.001656</text:p>
          </table:table-cell>
          <table:table-cell table:formula="of:=MIN([.O18];[.U18];[.AA18])" office:value-type="float" office:value="0.016081" calcext:value-type="float">
            <text:p>0.016081</text:p>
          </table:table-cell>
          <table:table-cell table:formula="of:=MIN([.P18];[.V18];[.AB18])" office:value-type="float" office:value="5.028274" calcext:value-type="float">
            <text:p>5.028274</text:p>
          </table:table-cell>
          <table:table-cell/>
          <table:table-cell office:value-type="float" office:value="5.129657" calcext:value-type="float">
            <text:p>5.129657</text:p>
          </table:table-cell>
          <table:table-cell office:value-type="float" office:value="0.014837" calcext:value-type="float">
            <text:p>0.014837</text:p>
          </table:table-cell>
          <table:table-cell office:value-type="float" office:value="0.001703" calcext:value-type="float">
            <text:p>0.001703</text:p>
          </table:table-cell>
          <table:table-cell office:value-type="float" office:value="0.027109" calcext:value-type="float">
            <text:p>0.027109</text:p>
          </table:table-cell>
          <table:table-cell office:value-type="float" office:value="5.080235" calcext:value-type="float">
            <text:p>5.080235</text:p>
          </table:table-cell>
          <table:table-cell/>
          <table:table-cell office:value-type="float" office:value="5.138367" calcext:value-type="float">
            <text:p>5.138367</text:p>
          </table:table-cell>
          <table:table-cell office:value-type="float" office:value="0.014374" calcext:value-type="float">
            <text:p>0.014374</text:p>
          </table:table-cell>
          <table:table-cell office:value-type="float" office:value="0.001656" calcext:value-type="float">
            <text:p>0.001656</text:p>
          </table:table-cell>
          <table:table-cell office:value-type="float" office:value="0.087773" calcext:value-type="float">
            <text:p>0.087773</text:p>
          </table:table-cell>
          <table:table-cell office:value-type="float" office:value="5.028274" calcext:value-type="float">
            <text:p>5.028274</text:p>
          </table:table-cell>
          <table:table-cell/>
          <table:table-cell office:value-type="float" office:value="5.342971" calcext:value-type="float">
            <text:p>5.342971</text:p>
          </table:table-cell>
          <table:table-cell office:value-type="float" office:value="0.015113" calcext:value-type="float">
            <text:p>0.015113</text:p>
          </table:table-cell>
          <table:table-cell office:value-type="float" office:value="0.001703" calcext:value-type="float">
            <text:p>0.001703</text:p>
          </table:table-cell>
          <table:table-cell office:value-type="float" office:value="0.016081" calcext:value-type="float">
            <text:p>0.016081</text:p>
          </table:table-cell>
          <table:table-cell office:value-type="float" office:value="5.308434" calcext:value-type="float">
            <text:p>5.308434</text:p>
          </table:table-cell>
        </table:table-row>
        <table:table-row table:style-name="ro1">
          <table:table-cell office:value-type="string" calcext:value-type="string">
            <text:p>rexi_fd_par_m8192 (00001 threads / 00014 ranks) 14 cores</text:p>
          </table:table-cell>
          <table:table-cell table:style-name="ce4" table:formula="of:=TEXT(MID([.A19]; 14; 4); &quot;#&quot;)" office:value-type="string" office:string-value="8192" calcext:value-type="string">
            <text:p>8192</text:p>
          </table:table-cell>
          <table:table-cell table:style-name="ce4" table:formula="of:=TEXT(MID([.A19]; 20; 5); &quot;#&quot;)" office:value-type="string" office:string-value="1" calcext:value-type="string">
            <text:p>1</text:p>
          </table:table-cell>
          <table:table-cell table:style-name="ce4" table:formula="of:=TEXT(MID([.A19]; 36; 5); &quot;#&quot;)" office:value-type="string" office:string-value="14" calcext:value-type="string">
            <text:p>14</text:p>
          </table:table-cell>
          <table:table-cell table:formula="of:=LEFT(RIGHT([.A19]; LEN([.A19])-48); LEN([.A19])-54)" office:value-type="string" office:string-value="14" calcext:value-type="string">
            <text:p>14</text:p>
          </table:table-cell>
          <table:table-cell table:formula="of:=MIN([.L19];[.R19];[.X19])" office:value-type="float" office:value="10.06106" calcext:value-type="float">
            <text:p>10.06106</text:p>
          </table:table-cell>
          <table:table-cell table:formula="of:=MIN([.M19];[.S19];[.Y19])" office:value-type="float" office:value="0.014441" calcext:value-type="float">
            <text:p>0.014441</text:p>
          </table:table-cell>
          <table:table-cell table:formula="of:=MIN([.N19];[.T19];[.Z19])" office:value-type="float" office:value="0.00164" calcext:value-type="float">
            <text:p>0.00164</text:p>
          </table:table-cell>
          <table:table-cell table:formula="of:=MIN([.O19];[.U19];[.AA19])" office:value-type="float" office:value="0.045935" calcext:value-type="float">
            <text:p>0.045935</text:p>
          </table:table-cell>
          <table:table-cell table:formula="of:=MIN([.P19];[.V19];[.AB19])" office:value-type="float" office:value="9.997499" calcext:value-type="float">
            <text:p>9.997499</text:p>
          </table:table-cell>
          <table:table-cell/>
          <table:table-cell office:value-type="float" office:value="10.06106" calcext:value-type="float">
            <text:p>10.06106</text:p>
          </table:table-cell>
          <table:table-cell office:value-type="float" office:value="0.014441" calcext:value-type="float">
            <text:p>0.014441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45935" calcext:value-type="float">
            <text:p>0.045935</text:p>
          </table:table-cell>
          <table:table-cell office:value-type="float" office:value="9.997499" calcext:value-type="float">
            <text:p>9.997499</text:p>
          </table:table-cell>
          <table:table-cell/>
          <table:table-cell office:value-type="float" office:value="10.158054" calcext:value-type="float">
            <text:p>10.158054</text:p>
          </table:table-cell>
          <table:table-cell office:value-type="float" office:value="0.014747" calcext:value-type="float">
            <text:p>0.014747</text:p>
          </table:table-cell>
          <table:table-cell office:value-type="float" office:value="0.001681" calcext:value-type="float">
            <text:p>0.001681</text:p>
          </table:table-cell>
          <table:table-cell office:value-type="float" office:value="0.079276" calcext:value-type="float">
            <text:p>0.079276</text:p>
          </table:table-cell>
          <table:table-cell office:value-type="float" office:value="10.05478" calcext:value-type="float">
            <text:p>10.05478</text:p>
          </table:table-cell>
          <table:table-cell/>
          <table:table-cell office:value-type="float" office:value="10.871071" calcext:value-type="float">
            <text:p>10.871071</text:p>
          </table:table-cell>
          <table:table-cell office:value-type="float" office:value="0.016065" calcext:value-type="float">
            <text:p>0.016065</text:p>
          </table:table-cell>
          <table:table-cell office:value-type="float" office:value="0.001721" calcext:value-type="float">
            <text:p>0.001721</text:p>
          </table:table-cell>
          <table:table-cell office:value-type="float" office:value="0.246333" calcext:value-type="float">
            <text:p>0.246333</text:p>
          </table:table-cell>
          <table:table-cell office:value-type="float" office:value="10.601958" calcext:value-type="float">
            <text:p>10.601958</text:p>
          </table:table-cell>
        </table:table-row>
        <table:table-row table:style-name="ro1">
          <table:table-cell office:value-type="string" calcext:value-type="string">
            <text:p>rexi_fd_par_m2048 (00001 threads / 00028 ranks) 28 cores</text:p>
          </table:table-cell>
          <table:table-cell table:style-name="ce4" table:formula="of:=TEXT(MID([.A20]; 14; 4); &quot;#&quot;)" office:value-type="string" office:string-value="2048" calcext:value-type="string">
            <text:p>2048</text:p>
          </table:table-cell>
          <table:table-cell table:style-name="ce4" table:formula="of:=TEXT(MID([.A20]; 20; 5); &quot;#&quot;)" office:value-type="string" office:string-value="1" calcext:value-type="string">
            <text:p>1</text:p>
          </table:table-cell>
          <table:table-cell table:style-name="ce4" table:formula="of:=TEXT(MID([.A20]; 36; 5); &quot;#&quot;)" office:value-type="string" office:string-value="28" calcext:value-type="string">
            <text:p>28</text:p>
          </table:table-cell>
          <table:table-cell table:formula="of:=LEFT(RIGHT([.A20]; LEN([.A20])-48); LEN([.A20])-54)" office:value-type="string" office:string-value="28" calcext:value-type="string">
            <text:p>28</text:p>
          </table:table-cell>
          <table:table-cell table:formula="of:=MIN([.L20];[.R20];[.X20])" office:value-type="float" office:value="2.061538" calcext:value-type="float">
            <text:p>2.061538</text:p>
          </table:table-cell>
          <table:table-cell table:formula="of:=MIN([.M20];[.S20];[.Y20])" office:value-type="float" office:value="0.023104" calcext:value-type="float">
            <text:p>0.023104</text:p>
          </table:table-cell>
          <table:table-cell table:formula="of:=MIN([.N20];[.T20];[.Z20])" office:value-type="float" office:value="0.005823" calcext:value-type="float">
            <text:p>0.005823</text:p>
          </table:table-cell>
          <table:table-cell table:formula="of:=MIN([.O20];[.U20];[.AA20])" office:value-type="float" office:value="0.023621" calcext:value-type="float">
            <text:p>0.023621</text:p>
          </table:table-cell>
          <table:table-cell table:formula="of:=MIN([.P20];[.V20];[.AB20])" office:value-type="float" office:value="1.966745" calcext:value-type="float">
            <text:p>1.966745</text:p>
          </table:table-cell>
          <table:table-cell/>
          <table:table-cell office:value-type="float" office:value="2.123395" calcext:value-type="float">
            <text:p>2.123395</text:p>
          </table:table-cell>
          <table:table-cell office:value-type="float" office:value="0.023486" calcext:value-type="float">
            <text:p>0.023486</text:p>
          </table:table-cell>
          <table:table-cell office:value-type="float" office:value="0.005823" calcext:value-type="float">
            <text:p>0.005823</text:p>
          </table:table-cell>
          <table:table-cell office:value-type="float" office:value="0.090832" calcext:value-type="float">
            <text:p>0.090832</text:p>
          </table:table-cell>
          <table:table-cell office:value-type="float" office:value="1.992612" calcext:value-type="float">
            <text:p>1.992612</text:p>
          </table:table-cell>
          <table:table-cell/>
          <table:table-cell office:value-type="float" office:value="2.065154" calcext:value-type="float">
            <text:p>2.065154</text:p>
          </table:table-cell>
          <table:table-cell office:value-type="float" office:value="0.024166" calcext:value-type="float">
            <text:p>0.024166</text:p>
          </table:table-cell>
          <table:table-cell office:value-type="float" office:value="0.006004" calcext:value-type="float">
            <text:p>0.006004</text:p>
          </table:table-cell>
          <table:table-cell office:value-type="float" office:value="0.062596" calcext:value-type="float">
            <text:p>0.062596</text:p>
          </table:table-cell>
          <table:table-cell office:value-type="float" office:value="1.966745" calcext:value-type="float">
            <text:p>1.966745</text:p>
          </table:table-cell>
          <table:table-cell/>
          <table:table-cell office:value-type="float" office:value="2.061538" calcext:value-type="float">
            <text:p>2.061538</text:p>
          </table:table-cell>
          <table:table-cell office:value-type="float" office:value="0.023104" calcext:value-type="float">
            <text:p>0.023104</text:p>
          </table:table-cell>
          <table:table-cell office:value-type="float" office:value="0.006205" calcext:value-type="float">
            <text:p>0.006205</text:p>
          </table:table-cell>
          <table:table-cell office:value-type="float" office:value="0.023621" calcext:value-type="float">
            <text:p>0.023621</text:p>
          </table:table-cell>
          <table:table-cell office:value-type="float" office:value="2.002777" calcext:value-type="float">
            <text:p>2.002777</text:p>
          </table:table-cell>
        </table:table-row>
        <table:table-row table:style-name="ro1">
          <table:table-cell office:value-type="string" calcext:value-type="string">
            <text:p>rexi_fd_par_m4096 (00001 threads / 00028 ranks) 28 cores</text:p>
          </table:table-cell>
          <table:table-cell table:style-name="ce4" table:formula="of:=TEXT(MID([.A21]; 14; 4); &quot;#&quot;)" office:value-type="string" office:string-value="4096" calcext:value-type="string">
            <text:p>4096</text:p>
          </table:table-cell>
          <table:table-cell table:style-name="ce4" table:formula="of:=TEXT(MID([.A21]; 20; 5); &quot;#&quot;)" office:value-type="string" office:string-value="1" calcext:value-type="string">
            <text:p>1</text:p>
          </table:table-cell>
          <table:table-cell table:style-name="ce4" table:formula="of:=TEXT(MID([.A21]; 36; 5); &quot;#&quot;)" office:value-type="string" office:string-value="28" calcext:value-type="string">
            <text:p>28</text:p>
          </table:table-cell>
          <table:table-cell table:formula="of:=LEFT(RIGHT([.A21]; LEN([.A21])-48); LEN([.A21])-54)" office:value-type="string" office:string-value="28" calcext:value-type="string">
            <text:p>28</text:p>
          </table:table-cell>
          <table:table-cell table:formula="of:=MIN([.L21];[.R21];[.X21])" office:value-type="float" office:value="4.081526" calcext:value-type="float">
            <text:p>4.081526</text:p>
          </table:table-cell>
          <table:table-cell table:formula="of:=MIN([.M21];[.S21];[.Y21])" office:value-type="float" office:value="0.023132" calcext:value-type="float">
            <text:p>0.023132</text:p>
          </table:table-cell>
          <table:table-cell table:formula="of:=MIN([.N21];[.T21];[.Z21])" office:value-type="float" office:value="0.005785" calcext:value-type="float">
            <text:p>0.005785</text:p>
          </table:table-cell>
          <table:table-cell table:formula="of:=MIN([.O21];[.U21];[.AA21])" office:value-type="float" office:value="0.065094" calcext:value-type="float">
            <text:p>0.065094</text:p>
          </table:table-cell>
          <table:table-cell table:formula="of:=MIN([.P21];[.V21];[.AB21])" office:value-type="float" office:value="3.982844" calcext:value-type="float">
            <text:p>3.982844</text:p>
          </table:table-cell>
          <table:table-cell/>
          <table:table-cell office:value-type="float" office:value="4.122784" calcext:value-type="float">
            <text:p>4.122784</text:p>
          </table:table-cell>
          <table:table-cell office:value-type="float" office:value="0.023339" calcext:value-type="float">
            <text:p>0.023339</text:p>
          </table:table-cell>
          <table:table-cell office:value-type="float" office:value="0.005785" calcext:value-type="float">
            <text:p>0.005785</text:p>
          </table:table-cell>
          <table:table-cell office:value-type="float" office:value="0.065351" calcext:value-type="float">
            <text:p>0.065351</text:p>
          </table:table-cell>
          <table:table-cell office:value-type="float" office:value="4.024933" calcext:value-type="float">
            <text:p>4.024933</text:p>
          </table:table-cell>
          <table:table-cell/>
          <table:table-cell office:value-type="float" office:value="4.135034" calcext:value-type="float">
            <text:p>4.135034</text:p>
          </table:table-cell>
          <table:table-cell office:value-type="float" office:value="0.023832" calcext:value-type="float">
            <text:p>0.023832</text:p>
          </table:table-cell>
          <table:table-cell office:value-type="float" office:value="0.005981" calcext:value-type="float">
            <text:p>0.005981</text:p>
          </table:table-cell>
          <table:table-cell office:value-type="float" office:value="0.098472" calcext:value-type="float">
            <text:p>0.098472</text:p>
          </table:table-cell>
          <table:table-cell office:value-type="float" office:value="3.999426" calcext:value-type="float">
            <text:p>3.999426</text:p>
          </table:table-cell>
          <table:table-cell/>
          <table:table-cell office:value-type="float" office:value="4.081526" calcext:value-type="float">
            <text:p>4.081526</text:p>
          </table:table-cell>
          <table:table-cell office:value-type="float" office:value="0.023132" calcext:value-type="float">
            <text:p>0.023132</text:p>
          </table:table-cell>
          <table:table-cell office:value-type="float" office:value="0.006095" calcext:value-type="float">
            <text:p>0.006095</text:p>
          </table:table-cell>
          <table:table-cell office:value-type="float" office:value="0.065094" calcext:value-type="float">
            <text:p>0.065094</text:p>
          </table:table-cell>
          <table:table-cell office:value-type="float" office:value="3.982844" calcext:value-type="float">
            <text:p>3.982844</text:p>
          </table:table-cell>
        </table:table-row>
        <table:table-row table:style-name="ro1">
          <table:table-cell office:value-type="string" calcext:value-type="string">
            <text:p>rexi_fd_par_m8192 (00001 threads / 00028 ranks) 28 cores</text:p>
          </table:table-cell>
          <table:table-cell table:style-name="ce4" table:formula="of:=TEXT(MID([.A22]; 14; 4); &quot;#&quot;)" office:value-type="string" office:string-value="8192" calcext:value-type="string">
            <text:p>8192</text:p>
          </table:table-cell>
          <table:table-cell table:style-name="ce4" table:formula="of:=TEXT(MID([.A22]; 20; 5); &quot;#&quot;)" office:value-type="string" office:string-value="1" calcext:value-type="string">
            <text:p>1</text:p>
          </table:table-cell>
          <table:table-cell table:style-name="ce4" table:formula="of:=TEXT(MID([.A22]; 36; 5); &quot;#&quot;)" office:value-type="string" office:string-value="28" calcext:value-type="string">
            <text:p>28</text:p>
          </table:table-cell>
          <table:table-cell table:formula="of:=LEFT(RIGHT([.A22]; LEN([.A22])-48); LEN([.A22])-54)" office:value-type="string" office:string-value="28" calcext:value-type="string">
            <text:p>28</text:p>
          </table:table-cell>
          <table:table-cell table:formula="of:=MIN([.L22];[.R22];[.X22])" office:value-type="float" office:value="8.060458" calcext:value-type="float">
            <text:p>8.060458</text:p>
          </table:table-cell>
          <table:table-cell table:formula="of:=MIN([.M22];[.S22];[.Y22])" office:value-type="float" office:value="0.022677" calcext:value-type="float">
            <text:p>0.022677</text:p>
          </table:table-cell>
          <table:table-cell table:formula="of:=MIN([.N22];[.T22];[.Z22])" office:value-type="float" office:value="0.005831" calcext:value-type="float">
            <text:p>0.005831</text:p>
          </table:table-cell>
          <table:table-cell table:formula="of:=MIN([.O22];[.U22];[.AA22])" office:value-type="float" office:value="0.095423" calcext:value-type="float">
            <text:p>0.095423</text:p>
          </table:table-cell>
          <table:table-cell table:formula="of:=MIN([.P22];[.V22];[.AB22])" office:value-type="float" office:value="7.859764" calcext:value-type="float">
            <text:p>7.859764</text:p>
          </table:table-cell>
          <table:table-cell/>
          <table:table-cell office:value-type="float" office:value="8.126076" calcext:value-type="float">
            <text:p>8.126076</text:p>
          </table:table-cell>
          <table:table-cell office:value-type="float" office:value="0.024857" calcext:value-type="float">
            <text:p>0.024857</text:p>
          </table:table-cell>
          <table:table-cell office:value-type="float" office:value="0.006061" calcext:value-type="float">
            <text:p>0.006061</text:p>
          </table:table-cell>
          <table:table-cell office:value-type="float" office:value="0.229329" calcext:value-type="float">
            <text:p>0.229329</text:p>
          </table:table-cell>
          <table:table-cell office:value-type="float" office:value="7.859764" calcext:value-type="float">
            <text:p>7.859764</text:p>
          </table:table-cell>
          <table:table-cell/>
          <table:table-cell office:value-type="float" office:value="8.074374" calcext:value-type="float">
            <text:p>8.074374</text:p>
          </table:table-cell>
          <table:table-cell office:value-type="float" office:value="0.023979" calcext:value-type="float">
            <text:p>0.023979</text:p>
          </table:table-cell>
          <table:table-cell office:value-type="float" office:value="0.005831" calcext:value-type="float">
            <text:p>0.005831</text:p>
          </table:table-cell>
          <table:table-cell office:value-type="float" office:value="0.149367" calcext:value-type="float">
            <text:p>0.149367</text:p>
          </table:table-cell>
          <table:table-cell office:value-type="float" office:value="7.893223" calcext:value-type="float">
            <text:p>7.893223</text:p>
          </table:table-cell>
          <table:table-cell/>
          <table:table-cell office:value-type="float" office:value="8.060458" calcext:value-type="float">
            <text:p>8.060458</text:p>
          </table:table-cell>
          <table:table-cell office:value-type="float" office:value="0.022677" calcext:value-type="float">
            <text:p>0.022677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95423" calcext:value-type="float">
            <text:p>0.095423</text:p>
          </table:table-cell>
          <table:table-cell office:value-type="float" office:value="7.9338" calcext:value-type="float">
            <text:p>7.9338</text:p>
          </table:table-cell>
        </table:table-row>
        <table:table-row table:style-name="ro1">
          <table:table-cell office:value-type="string" calcext:value-type="string">
            <text:p>rexi_fd_par_m2048 (00001 threads / 00056 ranks) 56 cores</text:p>
          </table:table-cell>
          <table:table-cell table:style-name="ce4" table:formula="of:=TEXT(MID([.A23]; 14; 4); &quot;#&quot;)" office:value-type="string" office:string-value="2048" calcext:value-type="string">
            <text:p>2048</text:p>
          </table:table-cell>
          <table:table-cell table:style-name="ce4" table:formula="of:=TEXT(MID([.A23]; 20; 5); &quot;#&quot;)" office:value-type="string" office:string-value="1" calcext:value-type="string">
            <text:p>1</text:p>
          </table:table-cell>
          <table:table-cell table:style-name="ce4" table:formula="of:=TEXT(MID([.A23]; 36; 5); &quot;#&quot;)" office:value-type="string" office:string-value="56" calcext:value-type="string">
            <text:p>56</text:p>
          </table:table-cell>
          <table:table-cell table:formula="of:=LEFT(RIGHT([.A23]; LEN([.A23])-48); LEN([.A23])-54)" office:value-type="string" office:string-value="56" calcext:value-type="string">
            <text:p>56</text:p>
          </table:table-cell>
          <table:table-cell table:formula="of:=MIN([.L23];[.R23];[.X23])" office:value-type="float" office:value="1.07071" calcext:value-type="float">
            <text:p>1.07071</text:p>
          </table:table-cell>
          <table:table-cell table:formula="of:=MIN([.M23];[.S23];[.Y23])" office:value-type="float" office:value="0.023755" calcext:value-type="float">
            <text:p>0.023755</text:p>
          </table:table-cell>
          <table:table-cell table:formula="of:=MIN([.N23];[.T23];[.Z23])" office:value-type="float" office:value="0.008104" calcext:value-type="float">
            <text:p>0.008104</text:p>
          </table:table-cell>
          <table:table-cell table:formula="of:=MIN([.O23];[.U23];[.AA23])" office:value-type="float" office:value="0.028018" calcext:value-type="float">
            <text:p>0.028018</text:p>
          </table:table-cell>
          <table:table-cell table:formula="of:=MIN([.P23];[.V23];[.AB23])" office:value-type="float" office:value="1.006698" calcext:value-type="float">
            <text:p>1.006698</text:p>
          </table:table-cell>
          <table:table-cell/>
          <table:table-cell office:value-type="float" office:value="1.074587" calcext:value-type="float">
            <text:p>1.074587</text:p>
          </table:table-cell>
          <table:table-cell office:value-type="float" office:value="0.024003" calcext:value-type="float">
            <text:p>0.024003</text:p>
          </table:table-cell>
          <table:table-cell office:value-type="float" office:value="0.008104" calcext:value-type="float">
            <text:p>0.008104</text:p>
          </table:table-cell>
          <table:table-cell office:value-type="float" office:value="0.028018" calcext:value-type="float">
            <text:p>0.028018</text:p>
          </table:table-cell>
          <table:table-cell office:value-type="float" office:value="1.012573" calcext:value-type="float">
            <text:p>1.012573</text:p>
          </table:table-cell>
          <table:table-cell/>
          <table:table-cell office:value-type="float" office:value="1.07071" calcext:value-type="float">
            <text:p>1.07071</text:p>
          </table:table-cell>
          <table:table-cell office:value-type="float" office:value="0.024095" calcext:value-type="float">
            <text:p>0.024095</text:p>
          </table:table-cell>
          <table:table-cell office:value-type="float" office:value="0.008289" calcext:value-type="float">
            <text:p>0.008289</text:p>
          </table:table-cell>
          <table:table-cell office:value-type="float" office:value="0.029769" calcext:value-type="float">
            <text:p>0.029769</text:p>
          </table:table-cell>
          <table:table-cell office:value-type="float" office:value="1.006698" calcext:value-type="float">
            <text:p>1.006698</text:p>
          </table:table-cell>
          <table:table-cell/>
          <table:table-cell office:value-type="float" office:value="1.083881" calcext:value-type="float">
            <text:p>1.083881</text:p>
          </table:table-cell>
          <table:table-cell office:value-type="float" office:value="0.023755" calcext:value-type="float">
            <text:p>0.023755</text:p>
          </table:table-cell>
          <table:table-cell office:value-type="float" office:value="0.008493" calcext:value-type="float">
            <text:p>0.008493</text:p>
          </table:table-cell>
          <table:table-cell office:value-type="float" office:value="0.038466" calcext:value-type="float">
            <text:p>0.038466</text:p>
          </table:table-cell>
          <table:table-cell office:value-type="float" office:value="1.011034" calcext:value-type="float">
            <text:p>1.011034</text:p>
          </table:table-cell>
        </table:table-row>
        <table:table-row table:style-name="ro1">
          <table:table-cell office:value-type="string" calcext:value-type="string">
            <text:p>rexi_fd_par_m4096 (00001 threads / 00056 ranks) 56 cores</text:p>
          </table:table-cell>
          <table:table-cell table:style-name="ce4" table:formula="of:=TEXT(MID([.A24]; 14; 4); &quot;#&quot;)" office:value-type="string" office:string-value="4096" calcext:value-type="string">
            <text:p>4096</text:p>
          </table:table-cell>
          <table:table-cell table:style-name="ce4" table:formula="of:=TEXT(MID([.A24]; 20; 5); &quot;#&quot;)" office:value-type="string" office:string-value="1" calcext:value-type="string">
            <text:p>1</text:p>
          </table:table-cell>
          <table:table-cell table:style-name="ce4" table:formula="of:=TEXT(MID([.A24]; 36; 5); &quot;#&quot;)" office:value-type="string" office:string-value="56" calcext:value-type="string">
            <text:p>56</text:p>
          </table:table-cell>
          <table:table-cell table:formula="of:=LEFT(RIGHT([.A24]; LEN([.A24])-48); LEN([.A24])-54)" office:value-type="string" office:string-value="56" calcext:value-type="string">
            <text:p>56</text:p>
          </table:table-cell>
          <table:table-cell table:formula="of:=MIN([.L24];[.R24];[.X24])" office:value-type="float" office:value="2.084726" calcext:value-type="float">
            <text:p>2.084726</text:p>
          </table:table-cell>
          <table:table-cell table:formula="of:=MIN([.M24];[.S24];[.Y24])" office:value-type="float" office:value="0.023128" calcext:value-type="float">
            <text:p>0.023128</text:p>
          </table:table-cell>
          <table:table-cell table:formula="of:=MIN([.N24];[.T24];[.Z24])" office:value-type="float" office:value="0.008311" calcext:value-type="float">
            <text:p>0.008311</text:p>
          </table:table-cell>
          <table:table-cell table:formula="of:=MIN([.O24];[.U24];[.AA24])" office:value-type="float" office:value="0.064164" calcext:value-type="float">
            <text:p>0.064164</text:p>
          </table:table-cell>
          <table:table-cell table:formula="of:=MIN([.P24];[.V24];[.AB24])" office:value-type="float" office:value="1.977432" calcext:value-type="float">
            <text:p>1.977432</text:p>
          </table:table-cell>
          <table:table-cell/>
          <table:table-cell office:value-type="float" office:value="2.099089" calcext:value-type="float">
            <text:p>2.099089</text:p>
          </table:table-cell>
          <table:table-cell office:value-type="float" office:value="0.024174" calcext:value-type="float">
            <text:p>0.024174</text:p>
          </table:table-cell>
          <table:table-cell office:value-type="float" office:value="0.008336" calcext:value-type="float">
            <text:p>0.008336</text:p>
          </table:table-cell>
          <table:table-cell office:value-type="float" office:value="0.080801" calcext:value-type="float">
            <text:p>0.080801</text:p>
          </table:table-cell>
          <table:table-cell office:value-type="float" office:value="1.977432" calcext:value-type="float">
            <text:p>1.977432</text:p>
          </table:table-cell>
          <table:table-cell/>
          <table:table-cell office:value-type="float" office:value="2.113579" calcext:value-type="float">
            <text:p>2.113579</text:p>
          </table:table-cell>
          <table:table-cell office:value-type="float" office:value="0.023677" calcext:value-type="float">
            <text:p>0.023677</text:p>
          </table:table-cell>
          <table:table-cell office:value-type="float" office:value="0.008333" calcext:value-type="float">
            <text:p>0.008333</text:p>
          </table:table-cell>
          <table:table-cell office:value-type="float" office:value="0.086792" calcext:value-type="float">
            <text:p>0.086792</text:p>
          </table:table-cell>
          <table:table-cell office:value-type="float" office:value="1.990029" calcext:value-type="float">
            <text:p>1.990029</text:p>
          </table:table-cell>
          <table:table-cell/>
          <table:table-cell office:value-type="float" office:value="2.084726" calcext:value-type="float">
            <text:p>2.084726</text:p>
          </table:table-cell>
          <table:table-cell office:value-type="float" office:value="0.023128" calcext:value-type="float">
            <text:p>0.023128</text:p>
          </table:table-cell>
          <table:table-cell office:value-type="float" office:value="0.008311" calcext:value-type="float">
            <text:p>0.008311</text:p>
          </table:table-cell>
          <table:table-cell office:value-type="float" office:value="0.064164" calcext:value-type="float">
            <text:p>0.064164</text:p>
          </table:table-cell>
          <table:table-cell office:value-type="float" office:value="1.98483" calcext:value-type="float">
            <text:p>1.98483</text:p>
          </table:table-cell>
        </table:table-row>
        <table:table-row table:style-name="ro1">
          <table:table-cell office:value-type="string" calcext:value-type="string">
            <text:p>rexi_fd_par_m8192 (00001 threads / 00056 ranks) 56 cores</text:p>
          </table:table-cell>
          <table:table-cell table:style-name="ce4" table:formula="of:=TEXT(MID([.A25]; 14; 4); &quot;#&quot;)" office:value-type="string" office:string-value="8192" calcext:value-type="string">
            <text:p>8192</text:p>
          </table:table-cell>
          <table:table-cell table:style-name="ce4" table:formula="of:=TEXT(MID([.A25]; 20; 5); &quot;#&quot;)" office:value-type="string" office:string-value="1" calcext:value-type="string">
            <text:p>1</text:p>
          </table:table-cell>
          <table:table-cell table:style-name="ce4" table:formula="of:=TEXT(MID([.A25]; 36; 5); &quot;#&quot;)" office:value-type="string" office:string-value="56" calcext:value-type="string">
            <text:p>56</text:p>
          </table:table-cell>
          <table:table-cell table:formula="of:=LEFT(RIGHT([.A25]; LEN([.A25])-48); LEN([.A25])-54)" office:value-type="string" office:string-value="56" calcext:value-type="string">
            <text:p>56</text:p>
          </table:table-cell>
          <table:table-cell table:formula="of:=MIN([.L25];[.R25];[.X25])" office:value-type="float" office:value="4.095883" calcext:value-type="float">
            <text:p>4.095883</text:p>
          </table:table-cell>
          <table:table-cell table:formula="of:=MIN([.M25];[.S25];[.Y25])" office:value-type="float" office:value="0.022041" calcext:value-type="float">
            <text:p>0.022041</text:p>
          </table:table-cell>
          <table:table-cell table:formula="of:=MIN([.N25];[.T25];[.Z25])" office:value-type="float" office:value="0.00798" calcext:value-type="float">
            <text:p>0.00798</text:p>
          </table:table-cell>
          <table:table-cell table:formula="of:=MIN([.O25];[.U25];[.AA25])" office:value-type="float" office:value="0.045404" calcext:value-type="float">
            <text:p>0.045404</text:p>
          </table:table-cell>
          <table:table-cell table:formula="of:=MIN([.P25];[.V25];[.AB25])" office:value-type="float" office:value="3.95427" calcext:value-type="float">
            <text:p>3.95427</text:p>
          </table:table-cell>
          <table:table-cell/>
          <table:table-cell office:value-type="float" office:value="4.097483" calcext:value-type="float">
            <text:p>4.097483</text:p>
          </table:table-cell>
          <table:table-cell office:value-type="float" office:value="0.022041" calcext:value-type="float">
            <text:p>0.022041</text:p>
          </table:table-cell>
          <table:table-cell office:value-type="float" office:value="0.00823" calcext:value-type="float">
            <text:p>0.00823</text:p>
          </table:table-cell>
          <table:table-cell office:value-type="float" office:value="0.104311" calcext:value-type="float">
            <text:p>0.104311</text:p>
          </table:table-cell>
          <table:table-cell office:value-type="float" office:value="3.95427" calcext:value-type="float">
            <text:p>3.95427</text:p>
          </table:table-cell>
          <table:table-cell/>
          <table:table-cell office:value-type="float" office:value="4.095883" calcext:value-type="float">
            <text:p>4.095883</text:p>
          </table:table-cell>
          <table:table-cell office:value-type="float" office:value="0.022569" calcext:value-type="float">
            <text:p>0.022569</text:p>
          </table:table-cell>
          <table:table-cell office:value-type="float" office:value="0.00798" calcext:value-type="float">
            <text:p>0.00798</text:p>
          </table:table-cell>
          <table:table-cell office:value-type="float" office:value="0.045404" calcext:value-type="float">
            <text:p>0.045404</text:p>
          </table:table-cell>
          <table:table-cell office:value-type="float" office:value="4.014035" calcext:value-type="float">
            <text:p>4.014035</text:p>
          </table:table-cell>
          <table:table-cell/>
          <table:table-cell office:value-type="float" office:value="4.155492" calcext:value-type="float">
            <text:p>4.155492</text:p>
          </table:table-cell>
          <table:table-cell office:value-type="float" office:value="0.022764" calcext:value-type="float">
            <text:p>0.022764</text:p>
          </table:table-cell>
          <table:table-cell office:value-type="float" office:value="0.008187" calcext:value-type="float">
            <text:p>0.008187</text:p>
          </table:table-cell>
          <table:table-cell office:value-type="float" office:value="0.132157" calcext:value-type="float">
            <text:p>0.132157</text:p>
          </table:table-cell>
          <table:table-cell office:value-type="float" office:value="3.988687" calcext:value-type="float">
            <text:p>3.988687</text:p>
          </table:table-cell>
        </table:table-row>
        <table:table-row table:style-name="ro1">
          <table:table-cell office:value-type="string" calcext:value-type="string">
            <text:p>rexi_fd_par_m2048 (00001 threads / 00112 ranks) 112 cores</text:p>
          </table:table-cell>
          <table:table-cell table:style-name="ce4" table:formula="of:=TEXT(MID([.A26]; 14; 4); &quot;#&quot;)" office:value-type="string" office:string-value="2048" calcext:value-type="string">
            <text:p>2048</text:p>
          </table:table-cell>
          <table:table-cell table:style-name="ce4" table:formula="of:=TEXT(MID([.A26]; 20; 5); &quot;#&quot;)" office:value-type="string" office:string-value="1" calcext:value-type="string">
            <text:p>1</text:p>
          </table:table-cell>
          <table:table-cell table:style-name="ce4" table:formula="of:=TEXT(MID([.A26]; 36; 5); &quot;#&quot;)" office:value-type="string" office:string-value="112" calcext:value-type="string">
            <text:p>112</text:p>
          </table:table-cell>
          <table:table-cell table:formula="of:=LEFT(RIGHT([.A26]; LEN([.A26])-48); LEN([.A26])-54)" office:value-type="string" office:string-value="112" calcext:value-type="string">
            <text:p>112</text:p>
          </table:table-cell>
          <table:table-cell table:formula="of:=MIN([.L26];[.R26];[.X26])" office:value-type="float" office:value="0.59129" calcext:value-type="float">
            <text:p>0.59129</text:p>
          </table:table-cell>
          <table:table-cell table:formula="of:=MIN([.M26];[.S26];[.Y26])" office:value-type="float" office:value="0.024075" calcext:value-type="float">
            <text:p>0.024075</text:p>
          </table:table-cell>
          <table:table-cell table:formula="of:=MIN([.N26];[.T26];[.Z26])" office:value-type="float" office:value="0.009955" calcext:value-type="float">
            <text:p>0.009955</text:p>
          </table:table-cell>
          <table:table-cell table:formula="of:=MIN([.O26];[.U26];[.AA26])" office:value-type="float" office:value="0.032636" calcext:value-type="float">
            <text:p>0.032636</text:p>
          </table:table-cell>
          <table:table-cell table:formula="of:=MIN([.P26];[.V26];[.AB26])" office:value-type="float" office:value="0.518228" calcext:value-type="float">
            <text:p>0.518228</text:p>
          </table:table-cell>
          <table:table-cell/>
          <table:table-cell office:value-type="float" office:value="0.591459" calcext:value-type="float">
            <text:p>0.591459</text:p>
          </table:table-cell>
          <table:table-cell office:value-type="float" office:value="0.02471" calcext:value-type="float">
            <text:p>0.02471</text:p>
          </table:table-cell>
          <table:table-cell office:value-type="float" office:value="0.009955" calcext:value-type="float">
            <text:p>0.009955</text:p>
          </table:table-cell>
          <table:table-cell office:value-type="float" office:value="0.033208" calcext:value-type="float">
            <text:p>0.033208</text:p>
          </table:table-cell>
          <table:table-cell office:value-type="float" office:value="0.520159" calcext:value-type="float">
            <text:p>0.520159</text:p>
          </table:table-cell>
          <table:table-cell/>
          <table:table-cell office:value-type="float" office:value="0.59129" calcext:value-type="float">
            <text:p>0.59129</text:p>
          </table:table-cell>
          <table:table-cell office:value-type="float" office:value="0.025399" calcext:value-type="float">
            <text:p>0.025399</text:p>
          </table:table-cell>
          <table:table-cell office:value-type="float" office:value="0.010136" calcext:value-type="float">
            <text:p>0.010136</text:p>
          </table:table-cell>
          <table:table-cell office:value-type="float" office:value="0.033308" calcext:value-type="float">
            <text:p>0.033308</text:p>
          </table:table-cell>
          <table:table-cell office:value-type="float" office:value="0.518228" calcext:value-type="float">
            <text:p>0.518228</text:p>
          </table:table-cell>
          <table:table-cell/>
          <table:table-cell office:value-type="float" office:value="0.593387" calcext:value-type="float">
            <text:p>0.593387</text:p>
          </table:table-cell>
          <table:table-cell office:value-type="float" office:value="0.024075" calcext:value-type="float">
            <text:p>0.024075</text:p>
          </table:table-cell>
          <table:table-cell office:value-type="float" office:value="0.010075" calcext:value-type="float">
            <text:p>0.010075</text:p>
          </table:table-cell>
          <table:table-cell office:value-type="float" office:value="0.032636" calcext:value-type="float">
            <text:p>0.032636</text:p>
          </table:table-cell>
          <table:table-cell office:value-type="float" office:value="0.521586" calcext:value-type="float">
            <text:p>0.521586</text:p>
          </table:table-cell>
        </table:table-row>
        <table:table-row table:style-name="ro1">
          <table:table-cell office:value-type="string" calcext:value-type="string">
            <text:p>rexi_fd_par_m4096 (00001 threads / 00112 ranks) 112 cores</text:p>
          </table:table-cell>
          <table:table-cell table:style-name="ce4" table:formula="of:=TEXT(MID([.A27]; 14; 4); &quot;#&quot;)" office:value-type="string" office:string-value="4096" calcext:value-type="string">
            <text:p>4096</text:p>
          </table:table-cell>
          <table:table-cell table:style-name="ce4" table:formula="of:=TEXT(MID([.A27]; 20; 5); &quot;#&quot;)" office:value-type="string" office:string-value="1" calcext:value-type="string">
            <text:p>1</text:p>
          </table:table-cell>
          <table:table-cell table:style-name="ce4" table:formula="of:=TEXT(MID([.A27]; 36; 5); &quot;#&quot;)" office:value-type="string" office:string-value="112" calcext:value-type="string">
            <text:p>112</text:p>
          </table:table-cell>
          <table:table-cell table:formula="of:=LEFT(RIGHT([.A27]; LEN([.A27])-48); LEN([.A27])-54)" office:value-type="string" office:string-value="112" calcext:value-type="string">
            <text:p>112</text:p>
          </table:table-cell>
          <table:table-cell table:formula="of:=MIN([.L27];[.R27];[.X27])" office:value-type="float" office:value="1.08946" calcext:value-type="float">
            <text:p>1.08946</text:p>
          </table:table-cell>
          <table:table-cell table:formula="of:=MIN([.M27];[.S27];[.Y27])" office:value-type="float" office:value="0.024273" calcext:value-type="float">
            <text:p>0.024273</text:p>
          </table:table-cell>
          <table:table-cell table:formula="of:=MIN([.N27];[.T27];[.Z27])" office:value-type="float" office:value="0.009785" calcext:value-type="float">
            <text:p>0.009785</text:p>
          </table:table-cell>
          <table:table-cell table:formula="of:=MIN([.O27];[.U27];[.AA27])" office:value-type="float" office:value="0.040189" calcext:value-type="float">
            <text:p>0.040189</text:p>
          </table:table-cell>
          <table:table-cell table:formula="of:=MIN([.P27];[.V27];[.AB27])" office:value-type="float" office:value="1.01055" calcext:value-type="float">
            <text:p>1.01055</text:p>
          </table:table-cell>
          <table:table-cell/>
          <table:table-cell office:value-type="float" office:value="1.08946" calcext:value-type="float">
            <text:p>1.08946</text:p>
          </table:table-cell>
          <table:table-cell office:value-type="float" office:value="0.024988" calcext:value-type="float">
            <text:p>0.024988</text:p>
          </table:table-cell>
          <table:table-cell office:value-type="float" office:value="0.009785" calcext:value-type="float">
            <text:p>0.009785</text:p>
          </table:table-cell>
          <table:table-cell office:value-type="float" office:value="0.040189" calcext:value-type="float">
            <text:p>0.040189</text:p>
          </table:table-cell>
          <table:table-cell office:value-type="float" office:value="1.01055" calcext:value-type="float">
            <text:p>1.01055</text:p>
          </table:table-cell>
          <table:table-cell/>
          <table:table-cell office:value-type="float" office:value="1.143438" calcext:value-type="float">
            <text:p>1.143438</text:p>
          </table:table-cell>
          <table:table-cell office:value-type="float" office:value="0.024273" calcext:value-type="float">
            <text:p>0.024273</text:p>
          </table:table-cell>
          <table:table-cell office:value-type="float" office:value="0.009853" calcext:value-type="float">
            <text:p>0.009853</text:p>
          </table:table-cell>
          <table:table-cell office:value-type="float" office:value="0.093426" calcext:value-type="float">
            <text:p>0.093426</text:p>
          </table:table-cell>
          <table:table-cell office:value-type="float" office:value="1.01143" calcext:value-type="float">
            <text:p>1.01143</text:p>
          </table:table-cell>
          <table:table-cell/>
          <table:table-cell office:value-type="float" office:value="1.120492" calcext:value-type="float">
            <text:p>1.120492</text:p>
          </table:table-cell>
          <table:table-cell office:value-type="float" office:value="0.024713" calcext:value-type="float">
            <text:p>0.024713</text:p>
          </table:table-cell>
          <table:table-cell office:value-type="float" office:value="0.009984" calcext:value-type="float">
            <text:p>0.009984</text:p>
          </table:table-cell>
          <table:table-cell office:value-type="float" office:value="0.064854" calcext:value-type="float">
            <text:p>0.064854</text:p>
          </table:table-cell>
          <table:table-cell office:value-type="float" office:value="1.016798" calcext:value-type="float">
            <text:p>1.016798</text:p>
          </table:table-cell>
        </table:table-row>
        <table:table-row table:style-name="ro1">
          <table:table-cell office:value-type="string" calcext:value-type="string">
            <text:p>rexi_fd_par_m8192 (00001 threads / 00112 ranks) 112 cores</text:p>
          </table:table-cell>
          <table:table-cell table:style-name="ce4" table:formula="of:=TEXT(MID([.A28]; 14; 4); &quot;#&quot;)" office:value-type="string" office:string-value="8192" calcext:value-type="string">
            <text:p>8192</text:p>
          </table:table-cell>
          <table:table-cell table:style-name="ce4" table:formula="of:=TEXT(MID([.A28]; 20; 5); &quot;#&quot;)" office:value-type="string" office:string-value="1" calcext:value-type="string">
            <text:p>1</text:p>
          </table:table-cell>
          <table:table-cell table:style-name="ce4" table:formula="of:=TEXT(MID([.A28]; 36; 5); &quot;#&quot;)" office:value-type="string" office:string-value="112" calcext:value-type="string">
            <text:p>112</text:p>
          </table:table-cell>
          <table:table-cell table:formula="of:=LEFT(RIGHT([.A28]; LEN([.A28])-48); LEN([.A28])-54)" office:value-type="string" office:string-value="112" calcext:value-type="string">
            <text:p>112</text:p>
          </table:table-cell>
          <table:table-cell table:formula="of:=MIN([.L28];[.R28];[.X28])" office:value-type="float" office:value="2.151944" calcext:value-type="float">
            <text:p>2.151944</text:p>
          </table:table-cell>
          <table:table-cell table:formula="of:=MIN([.M28];[.S28];[.Y28])" office:value-type="float" office:value="0.022886" calcext:value-type="float">
            <text:p>0.022886</text:p>
          </table:table-cell>
          <table:table-cell table:formula="of:=MIN([.N28];[.T28];[.Z28])" office:value-type="float" office:value="0.009895" calcext:value-type="float">
            <text:p>0.009895</text:p>
          </table:table-cell>
          <table:table-cell table:formula="of:=MIN([.O28];[.U28];[.AA28])" office:value-type="float" office:value="0.080591" calcext:value-type="float">
            <text:p>0.080591</text:p>
          </table:table-cell>
          <table:table-cell table:formula="of:=MIN([.P28];[.V28];[.AB28])" office:value-type="float" office:value="2.009423" calcext:value-type="float">
            <text:p>2.009423</text:p>
          </table:table-cell>
          <table:table-cell/>
          <table:table-cell office:value-type="float" office:value="2.151944" calcext:value-type="float">
            <text:p>2.151944</text:p>
          </table:table-cell>
          <table:table-cell office:value-type="float" office:value="0.023702" calcext:value-type="float">
            <text:p>0.023702</text:p>
          </table:table-cell>
          <table:table-cell office:value-type="float" office:value="0.03325" calcext:value-type="float">
            <text:p>0.03325</text:p>
          </table:table-cell>
          <table:table-cell office:value-type="float" office:value="0.080591" calcext:value-type="float">
            <text:p>0.080591</text:p>
          </table:table-cell>
          <table:table-cell office:value-type="float" office:value="2.009423" calcext:value-type="float">
            <text:p>2.009423</text:p>
          </table:table-cell>
          <table:table-cell/>
          <table:table-cell office:value-type="float" office:value="2.179892" calcext:value-type="float">
            <text:p>2.179892</text:p>
          </table:table-cell>
          <table:table-cell office:value-type="float" office:value="0.023752" calcext:value-type="float">
            <text:p>0.023752</text:p>
          </table:table-cell>
          <table:table-cell office:value-type="float" office:value="0.010023" calcext:value-type="float">
            <text:p>0.010023</text:p>
          </table:table-cell>
          <table:table-cell office:value-type="float" office:value="0.114307" calcext:value-type="float">
            <text:p>0.114307</text:p>
          </table:table-cell>
          <table:table-cell office:value-type="float" office:value="2.02746" calcext:value-type="float">
            <text:p>2.02746</text:p>
          </table:table-cell>
          <table:table-cell/>
          <table:table-cell office:value-type="float" office:value="2.153013" calcext:value-type="float">
            <text:p>2.153013</text:p>
          </table:table-cell>
          <table:table-cell office:value-type="float" office:value="0.022886" calcext:value-type="float">
            <text:p>0.022886</text:p>
          </table:table-cell>
          <table:table-cell office:value-type="float" office:value="0.009895" calcext:value-type="float">
            <text:p>0.009895</text:p>
          </table:table-cell>
          <table:table-cell office:value-type="float" office:value="0.09815" calcext:value-type="float">
            <text:p>0.09815</text:p>
          </table:table-cell>
          <table:table-cell office:value-type="float" office:value="2.016308" calcext:value-type="float">
            <text:p>2.016308</text:p>
          </table:table-cell>
        </table:table-row>
        <table:table-row table:style-name="ro1">
          <table:table-cell office:value-type="string" calcext:value-type="string">
            <text:p>rexi_fd_par_m2048 (00001 threads / 00224 ranks) 224 cores</text:p>
          </table:table-cell>
          <table:table-cell table:style-name="ce4" table:formula="of:=TEXT(MID([.A29]; 14; 4); &quot;#&quot;)" office:value-type="string" office:string-value="2048" calcext:value-type="string">
            <text:p>2048</text:p>
          </table:table-cell>
          <table:table-cell table:style-name="ce4" table:formula="of:=TEXT(MID([.A29]; 20; 5); &quot;#&quot;)" office:value-type="string" office:string-value="1" calcext:value-type="string">
            <text:p>1</text:p>
          </table:table-cell>
          <table:table-cell table:style-name="ce4" table:formula="of:=TEXT(MID([.A29]; 36; 5); &quot;#&quot;)" office:value-type="string" office:string-value="224" calcext:value-type="string">
            <text:p>224</text:p>
          </table:table-cell>
          <table:table-cell table:formula="of:=LEFT(RIGHT([.A29]; LEN([.A29])-48); LEN([.A29])-54)" office:value-type="string" office:string-value="224" calcext:value-type="string">
            <text:p>224</text:p>
          </table:table-cell>
          <table:table-cell table:formula="of:=MIN([.L29];[.R29];[.X29])" office:value-type="float" office:value="0.354586" calcext:value-type="float">
            <text:p>0.354586</text:p>
          </table:table-cell>
          <table:table-cell table:formula="of:=MIN([.M29];[.S29];[.Y29])" office:value-type="float" office:value="0.024884" calcext:value-type="float">
            <text:p>0.024884</text:p>
          </table:table-cell>
          <table:table-cell table:formula="of:=MIN([.N29];[.T29];[.Z29])" office:value-type="float" office:value="0.012594" calcext:value-type="float">
            <text:p>0.012594</text:p>
          </table:table-cell>
          <table:table-cell table:formula="of:=MIN([.O29];[.U29];[.AA29])" office:value-type="float" office:value="0.026162" calcext:value-type="float">
            <text:p>0.026162</text:p>
          </table:table-cell>
          <table:table-cell table:formula="of:=MIN([.P29];[.V29];[.AB29])" office:value-type="float" office:value="0.276886" calcext:value-type="float">
            <text:p>0.276886</text:p>
          </table:table-cell>
          <table:table-cell/>
          <table:table-cell office:value-type="float" office:value="0.413828" calcext:value-type="float">
            <text:p>0.413828</text:p>
          </table:table-cell>
          <table:table-cell office:value-type="float" office:value="0.025484" calcext:value-type="float">
            <text:p>0.025484</text:p>
          </table:table-cell>
          <table:table-cell office:value-type="float" office:value="0.012606" calcext:value-type="float">
            <text:p>0.012606</text:p>
          </table:table-cell>
          <table:table-cell office:value-type="float" office:value="0.095044" calcext:value-type="float">
            <text:p>0.095044</text:p>
          </table:table-cell>
          <table:table-cell office:value-type="float" office:value="0.276886" calcext:value-type="float">
            <text:p>0.276886</text:p>
          </table:table-cell>
          <table:table-cell/>
          <table:table-cell office:value-type="float" office:value="0.354586" calcext:value-type="float">
            <text:p>0.354586</text:p>
          </table:table-cell>
          <table:table-cell office:value-type="float" office:value="0.02591" calcext:value-type="float">
            <text:p>0.02591</text:p>
          </table:table-cell>
          <table:table-cell office:value-type="float" office:value="0.012859" calcext:value-type="float">
            <text:p>0.012859</text:p>
          </table:table-cell>
          <table:table-cell office:value-type="float" office:value="0.026162" calcext:value-type="float">
            <text:p>0.026162</text:p>
          </table:table-cell>
          <table:table-cell office:value-type="float" office:value="0.284498" calcext:value-type="float">
            <text:p>0.284498</text:p>
          </table:table-cell>
          <table:table-cell/>
          <table:table-cell office:value-type="float" office:value="0.382245" calcext:value-type="float">
            <text:p>0.382245</text:p>
          </table:table-cell>
          <table:table-cell office:value-type="float" office:value="0.024884" calcext:value-type="float">
            <text:p>0.024884</text:p>
          </table:table-cell>
          <table:table-cell office:value-type="float" office:value="0.012594" calcext:value-type="float">
            <text:p>0.012594</text:p>
          </table:table-cell>
          <table:table-cell office:value-type="float" office:value="0.055766" calcext:value-type="float">
            <text:p>0.055766</text:p>
          </table:table-cell>
          <table:table-cell office:value-type="float" office:value="0.284316" calcext:value-type="float">
            <text:p>0.284316</text:p>
          </table:table-cell>
        </table:table-row>
        <table:table-row table:style-name="ro1">
          <table:table-cell office:value-type="string" calcext:value-type="string">
            <text:p>rexi_fd_par_m4096 (00001 threads / 00224 ranks) 224 cores</text:p>
          </table:table-cell>
          <table:table-cell table:style-name="ce4" table:formula="of:=TEXT(MID([.A30]; 14; 4); &quot;#&quot;)" office:value-type="string" office:string-value="4096" calcext:value-type="string">
            <text:p>4096</text:p>
          </table:table-cell>
          <table:table-cell table:style-name="ce4" table:formula="of:=TEXT(MID([.A30]; 20; 5); &quot;#&quot;)" office:value-type="string" office:string-value="1" calcext:value-type="string">
            <text:p>1</text:p>
          </table:table-cell>
          <table:table-cell table:style-name="ce4" table:formula="of:=TEXT(MID([.A30]; 36; 5); &quot;#&quot;)" office:value-type="string" office:string-value="224" calcext:value-type="string">
            <text:p>224</text:p>
          </table:table-cell>
          <table:table-cell table:formula="of:=LEFT(RIGHT([.A30]; LEN([.A30])-48); LEN([.A30])-54)" office:value-type="string" office:string-value="224" calcext:value-type="string">
            <text:p>224</text:p>
          </table:table-cell>
          <table:table-cell table:formula="of:=MIN([.L30];[.R30];[.X30])" office:value-type="float" office:value="0.599139" calcext:value-type="float">
            <text:p>0.599139</text:p>
          </table:table-cell>
          <table:table-cell table:formula="of:=MIN([.M30];[.S30];[.Y30])" office:value-type="float" office:value="0.024834" calcext:value-type="float">
            <text:p>0.024834</text:p>
          </table:table-cell>
          <table:table-cell table:formula="of:=MIN([.N30];[.T30];[.Z30])" office:value-type="float" office:value="0.012186" calcext:value-type="float">
            <text:p>0.012186</text:p>
          </table:table-cell>
          <table:table-cell table:formula="of:=MIN([.O30];[.U30];[.AA30])" office:value-type="float" office:value="0.027564" calcext:value-type="float">
            <text:p>0.027564</text:p>
          </table:table-cell>
          <table:table-cell table:formula="of:=MIN([.P30];[.V30];[.AB30])" office:value-type="float" office:value="0.519137" calcext:value-type="float">
            <text:p>0.519137</text:p>
          </table:table-cell>
          <table:table-cell/>
          <table:table-cell office:value-type="float" office:value="0.599139" calcext:value-type="float">
            <text:p>0.599139</text:p>
          </table:table-cell>
          <table:table-cell office:value-type="float" office:value="0.024941" calcext:value-type="float">
            <text:p>0.024941</text:p>
          </table:table-cell>
          <table:table-cell office:value-type="float" office:value="0.012302" calcext:value-type="float">
            <text:p>0.012302</text:p>
          </table:table-cell>
          <table:table-cell office:value-type="float" office:value="0.038006" calcext:value-type="float">
            <text:p>0.038006</text:p>
          </table:table-cell>
          <table:table-cell office:value-type="float" office:value="0.519137" calcext:value-type="float">
            <text:p>0.519137</text:p>
          </table:table-cell>
          <table:table-cell/>
          <table:table-cell office:value-type="float" office:value="0.602684" calcext:value-type="float">
            <text:p>0.602684</text:p>
          </table:table-cell>
          <table:table-cell office:value-type="float" office:value="0.025516" calcext:value-type="float">
            <text:p>0.025516</text:p>
          </table:table-cell>
          <table:table-cell office:value-type="float" office:value="0.012186" calcext:value-type="float">
            <text:p>0.012186</text:p>
          </table:table-cell>
          <table:table-cell office:value-type="float" office:value="0.027564" calcext:value-type="float">
            <text:p>0.027564</text:p>
          </table:table-cell>
          <table:table-cell office:value-type="float" office:value="0.533499" calcext:value-type="float">
            <text:p>0.533499</text:p>
          </table:table-cell>
          <table:table-cell/>
          <table:table-cell office:value-type="float" office:value="0.623631" calcext:value-type="float">
            <text:p>0.623631</text:p>
          </table:table-cell>
          <table:table-cell office:value-type="float" office:value="0.024834" calcext:value-type="float">
            <text:p>0.024834</text:p>
          </table:table-cell>
          <table:table-cell office:value-type="float" office:value="0.012604" calcext:value-type="float">
            <text:p>0.012604</text:p>
          </table:table-cell>
          <table:table-cell office:value-type="float" office:value="0.055703" calcext:value-type="float">
            <text:p>0.055703</text:p>
          </table:table-cell>
          <table:table-cell office:value-type="float" office:value="0.525864" calcext:value-type="float">
            <text:p>0.525864</text:p>
          </table:table-cell>
        </table:table-row>
        <table:table-row table:style-name="ro1">
          <table:table-cell office:value-type="string" calcext:value-type="string">
            <text:p>rexi_fd_par_m8192 (00001 threads / 00224 ranks) 224 cores</text:p>
          </table:table-cell>
          <table:table-cell table:style-name="ce4" table:formula="of:=TEXT(MID([.A31]; 14; 4); &quot;#&quot;)" office:value-type="string" office:string-value="8192" calcext:value-type="string">
            <text:p>8192</text:p>
          </table:table-cell>
          <table:table-cell table:style-name="ce4" table:formula="of:=TEXT(MID([.A31]; 20; 5); &quot;#&quot;)" office:value-type="string" office:string-value="1" calcext:value-type="string">
            <text:p>1</text:p>
          </table:table-cell>
          <table:table-cell table:style-name="ce4" table:formula="of:=TEXT(MID([.A31]; 36; 5); &quot;#&quot;)" office:value-type="string" office:string-value="224" calcext:value-type="string">
            <text:p>224</text:p>
          </table:table-cell>
          <table:table-cell table:formula="of:=LEFT(RIGHT([.A31]; LEN([.A31])-48); LEN([.A31])-54)" office:value-type="string" office:string-value="224" calcext:value-type="string">
            <text:p>224</text:p>
          </table:table-cell>
          <table:table-cell table:formula="of:=MIN([.L31];[.R31];[.X31])" office:value-type="float" office:value="1.148713" calcext:value-type="float">
            <text:p>1.148713</text:p>
          </table:table-cell>
          <table:table-cell table:formula="of:=MIN([.M31];[.S31];[.Y31])" office:value-type="float" office:value="0.023627" calcext:value-type="float">
            <text:p>0.023627</text:p>
          </table:table-cell>
          <table:table-cell table:formula="of:=MIN([.N31];[.T31];[.Z31])" office:value-type="float" office:value="0.011981" calcext:value-type="float">
            <text:p>0.011981</text:p>
          </table:table-cell>
          <table:table-cell table:formula="of:=MIN([.O31];[.U31];[.AA31])" office:value-type="float" office:value="0.098011" calcext:value-type="float">
            <text:p>0.098011</text:p>
          </table:table-cell>
          <table:table-cell table:formula="of:=MIN([.P31];[.V31];[.AB31])" office:value-type="float" office:value="1.006419" calcext:value-type="float">
            <text:p>1.006419</text:p>
          </table:table-cell>
          <table:table-cell/>
          <table:table-cell office:value-type="float" office:value="1.178327" calcext:value-type="float">
            <text:p>1.178327</text:p>
          </table:table-cell>
          <table:table-cell office:value-type="float" office:value="0.024831" calcext:value-type="float">
            <text:p>0.024831</text:p>
          </table:table-cell>
          <table:table-cell office:value-type="float" office:value="0.011981" calcext:value-type="float">
            <text:p>0.011981</text:p>
          </table:table-cell>
          <table:table-cell office:value-type="float" office:value="0.100238" calcext:value-type="float">
            <text:p>0.100238</text:p>
          </table:table-cell>
          <table:table-cell office:value-type="float" office:value="1.02033" calcext:value-type="float">
            <text:p>1.02033</text:p>
          </table:table-cell>
          <table:table-cell/>
          <table:table-cell office:value-type="float" office:value="1.177432" calcext:value-type="float">
            <text:p>1.177432</text:p>
          </table:table-cell>
          <table:table-cell office:value-type="float" office:value="0.023627" calcext:value-type="float">
            <text:p>0.023627</text:p>
          </table:table-cell>
          <table:table-cell office:value-type="float" office:value="0.012186" calcext:value-type="float">
            <text:p>0.012186</text:p>
          </table:table-cell>
          <table:table-cell office:value-type="float" office:value="0.126272" calcext:value-type="float">
            <text:p>0.126272</text:p>
          </table:table-cell>
          <table:table-cell office:value-type="float" office:value="1.006419" calcext:value-type="float">
            <text:p>1.006419</text:p>
          </table:table-cell>
          <table:table-cell/>
          <table:table-cell office:value-type="float" office:value="1.148713" calcext:value-type="float">
            <text:p>1.148713</text:p>
          </table:table-cell>
          <table:table-cell office:value-type="float" office:value="0.024386" calcext:value-type="float">
            <text:p>0.024386</text:p>
          </table:table-cell>
          <table:table-cell office:value-type="float" office:value="0.012245" calcext:value-type="float">
            <text:p>0.012245</text:p>
          </table:table-cell>
          <table:table-cell office:value-type="float" office:value="0.098011" calcext:value-type="float">
            <text:p>0.098011</text:p>
          </table:table-cell>
          <table:table-cell office:value-type="float" office:value="1.00978" calcext:value-type="float">
            <text:p>1.00978</text:p>
          </table:table-cell>
        </table:table-row>
        <table:table-row table:style-name="ro1">
          <table:table-cell office:value-type="string" calcext:value-type="string">
            <text:p>rexi_fd_par_m2048 (00001 threads / 00448 ranks) 448 cores</text:p>
          </table:table-cell>
          <table:table-cell table:style-name="ce4" table:formula="of:=TEXT(MID([.A32]; 14; 4); &quot;#&quot;)" office:value-type="string" office:string-value="2048" calcext:value-type="string">
            <text:p>2048</text:p>
          </table:table-cell>
          <table:table-cell table:style-name="ce4" table:formula="of:=TEXT(MID([.A32]; 20; 5); &quot;#&quot;)" office:value-type="string" office:string-value="1" calcext:value-type="string">
            <text:p>1</text:p>
          </table:table-cell>
          <table:table-cell table:style-name="ce4" table:formula="of:=TEXT(MID([.A32]; 36; 5); &quot;#&quot;)" office:value-type="string" office:string-value="448" calcext:value-type="string">
            <text:p>448</text:p>
          </table:table-cell>
          <table:table-cell table:formula="of:=LEFT(RIGHT([.A32]; LEN([.A32])-48); LEN([.A32])-54)" office:value-type="string" office:string-value="448" calcext:value-type="string">
            <text:p>448</text:p>
          </table:table-cell>
          <table:table-cell table:formula="of:=MIN([.L32];[.R32];[.X32])" office:value-type="float" office:value="0.24935" calcext:value-type="float">
            <text:p>0.24935</text:p>
          </table:table-cell>
          <table:table-cell table:formula="of:=MIN([.M32];[.S32];[.Y32])" office:value-type="float" office:value="0.02403" calcext:value-type="float">
            <text:p>0.02403</text:p>
          </table:table-cell>
          <table:table-cell table:formula="of:=MIN([.N32];[.T32];[.Z32])" office:value-type="float" office:value="0.014065" calcext:value-type="float">
            <text:p>0.014065</text:p>
          </table:table-cell>
          <table:table-cell table:formula="of:=MIN([.O32];[.U32];[.AA32])" office:value-type="float" office:value="0.058824" calcext:value-type="float">
            <text:p>0.058824</text:p>
          </table:table-cell>
          <table:table-cell table:formula="of:=MIN([.P32];[.V32];[.AB32])" office:value-type="float" office:value="0.137073" calcext:value-type="float">
            <text:p>0.137073</text:p>
          </table:table-cell>
          <table:table-cell/>
          <table:table-cell office:value-type="float" office:value="0.24935" calcext:value-type="float">
            <text:p>0.24935</text:p>
          </table:table-cell>
          <table:table-cell office:value-type="float" office:value="0.02403" calcext:value-type="float">
            <text:p>0.02403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68951" calcext:value-type="float">
            <text:p>0.068951</text:p>
          </table:table-cell>
          <table:table-cell office:value-type="float" office:value="0.137073" calcext:value-type="float">
            <text:p>0.137073</text:p>
          </table:table-cell>
          <table:table-cell/>
          <table:table-cell office:value-type="float" office:value="0.252834" calcext:value-type="float">
            <text:p>0.252834</text:p>
          </table:table-cell>
          <table:table-cell office:value-type="float" office:value="0.025926" calcext:value-type="float">
            <text:p>0.025926</text:p>
          </table:table-cell>
          <table:table-cell office:value-type="float" office:value="0.014609" calcext:value-type="float">
            <text:p>0.014609</text:p>
          </table:table-cell>
          <table:table-cell office:value-type="float" office:value="0.058824" calcext:value-type="float">
            <text:p>0.058824</text:p>
          </table:table-cell>
          <table:table-cell office:value-type="float" office:value="0.147333" calcext:value-type="float">
            <text:p>0.147333</text:p>
          </table:table-cell>
          <table:table-cell/>
          <table:table-cell office:value-type="float" office:value="0.29481" calcext:value-type="float">
            <text:p>0.29481</text:p>
          </table:table-cell>
          <table:table-cell office:value-type="float" office:value="0.025342" calcext:value-type="float">
            <text:p>0.025342</text:p>
          </table:table-cell>
          <table:table-cell office:value-type="float" office:value="0.014065" calcext:value-type="float">
            <text:p>0.014065</text:p>
          </table:table-cell>
          <table:table-cell office:value-type="float" office:value="0.059049" calcext:value-type="float">
            <text:p>0.059049</text:p>
          </table:table-cell>
          <table:table-cell office:value-type="float" office:value="0.141193" calcext:value-type="float">
            <text:p>0.141193</text:p>
          </table:table-cell>
        </table:table-row>
        <table:table-row table:style-name="ro1">
          <table:table-cell office:value-type="string" calcext:value-type="string">
            <text:p>rexi_fd_par_m4096 (00001 threads / 00448 ranks) 448 cores</text:p>
          </table:table-cell>
          <table:table-cell table:style-name="ce4" table:formula="of:=TEXT(MID([.A33]; 14; 4); &quot;#&quot;)" office:value-type="string" office:string-value="4096" calcext:value-type="string">
            <text:p>4096</text:p>
          </table:table-cell>
          <table:table-cell table:style-name="ce4" table:formula="of:=TEXT(MID([.A33]; 20; 5); &quot;#&quot;)" office:value-type="string" office:string-value="1" calcext:value-type="string">
            <text:p>1</text:p>
          </table:table-cell>
          <table:table-cell table:style-name="ce4" table:formula="of:=TEXT(MID([.A33]; 36; 5); &quot;#&quot;)" office:value-type="string" office:string-value="448" calcext:value-type="string">
            <text:p>448</text:p>
          </table:table-cell>
          <table:table-cell table:formula="of:=LEFT(RIGHT([.A33]; LEN([.A33])-48); LEN([.A33])-54)" office:value-type="string" office:string-value="448" calcext:value-type="string">
            <text:p>448</text:p>
          </table:table-cell>
          <table:table-cell table:formula="of:=MIN([.L33];[.R33];[.X33])" office:value-type="float" office:value="0.360081" calcext:value-type="float">
            <text:p>0.360081</text:p>
          </table:table-cell>
          <table:table-cell table:formula="of:=MIN([.M33];[.S33];[.Y33])" office:value-type="float" office:value="0.024992" calcext:value-type="float">
            <text:p>0.024992</text:p>
          </table:table-cell>
          <table:table-cell table:formula="of:=MIN([.N33];[.T33];[.Z33])" office:value-type="float" office:value="0.01381" calcext:value-type="float">
            <text:p>0.01381</text:p>
          </table:table-cell>
          <table:table-cell table:formula="of:=MIN([.O33];[.U33];[.AA33])" office:value-type="float" office:value="0.028585" calcext:value-type="float">
            <text:p>0.028585</text:p>
          </table:table-cell>
          <table:table-cell table:formula="of:=MIN([.P33];[.V33];[.AB33])" office:value-type="float" office:value="0.274723" calcext:value-type="float">
            <text:p>0.274723</text:p>
          </table:table-cell>
          <table:table-cell/>
          <table:table-cell office:value-type="float" office:value="0.360081" calcext:value-type="float">
            <text:p>0.360081</text:p>
          </table:table-cell>
          <table:table-cell office:value-type="float" office:value="0.024992" calcext:value-type="float">
            <text:p>0.024992</text:p>
          </table:table-cell>
          <table:table-cell office:value-type="float" office:value="0.014506" calcext:value-type="float">
            <text:p>0.014506</text:p>
          </table:table-cell>
          <table:table-cell office:value-type="float" office:value="0.028585" calcext:value-type="float">
            <text:p>0.028585</text:p>
          </table:table-cell>
          <table:table-cell office:value-type="float" office:value="0.284644" calcext:value-type="float">
            <text:p>0.284644</text:p>
          </table:table-cell>
          <table:table-cell/>
          <table:table-cell office:value-type="float" office:value="0.382274" calcext:value-type="float">
            <text:p>0.382274</text:p>
          </table:table-cell>
          <table:table-cell office:value-type="float" office:value="0.02508" calcext:value-type="float">
            <text:p>0.02508</text:p>
          </table:table-cell>
          <table:table-cell office:value-type="float" office:value="0.014164" calcext:value-type="float">
            <text:p>0.014164</text:p>
          </table:table-cell>
          <table:table-cell office:value-type="float" office:value="0.057012" calcext:value-type="float">
            <text:p>0.057012</text:p>
          </table:table-cell>
          <table:table-cell office:value-type="float" office:value="0.278228" calcext:value-type="float">
            <text:p>0.278228</text:p>
          </table:table-cell>
          <table:table-cell/>
          <table:table-cell office:value-type="float" office:value="0.417339" calcext:value-type="float">
            <text:p>0.417339</text:p>
          </table:table-cell>
          <table:table-cell office:value-type="float" office:value="0.025095" calcext:value-type="float">
            <text:p>0.025095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41313" calcext:value-type="float">
            <text:p>0.041313</text:p>
          </table:table-cell>
          <table:table-cell office:value-type="float" office:value="0.274723" calcext:value-type="float">
            <text:p>0.274723</text:p>
          </table:table-cell>
        </table:table-row>
        <table:table-row table:style-name="ro1">
          <table:table-cell office:value-type="string" calcext:value-type="string">
            <text:p>rexi_fd_par_m8192 (00001 threads / 00448 ranks) 448 cores</text:p>
          </table:table-cell>
          <table:table-cell table:style-name="ce4" table:formula="of:=TEXT(MID([.A34]; 14; 4); &quot;#&quot;)" office:value-type="string" office:string-value="8192" calcext:value-type="string">
            <text:p>8192</text:p>
          </table:table-cell>
          <table:table-cell table:style-name="ce4" table:formula="of:=TEXT(MID([.A34]; 20; 5); &quot;#&quot;)" office:value-type="string" office:string-value="1" calcext:value-type="string">
            <text:p>1</text:p>
          </table:table-cell>
          <table:table-cell table:style-name="ce4" table:formula="of:=TEXT(MID([.A34]; 36; 5); &quot;#&quot;)" office:value-type="string" office:string-value="448" calcext:value-type="string">
            <text:p>448</text:p>
          </table:table-cell>
          <table:table-cell table:formula="of:=LEFT(RIGHT([.A34]; LEN([.A34])-48); LEN([.A34])-54)" office:value-type="string" office:string-value="448" calcext:value-type="string">
            <text:p>448</text:p>
          </table:table-cell>
          <table:table-cell table:formula="of:=MIN([.L34];[.R34];[.X34])" office:value-type="float" office:value="0.640555" calcext:value-type="float">
            <text:p>0.640555</text:p>
          </table:table-cell>
          <table:table-cell table:formula="of:=MIN([.M34];[.S34];[.Y34])" office:value-type="float" office:value="0.02459" calcext:value-type="float">
            <text:p>0.02459</text:p>
          </table:table-cell>
          <table:table-cell table:formula="of:=MIN([.N34];[.T34];[.Z34])" office:value-type="float" office:value="0.013967" calcext:value-type="float">
            <text:p>0.013967</text:p>
          </table:table-cell>
          <table:table-cell table:formula="of:=MIN([.O34];[.U34];[.AA34])" office:value-type="float" office:value="0.072576" calcext:value-type="float">
            <text:p>0.072576</text:p>
          </table:table-cell>
          <table:table-cell table:formula="of:=MIN([.P34];[.V34];[.AB34])" office:value-type="float" office:value="0.522747" calcext:value-type="float">
            <text:p>0.522747</text:p>
          </table:table-cell>
          <table:table-cell/>
          <table:table-cell office:value-type="float" office:value="0.681197" calcext:value-type="float">
            <text:p>0.681197</text:p>
          </table:table-cell>
          <table:table-cell office:value-type="float" office:value="0.02459" calcext:value-type="float">
            <text:p>0.02459</text:p>
          </table:table-cell>
          <table:table-cell office:value-type="float" office:value="0.014024" calcext:value-type="float">
            <text:p>0.014024</text:p>
          </table:table-cell>
          <table:table-cell office:value-type="float" office:value="0.102173" calcext:value-type="float">
            <text:p>0.102173</text:p>
          </table:table-cell>
          <table:table-cell office:value-type="float" office:value="0.533178" calcext:value-type="float">
            <text:p>0.533178</text:p>
          </table:table-cell>
          <table:table-cell/>
          <table:table-cell office:value-type="float" office:value="0.640555" calcext:value-type="float">
            <text:p>0.640555</text:p>
          </table:table-cell>
          <table:table-cell office:value-type="float" office:value="0.025438" calcext:value-type="float">
            <text:p>0.025438</text:p>
          </table:table-cell>
          <table:table-cell office:value-type="float" office:value="0.013967" calcext:value-type="float">
            <text:p>0.013967</text:p>
          </table:table-cell>
          <table:table-cell office:value-type="float" office:value="0.072576" calcext:value-type="float">
            <text:p>0.072576</text:p>
          </table:table-cell>
          <table:table-cell office:value-type="float" office:value="0.522747" calcext:value-type="float">
            <text:p>0.522747</text:p>
          </table:table-cell>
          <table:table-cell/>
          <table:table-cell office:value-type="float" office:value="0.690362" calcext:value-type="float">
            <text:p>0.690362</text:p>
          </table:table-cell>
          <table:table-cell office:value-type="float" office:value="0.024917" calcext:value-type="float">
            <text:p>0.024917</text:p>
          </table:table-cell>
          <table:table-cell office:value-type="float" office:value="0.014232" calcext:value-type="float">
            <text:p>0.014232</text:p>
          </table:table-cell>
          <table:table-cell office:value-type="float" office:value="0.121722" calcext:value-type="float">
            <text:p>0.121722</text:p>
          </table:table-cell>
          <table:table-cell office:value-type="float" office:value="0.524319" calcext:value-type="float">
            <text:p>0.524319</text:p>
          </table:table-cell>
        </table:table-row>
        <table:table-row table:style-name="ro1">
          <table:table-cell office:value-type="string" calcext:value-type="string">
            <text:p>rexi_fd_par_m2048 (00001 threads / 00896 ranks) 896 cores</text:p>
          </table:table-cell>
          <table:table-cell table:style-name="ce4" table:formula="of:=TEXT(MID([.A35]; 14; 4); &quot;#&quot;)" office:value-type="string" office:string-value="2048" calcext:value-type="string">
            <text:p>2048</text:p>
          </table:table-cell>
          <table:table-cell table:style-name="ce4" table:formula="of:=TEXT(MID([.A35]; 20; 5); &quot;#&quot;)" office:value-type="string" office:string-value="1" calcext:value-type="string">
            <text:p>1</text:p>
          </table:table-cell>
          <table:table-cell table:style-name="ce4" table:formula="of:=TEXT(MID([.A35]; 36; 5); &quot;#&quot;)" office:value-type="string" office:string-value="896" calcext:value-type="string">
            <text:p>896</text:p>
          </table:table-cell>
          <table:table-cell table:formula="of:=LEFT(RIGHT([.A35]; LEN([.A35])-48); LEN([.A35])-54)" office:value-type="string" office:string-value="896" calcext:value-type="string">
            <text:p>896</text:p>
          </table:table-cell>
          <table:table-cell table:formula="of:=MIN([.L35];[.R35];[.X35])" office:value-type="float" office:value="0.165894" calcext:value-type="float">
            <text:p>0.165894</text:p>
          </table:table-cell>
          <table:table-cell table:formula="of:=MIN([.M35];[.S35];[.Y35])" office:value-type="float" office:value="0.026186" calcext:value-type="float">
            <text:p>0.026186</text:p>
          </table:table-cell>
          <table:table-cell table:formula="of:=MIN([.N35];[.T35];[.Z35])" office:value-type="float" office:value="0.015878" calcext:value-type="float">
            <text:p>0.015878</text:p>
          </table:table-cell>
          <table:table-cell table:formula="of:=MIN([.O35];[.U35];[.AA35])" office:value-type="float" office:value="0.02775" calcext:value-type="float">
            <text:p>0.02775</text:p>
          </table:table-cell>
          <table:table-cell table:formula="of:=MIN([.P35];[.V35];[.AB35])" office:value-type="float" office:value="0.085836" calcext:value-type="float">
            <text:p>0.085836</text:p>
          </table:table-cell>
          <table:table-cell/>
          <table:table-cell office:value-type="float" office:value="0.302121" calcext:value-type="float">
            <text:p>0.302121</text:p>
          </table:table-cell>
          <table:table-cell office:value-type="float" office:value="0.026186" calcext:value-type="float">
            <text:p>0.026186</text:p>
          </table:table-cell>
          <table:table-cell office:value-type="float" office:value="0.015878" calcext:value-type="float">
            <text:p>0.015878</text:p>
          </table:table-cell>
          <table:table-cell office:value-type="float" office:value="0.060905" calcext:value-type="float">
            <text:p>0.060905</text:p>
          </table:table-cell>
          <table:table-cell office:value-type="float" office:value="0.085836" calcext:value-type="float">
            <text:p>0.085836</text:p>
          </table:table-cell>
          <table:table-cell/>
          <table:table-cell office:value-type="float" office:value="0.249767" calcext:value-type="float">
            <text:p>0.249767</text:p>
          </table:table-cell>
          <table:table-cell office:value-type="float" office:value="0.026842" calcext:value-type="float">
            <text:p>0.026842</text:p>
          </table:table-cell>
          <table:table-cell office:value-type="float" office:value="0.016429" calcext:value-type="float">
            <text:p>0.016429</text:p>
          </table:table-cell>
          <table:table-cell office:value-type="float" office:value="0.099634" calcext:value-type="float">
            <text:p>0.099634</text:p>
          </table:table-cell>
          <table:table-cell office:value-type="float" office:value="0.089277" calcext:value-type="float">
            <text:p>0.089277</text:p>
          </table:table-cell>
          <table:table-cell/>
          <table:table-cell office:value-type="float" office:value="0.165894" calcext:value-type="float">
            <text:p>0.165894</text:p>
          </table:table-cell>
          <table:table-cell office:value-type="float" office:value="0.026419" calcext:value-type="float">
            <text:p>0.026419</text:p>
          </table:table-cell>
          <table:table-cell office:value-type="float" office:value="0.016473" calcext:value-type="float">
            <text:p>0.016473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8921" calcext:value-type="float">
            <text:p>0.08921</text:p>
          </table:table-cell>
        </table:table-row>
        <table:table-row table:style-name="ro1">
          <table:table-cell office:value-type="string" calcext:value-type="string">
            <text:p>rexi_fd_par_m4096 (00001 threads / 00896 ranks) 896 cores</text:p>
          </table:table-cell>
          <table:table-cell table:style-name="ce4" table:formula="of:=TEXT(MID([.A36]; 14; 4); &quot;#&quot;)" office:value-type="string" office:string-value="4096" calcext:value-type="string">
            <text:p>4096</text:p>
          </table:table-cell>
          <table:table-cell table:style-name="ce4" table:formula="of:=TEXT(MID([.A36]; 20; 5); &quot;#&quot;)" office:value-type="string" office:string-value="1" calcext:value-type="string">
            <text:p>1</text:p>
          </table:table-cell>
          <table:table-cell table:style-name="ce4" table:formula="of:=TEXT(MID([.A36]; 36; 5); &quot;#&quot;)" office:value-type="string" office:string-value="896" calcext:value-type="string">
            <text:p>896</text:p>
          </table:table-cell>
          <table:table-cell table:formula="of:=LEFT(RIGHT([.A36]; LEN([.A36])-48); LEN([.A36])-54)" office:value-type="string" office:string-value="896" calcext:value-type="string">
            <text:p>896</text:p>
          </table:table-cell>
          <table:table-cell table:formula="of:=MIN([.L36];[.R36];[.X36])" office:value-type="float" office:value="0.236882" calcext:value-type="float">
            <text:p>0.236882</text:p>
          </table:table-cell>
          <table:table-cell table:formula="of:=MIN([.M36];[.S36];[.Y36])" office:value-type="float" office:value="0.025032" calcext:value-type="float">
            <text:p>0.025032</text:p>
          </table:table-cell>
          <table:table-cell table:formula="of:=MIN([.N36];[.T36];[.Z36])" office:value-type="float" office:value="0.015743" calcext:value-type="float">
            <text:p>0.015743</text:p>
          </table:table-cell>
          <table:table-cell table:formula="of:=MIN([.O36];[.U36];[.AA36])" office:value-type="float" office:value="0.034232" calcext:value-type="float">
            <text:p>0.034232</text:p>
          </table:table-cell>
          <table:table-cell table:formula="of:=MIN([.P36];[.V36];[.AB36])" office:value-type="float" office:value="0.13848" calcext:value-type="float">
            <text:p>0.13848</text:p>
          </table:table-cell>
          <table:table-cell/>
          <table:table-cell office:value-type="float" office:value="0.236882" calcext:value-type="float">
            <text:p>0.236882</text:p>
          </table:table-cell>
          <table:table-cell office:value-type="float" office:value="0.025032" calcext:value-type="float">
            <text:p>0.025032</text:p>
          </table:table-cell>
          <table:table-cell office:value-type="float" office:value="0.016184" calcext:value-type="float">
            <text:p>0.016184</text:p>
          </table:table-cell>
          <table:table-cell office:value-type="float" office:value="0.034232" calcext:value-type="float">
            <text:p>0.034232</text:p>
          </table:table-cell>
          <table:table-cell office:value-type="float" office:value="0.141126" calcext:value-type="float">
            <text:p>0.141126</text:p>
          </table:table-cell>
          <table:table-cell/>
          <table:table-cell office:value-type="float" office:value="0.293038" calcext:value-type="float">
            <text:p>0.293038</text:p>
          </table:table-cell>
          <table:table-cell office:value-type="float" office:value="0.025713" calcext:value-type="float">
            <text:p>0.025713</text:p>
          </table:table-cell>
          <table:table-cell office:value-type="float" office:value="0.015743" calcext:value-type="float">
            <text:p>0.015743</text:p>
          </table:table-cell>
          <table:table-cell office:value-type="float" office:value="0.078538" calcext:value-type="float">
            <text:p>0.078538</text:p>
          </table:table-cell>
          <table:table-cell office:value-type="float" office:value="0.13848" calcext:value-type="float">
            <text:p>0.13848</text:p>
          </table:table-cell>
          <table:table-cell/>
          <table:table-cell office:value-type="float" office:value="0.318035" calcext:value-type="float">
            <text:p>0.318035</text:p>
          </table:table-cell>
          <table:table-cell office:value-type="float" office:value="0.02517" calcext:value-type="float">
            <text:p>0.02517</text:p>
          </table:table-cell>
          <table:table-cell office:value-type="float" office:value="0.019494" calcext:value-type="float">
            <text:p>0.019494</text:p>
          </table:table-cell>
          <table:table-cell office:value-type="float" office:value="0.091099" calcext:value-type="float">
            <text:p>0.091099</text:p>
          </table:table-cell>
          <table:table-cell office:value-type="float" office:value="0.140568" calcext:value-type="float">
            <text:p>0.140568</text:p>
          </table:table-cell>
        </table:table-row>
        <table:table-row table:style-name="ro1">
          <table:table-cell office:value-type="string" calcext:value-type="string">
            <text:p>rexi_fd_par_m8192 (00001 threads / 00896 ranks) 896 cores</text:p>
          </table:table-cell>
          <table:table-cell table:style-name="ce4" table:formula="of:=TEXT(MID([.A37]; 14; 4); &quot;#&quot;)" office:value-type="string" office:string-value="8192" calcext:value-type="string">
            <text:p>8192</text:p>
          </table:table-cell>
          <table:table-cell table:style-name="ce4" table:formula="of:=TEXT(MID([.A37]; 20; 5); &quot;#&quot;)" office:value-type="string" office:string-value="1" calcext:value-type="string">
            <text:p>1</text:p>
          </table:table-cell>
          <table:table-cell table:style-name="ce4" table:formula="of:=TEXT(MID([.A37]; 36; 5); &quot;#&quot;)" office:value-type="string" office:string-value="896" calcext:value-type="string">
            <text:p>896</text:p>
          </table:table-cell>
          <table:table-cell table:formula="of:=LEFT(RIGHT([.A37]; LEN([.A37])-48); LEN([.A37])-54)" office:value-type="string" office:string-value="896" calcext:value-type="string">
            <text:p>896</text:p>
          </table:table-cell>
          <table:table-cell table:formula="of:=MIN([.L37];[.R37];[.X37])" office:value-type="float" office:value="0.385718" calcext:value-type="float">
            <text:p>0.385718</text:p>
          </table:table-cell>
          <table:table-cell table:formula="of:=MIN([.M37];[.S37];[.Y37])" office:value-type="float" office:value="0.025099" calcext:value-type="float">
            <text:p>0.025099</text:p>
          </table:table-cell>
          <table:table-cell table:formula="of:=MIN([.N37];[.T37];[.Z37])" office:value-type="float" office:value="0.015837" calcext:value-type="float">
            <text:p>0.015837</text:p>
          </table:table-cell>
          <table:table-cell table:formula="of:=MIN([.O37];[.U37];[.AA37])" office:value-type="float" office:value="0.055755" calcext:value-type="float">
            <text:p>0.055755</text:p>
          </table:table-cell>
          <table:table-cell table:formula="of:=MIN([.P37];[.V37];[.AB37])" office:value-type="float" office:value="0.276872" calcext:value-type="float">
            <text:p>0.276872</text:p>
          </table:table-cell>
          <table:table-cell/>
          <table:table-cell office:value-type="float" office:value="0.413911" calcext:value-type="float">
            <text:p>0.413911</text:p>
          </table:table-cell>
          <table:table-cell office:value-type="float" office:value="0.026125" calcext:value-type="float">
            <text:p>0.026125</text:p>
          </table:table-cell>
          <table:table-cell office:value-type="float" office:value="0.016049" calcext:value-type="float">
            <text:p>0.016049</text:p>
          </table:table-cell>
          <table:table-cell office:value-type="float" office:value="0.082496" calcext:value-type="float">
            <text:p>0.082496</text:p>
          </table:table-cell>
          <table:table-cell office:value-type="float" office:value="0.279828" calcext:value-type="float">
            <text:p>0.279828</text:p>
          </table:table-cell>
          <table:table-cell/>
          <table:table-cell office:value-type="float" office:value="0.386576" calcext:value-type="float">
            <text:p>0.386576</text:p>
          </table:table-cell>
          <table:table-cell office:value-type="float" office:value="0.025099" calcext:value-type="float">
            <text:p>0.025099</text:p>
          </table:table-cell>
          <table:table-cell office:value-type="float" office:value="0.015837" calcext:value-type="float">
            <text:p>0.015837</text:p>
          </table:table-cell>
          <table:table-cell office:value-type="float" office:value="0.062168" calcext:value-type="float">
            <text:p>0.062168</text:p>
          </table:table-cell>
          <table:table-cell office:value-type="float" office:value="0.276872" calcext:value-type="float">
            <text:p>0.276872</text:p>
          </table:table-cell>
          <table:table-cell/>
          <table:table-cell office:value-type="float" office:value="0.385718" calcext:value-type="float">
            <text:p>0.385718</text:p>
          </table:table-cell>
          <table:table-cell office:value-type="float" office:value="0.025291" calcext:value-type="float">
            <text:p>0.025291</text:p>
          </table:table-cell>
          <table:table-cell office:value-type="float" office:value="0.015873" calcext:value-type="float">
            <text:p>0.015873</text:p>
          </table:table-cell>
          <table:table-cell office:value-type="float" office:value="0.055755" calcext:value-type="float">
            <text:p>0.055755</text:p>
          </table:table-cell>
          <table:table-cell office:value-type="float" office:value="0.2791" calcext:value-type="float">
            <text:p>0.2791</text:p>
          </table:table-cell>
        </table:table-row>
        <table:table-row table:style-name="ro1">
          <table:table-cell office:value-type="string" calcext:value-type="string">
            <text:p>rexi_fd_par_m2048 (00001 threads / 01792 ranks) 1792 cores</text:p>
          </table:table-cell>
          <table:table-cell table:style-name="ce4" table:formula="of:=TEXT(MID([.A38]; 14; 4); &quot;#&quot;)" office:value-type="string" office:string-value="2048" calcext:value-type="string">
            <text:p>2048</text:p>
          </table:table-cell>
          <table:table-cell table:style-name="ce4" table:formula="of:=TEXT(MID([.A38]; 20; 5); &quot;#&quot;)" office:value-type="string" office:string-value="1" calcext:value-type="string">
            <text:p>1</text:p>
          </table:table-cell>
          <table:table-cell table:style-name="ce4" table:formula="of:=TEXT(MID([.A38]; 36; 5); &quot;#&quot;)" office:value-type="string" office:string-value="1792" calcext:value-type="string">
            <text:p>1792</text:p>
          </table:table-cell>
          <table:table-cell table:formula="of:=LEFT(RIGHT([.A38]; LEN([.A38])-48); LEN([.A38])-54)" office:value-type="string" office:string-value="1792" calcext:value-type="string">
            <text:p>1792</text:p>
          </table:table-cell>
          <table:table-cell table:formula="of:=MIN([.L38];[.R38];[.X38])" office:value-type="float" office:value="0.18245" calcext:value-type="float">
            <text:p>0.18245</text:p>
          </table:table-cell>
          <table:table-cell table:formula="of:=MIN([.M38];[.S38];[.Y38])" office:value-type="float" office:value="0.023982" calcext:value-type="float">
            <text:p>0.023982</text:p>
          </table:table-cell>
          <table:table-cell table:formula="of:=MIN([.N38];[.T38];[.Z38])" office:value-type="float" office:value="0.017246" calcext:value-type="float">
            <text:p>0.017246</text:p>
          </table:table-cell>
          <table:table-cell table:formula="of:=MIN([.O38];[.U38];[.AA38])" office:value-type="float" office:value="0.059515" calcext:value-type="float">
            <text:p>0.059515</text:p>
          </table:table-cell>
          <table:table-cell table:formula="of:=MIN([.P38];[.V38];[.AB38])" office:value-type="float" office:value="0.052662" calcext:value-type="float">
            <text:p>0.052662</text:p>
          </table:table-cell>
          <table:table-cell/>
          <table:table-cell office:value-type="float" office:value="0.378292" calcext:value-type="float">
            <text:p>0.378292</text:p>
          </table:table-cell>
          <table:table-cell office:value-type="float" office:value="0.023982" calcext:value-type="float">
            <text:p>0.023982</text:p>
          </table:table-cell>
          <table:table-cell office:value-type="float" office:value="0.017246" calcext:value-type="float">
            <text:p>0.017246</text:p>
          </table:table-cell>
          <table:table-cell office:value-type="float" office:value="0.080159" calcext:value-type="float">
            <text:p>0.080159</text:p>
          </table:table-cell>
          <table:table-cell office:value-type="float" office:value="0.052662" calcext:value-type="float">
            <text:p>0.052662</text:p>
          </table:table-cell>
          <table:table-cell/>
          <table:table-cell office:value-type="float" office:value="0.18245" calcext:value-type="float">
            <text:p>0.18245</text:p>
          </table:table-cell>
          <table:table-cell office:value-type="float" office:value="0.026865" calcext:value-type="float">
            <text:p>0.026865</text:p>
          </table:table-cell>
          <table:table-cell office:value-type="float" office:value="0.019066" calcext:value-type="float">
            <text:p>0.019066</text:p>
          </table:table-cell>
          <table:table-cell office:value-type="float" office:value="0.059515" calcext:value-type="float">
            <text:p>0.059515</text:p>
          </table:table-cell>
          <table:table-cell office:value-type="float" office:value="0.059251" calcext:value-type="float">
            <text:p>0.059251</text:p>
          </table:table-cell>
          <table:table-cell/>
          <table:table-cell office:value-type="float" office:value="0.220967" calcext:value-type="float">
            <text:p>0.220967</text:p>
          </table:table-cell>
          <table:table-cell office:value-type="float" office:value="0.026832" calcext:value-type="float">
            <text:p>0.026832</text:p>
          </table:table-cell>
          <table:table-cell office:value-type="float" office:value="0.019101" calcext:value-type="float">
            <text:p>0.019101</text:p>
          </table:table-cell>
          <table:table-cell office:value-type="float" office:value="0.072868" calcext:value-type="float">
            <text:p>0.072868</text:p>
          </table:table-cell>
          <table:table-cell office:value-type="float" office:value="0.057524" calcext:value-type="float">
            <text:p>0.057524</text:p>
          </table:table-cell>
        </table:table-row>
        <table:table-row table:style-name="ro1">
          <table:table-cell office:value-type="string" calcext:value-type="string">
            <text:p>rexi_fd_par_m4096 (00001 threads / 01792 ranks) 1792 cores</text:p>
          </table:table-cell>
          <table:table-cell table:style-name="ce4" table:formula="of:=TEXT(MID([.A39]; 14; 4); &quot;#&quot;)" office:value-type="string" office:string-value="4096" calcext:value-type="string">
            <text:p>4096</text:p>
          </table:table-cell>
          <table:table-cell table:style-name="ce4" table:formula="of:=TEXT(MID([.A39]; 20; 5); &quot;#&quot;)" office:value-type="string" office:string-value="1" calcext:value-type="string">
            <text:p>1</text:p>
          </table:table-cell>
          <table:table-cell table:style-name="ce4" table:formula="of:=TEXT(MID([.A39]; 36; 5); &quot;#&quot;)" office:value-type="string" office:string-value="1792" calcext:value-type="string">
            <text:p>1792</text:p>
          </table:table-cell>
          <table:table-cell table:formula="of:=LEFT(RIGHT([.A39]; LEN([.A39])-48); LEN([.A39])-54)" office:value-type="string" office:string-value="1792" calcext:value-type="string">
            <text:p>1792</text:p>
          </table:table-cell>
          <table:table-cell table:formula="of:=MIN([.L39];[.R39];[.X39])" office:value-type="float" office:value="0.230989" calcext:value-type="float">
            <text:p>0.230989</text:p>
          </table:table-cell>
          <table:table-cell table:formula="of:=MIN([.M39];[.S39];[.Y39])" office:value-type="float" office:value="0.02526" calcext:value-type="float">
            <text:p>0.02526</text:p>
          </table:table-cell>
          <table:table-cell table:formula="of:=MIN([.N39];[.T39];[.Z39])" office:value-type="float" office:value="0.018407" calcext:value-type="float">
            <text:p>0.018407</text:p>
          </table:table-cell>
          <table:table-cell table:formula="of:=MIN([.O39];[.U39];[.AA39])" office:value-type="float" office:value="0.074522" calcext:value-type="float">
            <text:p>0.074522</text:p>
          </table:table-cell>
          <table:table-cell table:formula="of:=MIN([.P39];[.V39];[.AB39])" office:value-type="float" office:value="0.083341" calcext:value-type="float">
            <text:p>0.083341</text:p>
          </table:table-cell>
          <table:table-cell/>
          <table:table-cell office:value-type="float" office:value="0.230989" calcext:value-type="float">
            <text:p>0.230989</text:p>
          </table:table-cell>
          <table:table-cell office:value-type="float" office:value="0.026888" calcext:value-type="float">
            <text:p>0.026888</text:p>
          </table:table-cell>
          <table:table-cell office:value-type="float" office:value="0.018897" calcext:value-type="float">
            <text:p>0.018897</text:p>
          </table:table-cell>
          <table:table-cell office:value-type="float" office:value="0.074522" calcext:value-type="float">
            <text:p>0.074522</text:p>
          </table:table-cell>
          <table:table-cell office:value-type="float" office:value="0.088566" calcext:value-type="float">
            <text:p>0.088566</text:p>
          </table:table-cell>
          <table:table-cell/>
          <table:table-cell office:value-type="float" office:value="0.31434" calcext:value-type="float">
            <text:p>0.31434</text:p>
          </table:table-cell>
          <table:table-cell office:value-type="float" office:value="0.02526" calcext:value-type="float">
            <text:p>0.02526</text:p>
          </table:table-cell>
          <table:table-cell office:value-type="float" office:value="0.018407" calcext:value-type="float">
            <text:p>0.018407</text:p>
          </table:table-cell>
          <table:table-cell office:value-type="float" office:value="0.122533" calcext:value-type="float">
            <text:p>0.122533</text:p>
          </table:table-cell>
          <table:table-cell office:value-type="float" office:value="0.083341" calcext:value-type="float">
            <text:p>0.083341</text:p>
          </table:table-cell>
          <table:table-cell/>
          <table:table-cell office:value-type="float" office:value="0.24905" calcext:value-type="float">
            <text:p>0.24905</text:p>
          </table:table-cell>
          <table:table-cell office:value-type="float" office:value="0.026607" calcext:value-type="float">
            <text:p>0.026607</text:p>
          </table:table-cell>
          <table:table-cell office:value-type="float" office:value="0.019189" calcext:value-type="float">
            <text:p>0.019189</text:p>
          </table:table-cell>
          <table:table-cell office:value-type="float" office:value="0.099474" calcext:value-type="float">
            <text:p>0.099474</text:p>
          </table:table-cell>
          <table:table-cell office:value-type="float" office:value="0.087651" calcext:value-type="float">
            <text:p>0.087651</text:p>
          </table:table-cell>
        </table:table-row>
        <table:table-row table:style-name="ro1">
          <table:table-cell office:value-type="string" calcext:value-type="string">
            <text:p>rexi_fd_par_m8192 (00001 threads / 01792 ranks) 1792 cores</text:p>
          </table:table-cell>
          <table:table-cell table:style-name="ce4" table:formula="of:=TEXT(MID([.A40]; 14; 4); &quot;#&quot;)" office:value-type="string" office:string-value="8192" calcext:value-type="string">
            <text:p>8192</text:p>
          </table:table-cell>
          <table:table-cell table:style-name="ce4" table:formula="of:=TEXT(MID([.A40]; 20; 5); &quot;#&quot;)" office:value-type="string" office:string-value="1" calcext:value-type="string">
            <text:p>1</text:p>
          </table:table-cell>
          <table:table-cell table:style-name="ce4" table:formula="of:=TEXT(MID([.A40]; 36; 5); &quot;#&quot;)" office:value-type="string" office:string-value="1792" calcext:value-type="string">
            <text:p>1792</text:p>
          </table:table-cell>
          <table:table-cell table:formula="of:=LEFT(RIGHT([.A40]; LEN([.A40])-48); LEN([.A40])-54)" office:value-type="string" office:string-value="1792" calcext:value-type="string">
            <text:p>1792</text:p>
          </table:table-cell>
          <table:table-cell table:formula="of:=MIN([.L40];[.R40];[.X40])" office:value-type="float" office:value="0.290587" calcext:value-type="float">
            <text:p>0.290587</text:p>
          </table:table-cell>
          <table:table-cell table:formula="of:=MIN([.M40];[.S40];[.Y40])" office:value-type="float" office:value="0.026104" calcext:value-type="float">
            <text:p>0.026104</text:p>
          </table:table-cell>
          <table:table-cell table:formula="of:=MIN([.N40];[.T40];[.Z40])" office:value-type="float" office:value="0.019024" calcext:value-type="float">
            <text:p>0.019024</text:p>
          </table:table-cell>
          <table:table-cell table:formula="of:=MIN([.O40];[.U40];[.AA40])" office:value-type="float" office:value="0.056712" calcext:value-type="float">
            <text:p>0.056712</text:p>
          </table:table-cell>
          <table:table-cell table:formula="of:=MIN([.P40];[.V40];[.AB40])" office:value-type="float" office:value="0.13921" calcext:value-type="float">
            <text:p>0.13921</text:p>
          </table:table-cell>
          <table:table-cell/>
          <table:table-cell office:value-type="float" office:value="0.314959" calcext:value-type="float">
            <text:p>0.314959</text:p>
          </table:table-cell>
          <table:table-cell office:value-type="float" office:value="0.026197" calcext:value-type="float">
            <text:p>0.026197</text:p>
          </table:table-cell>
          <table:table-cell office:value-type="float" office:value="0.019024" calcext:value-type="float">
            <text:p>0.019024</text:p>
          </table:table-cell>
          <table:table-cell office:value-type="float" office:value="0.096151" calcext:value-type="float">
            <text:p>0.096151</text:p>
          </table:table-cell>
          <table:table-cell office:value-type="float" office:value="0.13921" calcext:value-type="float">
            <text:p>0.13921</text:p>
          </table:table-cell>
          <table:table-cell/>
          <table:table-cell office:value-type="float" office:value="0.290587" calcext:value-type="float">
            <text:p>0.290587</text:p>
          </table:table-cell>
          <table:table-cell office:value-type="float" office:value="0.029709" calcext:value-type="float">
            <text:p>0.029709</text:p>
          </table:table-cell>
          <table:table-cell office:value-type="float" office:value="0.033334" calcext:value-type="float">
            <text:p>0.033334</text:p>
          </table:table-cell>
          <table:table-cell office:value-type="float" office:value="0.056712" calcext:value-type="float">
            <text:p>0.056712</text:p>
          </table:table-cell>
          <table:table-cell office:value-type="float" office:value="0.143007" calcext:value-type="float">
            <text:p>0.143007</text:p>
          </table:table-cell>
          <table:table-cell/>
          <table:table-cell office:value-type="float" office:value="0.307308" calcext:value-type="float">
            <text:p>0.307308</text:p>
          </table:table-cell>
          <table:table-cell office:value-type="float" office:value="0.026104" calcext:value-type="float">
            <text:p>0.026104</text:p>
          </table:table-cell>
          <table:table-cell office:value-type="float" office:value="0.019468" calcext:value-type="float">
            <text:p>0.019468</text:p>
          </table:table-cell>
          <table:table-cell office:value-type="float" office:value="0.071823" calcext:value-type="float">
            <text:p>0.071823</text:p>
          </table:table-cell>
          <table:table-cell office:value-type="float" office:value="0.14481" calcext:value-type="float">
            <text:p>0.14481</text:p>
          </table:table-cell>
        </table:table-row>
        <table:table-row table:style-name="ro1">
          <table:table-cell office:value-type="string" calcext:value-type="string">
            <text:p>rexi_fd_par_m2048 (00001 threads / 03456 ranks) 3456 cores</text:p>
          </table:table-cell>
          <table:table-cell table:style-name="ce4" table:formula="of:=TEXT(MID([.A41]; 14; 4); &quot;#&quot;)" office:value-type="string" office:string-value="2048" calcext:value-type="string">
            <text:p>2048</text:p>
          </table:table-cell>
          <table:table-cell table:style-name="ce4" table:formula="of:=TEXT(MID([.A41]; 20; 5); &quot;#&quot;)" office:value-type="string" office:string-value="1" calcext:value-type="string">
            <text:p>1</text:p>
          </table:table-cell>
          <table:table-cell table:style-name="ce4" table:formula="of:=TEXT(MID([.A41]; 36; 5); &quot;#&quot;)" office:value-type="string" office:string-value="3456" calcext:value-type="string">
            <text:p>3456</text:p>
          </table:table-cell>
          <table:table-cell table:formula="of:=LEFT(RIGHT([.A41]; LEN([.A41])-48); LEN([.A41])-54)" office:value-type="string" office:string-value="3456" calcext:value-type="string">
            <text:p>3456</text:p>
          </table:table-cell>
          <table:table-cell table:formula="of:=MIN([.L41];[.R41];[.X41])" office:value-type="float" office:value="0.195465" calcext:value-type="float">
            <text:p>0.195465</text:p>
          </table:table-cell>
          <table:table-cell table:formula="of:=MIN([.M41];[.S41];[.Y41])" office:value-type="float" office:value="0.023495" calcext:value-type="float">
            <text:p>0.023495</text:p>
          </table:table-cell>
          <table:table-cell table:formula="of:=MIN([.N41];[.T41];[.Z41])" office:value-type="float" office:value="0.02126" calcext:value-type="float">
            <text:p>0.02126</text:p>
          </table:table-cell>
          <table:table-cell table:formula="of:=MIN([.O41];[.U41];[.AA41])" office:value-type="float" office:value="0.084177" calcext:value-type="float">
            <text:p>0.084177</text:p>
          </table:table-cell>
          <table:table-cell table:formula="of:=MIN([.P41];[.V41];[.AB41])" office:value-type="float" office:value="0.024381" calcext:value-type="float">
            <text:p>0.024381</text:p>
          </table:table-cell>
          <table:table-cell/>
          <table:table-cell office:value-type="float" office:value="0.281861" calcext:value-type="float">
            <text:p>0.281861</text:p>
          </table:table-cell>
          <table:table-cell office:value-type="float" office:value="0.02353" calcext:value-type="float">
            <text:p>0.02353</text:p>
          </table:table-cell>
          <table:table-cell office:value-type="float" office:value="0.032825" calcext:value-type="float">
            <text:p>0.032825</text:p>
          </table:table-cell>
          <table:table-cell office:value-type="float" office:value="0.084177" calcext:value-type="float">
            <text:p>0.084177</text:p>
          </table:table-cell>
          <table:table-cell office:value-type="float" office:value="0.024381" calcext:value-type="float">
            <text:p>0.024381</text:p>
          </table:table-cell>
          <table:table-cell/>
          <table:table-cell office:value-type="float" office:value="0.215125" calcext:value-type="float">
            <text:p>0.215125</text:p>
          </table:table-cell>
          <table:table-cell office:value-type="float" office:value="0.023495" calcext:value-type="float">
            <text:p>0.023495</text:p>
          </table:table-cell>
          <table:table-cell office:value-type="float" office:value="0.02126" calcext:value-type="float">
            <text:p>0.02126</text:p>
          </table:table-cell>
          <table:table-cell office:value-type="float" office:value="0.114905" calcext:value-type="float">
            <text:p>0.114905</text:p>
          </table:table-cell>
          <table:table-cell office:value-type="float" office:value="0.024388" calcext:value-type="float">
            <text:p>0.024388</text:p>
          </table:table-cell>
          <table:table-cell/>
          <table:table-cell office:value-type="float" office:value="0.195465" calcext:value-type="float">
            <text:p>0.195465</text:p>
          </table:table-cell>
          <table:table-cell office:value-type="float" office:value="0.025655" calcext:value-type="float">
            <text:p>0.025655</text:p>
          </table:table-cell>
          <table:table-cell office:value-type="float" office:value="0.022303" calcext:value-type="float">
            <text:p>0.022303</text:p>
          </table:table-cell>
          <table:table-cell office:value-type="float" office:value="0.095586" calcext:value-type="float">
            <text:p>0.095586</text:p>
          </table:table-cell>
          <table:table-cell office:value-type="float" office:value="0.025745" calcext:value-type="float">
            <text:p>0.025745</text:p>
          </table:table-cell>
        </table:table-row>
        <table:table-row table:style-name="ro1">
          <table:table-cell office:value-type="string" calcext:value-type="string">
            <text:p>rexi_fd_par_m4096 (00001 threads / 03456 ranks) 3456 cores</text:p>
          </table:table-cell>
          <table:table-cell table:style-name="ce4" table:formula="of:=TEXT(MID([.A42]; 14; 4); &quot;#&quot;)" office:value-type="string" office:string-value="4096" calcext:value-type="string">
            <text:p>4096</text:p>
          </table:table-cell>
          <table:table-cell table:style-name="ce4" table:formula="of:=TEXT(MID([.A42]; 20; 5); &quot;#&quot;)" office:value-type="string" office:string-value="1" calcext:value-type="string">
            <text:p>1</text:p>
          </table:table-cell>
          <table:table-cell table:style-name="ce4" table:formula="of:=TEXT(MID([.A42]; 36; 5); &quot;#&quot;)" office:value-type="string" office:string-value="3456" calcext:value-type="string">
            <text:p>3456</text:p>
          </table:table-cell>
          <table:table-cell table:formula="of:=LEFT(RIGHT([.A42]; LEN([.A42])-48); LEN([.A42])-54)" office:value-type="string" office:string-value="3456" calcext:value-type="string">
            <text:p>3456</text:p>
          </table:table-cell>
          <table:table-cell table:formula="of:=MIN([.L42];[.R42];[.X42])" office:value-type="float" office:value="0.2205" calcext:value-type="float">
            <text:p>0.2205</text:p>
          </table:table-cell>
          <table:table-cell table:formula="of:=MIN([.M42];[.S42];[.Y42])" office:value-type="float" office:value="0.02332" calcext:value-type="float">
            <text:p>0.02332</text:p>
          </table:table-cell>
          <table:table-cell table:formula="of:=MIN([.N42];[.T42];[.Z42])" office:value-type="float" office:value="0.020855" calcext:value-type="float">
            <text:p>0.020855</text:p>
          </table:table-cell>
          <table:table-cell table:formula="of:=MIN([.O42];[.U42];[.AA42])" office:value-type="float" office:value="0.092619" calcext:value-type="float">
            <text:p>0.092619</text:p>
          </table:table-cell>
          <table:table-cell table:formula="of:=MIN([.P42];[.V42];[.AB42])" office:value-type="float" office:value="0.052119" calcext:value-type="float">
            <text:p>0.052119</text:p>
          </table:table-cell>
          <table:table-cell/>
          <table:table-cell office:value-type="float" office:value="0.2205" calcext:value-type="float">
            <text:p>0.2205</text:p>
          </table:table-cell>
          <table:table-cell office:value-type="float" office:value="0.02332" calcext:value-type="float">
            <text:p>0.02332</text:p>
          </table:table-cell>
          <table:table-cell office:value-type="float" office:value="0.021025" calcext:value-type="float">
            <text:p>0.021025</text:p>
          </table:table-cell>
          <table:table-cell office:value-type="float" office:value="0.092619" calcext:value-type="float">
            <text:p>0.092619</text:p>
          </table:table-cell>
          <table:table-cell office:value-type="float" office:value="0.052119" calcext:value-type="float">
            <text:p>0.052119</text:p>
          </table:table-cell>
          <table:table-cell/>
          <table:table-cell office:value-type="float" office:value="0.24545" calcext:value-type="float">
            <text:p>0.24545</text:p>
          </table:table-cell>
          <table:table-cell office:value-type="float" office:value="0.023717" calcext:value-type="float">
            <text:p>0.023717</text:p>
          </table:table-cell>
          <table:table-cell office:value-type="float" office:value="0.020855" calcext:value-type="float">
            <text:p>0.020855</text:p>
          </table:table-cell>
          <table:table-cell office:value-type="float" office:value="0.110838" calcext:value-type="float">
            <text:p>0.110838</text:p>
          </table:table-cell>
          <table:table-cell office:value-type="float" office:value="0.052711" calcext:value-type="float">
            <text:p>0.052711</text:p>
          </table:table-cell>
          <table:table-cell/>
          <table:table-cell office:value-type="float" office:value="0.252815" calcext:value-type="float">
            <text:p>0.252815</text:p>
          </table:table-cell>
          <table:table-cell office:value-type="float" office:value="0.024179" calcext:value-type="float">
            <text:p>0.024179</text:p>
          </table:table-cell>
          <table:table-cell office:value-type="float" office:value="0.021074" calcext:value-type="float">
            <text:p>0.021074</text:p>
          </table:table-cell>
          <table:table-cell office:value-type="float" office:value="0.11763" calcext:value-type="float">
            <text:p>0.11763</text:p>
          </table:table-cell>
          <table:table-cell office:value-type="float" office:value="0.053163" calcext:value-type="float">
            <text:p>0.053163</text:p>
          </table:table-cell>
        </table:table-row>
        <table:table-row table:style-name="ro1">
          <table:table-cell office:value-type="string" calcext:value-type="string">
            <text:p>rexi_fd_par_m8192 (00001 threads / 03456 ranks) 3456 cores</text:p>
          </table:table-cell>
          <table:table-cell table:style-name="ce4" table:formula="of:=TEXT(MID([.A43]; 14; 4); &quot;#&quot;)" office:value-type="string" office:string-value="8192" calcext:value-type="string">
            <text:p>8192</text:p>
          </table:table-cell>
          <table:table-cell table:style-name="ce4" table:formula="of:=TEXT(MID([.A43]; 20; 5); &quot;#&quot;)" office:value-type="string" office:string-value="1" calcext:value-type="string">
            <text:p>1</text:p>
          </table:table-cell>
          <table:table-cell table:style-name="ce4" table:formula="of:=TEXT(MID([.A43]; 36; 5); &quot;#&quot;)" office:value-type="string" office:string-value="3456" calcext:value-type="string">
            <text:p>3456</text:p>
          </table:table-cell>
          <table:table-cell table:formula="of:=LEFT(RIGHT([.A43]; LEN([.A43])-48); LEN([.A43])-54)" office:value-type="string" office:string-value="3456" calcext:value-type="string">
            <text:p>3456</text:p>
          </table:table-cell>
          <table:table-cell table:formula="of:=MIN([.L43];[.R43];[.X43])" office:value-type="float" office:value="0.301386" calcext:value-type="float">
            <text:p>0.301386</text:p>
          </table:table-cell>
          <table:table-cell table:formula="of:=MIN([.M43];[.S43];[.Y43])" office:value-type="float" office:value="0.023754" calcext:value-type="float">
            <text:p>0.023754</text:p>
          </table:table-cell>
          <table:table-cell table:formula="of:=MIN([.N43];[.T43];[.Z43])" office:value-type="float" office:value="0.02072" calcext:value-type="float">
            <text:p>0.02072</text:p>
          </table:table-cell>
          <table:table-cell table:formula="of:=MIN([.O43];[.U43];[.AA43])" office:value-type="float" office:value="0.142702" calcext:value-type="float">
            <text:p>0.142702</text:p>
          </table:table-cell>
          <table:table-cell table:formula="of:=MIN([.P43];[.V43];[.AB43])" office:value-type="float" office:value="0.078887" calcext:value-type="float">
            <text:p>0.078887</text:p>
          </table:table-cell>
          <table:table-cell/>
          <table:table-cell office:value-type="float" office:value="0.301386" calcext:value-type="float">
            <text:p>0.301386</text:p>
          </table:table-cell>
          <table:table-cell office:value-type="float" office:value="0.023754" calcext:value-type="float">
            <text:p>0.023754</text:p>
          </table:table-cell>
          <table:table-cell office:value-type="float" office:value="0.022293" calcext:value-type="float">
            <text:p>0.022293</text:p>
          </table:table-cell>
          <table:table-cell office:value-type="float" office:value="0.148998" calcext:value-type="float">
            <text:p>0.148998</text:p>
          </table:table-cell>
          <table:table-cell office:value-type="float" office:value="0.08003" calcext:value-type="float">
            <text:p>0.08003</text:p>
          </table:table-cell>
          <table:table-cell/>
          <table:table-cell office:value-type="float" office:value="0.319058" calcext:value-type="float">
            <text:p>0.319058</text:p>
          </table:table-cell>
          <table:table-cell office:value-type="float" office:value="0.024493" calcext:value-type="float">
            <text:p>0.024493</text:p>
          </table:table-cell>
          <table:table-cell office:value-type="float" office:value="0.021984" calcext:value-type="float">
            <text:p>0.021984</text:p>
          </table:table-cell>
          <table:table-cell office:value-type="float" office:value="0.142702" calcext:value-type="float">
            <text:p>0.142702</text:p>
          </table:table-cell>
          <table:table-cell office:value-type="float" office:value="0.080897" calcext:value-type="float">
            <text:p>0.080897</text:p>
          </table:table-cell>
          <table:table-cell/>
          <table:table-cell office:value-type="float" office:value="0.319819" calcext:value-type="float">
            <text:p>0.319819</text:p>
          </table:table-cell>
          <table:table-cell office:value-type="float" office:value="0.023976" calcext:value-type="float">
            <text:p>0.023976</text:p>
          </table:table-cell>
          <table:table-cell office:value-type="float" office:value="0.02072" calcext:value-type="float">
            <text:p>0.02072</text:p>
          </table:table-cell>
          <table:table-cell office:value-type="float" office:value="0.142964" calcext:value-type="float">
            <text:p>0.142964</text:p>
          </table:table-cell>
          <table:table-cell office:value-type="float" office:value="0.078887" calcext:value-type="float">
            <text:p>0.078887</text:p>
          </table:table-cell>
        </table:table-row>
        <table:table-row table:style-name="ro1">
          <table:table-cell office:value-type="string" calcext:value-type="string">
            <text:p>rexi_fd_par_m2048 (00002 threads / 00001 ranks) 2 cores</text:p>
          </table:table-cell>
          <table:table-cell table:style-name="ce4" table:formula="of:=TEXT(MID([.A44]; 14; 4); &quot;#&quot;)" office:value-type="string" office:string-value="2048" calcext:value-type="string">
            <text:p>2048</text:p>
          </table:table-cell>
          <table:table-cell table:style-name="ce4" table:formula="of:=TEXT(MID([.A44]; 20; 5); &quot;#&quot;)" office:value-type="string" office:string-value="2" calcext:value-type="string">
            <text:p>2</text:p>
          </table:table-cell>
          <table:table-cell table:style-name="ce4" table:formula="of:=TEXT(MID([.A44]; 36; 5); &quot;#&quot;)" office:value-type="string" office:string-value="1" calcext:value-type="string">
            <text:p>1</text:p>
          </table:table-cell>
          <table:table-cell table:formula="of:=LEFT(RIGHT([.A44]; LEN([.A44])-48); LEN([.A44])-54)" office:value-type="string" office:string-value="2" calcext:value-type="string">
            <text:p>2</text:p>
          </table:table-cell>
          <table:table-cell table:formula="of:=MIN([.L44];[.R44];[.X44])" office:value-type="float" office:value="15.121528" calcext:value-type="float">
            <text:p>15.121528</text:p>
          </table:table-cell>
          <table:table-cell table:formula="of:=MIN([.M44];[.S44];[.Y44])" office:value-type="float" office:value="0.011507" calcext:value-type="float">
            <text:p>0.011507</text:p>
          </table:table-cell>
          <table:table-cell table:formula="of:=MIN([.N44];[.T44];[.Z44])" office:value-type="float" office:value="0.000022" calcext:value-type="float">
            <text:p>0.000022</text:p>
          </table:table-cell>
          <table:table-cell table:formula="of:=MIN([.O44];[.U44];[.AA44])" office:value-type="float" office:value="0.002407" calcext:value-type="float">
            <text:p>0.002407</text:p>
          </table:table-cell>
          <table:table-cell table:formula="of:=MIN([.P44];[.V44];[.AB44])" office:value-type="float" office:value="14.297609" calcext:value-type="float">
            <text:p>14.297609</text:p>
          </table:table-cell>
          <table:table-cell/>
          <table:table-cell office:value-type="float" office:value="15.217544" calcext:value-type="float">
            <text:p>15.217544</text:p>
          </table:table-cell>
          <table:table-cell office:value-type="float" office:value="0.013034" calcext:value-type="float">
            <text:p>0.013034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2462" calcext:value-type="float">
            <text:p>0.002462</text:p>
          </table:table-cell>
          <table:table-cell office:value-type="float" office:value="15.198313" calcext:value-type="float">
            <text:p>15.198313</text:p>
          </table:table-cell>
          <table:table-cell/>
          <table:table-cell office:value-type="float" office:value="15.121528" calcext:value-type="float">
            <text:p>15.121528</text:p>
          </table:table-cell>
          <table:table-cell office:value-type="float" office:value="0.011687" calcext:value-type="float">
            <text:p>0.011687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244" calcext:value-type="float">
            <text:p>0.00244</text:p>
          </table:table-cell>
          <table:table-cell office:value-type="float" office:value="14.310782" calcext:value-type="float">
            <text:p>14.310782</text:p>
          </table:table-cell>
          <table:table-cell/>
          <table:table-cell office:value-type="float" office:value="15.381475" calcext:value-type="float">
            <text:p>15.381475</text:p>
          </table:table-cell>
          <table:table-cell office:value-type="float" office:value="0.011507" calcext:value-type="float">
            <text:p>0.011507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2407" calcext:value-type="float">
            <text:p>0.002407</text:p>
          </table:table-cell>
          <table:table-cell office:value-type="float" office:value="14.297609" calcext:value-type="float">
            <text:p>14.297609</text:p>
          </table:table-cell>
        </table:table-row>
        <table:table-row table:style-name="ro1">
          <table:table-cell office:value-type="string" calcext:value-type="string">
            <text:p>rexi_fd_par_m4096 (00002 threads / 00001 ranks) 2 cores</text:p>
          </table:table-cell>
          <table:table-cell table:style-name="ce4" table:formula="of:=TEXT(MID([.A45]; 14; 4); &quot;#&quot;)" office:value-type="string" office:string-value="4096" calcext:value-type="string">
            <text:p>4096</text:p>
          </table:table-cell>
          <table:table-cell table:style-name="ce4" table:formula="of:=TEXT(MID([.A45]; 20; 5); &quot;#&quot;)" office:value-type="string" office:string-value="2" calcext:value-type="string">
            <text:p>2</text:p>
          </table:table-cell>
          <table:table-cell table:style-name="ce4" table:formula="of:=TEXT(MID([.A45]; 36; 5); &quot;#&quot;)" office:value-type="string" office:string-value="1" calcext:value-type="string">
            <text:p>1</text:p>
          </table:table-cell>
          <table:table-cell table:formula="of:=LEFT(RIGHT([.A45]; LEN([.A45])-48); LEN([.A45])-54)" office:value-type="string" office:string-value="2" calcext:value-type="string">
            <text:p>2</text:p>
          </table:table-cell>
          <table:table-cell table:formula="of:=MIN([.L45];[.R45];[.X45])" office:value-type="float" office:value="30.182272" calcext:value-type="float">
            <text:p>30.182272</text:p>
          </table:table-cell>
          <table:table-cell table:formula="of:=MIN([.M45];[.S45];[.Y45])" office:value-type="float" office:value="0.011708" calcext:value-type="float">
            <text:p>0.011708</text:p>
          </table:table-cell>
          <table:table-cell table:formula="of:=MIN([.N45];[.T45];[.Z45])" office:value-type="float" office:value="0.000023" calcext:value-type="float">
            <text:p>0.000023</text:p>
          </table:table-cell>
          <table:table-cell table:formula="of:=MIN([.O45];[.U45];[.AA45])" office:value-type="float" office:value="0.002428" calcext:value-type="float">
            <text:p>0.002428</text:p>
          </table:table-cell>
          <table:table-cell table:formula="of:=MIN([.P45];[.V45];[.AB45])" office:value-type="float" office:value="28.394471" calcext:value-type="float">
            <text:p>28.394471</text:p>
          </table:table-cell>
          <table:table-cell/>
          <table:table-cell office:value-type="float" office:value="30.626178" calcext:value-type="float">
            <text:p>30.626178</text:p>
          </table:table-cell>
          <table:table-cell office:value-type="float" office:value="0.011708" calcext:value-type="float">
            <text:p>0.011708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2435" calcext:value-type="float">
            <text:p>0.002435</text:p>
          </table:table-cell>
          <table:table-cell office:value-type="float" office:value="28.394471" calcext:value-type="float">
            <text:p>28.394471</text:p>
          </table:table-cell>
          <table:table-cell/>
          <table:table-cell office:value-type="float" office:value="30.182272" calcext:value-type="float">
            <text:p>30.182272</text:p>
          </table:table-cell>
          <table:table-cell office:value-type="float" office:value="0.011721" calcext:value-type="float">
            <text:p>0.011721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2492" calcext:value-type="float">
            <text:p>0.002492</text:p>
          </table:table-cell>
          <table:table-cell office:value-type="float" office:value="28.711615" calcext:value-type="float">
            <text:p>28.711615</text:p>
          </table:table-cell>
          <table:table-cell/>
          <table:table-cell office:value-type="float" office:value="30.608249" calcext:value-type="float">
            <text:p>30.608249</text:p>
          </table:table-cell>
          <table:table-cell office:value-type="float" office:value="0.011764" calcext:value-type="float">
            <text:p>0.011764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2428" calcext:value-type="float">
            <text:p>0.002428</text:p>
          </table:table-cell>
          <table:table-cell office:value-type="float" office:value="28.427821" calcext:value-type="float">
            <text:p>28.427821</text:p>
          </table:table-cell>
        </table:table-row>
        <table:table-row table:style-name="ro1">
          <table:table-cell office:value-type="string" calcext:value-type="string">
            <text:p>rexi_fd_par_m8192 (00002 threads / 00001 ranks) 2 cores</text:p>
          </table:table-cell>
          <table:table-cell table:style-name="ce4" table:formula="of:=TEXT(MID([.A46]; 14; 4); &quot;#&quot;)" office:value-type="string" office:string-value="8192" calcext:value-type="string">
            <text:p>8192</text:p>
          </table:table-cell>
          <table:table-cell table:style-name="ce4" table:formula="of:=TEXT(MID([.A46]; 20; 5); &quot;#&quot;)" office:value-type="string" office:string-value="2" calcext:value-type="string">
            <text:p>2</text:p>
          </table:table-cell>
          <table:table-cell table:style-name="ce4" table:formula="of:=TEXT(MID([.A46]; 36; 5); &quot;#&quot;)" office:value-type="string" office:string-value="1" calcext:value-type="string">
            <text:p>1</text:p>
          </table:table-cell>
          <table:table-cell table:formula="of:=LEFT(RIGHT([.A46]; LEN([.A46])-48); LEN([.A46])-54)" office:value-type="string" office:string-value="2" calcext:value-type="string">
            <text:p>2</text:p>
          </table:table-cell>
          <table:table-cell table:formula="of:=MIN([.L46];[.R46];[.X46])" office:value-type="float" office:value="60.607575" calcext:value-type="float">
            <text:p>60.607575</text:p>
          </table:table-cell>
          <table:table-cell table:formula="of:=MIN([.M46];[.S46];[.Y46])" office:value-type="float" office:value="0.013139" calcext:value-type="float">
            <text:p>0.013139</text:p>
          </table:table-cell>
          <table:table-cell table:formula="of:=MIN([.N46];[.T46];[.Z46])" office:value-type="float" office:value="0.000026" calcext:value-type="float">
            <text:p>0.000026</text:p>
          </table:table-cell>
          <table:table-cell table:formula="of:=MIN([.O46];[.U46];[.AA46])" office:value-type="float" office:value="0.002882" calcext:value-type="float">
            <text:p>0.002882</text:p>
          </table:table-cell>
          <table:table-cell table:formula="of:=MIN([.P46];[.V46];[.AB46])" office:value-type="float" office:value="56.49513" calcext:value-type="float">
            <text:p>56.49513</text:p>
          </table:table-cell>
          <table:table-cell/>
          <table:table-cell office:value-type="float" office:value="60.607575" calcext:value-type="float">
            <text:p>60.607575</text:p>
          </table:table-cell>
          <table:table-cell office:value-type="float" office:value="0.013139" calcext:value-type="float">
            <text:p>0.013139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2882" calcext:value-type="float">
            <text:p>0.002882</text:p>
          </table:table-cell>
          <table:table-cell office:value-type="float" office:value="60.590114" calcext:value-type="float">
            <text:p>60.590114</text:p>
          </table:table-cell>
          <table:table-cell/>
          <table:table-cell office:value-type="float" office:value="61.16592" calcext:value-type="float">
            <text:p>61.16592</text:p>
          </table:table-cell>
          <table:table-cell office:value-type="float" office:value="0.021514" calcext:value-type="float">
            <text:p>0.021514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003808" calcext:value-type="float">
            <text:p>0.003808</text:p>
          </table:table-cell>
          <table:table-cell office:value-type="float" office:value="56.49513" calcext:value-type="float">
            <text:p>56.49513</text:p>
          </table:table-cell>
          <table:table-cell/>
          <table:table-cell office:value-type="float" office:value="61.273676" calcext:value-type="float">
            <text:p>61.273676</text:p>
          </table:table-cell>
          <table:table-cell office:value-type="float" office:value="0.018263" calcext:value-type="float">
            <text:p>0.018263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57.004549" calcext:value-type="float">
            <text:p>57.004549</text:p>
          </table:table-cell>
        </table:table-row>
        <table:table-row table:style-name="ro1">
          <table:table-cell office:value-type="string" calcext:value-type="string">
            <text:p>rexi_fd_par_m2048 (00002 threads / 00002 ranks) 4 cores</text:p>
          </table:table-cell>
          <table:table-cell table:style-name="ce4" table:formula="of:=TEXT(MID([.A47]; 14; 4); &quot;#&quot;)" office:value-type="string" office:string-value="2048" calcext:value-type="string">
            <text:p>2048</text:p>
          </table:table-cell>
          <table:table-cell table:style-name="ce4" table:formula="of:=TEXT(MID([.A47]; 20; 5); &quot;#&quot;)" office:value-type="string" office:string-value="2" calcext:value-type="string">
            <text:p>2</text:p>
          </table:table-cell>
          <table:table-cell table:style-name="ce4" table:formula="of:=TEXT(MID([.A47]; 36; 5); &quot;#&quot;)" office:value-type="string" office:string-value="2" calcext:value-type="string">
            <text:p>2</text:p>
          </table:table-cell>
          <table:table-cell table:formula="of:=LEFT(RIGHT([.A47]; LEN([.A47])-48); LEN([.A47])-54)" office:value-type="string" office:string-value="4" calcext:value-type="string">
            <text:p>4</text:p>
          </table:table-cell>
          <table:table-cell table:formula="of:=MIN([.L47];[.R47];[.X47])" office:value-type="float" office:value="7.951188" calcext:value-type="float">
            <text:p>7.951188</text:p>
          </table:table-cell>
          <table:table-cell table:formula="of:=MIN([.M47];[.S47];[.Y47])" office:value-type="float" office:value="0.012559" calcext:value-type="float">
            <text:p>0.012559</text:p>
          </table:table-cell>
          <table:table-cell table:formula="of:=MIN([.N47];[.T47];[.Z47])" office:value-type="float" office:value="0.001354" calcext:value-type="float">
            <text:p>0.001354</text:p>
          </table:table-cell>
          <table:table-cell table:formula="of:=MIN([.O47];[.U47];[.AA47])" office:value-type="float" office:value="0.002936" calcext:value-type="float">
            <text:p>0.002936</text:p>
          </table:table-cell>
          <table:table-cell table:formula="of:=MIN([.P47];[.V47];[.AB47])" office:value-type="float" office:value="7.363717" calcext:value-type="float">
            <text:p>7.363717</text:p>
          </table:table-cell>
          <table:table-cell/>
          <table:table-cell office:value-type="float" office:value="7.951188" calcext:value-type="float">
            <text:p>7.951188</text:p>
          </table:table-cell>
          <table:table-cell office:value-type="float" office:value="0.012559" calcext:value-type="float">
            <text:p>0.012559</text:p>
          </table:table-cell>
          <table:table-cell office:value-type="float" office:value="0.001354" calcext:value-type="float">
            <text:p>0.001354</text:p>
          </table:table-cell>
          <table:table-cell office:value-type="float" office:value="0.08162" calcext:value-type="float">
            <text:p>0.08162</text:p>
          </table:table-cell>
          <table:table-cell office:value-type="float" office:value="7.363717" calcext:value-type="float">
            <text:p>7.363717</text:p>
          </table:table-cell>
          <table:table-cell/>
          <table:table-cell office:value-type="float" office:value="7.984181" calcext:value-type="float">
            <text:p>7.984181</text:p>
          </table:table-cell>
          <table:table-cell office:value-type="float" office:value="0.013103" calcext:value-type="float">
            <text:p>0.013103</text:p>
          </table:table-cell>
          <table:table-cell office:value-type="float" office:value="0.001412" calcext:value-type="float">
            <text:p>0.001412</text:p>
          </table:table-cell>
          <table:table-cell office:value-type="float" office:value="0.002991" calcext:value-type="float">
            <text:p>0.002991</text:p>
          </table:table-cell>
          <table:table-cell office:value-type="float" office:value="7.46065" calcext:value-type="float">
            <text:p>7.46065</text:p>
          </table:table-cell>
          <table:table-cell/>
          <table:table-cell office:value-type="float" office:value="8.022981" calcext:value-type="float">
            <text:p>8.022981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01424" calcext:value-type="float">
            <text:p>0.001424</text:p>
          </table:table-cell>
          <table:table-cell office:value-type="float" office:value="0.002936" calcext:value-type="float">
            <text:p>0.002936</text:p>
          </table:table-cell>
          <table:table-cell office:value-type="float" office:value="8.00305" calcext:value-type="float">
            <text:p>8.00305</text:p>
          </table:table-cell>
        </table:table-row>
        <table:table-row table:style-name="ro1">
          <table:table-cell office:value-type="string" calcext:value-type="string">
            <text:p>rexi_fd_par_m4096 (00002 threads / 00002 ranks) 4 cores</text:p>
          </table:table-cell>
          <table:table-cell table:style-name="ce4" table:formula="of:=TEXT(MID([.A48]; 14; 4); &quot;#&quot;)" office:value-type="string" office:string-value="4096" calcext:value-type="string">
            <text:p>4096</text:p>
          </table:table-cell>
          <table:table-cell table:style-name="ce4" table:formula="of:=TEXT(MID([.A48]; 20; 5); &quot;#&quot;)" office:value-type="string" office:string-value="2" calcext:value-type="string">
            <text:p>2</text:p>
          </table:table-cell>
          <table:table-cell table:style-name="ce4" table:formula="of:=TEXT(MID([.A48]; 36; 5); &quot;#&quot;)" office:value-type="string" office:string-value="2" calcext:value-type="string">
            <text:p>2</text:p>
          </table:table-cell>
          <table:table-cell table:formula="of:=LEFT(RIGHT([.A48]; LEN([.A48])-48); LEN([.A48])-54)" office:value-type="string" office:string-value="4" calcext:value-type="string">
            <text:p>4</text:p>
          </table:table-cell>
          <table:table-cell table:formula="of:=MIN([.L48];[.R48];[.X48])" office:value-type="float" office:value="15.756581" calcext:value-type="float">
            <text:p>15.756581</text:p>
          </table:table-cell>
          <table:table-cell table:formula="of:=MIN([.M48];[.S48];[.Y48])" office:value-type="float" office:value="0.012641" calcext:value-type="float">
            <text:p>0.012641</text:p>
          </table:table-cell>
          <table:table-cell table:formula="of:=MIN([.N48];[.T48];[.Z48])" office:value-type="float" office:value="0.0014" calcext:value-type="float">
            <text:p>0.0014</text:p>
          </table:table-cell>
          <table:table-cell table:formula="of:=MIN([.O48];[.U48];[.AA48])" office:value-type="float" office:value="0.002989" calcext:value-type="float">
            <text:p>0.002989</text:p>
          </table:table-cell>
          <table:table-cell table:formula="of:=MIN([.P48];[.V48];[.AB48])" office:value-type="float" office:value="14.848027" calcext:value-type="float">
            <text:p>14.848027</text:p>
          </table:table-cell>
          <table:table-cell/>
          <table:table-cell office:value-type="float" office:value="15.907523" calcext:value-type="float">
            <text:p>15.907523</text:p>
          </table:table-cell>
          <table:table-cell office:value-type="float" office:value="0.014333" calcext:value-type="float">
            <text:p>0.014333</text:p>
          </table:table-cell>
          <table:table-cell office:value-type="float" office:value="0.001407" calcext:value-type="float">
            <text:p>0.001407</text:p>
          </table:table-cell>
          <table:table-cell office:value-type="float" office:value="0.174902" calcext:value-type="float">
            <text:p>0.174902</text:p>
          </table:table-cell>
          <table:table-cell office:value-type="float" office:value="15.710609" calcext:value-type="float">
            <text:p>15.710609</text:p>
          </table:table-cell>
          <table:table-cell/>
          <table:table-cell office:value-type="float" office:value="15.870884" calcext:value-type="float">
            <text:p>15.870884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2989" calcext:value-type="float">
            <text:p>0.002989</text:p>
          </table:table-cell>
          <table:table-cell office:value-type="float" office:value="14.858706" calcext:value-type="float">
            <text:p>14.858706</text:p>
          </table:table-cell>
          <table:table-cell/>
          <table:table-cell office:value-type="float" office:value="15.756581" calcext:value-type="float">
            <text:p>15.756581</text:p>
          </table:table-cell>
          <table:table-cell office:value-type="float" office:value="0.012641" calcext:value-type="float">
            <text:p>0.012641</text:p>
          </table:table-cell>
          <table:table-cell office:value-type="float" office:value="0.001425" calcext:value-type="float">
            <text:p>0.001425</text:p>
          </table:table-cell>
          <table:table-cell office:value-type="float" office:value="0.892995" calcext:value-type="float">
            <text:p>0.892995</text:p>
          </table:table-cell>
          <table:table-cell office:value-type="float" office:value="14.848027" calcext:value-type="float">
            <text:p>14.848027</text:p>
          </table:table-cell>
        </table:table-row>
        <table:table-row table:style-name="ro1">
          <table:table-cell office:value-type="string" calcext:value-type="string">
            <text:p>rexi_fd_par_m8192 (00002 threads / 00002 ranks) 4 cores</text:p>
          </table:table-cell>
          <table:table-cell table:style-name="ce4" table:formula="of:=TEXT(MID([.A49]; 14; 4); &quot;#&quot;)" office:value-type="string" office:string-value="8192" calcext:value-type="string">
            <text:p>8192</text:p>
          </table:table-cell>
          <table:table-cell table:style-name="ce4" table:formula="of:=TEXT(MID([.A49]; 20; 5); &quot;#&quot;)" office:value-type="string" office:string-value="2" calcext:value-type="string">
            <text:p>2</text:p>
          </table:table-cell>
          <table:table-cell table:style-name="ce4" table:formula="of:=TEXT(MID([.A49]; 36; 5); &quot;#&quot;)" office:value-type="string" office:string-value="2" calcext:value-type="string">
            <text:p>2</text:p>
          </table:table-cell>
          <table:table-cell table:formula="of:=LEFT(RIGHT([.A49]; LEN([.A49])-48); LEN([.A49])-54)" office:value-type="string" office:string-value="4" calcext:value-type="string">
            <text:p>4</text:p>
          </table:table-cell>
          <table:table-cell table:formula="of:=MIN([.L49];[.R49];[.X49])" office:value-type="float" office:value="31.251656" calcext:value-type="float">
            <text:p>31.251656</text:p>
          </table:table-cell>
          <table:table-cell table:formula="of:=MIN([.M49];[.S49];[.Y49])" office:value-type="float" office:value="0.011801" calcext:value-type="float">
            <text:p>0.011801</text:p>
          </table:table-cell>
          <table:table-cell table:formula="of:=MIN([.N49];[.T49];[.Z49])" office:value-type="float" office:value="0.001377" calcext:value-type="float">
            <text:p>0.001377</text:p>
          </table:table-cell>
          <table:table-cell table:formula="of:=MIN([.O49];[.U49];[.AA49])" office:value-type="float" office:value="0.003026" calcext:value-type="float">
            <text:p>0.003026</text:p>
          </table:table-cell>
          <table:table-cell table:formula="of:=MIN([.P49];[.V49];[.AB49])" office:value-type="float" office:value="29.06918" calcext:value-type="float">
            <text:p>29.06918</text:p>
          </table:table-cell>
          <table:table-cell/>
          <table:table-cell office:value-type="float" office:value="31.429132" calcext:value-type="float">
            <text:p>31.429132</text:p>
          </table:table-cell>
          <table:table-cell office:value-type="float" office:value="0.013573" calcext:value-type="float">
            <text:p>0.013573</text:p>
          </table:table-cell>
          <table:table-cell office:value-type="float" office:value="0.001377" calcext:value-type="float">
            <text:p>0.001377</text:p>
          </table:table-cell>
          <table:table-cell office:value-type="float" office:value="0.493983" calcext:value-type="float">
            <text:p>0.493983</text:p>
          </table:table-cell>
          <table:table-cell office:value-type="float" office:value="30.918701" calcext:value-type="float">
            <text:p>30.918701</text:p>
          </table:table-cell>
          <table:table-cell/>
          <table:table-cell office:value-type="float" office:value="31.251656" calcext:value-type="float">
            <text:p>31.251656</text:p>
          </table:table-cell>
          <table:table-cell office:value-type="float" office:value="0.011801" calcext:value-type="float">
            <text:p>0.011801</text:p>
          </table:table-cell>
          <table:table-cell office:value-type="float" office:value="0.001456" calcext:value-type="float">
            <text:p>0.001456</text:p>
          </table:table-cell>
          <table:table-cell office:value-type="float" office:value="0.112786" calcext:value-type="float">
            <text:p>0.112786</text:p>
          </table:table-cell>
          <table:table-cell office:value-type="float" office:value="29.06918" calcext:value-type="float">
            <text:p>29.06918</text:p>
          </table:table-cell>
          <table:table-cell/>
          <table:table-cell office:value-type="float" office:value="31.685543" calcext:value-type="float">
            <text:p>31.685543</text:p>
          </table:table-cell>
          <table:table-cell office:value-type="float" office:value="0.013151" calcext:value-type="float">
            <text:p>0.013151</text:p>
          </table:table-cell>
          <table:table-cell office:value-type="float" office:value="0.001463" calcext:value-type="float">
            <text:p>0.001463</text:p>
          </table:table-cell>
          <table:table-cell office:value-type="float" office:value="0.003026" calcext:value-type="float">
            <text:p>0.003026</text:p>
          </table:table-cell>
          <table:table-cell office:value-type="float" office:value="29.717532" calcext:value-type="float">
            <text:p>29.717532</text:p>
          </table:table-cell>
        </table:table-row>
        <table:table-row table:style-name="ro1">
          <table:table-cell office:value-type="string" calcext:value-type="string">
            <text:p>rexi_fd_par_m2048 (00002 threads / 00004 ranks) 8 cores</text:p>
          </table:table-cell>
          <table:table-cell table:style-name="ce4" table:formula="of:=TEXT(MID([.A50]; 14; 4); &quot;#&quot;)" office:value-type="string" office:string-value="2048" calcext:value-type="string">
            <text:p>2048</text:p>
          </table:table-cell>
          <table:table-cell table:style-name="ce4" table:formula="of:=TEXT(MID([.A50]; 20; 5); &quot;#&quot;)" office:value-type="string" office:string-value="2" calcext:value-type="string">
            <text:p>2</text:p>
          </table:table-cell>
          <table:table-cell table:style-name="ce4" table:formula="of:=TEXT(MID([.A50]; 36; 5); &quot;#&quot;)" office:value-type="string" office:string-value="4" calcext:value-type="string">
            <text:p>4</text:p>
          </table:table-cell>
          <table:table-cell table:formula="of:=LEFT(RIGHT([.A50]; LEN([.A50])-48); LEN([.A50])-54)" office:value-type="string" office:string-value="8" calcext:value-type="string">
            <text:p>8</text:p>
          </table:table-cell>
          <table:table-cell table:formula="of:=MIN([.L50];[.R50];[.X50])" office:value-type="float" office:value="4.354599" calcext:value-type="float">
            <text:p>4.354599</text:p>
          </table:table-cell>
          <table:table-cell table:formula="of:=MIN([.M50];[.S50];[.Y50])" office:value-type="float" office:value="0.013394" calcext:value-type="float">
            <text:p>0.013394</text:p>
          </table:table-cell>
          <table:table-cell table:formula="of:=MIN([.N50];[.T50];[.Z50])" office:value-type="float" office:value="0.002676" calcext:value-type="float">
            <text:p>0.002676</text:p>
          </table:table-cell>
          <table:table-cell table:formula="of:=MIN([.O50];[.U50];[.AA50])" office:value-type="float" office:value="0.028447" calcext:value-type="float">
            <text:p>0.028447</text:p>
          </table:table-cell>
          <table:table-cell table:formula="of:=MIN([.P50];[.V50];[.AB50])" office:value-type="float" office:value="4.00306" calcext:value-type="float">
            <text:p>4.00306</text:p>
          </table:table-cell>
          <table:table-cell/>
          <table:table-cell office:value-type="float" office:value="4.358055" calcext:value-type="float">
            <text:p>4.358055</text:p>
          </table:table-cell>
          <table:table-cell office:value-type="float" office:value="0.013507" calcext:value-type="float">
            <text:p>0.013507</text:p>
          </table:table-cell>
          <table:table-cell office:value-type="float" office:value="0.002936" calcext:value-type="float">
            <text:p>0.002936</text:p>
          </table:table-cell>
          <table:table-cell office:value-type="float" office:value="0.028447" calcext:value-type="float">
            <text:p>0.028447</text:p>
          </table:table-cell>
          <table:table-cell office:value-type="float" office:value="4.031206" calcext:value-type="float">
            <text:p>4.031206</text:p>
          </table:table-cell>
          <table:table-cell/>
          <table:table-cell office:value-type="float" office:value="4.362235" calcext:value-type="float">
            <text:p>4.362235</text:p>
          </table:table-cell>
          <table:table-cell office:value-type="float" office:value="0.013394" calcext:value-type="float">
            <text:p>0.013394</text:p>
          </table:table-cell>
          <table:table-cell office:value-type="float" office:value="0.002871" calcext:value-type="float">
            <text:p>0.002871</text:p>
          </table:table-cell>
          <table:table-cell office:value-type="float" office:value="0.060296" calcext:value-type="float">
            <text:p>0.060296</text:p>
          </table:table-cell>
          <table:table-cell office:value-type="float" office:value="4.012587" calcext:value-type="float">
            <text:p>4.012587</text:p>
          </table:table-cell>
          <table:table-cell/>
          <table:table-cell office:value-type="float" office:value="4.354599" calcext:value-type="float">
            <text:p>4.354599</text:p>
          </table:table-cell>
          <table:table-cell office:value-type="float" office:value="0.013651" calcext:value-type="float">
            <text:p>0.013651</text:p>
          </table:table-cell>
          <table:table-cell office:value-type="float" office:value="0.002676" calcext:value-type="float">
            <text:p>0.002676</text:p>
          </table:table-cell>
          <table:table-cell office:value-type="float" office:value="0.071602" calcext:value-type="float">
            <text:p>0.071602</text:p>
          </table:table-cell>
          <table:table-cell office:value-type="float" office:value="4.00306" calcext:value-type="float">
            <text:p>4.00306</text:p>
          </table:table-cell>
        </table:table-row>
        <table:table-row table:style-name="ro1">
          <table:table-cell office:value-type="string" calcext:value-type="string">
            <text:p>rexi_fd_par_m4096 (00002 threads / 00004 ranks) 8 cores</text:p>
          </table:table-cell>
          <table:table-cell table:style-name="ce4" table:formula="of:=TEXT(MID([.A51]; 14; 4); &quot;#&quot;)" office:value-type="string" office:string-value="4096" calcext:value-type="string">
            <text:p>4096</text:p>
          </table:table-cell>
          <table:table-cell table:style-name="ce4" table:formula="of:=TEXT(MID([.A51]; 20; 5); &quot;#&quot;)" office:value-type="string" office:string-value="2" calcext:value-type="string">
            <text:p>2</text:p>
          </table:table-cell>
          <table:table-cell table:style-name="ce4" table:formula="of:=TEXT(MID([.A51]; 36; 5); &quot;#&quot;)" office:value-type="string" office:string-value="4" calcext:value-type="string">
            <text:p>4</text:p>
          </table:table-cell>
          <table:table-cell table:formula="of:=LEFT(RIGHT([.A51]; LEN([.A51])-48); LEN([.A51])-54)" office:value-type="string" office:string-value="8" calcext:value-type="string">
            <text:p>8</text:p>
          </table:table-cell>
          <table:table-cell table:formula="of:=MIN([.L51];[.R51];[.X51])" office:value-type="float" office:value="8.57961" calcext:value-type="float">
            <text:p>8.57961</text:p>
          </table:table-cell>
          <table:table-cell table:formula="of:=MIN([.M51];[.S51];[.Y51])" office:value-type="float" office:value="0.013457" calcext:value-type="float">
            <text:p>0.013457</text:p>
          </table:table-cell>
          <table:table-cell table:formula="of:=MIN([.N51];[.T51];[.Z51])" office:value-type="float" office:value="0.002719" calcext:value-type="float">
            <text:p>0.002719</text:p>
          </table:table-cell>
          <table:table-cell table:formula="of:=MIN([.O51];[.U51];[.AA51])" office:value-type="float" office:value="0.06789" calcext:value-type="float">
            <text:p>0.06789</text:p>
          </table:table-cell>
          <table:table-cell table:formula="of:=MIN([.P51];[.V51];[.AB51])" office:value-type="float" office:value="7.968876" calcext:value-type="float">
            <text:p>7.968876</text:p>
          </table:table-cell>
          <table:table-cell/>
          <table:table-cell office:value-type="float" office:value="8.612826" calcext:value-type="float">
            <text:p>8.612826</text:p>
          </table:table-cell>
          <table:table-cell office:value-type="float" office:value="0.013457" calcext:value-type="float">
            <text:p>0.013457</text:p>
          </table:table-cell>
          <table:table-cell office:value-type="float" office:value="0.002926" calcext:value-type="float">
            <text:p>0.002926</text:p>
          </table:table-cell>
          <table:table-cell office:value-type="float" office:value="0.071604" calcext:value-type="float">
            <text:p>0.071604</text:p>
          </table:table-cell>
          <table:table-cell office:value-type="float" office:value="7.968876" calcext:value-type="float">
            <text:p>7.968876</text:p>
          </table:table-cell>
          <table:table-cell/>
          <table:table-cell office:value-type="float" office:value="8.6738" calcext:value-type="float">
            <text:p>8.6738</text:p>
          </table:table-cell>
          <table:table-cell office:value-type="float" office:value="0.013481" calcext:value-type="float">
            <text:p>0.013481</text:p>
          </table:table-cell>
          <table:table-cell office:value-type="float" office:value="0.002931" calcext:value-type="float">
            <text:p>0.002931</text:p>
          </table:table-cell>
          <table:table-cell office:value-type="float" office:value="0.06789" calcext:value-type="float">
            <text:p>0.06789</text:p>
          </table:table-cell>
          <table:table-cell office:value-type="float" office:value="8.02323" calcext:value-type="float">
            <text:p>8.02323</text:p>
          </table:table-cell>
          <table:table-cell/>
          <table:table-cell office:value-type="float" office:value="8.57961" calcext:value-type="float">
            <text:p>8.57961</text:p>
          </table:table-cell>
          <table:table-cell office:value-type="float" office:value="0.014062" calcext:value-type="float">
            <text:p>0.014062</text:p>
          </table:table-cell>
          <table:table-cell office:value-type="float" office:value="0.002719" calcext:value-type="float">
            <text:p>0.002719</text:p>
          </table:table-cell>
          <table:table-cell office:value-type="float" office:value="0.122052" calcext:value-type="float">
            <text:p>0.122052</text:p>
          </table:table-cell>
          <table:table-cell office:value-type="float" office:value="8.438112" calcext:value-type="float">
            <text:p>8.438112</text:p>
          </table:table-cell>
        </table:table-row>
        <table:table-row table:style-name="ro1">
          <table:table-cell office:value-type="string" calcext:value-type="string">
            <text:p>rexi_fd_par_m8192 (00002 threads / 00004 ranks) 8 cores</text:p>
          </table:table-cell>
          <table:table-cell table:style-name="ce4" table:formula="of:=TEXT(MID([.A52]; 14; 4); &quot;#&quot;)" office:value-type="string" office:string-value="8192" calcext:value-type="string">
            <text:p>8192</text:p>
          </table:table-cell>
          <table:table-cell table:style-name="ce4" table:formula="of:=TEXT(MID([.A52]; 20; 5); &quot;#&quot;)" office:value-type="string" office:string-value="2" calcext:value-type="string">
            <text:p>2</text:p>
          </table:table-cell>
          <table:table-cell table:style-name="ce4" table:formula="of:=TEXT(MID([.A52]; 36; 5); &quot;#&quot;)" office:value-type="string" office:string-value="4" calcext:value-type="string">
            <text:p>4</text:p>
          </table:table-cell>
          <table:table-cell table:formula="of:=LEFT(RIGHT([.A52]; LEN([.A52])-48); LEN([.A52])-54)" office:value-type="string" office:string-value="8" calcext:value-type="string">
            <text:p>8</text:p>
          </table:table-cell>
          <table:table-cell table:formula="of:=MIN([.L52];[.R52];[.X52])" office:value-type="float" office:value="17.032516" calcext:value-type="float">
            <text:p>17.032516</text:p>
          </table:table-cell>
          <table:table-cell table:formula="of:=MIN([.M52];[.S52];[.Y52])" office:value-type="float" office:value="0.013454" calcext:value-type="float">
            <text:p>0.013454</text:p>
          </table:table-cell>
          <table:table-cell table:formula="of:=MIN([.N52];[.T52];[.Z52])" office:value-type="float" office:value="0.002703" calcext:value-type="float">
            <text:p>0.002703</text:p>
          </table:table-cell>
          <table:table-cell table:formula="of:=MIN([.O52];[.U52];[.AA52])" office:value-type="float" office:value="0.043657" calcext:value-type="float">
            <text:p>0.043657</text:p>
          </table:table-cell>
          <table:table-cell table:formula="of:=MIN([.P52];[.V52];[.AB52])" office:value-type="float" office:value="16.009871" calcext:value-type="float">
            <text:p>16.009871</text:p>
          </table:table-cell>
          <table:table-cell/>
          <table:table-cell office:value-type="float" office:value="17.184095" calcext:value-type="float">
            <text:p>17.184095</text:p>
          </table:table-cell>
          <table:table-cell office:value-type="float" office:value="0.013454" calcext:value-type="float">
            <text:p>0.013454</text:p>
          </table:table-cell>
          <table:table-cell office:value-type="float" office:value="0.003007" calcext:value-type="float">
            <text:p>0.003007</text:p>
          </table:table-cell>
          <table:table-cell office:value-type="float" office:value="0.043657" calcext:value-type="float">
            <text:p>0.043657</text:p>
          </table:table-cell>
          <table:table-cell office:value-type="float" office:value="16.009871" calcext:value-type="float">
            <text:p>16.009871</text:p>
          </table:table-cell>
          <table:table-cell/>
          <table:table-cell office:value-type="float" office:value="17.417485" calcext:value-type="float">
            <text:p>17.417485</text:p>
          </table:table-cell>
          <table:table-cell office:value-type="float" office:value="0.014467" calcext:value-type="float">
            <text:p>0.014467</text:p>
          </table:table-cell>
          <table:table-cell office:value-type="float" office:value="0.002703" calcext:value-type="float">
            <text:p>0.002703</text:p>
          </table:table-cell>
          <table:table-cell office:value-type="float" office:value="0.58856" calcext:value-type="float">
            <text:p>0.58856</text:p>
          </table:table-cell>
          <table:table-cell office:value-type="float" office:value="16.805396" calcext:value-type="float">
            <text:p>16.805396</text:p>
          </table:table-cell>
          <table:table-cell/>
          <table:table-cell office:value-type="float" office:value="17.032516" calcext:value-type="float">
            <text:p>17.032516</text:p>
          </table:table-cell>
          <table:table-cell office:value-type="float" office:value="0.014251" calcext:value-type="float">
            <text:p>0.014251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.113018" calcext:value-type="float">
            <text:p>0.113018</text:p>
          </table:table-cell>
          <table:table-cell office:value-type="float" office:value="16.900095" calcext:value-type="float">
            <text:p>16.900095</text:p>
          </table:table-cell>
        </table:table-row>
        <table:table-row table:style-name="ro1">
          <table:table-cell office:value-type="string" calcext:value-type="string">
            <text:p>rexi_fd_par_m2048 (00002 threads / 00008 ranks) 16 cores</text:p>
          </table:table-cell>
          <table:table-cell table:style-name="ce4" table:formula="of:=TEXT(MID([.A53]; 14; 4); &quot;#&quot;)" office:value-type="string" office:string-value="2048" calcext:value-type="string">
            <text:p>2048</text:p>
          </table:table-cell>
          <table:table-cell table:style-name="ce4" table:formula="of:=TEXT(MID([.A53]; 20; 5); &quot;#&quot;)" office:value-type="string" office:string-value="2" calcext:value-type="string">
            <text:p>2</text:p>
          </table:table-cell>
          <table:table-cell table:style-name="ce4" table:formula="of:=TEXT(MID([.A53]; 36; 5); &quot;#&quot;)" office:value-type="string" office:string-value="8" calcext:value-type="string">
            <text:p>8</text:p>
          </table:table-cell>
          <table:table-cell table:formula="of:=LEFT(RIGHT([.A53]; LEN([.A53])-48); LEN([.A53])-54)" office:value-type="string" office:string-value="16" calcext:value-type="string">
            <text:p>16</text:p>
          </table:table-cell>
          <table:table-cell table:formula="of:=MIN([.L53];[.R53];[.X53])" office:value-type="float" office:value="2.669177" calcext:value-type="float">
            <text:p>2.669177</text:p>
          </table:table-cell>
          <table:table-cell table:formula="of:=MIN([.M53];[.S53];[.Y53])" office:value-type="float" office:value="0.016068" calcext:value-type="float">
            <text:p>0.016068</text:p>
          </table:table-cell>
          <table:table-cell table:formula="of:=MIN([.N53];[.T53];[.Z53])" office:value-type="float" office:value="0.001432" calcext:value-type="float">
            <text:p>0.001432</text:p>
          </table:table-cell>
          <table:table-cell table:formula="of:=MIN([.O53];[.U53];[.AA53])" office:value-type="float" office:value="0.014563" calcext:value-type="float">
            <text:p>0.014563</text:p>
          </table:table-cell>
          <table:table-cell table:formula="of:=MIN([.P53];[.V53];[.AB53])" office:value-type="float" office:value="2.500168" calcext:value-type="float">
            <text:p>2.500168</text:p>
          </table:table-cell>
          <table:table-cell/>
          <table:table-cell office:value-type="float" office:value="2.669177" calcext:value-type="float">
            <text:p>2.669177</text:p>
          </table:table-cell>
          <table:table-cell office:value-type="float" office:value="0.016918" calcext:value-type="float">
            <text:p>0.016918</text:p>
          </table:table-cell>
          <table:table-cell office:value-type="float" office:value="0.001432" calcext:value-type="float">
            <text:p>0.001432</text:p>
          </table:table-cell>
          <table:table-cell office:value-type="float" office:value="0.025582" calcext:value-type="float">
            <text:p>0.025582</text:p>
          </table:table-cell>
          <table:table-cell office:value-type="float" office:value="2.619333" calcext:value-type="float">
            <text:p>2.619333</text:p>
          </table:table-cell>
          <table:table-cell/>
          <table:table-cell office:value-type="float" office:value="2.766483" calcext:value-type="float">
            <text:p>2.766483</text:p>
          </table:table-cell>
          <table:table-cell office:value-type="float" office:value="0.016068" calcext:value-type="float">
            <text:p>0.016068</text:p>
          </table:table-cell>
          <table:table-cell office:value-type="float" office:value="0.001529" calcext:value-type="float">
            <text:p>0.001529</text:p>
          </table:table-cell>
          <table:table-cell office:value-type="float" office:value="0.097136" calcext:value-type="float">
            <text:p>0.097136</text:p>
          </table:table-cell>
          <table:table-cell office:value-type="float" office:value="2.500168" calcext:value-type="float">
            <text:p>2.500168</text:p>
          </table:table-cell>
          <table:table-cell/>
          <table:table-cell office:value-type="float" office:value="2.814193" calcext:value-type="float">
            <text:p>2.814193</text:p>
          </table:table-cell>
          <table:table-cell office:value-type="float" office:value="0.016952" calcext:value-type="float">
            <text:p>0.016952</text:p>
          </table:table-cell>
          <table:table-cell office:value-type="float" office:value="0.001607" calcext:value-type="float">
            <text:p>0.001607</text:p>
          </table:table-cell>
          <table:table-cell office:value-type="float" office:value="0.014563" calcext:value-type="float">
            <text:p>0.014563</text:p>
          </table:table-cell>
          <table:table-cell office:value-type="float" office:value="2.619703" calcext:value-type="float">
            <text:p>2.619703</text:p>
          </table:table-cell>
        </table:table-row>
        <table:table-row table:style-name="ro1">
          <table:table-cell office:value-type="string" calcext:value-type="string">
            <text:p>rexi_fd_par_m4096 (00002 threads / 00008 ranks) 16 cores</text:p>
          </table:table-cell>
          <table:table-cell table:style-name="ce4" table:formula="of:=TEXT(MID([.A54]; 14; 4); &quot;#&quot;)" office:value-type="string" office:string-value="4096" calcext:value-type="string">
            <text:p>4096</text:p>
          </table:table-cell>
          <table:table-cell table:style-name="ce4" table:formula="of:=TEXT(MID([.A54]; 20; 5); &quot;#&quot;)" office:value-type="string" office:string-value="2" calcext:value-type="string">
            <text:p>2</text:p>
          </table:table-cell>
          <table:table-cell table:style-name="ce4" table:formula="of:=TEXT(MID([.A54]; 36; 5); &quot;#&quot;)" office:value-type="string" office:string-value="8" calcext:value-type="string">
            <text:p>8</text:p>
          </table:table-cell>
          <table:table-cell table:formula="of:=LEFT(RIGHT([.A54]; LEN([.A54])-48); LEN([.A54])-54)" office:value-type="string" office:string-value="16" calcext:value-type="string">
            <text:p>16</text:p>
          </table:table-cell>
          <table:table-cell table:formula="of:=MIN([.L54];[.R54];[.X54])" office:value-type="float" office:value="5.225852" calcext:value-type="float">
            <text:p>5.225852</text:p>
          </table:table-cell>
          <table:table-cell table:formula="of:=MIN([.M54];[.S54];[.Y54])" office:value-type="float" office:value="0.015735" calcext:value-type="float">
            <text:p>0.015735</text:p>
          </table:table-cell>
          <table:table-cell table:formula="of:=MIN([.N54];[.T54];[.Z54])" office:value-type="float" office:value="0.001477" calcext:value-type="float">
            <text:p>0.001477</text:p>
          </table:table-cell>
          <table:table-cell table:formula="of:=MIN([.O54];[.U54];[.AA54])" office:value-type="float" office:value="0.017127" calcext:value-type="float">
            <text:p>0.017127</text:p>
          </table:table-cell>
          <table:table-cell table:formula="of:=MIN([.P54];[.V54];[.AB54])" office:value-type="float" office:value="4.918646" calcext:value-type="float">
            <text:p>4.918646</text:p>
          </table:table-cell>
          <table:table-cell/>
          <table:table-cell office:value-type="float" office:value="5.280272" calcext:value-type="float">
            <text:p>5.280272</text:p>
          </table:table-cell>
          <table:table-cell office:value-type="float" office:value="0.016331" calcext:value-type="float">
            <text:p>0.016331</text:p>
          </table:table-cell>
          <table:table-cell office:value-type="float" office:value="0.001477" calcext:value-type="float">
            <text:p>0.001477</text:p>
          </table:table-cell>
          <table:table-cell office:value-type="float" office:value="0.086968" calcext:value-type="float">
            <text:p>0.086968</text:p>
          </table:table-cell>
          <table:table-cell office:value-type="float" office:value="5.173035" calcext:value-type="float">
            <text:p>5.173035</text:p>
          </table:table-cell>
          <table:table-cell/>
          <table:table-cell office:value-type="float" office:value="5.225852" calcext:value-type="float">
            <text:p>5.225852</text:p>
          </table:table-cell>
          <table:table-cell office:value-type="float" office:value="0.015735" calcext:value-type="float">
            <text:p>0.015735</text:p>
          </table:table-cell>
          <table:table-cell office:value-type="float" office:value="0.001592" calcext:value-type="float">
            <text:p>0.001592</text:p>
          </table:table-cell>
          <table:table-cell office:value-type="float" office:value="0.026236" calcext:value-type="float">
            <text:p>0.026236</text:p>
          </table:table-cell>
          <table:table-cell office:value-type="float" office:value="4.918646" calcext:value-type="float">
            <text:p>4.918646</text:p>
          </table:table-cell>
          <table:table-cell/>
          <table:table-cell office:value-type="float" office:value="5.478761" calcext:value-type="float">
            <text:p>5.478761</text:p>
          </table:table-cell>
          <table:table-cell office:value-type="float" office:value="0.017882" calcext:value-type="float">
            <text:p>0.017882</text:p>
          </table:table-cell>
          <table:table-cell office:value-type="float" office:value="0.001481" calcext:value-type="float">
            <text:p>0.001481</text:p>
          </table:table-cell>
          <table:table-cell office:value-type="float" office:value="0.017127" calcext:value-type="float">
            <text:p>0.017127</text:p>
          </table:table-cell>
          <table:table-cell office:value-type="float" office:value="5.43428" calcext:value-type="float">
            <text:p>5.43428</text:p>
          </table:table-cell>
        </table:table-row>
        <table:table-row table:style-name="ro1">
          <table:table-cell office:value-type="string" calcext:value-type="string">
            <text:p>rexi_fd_par_m8192 (00002 threads / 00008 ranks) 16 cores</text:p>
          </table:table-cell>
          <table:table-cell table:style-name="ce4" table:formula="of:=TEXT(MID([.A55]; 14; 4); &quot;#&quot;)" office:value-type="string" office:string-value="8192" calcext:value-type="string">
            <text:p>8192</text:p>
          </table:table-cell>
          <table:table-cell table:style-name="ce4" table:formula="of:=TEXT(MID([.A55]; 20; 5); &quot;#&quot;)" office:value-type="string" office:string-value="2" calcext:value-type="string">
            <text:p>2</text:p>
          </table:table-cell>
          <table:table-cell table:style-name="ce4" table:formula="of:=TEXT(MID([.A55]; 36; 5); &quot;#&quot;)" office:value-type="string" office:string-value="8" calcext:value-type="string">
            <text:p>8</text:p>
          </table:table-cell>
          <table:table-cell table:formula="of:=LEFT(RIGHT([.A55]; LEN([.A55])-48); LEN([.A55])-54)" office:value-type="string" office:string-value="16" calcext:value-type="string">
            <text:p>16</text:p>
          </table:table-cell>
          <table:table-cell table:formula="of:=MIN([.L55];[.R55];[.X55])" office:value-type="float" office:value="10.52182" calcext:value-type="float">
            <text:p>10.52182</text:p>
          </table:table-cell>
          <table:table-cell table:formula="of:=MIN([.M55];[.S55];[.Y55])" office:value-type="float" office:value="0.016123" calcext:value-type="float">
            <text:p>0.016123</text:p>
          </table:table-cell>
          <table:table-cell table:formula="of:=MIN([.N55];[.T55];[.Z55])" office:value-type="float" office:value="0.001416" calcext:value-type="float">
            <text:p>0.001416</text:p>
          </table:table-cell>
          <table:table-cell table:formula="of:=MIN([.O55];[.U55];[.AA55])" office:value-type="float" office:value="0.07346" calcext:value-type="float">
            <text:p>0.07346</text:p>
          </table:table-cell>
          <table:table-cell table:formula="of:=MIN([.P55];[.V55];[.AB55])" office:value-type="float" office:value="9.844115" calcext:value-type="float">
            <text:p>9.844115</text:p>
          </table:table-cell>
          <table:table-cell/>
          <table:table-cell office:value-type="float" office:value="11.133634" calcext:value-type="float">
            <text:p>11.133634</text:p>
          </table:table-cell>
          <table:table-cell office:value-type="float" office:value="0.01682" calcext:value-type="float">
            <text:p>0.01682</text:p>
          </table:table-cell>
          <table:table-cell office:value-type="float" office:value="0.001416" calcext:value-type="float">
            <text:p>0.001416</text:p>
          </table:table-cell>
          <table:table-cell office:value-type="float" office:value="0.685233" calcext:value-type="float">
            <text:p>0.685233</text:p>
          </table:table-cell>
          <table:table-cell office:value-type="float" office:value="10.42689" calcext:value-type="float">
            <text:p>10.42689</text:p>
          </table:table-cell>
          <table:table-cell/>
          <table:table-cell office:value-type="float" office:value="10.52182" calcext:value-type="float">
            <text:p>10.52182</text:p>
          </table:table-cell>
          <table:table-cell office:value-type="float" office:value="0.016123" calcext:value-type="float">
            <text:p>0.016123</text:p>
          </table:table-cell>
          <table:table-cell office:value-type="float" office:value="0.001621" calcext:value-type="float">
            <text:p>0.001621</text:p>
          </table:table-cell>
          <table:table-cell office:value-type="float" office:value="0.07346" calcext:value-type="float">
            <text:p>0.07346</text:p>
          </table:table-cell>
          <table:table-cell office:value-type="float" office:value="9.844115" calcext:value-type="float">
            <text:p>9.844115</text:p>
          </table:table-cell>
          <table:table-cell/>
          <table:table-cell office:value-type="float" office:value="10.929073" calcext:value-type="float">
            <text:p>10.929073</text:p>
          </table:table-cell>
          <table:table-cell office:value-type="float" office:value="0.017236" calcext:value-type="float">
            <text:p>0.017236</text:p>
          </table:table-cell>
          <table:table-cell office:value-type="float" office:value="0.001656" calcext:value-type="float">
            <text:p>0.001656</text:p>
          </table:table-cell>
          <table:table-cell office:value-type="float" office:value="0.096133" calcext:value-type="float">
            <text:p>0.096133</text:p>
          </table:table-cell>
          <table:table-cell office:value-type="float" office:value="10.137421" calcext:value-type="float">
            <text:p>10.137421</text:p>
          </table:table-cell>
        </table:table-row>
        <table:table-row table:style-name="ro1">
          <table:table-cell office:value-type="string" calcext:value-type="string">
            <text:p>rexi_fd_par_m2048 (00002 threads / 00014 ranks) 28 cores</text:p>
          </table:table-cell>
          <table:table-cell table:style-name="ce4" table:formula="of:=TEXT(MID([.A56]; 14; 4); &quot;#&quot;)" office:value-type="string" office:string-value="2048" calcext:value-type="string">
            <text:p>2048</text:p>
          </table:table-cell>
          <table:table-cell table:style-name="ce4" table:formula="of:=TEXT(MID([.A56]; 20; 5); &quot;#&quot;)" office:value-type="string" office:string-value="2" calcext:value-type="string">
            <text:p>2</text:p>
          </table:table-cell>
          <table:table-cell table:style-name="ce4" table:formula="of:=TEXT(MID([.A56]; 36; 5); &quot;#&quot;)" office:value-type="string" office:string-value="14" calcext:value-type="string">
            <text:p>14</text:p>
          </table:table-cell>
          <table:table-cell table:formula="of:=LEFT(RIGHT([.A56]; LEN([.A56])-48); LEN([.A56])-54)" office:value-type="string" office:string-value="28" calcext:value-type="string">
            <text:p>28</text:p>
          </table:table-cell>
          <table:table-cell table:formula="of:=MIN([.L56];[.R56];[.X56])" office:value-type="float" office:value="2.044559" calcext:value-type="float">
            <text:p>2.044559</text:p>
          </table:table-cell>
          <table:table-cell table:formula="of:=MIN([.M56];[.S56];[.Y56])" office:value-type="float" office:value="0.021219" calcext:value-type="float">
            <text:p>0.021219</text:p>
          </table:table-cell>
          <table:table-cell table:formula="of:=MIN([.N56];[.T56];[.Z56])" office:value-type="float" office:value="0.001492" calcext:value-type="float">
            <text:p>0.001492</text:p>
          </table:table-cell>
          <table:table-cell table:formula="of:=MIN([.O56];[.U56];[.AA56])" office:value-type="float" office:value="0.041467" calcext:value-type="float">
            <text:p>0.041467</text:p>
          </table:table-cell>
          <table:table-cell table:formula="of:=MIN([.P56];[.V56];[.AB56])" office:value-type="float" office:value="1.885885" calcext:value-type="float">
            <text:p>1.885885</text:p>
          </table:table-cell>
          <table:table-cell/>
          <table:table-cell office:value-type="float" office:value="2.157622" calcext:value-type="float">
            <text:p>2.157622</text:p>
          </table:table-cell>
          <table:table-cell office:value-type="float" office:value="0.024303" calcext:value-type="float">
            <text:p>0.024303</text:p>
          </table:table-cell>
          <table:table-cell office:value-type="float" office:value="0.001492" calcext:value-type="float">
            <text:p>0.001492</text:p>
          </table:table-cell>
          <table:table-cell office:value-type="float" office:value="0.153728" calcext:value-type="float">
            <text:p>0.153728</text:p>
          </table:table-cell>
          <table:table-cell office:value-type="float" office:value="1.968268" calcext:value-type="float">
            <text:p>1.968268</text:p>
          </table:table-cell>
          <table:table-cell/>
          <table:table-cell office:value-type="float" office:value="2.141301" calcext:value-type="float">
            <text:p>2.141301</text:p>
          </table:table-cell>
          <table:table-cell office:value-type="float" office:value="0.022615" calcext:value-type="float">
            <text:p>0.022615</text:p>
          </table:table-cell>
          <table:table-cell office:value-type="float" office:value="0.001602" calcext:value-type="float">
            <text:p>0.001602</text:p>
          </table:table-cell>
          <table:table-cell office:value-type="float" office:value="0.10723" calcext:value-type="float">
            <text:p>0.10723</text:p>
          </table:table-cell>
          <table:table-cell office:value-type="float" office:value="1.952351" calcext:value-type="float">
            <text:p>1.952351</text:p>
          </table:table-cell>
          <table:table-cell/>
          <table:table-cell office:value-type="float" office:value="2.044559" calcext:value-type="float">
            <text:p>2.044559</text:p>
          </table:table-cell>
          <table:table-cell office:value-type="float" office:value="0.021219" calcext:value-type="float">
            <text:p>0.021219</text:p>
          </table:table-cell>
          <table:table-cell office:value-type="float" office:value="0.001651" calcext:value-type="float">
            <text:p>0.001651</text:p>
          </table:table-cell>
          <table:table-cell office:value-type="float" office:value="0.041467" calcext:value-type="float">
            <text:p>0.041467</text:p>
          </table:table-cell>
          <table:table-cell office:value-type="float" office:value="1.885885" calcext:value-type="float">
            <text:p>1.885885</text:p>
          </table:table-cell>
        </table:table-row>
        <table:table-row table:style-name="ro1">
          <table:table-cell office:value-type="string" calcext:value-type="string">
            <text:p>rexi_fd_par_m4096 (00002 threads / 00014 ranks) 28 cores</text:p>
          </table:table-cell>
          <table:table-cell table:style-name="ce4" table:formula="of:=TEXT(MID([.A57]; 14; 4); &quot;#&quot;)" office:value-type="string" office:string-value="4096" calcext:value-type="string">
            <text:p>4096</text:p>
          </table:table-cell>
          <table:table-cell table:style-name="ce4" table:formula="of:=TEXT(MID([.A57]; 20; 5); &quot;#&quot;)" office:value-type="string" office:string-value="2" calcext:value-type="string">
            <text:p>2</text:p>
          </table:table-cell>
          <table:table-cell table:style-name="ce4" table:formula="of:=TEXT(MID([.A57]; 36; 5); &quot;#&quot;)" office:value-type="string" office:string-value="14" calcext:value-type="string">
            <text:p>14</text:p>
          </table:table-cell>
          <table:table-cell table:formula="of:=LEFT(RIGHT([.A57]; LEN([.A57])-48); LEN([.A57])-54)" office:value-type="string" office:string-value="28" calcext:value-type="string">
            <text:p>28</text:p>
          </table:table-cell>
          <table:table-cell table:formula="of:=MIN([.L57];[.R57];[.X57])" office:value-type="float" office:value="3.99375" calcext:value-type="float">
            <text:p>3.99375</text:p>
          </table:table-cell>
          <table:table-cell table:formula="of:=MIN([.M57];[.S57];[.Y57])" office:value-type="float" office:value="0.022449" calcext:value-type="float">
            <text:p>0.022449</text:p>
          </table:table-cell>
          <table:table-cell table:formula="of:=MIN([.N57];[.T57];[.Z57])" office:value-type="float" office:value="0.001469" calcext:value-type="float">
            <text:p>0.001469</text:p>
          </table:table-cell>
          <table:table-cell table:formula="of:=MIN([.O57];[.U57];[.AA57])" office:value-type="float" office:value="0.092821" calcext:value-type="float">
            <text:p>0.092821</text:p>
          </table:table-cell>
          <table:table-cell table:formula="of:=MIN([.P57];[.V57];[.AB57])" office:value-type="float" office:value="3.849694" calcext:value-type="float">
            <text:p>3.849694</text:p>
          </table:table-cell>
          <table:table-cell/>
          <table:table-cell office:value-type="float" office:value="4.182985" calcext:value-type="float">
            <text:p>4.182985</text:p>
          </table:table-cell>
          <table:table-cell office:value-type="float" office:value="0.024366" calcext:value-type="float">
            <text:p>0.024366</text:p>
          </table:table-cell>
          <table:table-cell office:value-type="float" office:value="0.001469" calcext:value-type="float">
            <text:p>0.001469</text:p>
          </table:table-cell>
          <table:table-cell office:value-type="float" office:value="0.237107" calcext:value-type="float">
            <text:p>0.237107</text:p>
          </table:table-cell>
          <table:table-cell office:value-type="float" office:value="3.912729" calcext:value-type="float">
            <text:p>3.912729</text:p>
          </table:table-cell>
          <table:table-cell/>
          <table:table-cell office:value-type="float" office:value="4.23335" calcext:value-type="float">
            <text:p>4.23335</text:p>
          </table:table-cell>
          <table:table-cell office:value-type="float" office:value="0.022449" calcext:value-type="float">
            <text:p>0.022449</text:p>
          </table:table-cell>
          <table:table-cell office:value-type="float" office:value="0.001589" calcext:value-type="float">
            <text:p>0.001589</text:p>
          </table:table-cell>
          <table:table-cell office:value-type="float" office:value="0.219462" calcext:value-type="float">
            <text:p>0.219462</text:p>
          </table:table-cell>
          <table:table-cell office:value-type="float" office:value="3.849694" calcext:value-type="float">
            <text:p>3.849694</text:p>
          </table:table-cell>
          <table:table-cell/>
          <table:table-cell office:value-type="float" office:value="3.99375" calcext:value-type="float">
            <text:p>3.99375</text:p>
          </table:table-cell>
          <table:table-cell office:value-type="float" office:value="0.023426" calcext:value-type="float">
            <text:p>0.023426</text:p>
          </table:table-cell>
          <table:table-cell office:value-type="float" office:value="0.001547" calcext:value-type="float">
            <text:p>0.001547</text:p>
          </table:table-cell>
          <table:table-cell office:value-type="float" office:value="0.092821" calcext:value-type="float">
            <text:p>0.092821</text:p>
          </table:table-cell>
          <table:table-cell office:value-type="float" office:value="3.87217" calcext:value-type="float">
            <text:p>3.87217</text:p>
          </table:table-cell>
        </table:table-row>
        <table:table-row table:style-name="ro1">
          <table:table-cell office:value-type="string" calcext:value-type="string">
            <text:p>rexi_fd_par_m8192 (00002 threads / 00014 ranks) 28 cores</text:p>
          </table:table-cell>
          <table:table-cell table:style-name="ce4" table:formula="of:=TEXT(MID([.A58]; 14; 4); &quot;#&quot;)" office:value-type="string" office:string-value="8192" calcext:value-type="string">
            <text:p>8192</text:p>
          </table:table-cell>
          <table:table-cell table:style-name="ce4" table:formula="of:=TEXT(MID([.A58]; 20; 5); &quot;#&quot;)" office:value-type="string" office:string-value="2" calcext:value-type="string">
            <text:p>2</text:p>
          </table:table-cell>
          <table:table-cell table:style-name="ce4" table:formula="of:=TEXT(MID([.A58]; 36; 5); &quot;#&quot;)" office:value-type="string" office:string-value="14" calcext:value-type="string">
            <text:p>14</text:p>
          </table:table-cell>
          <table:table-cell table:formula="of:=LEFT(RIGHT([.A58]; LEN([.A58])-48); LEN([.A58])-54)" office:value-type="string" office:string-value="28" calcext:value-type="string">
            <text:p>28</text:p>
          </table:table-cell>
          <table:table-cell table:formula="of:=MIN([.L58];[.R58];[.X58])" office:value-type="float" office:value="7.885624" calcext:value-type="float">
            <text:p>7.885624</text:p>
          </table:table-cell>
          <table:table-cell table:formula="of:=MIN([.M58];[.S58];[.Y58])" office:value-type="float" office:value="0.021541" calcext:value-type="float">
            <text:p>0.021541</text:p>
          </table:table-cell>
          <table:table-cell table:formula="of:=MIN([.N58];[.T58];[.Z58])" office:value-type="float" office:value="0.001458" calcext:value-type="float">
            <text:p>0.001458</text:p>
          </table:table-cell>
          <table:table-cell table:formula="of:=MIN([.O58];[.U58];[.AA58])" office:value-type="float" office:value="0.204275" calcext:value-type="float">
            <text:p>0.204275</text:p>
          </table:table-cell>
          <table:table-cell table:formula="of:=MIN([.P58];[.V58];[.AB58])" office:value-type="float" office:value="7.649948" calcext:value-type="float">
            <text:p>7.649948</text:p>
          </table:table-cell>
          <table:table-cell/>
          <table:table-cell office:value-type="float" office:value="8.332942" calcext:value-type="float">
            <text:p>8.332942</text:p>
          </table:table-cell>
          <table:table-cell office:value-type="float" office:value="0.022514" calcext:value-type="float">
            <text:p>0.022514</text:p>
          </table:table-cell>
          <table:table-cell office:value-type="float" office:value="0.001501" calcext:value-type="float">
            <text:p>0.001501</text:p>
          </table:table-cell>
          <table:table-cell office:value-type="float" office:value="0.58663" calcext:value-type="float">
            <text:p>0.58663</text:p>
          </table:table-cell>
          <table:table-cell office:value-type="float" office:value="7.71587" calcext:value-type="float">
            <text:p>7.71587</text:p>
          </table:table-cell>
          <table:table-cell/>
          <table:table-cell office:value-type="float" office:value="7.885624" calcext:value-type="float">
            <text:p>7.885624</text:p>
          </table:table-cell>
          <table:table-cell office:value-type="float" office:value="0.021541" calcext:value-type="float">
            <text:p>0.021541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204275" calcext:value-type="float">
            <text:p>0.204275</text:p>
          </table:table-cell>
          <table:table-cell office:value-type="float" office:value="7.649948" calcext:value-type="float">
            <text:p>7.649948</text:p>
          </table:table-cell>
          <table:table-cell/>
          <table:table-cell office:value-type="float" office:value="8.361696" calcext:value-type="float">
            <text:p>8.361696</text:p>
          </table:table-cell>
          <table:table-cell office:value-type="float" office:value="0.023552" calcext:value-type="float">
            <text:p>0.023552</text:p>
          </table:table-cell>
          <table:table-cell office:value-type="float" office:value="0.001492" calcext:value-type="float">
            <text:p>0.001492</text:p>
          </table:table-cell>
          <table:table-cell office:value-type="float" office:value="0.655214" calcext:value-type="float">
            <text:p>0.655214</text:p>
          </table:table-cell>
          <table:table-cell office:value-type="float" office:value="7.672347" calcext:value-type="float">
            <text:p>7.672347</text:p>
          </table:table-cell>
        </table:table-row>
        <table:table-row table:style-name="ro1">
          <table:table-cell office:value-type="string" calcext:value-type="string">
            <text:p>rexi_fd_par_m2048 (00002 threads / 00028 ranks) 56 cores</text:p>
          </table:table-cell>
          <table:table-cell table:style-name="ce4" table:formula="of:=TEXT(MID([.A59]; 14; 4); &quot;#&quot;)" office:value-type="string" office:string-value="2048" calcext:value-type="string">
            <text:p>2048</text:p>
          </table:table-cell>
          <table:table-cell table:style-name="ce4" table:formula="of:=TEXT(MID([.A59]; 20; 5); &quot;#&quot;)" office:value-type="string" office:string-value="2" calcext:value-type="string">
            <text:p>2</text:p>
          </table:table-cell>
          <table:table-cell table:style-name="ce4" table:formula="of:=TEXT(MID([.A59]; 36; 5); &quot;#&quot;)" office:value-type="string" office:string-value="28" calcext:value-type="string">
            <text:p>28</text:p>
          </table:table-cell>
          <table:table-cell table:formula="of:=LEFT(RIGHT([.A59]; LEN([.A59])-48); LEN([.A59])-54)" office:value-type="string" office:string-value="56" calcext:value-type="string">
            <text:p>56</text:p>
          </table:table-cell>
          <table:table-cell table:formula="of:=MIN([.L59];[.R59];[.X59])" office:value-type="float" office:value="1.103707" calcext:value-type="float">
            <text:p>1.103707</text:p>
          </table:table-cell>
          <table:table-cell table:formula="of:=MIN([.M59];[.S59];[.Y59])" office:value-type="float" office:value="0.023514" calcext:value-type="float">
            <text:p>0.023514</text:p>
          </table:table-cell>
          <table:table-cell table:formula="of:=MIN([.N59];[.T59];[.Z59])" office:value-type="float" office:value="0.007969" calcext:value-type="float">
            <text:p>0.007969</text:p>
          </table:table-cell>
          <table:table-cell table:formula="of:=MIN([.O59];[.U59];[.AA59])" office:value-type="float" office:value="0.064457" calcext:value-type="float">
            <text:p>0.064457</text:p>
          </table:table-cell>
          <table:table-cell table:formula="of:=MIN([.P59];[.V59];[.AB59])" office:value-type="float" office:value="0.962217" calcext:value-type="float">
            <text:p>0.962217</text:p>
          </table:table-cell>
          <table:table-cell/>
          <table:table-cell office:value-type="float" office:value="1.11561" calcext:value-type="float">
            <text:p>1.11561</text:p>
          </table:table-cell>
          <table:table-cell office:value-type="float" office:value="0.024196" calcext:value-type="float">
            <text:p>0.024196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0.064457" calcext:value-type="float">
            <text:p>0.064457</text:p>
          </table:table-cell>
          <table:table-cell office:value-type="float" office:value="0.999105" calcext:value-type="float">
            <text:p>0.999105</text:p>
          </table:table-cell>
          <table:table-cell/>
          <table:table-cell office:value-type="float" office:value="1.103707" calcext:value-type="float">
            <text:p>1.103707</text:p>
          </table:table-cell>
          <table:table-cell office:value-type="float" office:value="0.023514" calcext:value-type="float">
            <text:p>0.023514</text:p>
          </table:table-cell>
          <table:table-cell office:value-type="float" office:value="0.008146" calcext:value-type="float">
            <text:p>0.008146</text:p>
          </table:table-cell>
          <table:table-cell office:value-type="float" office:value="0.073905" calcext:value-type="float">
            <text:p>0.073905</text:p>
          </table:table-cell>
          <table:table-cell office:value-type="float" office:value="0.962217" calcext:value-type="float">
            <text:p>0.962217</text:p>
          </table:table-cell>
          <table:table-cell/>
          <table:table-cell office:value-type="float" office:value="1.109446" calcext:value-type="float">
            <text:p>1.109446</text:p>
          </table:table-cell>
          <table:table-cell office:value-type="float" office:value="0.023534" calcext:value-type="float">
            <text:p>0.023534</text:p>
          </table:table-cell>
          <table:table-cell office:value-type="float" office:value="0.007969" calcext:value-type="float">
            <text:p>0.007969</text:p>
          </table:table-cell>
          <table:table-cell office:value-type="float" office:value="0.066688" calcext:value-type="float">
            <text:p>0.066688</text:p>
          </table:table-cell>
          <table:table-cell office:value-type="float" office:value="0.984604" calcext:value-type="float">
            <text:p>0.984604</text:p>
          </table:table-cell>
        </table:table-row>
        <table:table-row table:style-name="ro1">
          <table:table-cell office:value-type="string" calcext:value-type="string">
            <text:p>rexi_fd_par_m4096 (00002 threads / 00028 ranks) 56 cores</text:p>
          </table:table-cell>
          <table:table-cell table:style-name="ce4" table:formula="of:=TEXT(MID([.A60]; 14; 4); &quot;#&quot;)" office:value-type="string" office:string-value="4096" calcext:value-type="string">
            <text:p>4096</text:p>
          </table:table-cell>
          <table:table-cell table:style-name="ce4" table:formula="of:=TEXT(MID([.A60]; 20; 5); &quot;#&quot;)" office:value-type="string" office:string-value="2" calcext:value-type="string">
            <text:p>2</text:p>
          </table:table-cell>
          <table:table-cell table:style-name="ce4" table:formula="of:=TEXT(MID([.A60]; 36; 5); &quot;#&quot;)" office:value-type="string" office:string-value="28" calcext:value-type="string">
            <text:p>28</text:p>
          </table:table-cell>
          <table:table-cell table:formula="of:=LEFT(RIGHT([.A60]; LEN([.A60])-48); LEN([.A60])-54)" office:value-type="string" office:string-value="56" calcext:value-type="string">
            <text:p>56</text:p>
          </table:table-cell>
          <table:table-cell table:formula="of:=MIN([.L60];[.R60];[.X60])" office:value-type="float" office:value="2.146075" calcext:value-type="float">
            <text:p>2.146075</text:p>
          </table:table-cell>
          <table:table-cell table:formula="of:=MIN([.M60];[.S60];[.Y60])" office:value-type="float" office:value="0.023009" calcext:value-type="float">
            <text:p>0.023009</text:p>
          </table:table-cell>
          <table:table-cell table:formula="of:=MIN([.N60];[.T60];[.Z60])" office:value-type="float" office:value="0.008041" calcext:value-type="float">
            <text:p>0.008041</text:p>
          </table:table-cell>
          <table:table-cell table:formula="of:=MIN([.O60];[.U60];[.AA60])" office:value-type="float" office:value="0.127918" calcext:value-type="float">
            <text:p>0.127918</text:p>
          </table:table-cell>
          <table:table-cell table:formula="of:=MIN([.P60];[.V60];[.AB60])" office:value-type="float" office:value="1.919928" calcext:value-type="float">
            <text:p>1.919928</text:p>
          </table:table-cell>
          <table:table-cell/>
          <table:table-cell office:value-type="float" office:value="2.167839" calcext:value-type="float">
            <text:p>2.167839</text:p>
          </table:table-cell>
          <table:table-cell office:value-type="float" office:value="0.02457" calcext:value-type="float">
            <text:p>0.02457</text:p>
          </table:table-cell>
          <table:table-cell office:value-type="float" office:value="0.008041" calcext:value-type="float">
            <text:p>0.008041</text:p>
          </table:table-cell>
          <table:table-cell office:value-type="float" office:value="0.150946" calcext:value-type="float">
            <text:p>0.150946</text:p>
          </table:table-cell>
          <table:table-cell office:value-type="float" office:value="1.97169" calcext:value-type="float">
            <text:p>1.97169</text:p>
          </table:table-cell>
          <table:table-cell/>
          <table:table-cell office:value-type="float" office:value="2.146075" calcext:value-type="float">
            <text:p>2.146075</text:p>
          </table:table-cell>
          <table:table-cell office:value-type="float" office:value="0.023009" calcext:value-type="float">
            <text:p>0.023009</text:p>
          </table:table-cell>
          <table:table-cell office:value-type="float" office:value="0.008088" calcext:value-type="float">
            <text:p>0.008088</text:p>
          </table:table-cell>
          <table:table-cell office:value-type="float" office:value="0.127918" calcext:value-type="float">
            <text:p>0.127918</text:p>
          </table:table-cell>
          <table:table-cell office:value-type="float" office:value="1.919928" calcext:value-type="float">
            <text:p>1.919928</text:p>
          </table:table-cell>
          <table:table-cell/>
          <table:table-cell office:value-type="float" office:value="2.167643" calcext:value-type="float">
            <text:p>2.167643</text:p>
          </table:table-cell>
          <table:table-cell office:value-type="float" office:value="0.024959" calcext:value-type="float">
            <text:p>0.024959</text:p>
          </table:table-cell>
          <table:table-cell office:value-type="float" office:value="0.008115" calcext:value-type="float">
            <text:p>0.008115</text:p>
          </table:table-cell>
          <table:table-cell office:value-type="float" office:value="0.148335" calcext:value-type="float">
            <text:p>0.148335</text:p>
          </table:table-cell>
          <table:table-cell office:value-type="float" office:value="1.977003" calcext:value-type="float">
            <text:p>1.977003</text:p>
          </table:table-cell>
        </table:table-row>
        <table:table-row table:style-name="ro1">
          <table:table-cell office:value-type="string" calcext:value-type="string">
            <text:p>rexi_fd_par_m8192 (00002 threads / 00028 ranks) 56 cores</text:p>
          </table:table-cell>
          <table:table-cell table:style-name="ce4" table:formula="of:=TEXT(MID([.A61]; 14; 4); &quot;#&quot;)" office:value-type="string" office:string-value="8192" calcext:value-type="string">
            <text:p>8192</text:p>
          </table:table-cell>
          <table:table-cell table:style-name="ce4" table:formula="of:=TEXT(MID([.A61]; 20; 5); &quot;#&quot;)" office:value-type="string" office:string-value="2" calcext:value-type="string">
            <text:p>2</text:p>
          </table:table-cell>
          <table:table-cell table:style-name="ce4" table:formula="of:=TEXT(MID([.A61]; 36; 5); &quot;#&quot;)" office:value-type="string" office:string-value="28" calcext:value-type="string">
            <text:p>28</text:p>
          </table:table-cell>
          <table:table-cell table:formula="of:=LEFT(RIGHT([.A61]; LEN([.A61])-48); LEN([.A61])-54)" office:value-type="string" office:string-value="56" calcext:value-type="string">
            <text:p>56</text:p>
          </table:table-cell>
          <table:table-cell table:formula="of:=MIN([.L61];[.R61];[.X61])" office:value-type="float" office:value="4.228549" calcext:value-type="float">
            <text:p>4.228549</text:p>
          </table:table-cell>
          <table:table-cell table:formula="of:=MIN([.M61];[.S61];[.Y61])" office:value-type="float" office:value="0.021885" calcext:value-type="float">
            <text:p>0.021885</text:p>
          </table:table-cell>
          <table:table-cell table:formula="of:=MIN([.N61];[.T61];[.Z61])" office:value-type="float" office:value="0.008049" calcext:value-type="float">
            <text:p>0.008049</text:p>
          </table:table-cell>
          <table:table-cell table:formula="of:=MIN([.O61];[.U61];[.AA61])" office:value-type="float" office:value="0.282776" calcext:value-type="float">
            <text:p>0.282776</text:p>
          </table:table-cell>
          <table:table-cell table:formula="of:=MIN([.P61];[.V61];[.AB61])" office:value-type="float" office:value="3.749366" calcext:value-type="float">
            <text:p>3.749366</text:p>
          </table:table-cell>
          <table:table-cell/>
          <table:table-cell office:value-type="float" office:value="4.228549" calcext:value-type="float">
            <text:p>4.228549</text:p>
          </table:table-cell>
          <table:table-cell office:value-type="float" office:value="0.021885" calcext:value-type="float">
            <text:p>0.021885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315252" calcext:value-type="float">
            <text:p>0.315252</text:p>
          </table:table-cell>
          <table:table-cell office:value-type="float" office:value="3.749366" calcext:value-type="float">
            <text:p>3.749366</text:p>
          </table:table-cell>
          <table:table-cell/>
          <table:table-cell office:value-type="float" office:value="4.232921" calcext:value-type="float">
            <text:p>4.232921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008471" calcext:value-type="float">
            <text:p>0.008471</text:p>
          </table:table-cell>
          <table:table-cell office:value-type="float" office:value="0.282776" calcext:value-type="float">
            <text:p>0.282776</text:p>
          </table:table-cell>
          <table:table-cell office:value-type="float" office:value="3.910036" calcext:value-type="float">
            <text:p>3.910036</text:p>
          </table:table-cell>
          <table:table-cell/>
          <table:table-cell office:value-type="float" office:value="4.277362" calcext:value-type="float">
            <text:p>4.277362</text:p>
          </table:table-cell>
          <table:table-cell office:value-type="float" office:value="0.023232" calcext:value-type="float">
            <text:p>0.023232</text:p>
          </table:table-cell>
          <table:table-cell office:value-type="float" office:value="0.008049" calcext:value-type="float">
            <text:p>0.008049</text:p>
          </table:table-cell>
          <table:table-cell office:value-type="float" office:value="0.332098" calcext:value-type="float">
            <text:p>0.332098</text:p>
          </table:table-cell>
          <table:table-cell office:value-type="float" office:value="3.836533" calcext:value-type="float">
            <text:p>3.836533</text:p>
          </table:table-cell>
        </table:table-row>
        <table:table-row table:style-name="ro1">
          <table:table-cell office:value-type="string" calcext:value-type="string">
            <text:p>rexi_fd_par_m2048 (00002 threads / 00056 ranks) 112 cores</text:p>
          </table:table-cell>
          <table:table-cell table:style-name="ce4" table:formula="of:=TEXT(MID([.A62]; 14; 4); &quot;#&quot;)" office:value-type="string" office:string-value="2048" calcext:value-type="string">
            <text:p>2048</text:p>
          </table:table-cell>
          <table:table-cell table:style-name="ce4" table:formula="of:=TEXT(MID([.A62]; 20; 5); &quot;#&quot;)" office:value-type="string" office:string-value="2" calcext:value-type="string">
            <text:p>2</text:p>
          </table:table-cell>
          <table:table-cell table:style-name="ce4" table:formula="of:=TEXT(MID([.A62]; 36; 5); &quot;#&quot;)" office:value-type="string" office:string-value="56" calcext:value-type="string">
            <text:p>56</text:p>
          </table:table-cell>
          <table:table-cell table:formula="of:=LEFT(RIGHT([.A62]; LEN([.A62])-48); LEN([.A62])-54)" office:value-type="string" office:string-value="112" calcext:value-type="string">
            <text:p>112</text:p>
          </table:table-cell>
          <table:table-cell table:formula="of:=MIN([.L62];[.R62];[.X62])" office:value-type="float" office:value="0.607948" calcext:value-type="float">
            <text:p>0.607948</text:p>
          </table:table-cell>
          <table:table-cell table:formula="of:=MIN([.M62];[.S62];[.Y62])" office:value-type="float" office:value="0.023427" calcext:value-type="float">
            <text:p>0.023427</text:p>
          </table:table-cell>
          <table:table-cell table:formula="of:=MIN([.N62];[.T62];[.Z62])" office:value-type="float" office:value="0.010472" calcext:value-type="float">
            <text:p>0.010472</text:p>
          </table:table-cell>
          <table:table-cell table:formula="of:=MIN([.O62];[.U62];[.AA62])" office:value-type="float" office:value="0.028937" calcext:value-type="float">
            <text:p>0.028937</text:p>
          </table:table-cell>
          <table:table-cell table:formula="of:=MIN([.P62];[.V62];[.AB62])" office:value-type="float" office:value="0.509326" calcext:value-type="float">
            <text:p>0.509326</text:p>
          </table:table-cell>
          <table:table-cell/>
          <table:table-cell office:value-type="float" office:value="0.607948" calcext:value-type="float">
            <text:p>0.607948</text:p>
          </table:table-cell>
          <table:table-cell office:value-type="float" office:value="0.024998" calcext:value-type="float">
            <text:p>0.024998</text:p>
          </table:table-cell>
          <table:table-cell office:value-type="float" office:value="0.010521" calcext:value-type="float">
            <text:p>0.010521</text:p>
          </table:table-cell>
          <table:table-cell office:value-type="float" office:value="0.028937" calcext:value-type="float">
            <text:p>0.028937</text:p>
          </table:table-cell>
          <table:table-cell office:value-type="float" office:value="0.523178" calcext:value-type="float">
            <text:p>0.523178</text:p>
          </table:table-cell>
          <table:table-cell/>
          <table:table-cell office:value-type="float" office:value="0.613834" calcext:value-type="float">
            <text:p>0.613834</text:p>
          </table:table-cell>
          <table:table-cell office:value-type="float" office:value="0.023427" calcext:value-type="float">
            <text:p>0.023427</text:p>
          </table:table-cell>
          <table:table-cell office:value-type="float" office:value="0.010521" calcext:value-type="float">
            <text:p>0.010521</text:p>
          </table:table-cell>
          <table:table-cell office:value-type="float" office:value="0.046304" calcext:value-type="float">
            <text:p>0.046304</text:p>
          </table:table-cell>
          <table:table-cell office:value-type="float" office:value="0.509326" calcext:value-type="float">
            <text:p>0.509326</text:p>
          </table:table-cell>
          <table:table-cell/>
          <table:table-cell office:value-type="float" office:value="0.663548" calcext:value-type="float">
            <text:p>0.663548</text:p>
          </table:table-cell>
          <table:table-cell office:value-type="float" office:value="0.025198" calcext:value-type="float">
            <text:p>0.025198</text:p>
          </table:table-cell>
          <table:table-cell office:value-type="float" office:value="0.010472" calcext:value-type="float">
            <text:p>0.010472</text:p>
          </table:table-cell>
          <table:table-cell office:value-type="float" office:value="0.091605" calcext:value-type="float">
            <text:p>0.091605</text:p>
          </table:table-cell>
          <table:table-cell office:value-type="float" office:value="0.528541" calcext:value-type="float">
            <text:p>0.528541</text:p>
          </table:table-cell>
        </table:table-row>
        <table:table-row table:style-name="ro1">
          <table:table-cell office:value-type="string" calcext:value-type="string">
            <text:p>rexi_fd_par_m4096 (00002 threads / 00056 ranks) 112 cores</text:p>
          </table:table-cell>
          <table:table-cell table:style-name="ce4" table:formula="of:=TEXT(MID([.A63]; 14; 4); &quot;#&quot;)" office:value-type="string" office:string-value="4096" calcext:value-type="string">
            <text:p>4096</text:p>
          </table:table-cell>
          <table:table-cell table:style-name="ce4" table:formula="of:=TEXT(MID([.A63]; 20; 5); &quot;#&quot;)" office:value-type="string" office:string-value="2" calcext:value-type="string">
            <text:p>2</text:p>
          </table:table-cell>
          <table:table-cell table:style-name="ce4" table:formula="of:=TEXT(MID([.A63]; 36; 5); &quot;#&quot;)" office:value-type="string" office:string-value="56" calcext:value-type="string">
            <text:p>56</text:p>
          </table:table-cell>
          <table:table-cell table:formula="of:=LEFT(RIGHT([.A63]; LEN([.A63])-48); LEN([.A63])-54)" office:value-type="string" office:string-value="112" calcext:value-type="string">
            <text:p>112</text:p>
          </table:table-cell>
          <table:table-cell table:formula="of:=MIN([.L63];[.R63];[.X63])" office:value-type="float" office:value="1.144685" calcext:value-type="float">
            <text:p>1.144685</text:p>
          </table:table-cell>
          <table:table-cell table:formula="of:=MIN([.M63];[.S63];[.Y63])" office:value-type="float" office:value="0.022395" calcext:value-type="float">
            <text:p>0.022395</text:p>
          </table:table-cell>
          <table:table-cell table:formula="of:=MIN([.N63];[.T63];[.Z63])" office:value-type="float" office:value="0.01027" calcext:value-type="float">
            <text:p>0.01027</text:p>
          </table:table-cell>
          <table:table-cell table:formula="of:=MIN([.O63];[.U63];[.AA63])" office:value-type="float" office:value="0.086884" calcext:value-type="float">
            <text:p>0.086884</text:p>
          </table:table-cell>
          <table:table-cell table:formula="of:=MIN([.P63];[.V63];[.AB63])" office:value-type="float" office:value="0.960749" calcext:value-type="float">
            <text:p>0.960749</text:p>
          </table:table-cell>
          <table:table-cell/>
          <table:table-cell office:value-type="float" office:value="1.147527" calcext:value-type="float">
            <text:p>1.147527</text:p>
          </table:table-cell>
          <table:table-cell office:value-type="float" office:value="0.023897" calcext:value-type="float">
            <text:p>0.023897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86884" calcext:value-type="float">
            <text:p>0.086884</text:p>
          </table:table-cell>
          <table:table-cell office:value-type="float" office:value="0.98615" calcext:value-type="float">
            <text:p>0.98615</text:p>
          </table:table-cell>
          <table:table-cell/>
          <table:table-cell office:value-type="float" office:value="1.144685" calcext:value-type="float">
            <text:p>1.144685</text:p>
          </table:table-cell>
          <table:table-cell office:value-type="float" office:value="0.023429" calcext:value-type="float">
            <text:p>0.023429</text:p>
          </table:table-cell>
          <table:table-cell office:value-type="float" office:value="0.010519" calcext:value-type="float">
            <text:p>0.010519</text:p>
          </table:table-cell>
          <table:table-cell office:value-type="float" office:value="0.112008" calcext:value-type="float">
            <text:p>0.112008</text:p>
          </table:table-cell>
          <table:table-cell office:value-type="float" office:value="0.960749" calcext:value-type="float">
            <text:p>0.960749</text:p>
          </table:table-cell>
          <table:table-cell/>
          <table:table-cell office:value-type="float" office:value="1.191759" calcext:value-type="float">
            <text:p>1.191759</text:p>
          </table:table-cell>
          <table:table-cell office:value-type="float" office:value="0.022395" calcext:value-type="float">
            <text:p>0.022395</text:p>
          </table:table-cell>
          <table:table-cell office:value-type="float" office:value="0.010339" calcext:value-type="float">
            <text:p>0.010339</text:p>
          </table:table-cell>
          <table:table-cell office:value-type="float" office:value="0.147912" calcext:value-type="float">
            <text:p>0.147912</text:p>
          </table:table-cell>
          <table:table-cell office:value-type="float" office:value="0.960808" calcext:value-type="float">
            <text:p>0.960808</text:p>
          </table:table-cell>
        </table:table-row>
        <table:table-row table:style-name="ro1">
          <table:table-cell office:value-type="string" calcext:value-type="string">
            <text:p>rexi_fd_par_m8192 (00002 threads / 00056 ranks) 112 cores</text:p>
          </table:table-cell>
          <table:table-cell table:style-name="ce4" table:formula="of:=TEXT(MID([.A64]; 14; 4); &quot;#&quot;)" office:value-type="string" office:string-value="8192" calcext:value-type="string">
            <text:p>8192</text:p>
          </table:table-cell>
          <table:table-cell table:style-name="ce4" table:formula="of:=TEXT(MID([.A64]; 20; 5); &quot;#&quot;)" office:value-type="string" office:string-value="2" calcext:value-type="string">
            <text:p>2</text:p>
          </table:table-cell>
          <table:table-cell table:style-name="ce4" table:formula="of:=TEXT(MID([.A64]; 36; 5); &quot;#&quot;)" office:value-type="string" office:string-value="56" calcext:value-type="string">
            <text:p>56</text:p>
          </table:table-cell>
          <table:table-cell table:formula="of:=LEFT(RIGHT([.A64]; LEN([.A64])-48); LEN([.A64])-54)" office:value-type="string" office:string-value="112" calcext:value-type="string">
            <text:p>112</text:p>
          </table:table-cell>
          <table:table-cell table:formula="of:=MIN([.L64];[.R64];[.X64])" office:value-type="float" office:value="2.184221" calcext:value-type="float">
            <text:p>2.184221</text:p>
          </table:table-cell>
          <table:table-cell table:formula="of:=MIN([.M64];[.S64];[.Y64])" office:value-type="float" office:value="0.022465" calcext:value-type="float">
            <text:p>0.022465</text:p>
          </table:table-cell>
          <table:table-cell table:formula="of:=MIN([.N64];[.T64];[.Z64])" office:value-type="float" office:value="0.010413" calcext:value-type="float">
            <text:p>0.010413</text:p>
          </table:table-cell>
          <table:table-cell table:formula="of:=MIN([.O64];[.U64];[.AA64])" office:value-type="float" office:value="0.158143" calcext:value-type="float">
            <text:p>0.158143</text:p>
          </table:table-cell>
          <table:table-cell table:formula="of:=MIN([.P64];[.V64];[.AB64])" office:value-type="float" office:value="1.888089" calcext:value-type="float">
            <text:p>1.888089</text:p>
          </table:table-cell>
          <table:table-cell/>
          <table:table-cell office:value-type="float" office:value="2.207684" calcext:value-type="float">
            <text:p>2.207684</text:p>
          </table:table-cell>
          <table:table-cell office:value-type="float" office:value="0.024562" calcext:value-type="float">
            <text:p>0.024562</text:p>
          </table:table-cell>
          <table:table-cell office:value-type="float" office:value="0.010538" calcext:value-type="float">
            <text:p>0.010538</text:p>
          </table:table-cell>
          <table:table-cell office:value-type="float" office:value="0.171569" calcext:value-type="float">
            <text:p>0.171569</text:p>
          </table:table-cell>
          <table:table-cell office:value-type="float" office:value="1.99923" calcext:value-type="float">
            <text:p>1.99923</text:p>
          </table:table-cell>
          <table:table-cell/>
          <table:table-cell office:value-type="float" office:value="2.213864" calcext:value-type="float">
            <text:p>2.213864</text:p>
          </table:table-cell>
          <table:table-cell office:value-type="float" office:value="0.022465" calcext:value-type="float">
            <text:p>0.022465</text:p>
          </table:table-cell>
          <table:table-cell office:value-type="float" office:value="0.010413" calcext:value-type="float">
            <text:p>0.010413</text:p>
          </table:table-cell>
          <table:table-cell office:value-type="float" office:value="0.158143" calcext:value-type="float">
            <text:p>0.158143</text:p>
          </table:table-cell>
          <table:table-cell office:value-type="float" office:value="1.951807" calcext:value-type="float">
            <text:p>1.951807</text:p>
          </table:table-cell>
          <table:table-cell/>
          <table:table-cell office:value-type="float" office:value="2.184221" calcext:value-type="float">
            <text:p>2.184221</text:p>
          </table:table-cell>
          <table:table-cell office:value-type="float" office:value="0.023323" calcext:value-type="float">
            <text:p>0.023323</text:p>
          </table:table-cell>
          <table:table-cell office:value-type="float" office:value="0.010542" calcext:value-type="float">
            <text:p>0.010542</text:p>
          </table:table-cell>
          <table:table-cell office:value-type="float" office:value="0.170217" calcext:value-type="float">
            <text:p>0.170217</text:p>
          </table:table-cell>
          <table:table-cell office:value-type="float" office:value="1.888089" calcext:value-type="float">
            <text:p>1.888089</text:p>
          </table:table-cell>
        </table:table-row>
        <table:table-row table:style-name="ro1">
          <table:table-cell office:value-type="string" calcext:value-type="string">
            <text:p>rexi_fd_par_m2048 (00002 threads / 00112 ranks) 224 cores</text:p>
          </table:table-cell>
          <table:table-cell table:style-name="ce4" table:formula="of:=TEXT(MID([.A65]; 14; 4); &quot;#&quot;)" office:value-type="string" office:string-value="2048" calcext:value-type="string">
            <text:p>2048</text:p>
          </table:table-cell>
          <table:table-cell table:style-name="ce4" table:formula="of:=TEXT(MID([.A65]; 20; 5); &quot;#&quot;)" office:value-type="string" office:string-value="2" calcext:value-type="string">
            <text:p>2</text:p>
          </table:table-cell>
          <table:table-cell table:style-name="ce4" table:formula="of:=TEXT(MID([.A65]; 36; 5); &quot;#&quot;)" office:value-type="string" office:string-value="112" calcext:value-type="string">
            <text:p>112</text:p>
          </table:table-cell>
          <table:table-cell table:formula="of:=LEFT(RIGHT([.A65]; LEN([.A65])-48); LEN([.A65])-54)" office:value-type="string" office:string-value="224" calcext:value-type="string">
            <text:p>224</text:p>
          </table:table-cell>
          <table:table-cell table:formula="of:=MIN([.L65];[.R65];[.X65])" office:value-type="float" office:value="0.380998" calcext:value-type="float">
            <text:p>0.380998</text:p>
          </table:table-cell>
          <table:table-cell table:formula="of:=MIN([.M65];[.S65];[.Y65])" office:value-type="float" office:value="0.024909" calcext:value-type="float">
            <text:p>0.024909</text:p>
          </table:table-cell>
          <table:table-cell table:formula="of:=MIN([.N65];[.T65];[.Z65])" office:value-type="float" office:value="0.012188" calcext:value-type="float">
            <text:p>0.012188</text:p>
          </table:table-cell>
          <table:table-cell table:formula="of:=MIN([.O65];[.U65];[.AA65])" office:value-type="float" office:value="0.032225" calcext:value-type="float">
            <text:p>0.032225</text:p>
          </table:table-cell>
          <table:table-cell table:formula="of:=MIN([.P65];[.V65];[.AB65])" office:value-type="float" office:value="0.274829" calcext:value-type="float">
            <text:p>0.274829</text:p>
          </table:table-cell>
          <table:table-cell/>
          <table:table-cell office:value-type="float" office:value="0.380998" calcext:value-type="float">
            <text:p>0.380998</text:p>
          </table:table-cell>
          <table:table-cell office:value-type="float" office:value="0.024909" calcext:value-type="float">
            <text:p>0.024909</text:p>
          </table:table-cell>
          <table:table-cell office:value-type="float" office:value="0.012188" calcext:value-type="float">
            <text:p>0.012188</text:p>
          </table:table-cell>
          <table:table-cell office:value-type="float" office:value="0.032225" calcext:value-type="float">
            <text:p>0.032225</text:p>
          </table:table-cell>
          <table:table-cell office:value-type="float" office:value="0.274829" calcext:value-type="float">
            <text:p>0.274829</text:p>
          </table:table-cell>
          <table:table-cell/>
          <table:table-cell office:value-type="float" office:value="0.407229" calcext:value-type="float">
            <text:p>0.407229</text:p>
          </table:table-cell>
          <table:table-cell office:value-type="float" office:value="0.02646" calcext:value-type="float">
            <text:p>0.02646</text:p>
          </table:table-cell>
          <table:table-cell office:value-type="float" office:value="0.012285" calcext:value-type="float">
            <text:p>0.012285</text:p>
          </table:table-cell>
          <table:table-cell office:value-type="float" office:value="0.076924" calcext:value-type="float">
            <text:p>0.076924</text:p>
          </table:table-cell>
          <table:table-cell office:value-type="float" office:value="0.27624" calcext:value-type="float">
            <text:p>0.27624</text:p>
          </table:table-cell>
          <table:table-cell/>
          <table:table-cell office:value-type="float" office:value="0.384131" calcext:value-type="float">
            <text:p>0.384131</text:p>
          </table:table-cell>
          <table:table-cell office:value-type="float" office:value="0.026643" calcext:value-type="float">
            <text:p>0.026643</text:p>
          </table:table-cell>
          <table:table-cell office:value-type="float" office:value="0.01255" calcext:value-type="float">
            <text:p>0.01255</text:p>
          </table:table-cell>
          <table:table-cell office:value-type="float" office:value="0.048561" calcext:value-type="float">
            <text:p>0.048561</text:p>
          </table:table-cell>
          <table:table-cell office:value-type="float" office:value="0.281693" calcext:value-type="float">
            <text:p>0.281693</text:p>
          </table:table-cell>
        </table:table-row>
        <table:table-row table:style-name="ro1">
          <table:table-cell office:value-type="string" calcext:value-type="string">
            <text:p>rexi_fd_par_m4096 (00002 threads / 00112 ranks) 224 cores</text:p>
          </table:table-cell>
          <table:table-cell table:style-name="ce4" table:formula="of:=TEXT(MID([.A66]; 14; 4); &quot;#&quot;)" office:value-type="string" office:string-value="4096" calcext:value-type="string">
            <text:p>4096</text:p>
          </table:table-cell>
          <table:table-cell table:style-name="ce4" table:formula="of:=TEXT(MID([.A66]; 20; 5); &quot;#&quot;)" office:value-type="string" office:string-value="2" calcext:value-type="string">
            <text:p>2</text:p>
          </table:table-cell>
          <table:table-cell table:style-name="ce4" table:formula="of:=TEXT(MID([.A66]; 36; 5); &quot;#&quot;)" office:value-type="string" office:string-value="112" calcext:value-type="string">
            <text:p>112</text:p>
          </table:table-cell>
          <table:table-cell table:formula="of:=LEFT(RIGHT([.A66]; LEN([.A66])-48); LEN([.A66])-54)" office:value-type="string" office:string-value="224" calcext:value-type="string">
            <text:p>224</text:p>
          </table:table-cell>
          <table:table-cell table:formula="of:=MIN([.L66];[.R66];[.X66])" office:value-type="float" office:value="0.641771" calcext:value-type="float">
            <text:p>0.641771</text:p>
          </table:table-cell>
          <table:table-cell table:formula="of:=MIN([.M66];[.S66];[.Y66])" office:value-type="float" office:value="0.023905" calcext:value-type="float">
            <text:p>0.023905</text:p>
          </table:table-cell>
          <table:table-cell table:formula="of:=MIN([.N66];[.T66];[.Z66])" office:value-type="float" office:value="0.011978" calcext:value-type="float">
            <text:p>0.011978</text:p>
          </table:table-cell>
          <table:table-cell table:formula="of:=MIN([.O66];[.U66];[.AA66])" office:value-type="float" office:value="0.083409" calcext:value-type="float">
            <text:p>0.083409</text:p>
          </table:table-cell>
          <table:table-cell table:formula="of:=MIN([.P66];[.V66];[.AB66])" office:value-type="float" office:value="0.501191" calcext:value-type="float">
            <text:p>0.501191</text:p>
          </table:table-cell>
          <table:table-cell/>
          <table:table-cell office:value-type="float" office:value="0.641771" calcext:value-type="float">
            <text:p>0.641771</text:p>
          </table:table-cell>
          <table:table-cell office:value-type="float" office:value="0.02478" calcext:value-type="float">
            <text:p>0.02478</text:p>
          </table:table-cell>
          <table:table-cell office:value-type="float" office:value="0.01406" calcext:value-type="float">
            <text:p>0.01406</text:p>
          </table:table-cell>
          <table:table-cell office:value-type="float" office:value="0.083409" calcext:value-type="float">
            <text:p>0.083409</text:p>
          </table:table-cell>
          <table:table-cell office:value-type="float" office:value="0.501191" calcext:value-type="float">
            <text:p>0.501191</text:p>
          </table:table-cell>
          <table:table-cell/>
          <table:table-cell office:value-type="float" office:value="0.670532" calcext:value-type="float">
            <text:p>0.670532</text:p>
          </table:table-cell>
          <table:table-cell office:value-type="float" office:value="0.024394" calcext:value-type="float">
            <text:p>0.024394</text:p>
          </table:table-cell>
          <table:table-cell office:value-type="float" office:value="0.011978" calcext:value-type="float">
            <text:p>0.011978</text:p>
          </table:table-cell>
          <table:table-cell office:value-type="float" office:value="0.106424" calcext:value-type="float">
            <text:p>0.106424</text:p>
          </table:table-cell>
          <table:table-cell office:value-type="float" office:value="0.506297" calcext:value-type="float">
            <text:p>0.506297</text:p>
          </table:table-cell>
          <table:table-cell/>
          <table:table-cell office:value-type="float" office:value="0.670177" calcext:value-type="float">
            <text:p>0.670177</text:p>
          </table:table-cell>
          <table:table-cell office:value-type="float" office:value="0.023905" calcext:value-type="float">
            <text:p>0.023905</text:p>
          </table:table-cell>
          <table:table-cell office:value-type="float" office:value="0.012207" calcext:value-type="float">
            <text:p>0.012207</text:p>
          </table:table-cell>
          <table:table-cell office:value-type="float" office:value="0.107109" calcext:value-type="float">
            <text:p>0.107109</text:p>
          </table:table-cell>
          <table:table-cell office:value-type="float" office:value="0.505602" calcext:value-type="float">
            <text:p>0.505602</text:p>
          </table:table-cell>
        </table:table-row>
        <table:table-row table:style-name="ro1">
          <table:table-cell office:value-type="string" calcext:value-type="string">
            <text:p>rexi_fd_par_m8192 (00002 threads / 00112 ranks) 224 cores</text:p>
          </table:table-cell>
          <table:table-cell table:style-name="ce4" table:formula="of:=TEXT(MID([.A67]; 14; 4); &quot;#&quot;)" office:value-type="string" office:string-value="8192" calcext:value-type="string">
            <text:p>8192</text:p>
          </table:table-cell>
          <table:table-cell table:style-name="ce4" table:formula="of:=TEXT(MID([.A67]; 20; 5); &quot;#&quot;)" office:value-type="string" office:string-value="2" calcext:value-type="string">
            <text:p>2</text:p>
          </table:table-cell>
          <table:table-cell table:style-name="ce4" table:formula="of:=TEXT(MID([.A67]; 36; 5); &quot;#&quot;)" office:value-type="string" office:string-value="112" calcext:value-type="string">
            <text:p>112</text:p>
          </table:table-cell>
          <table:table-cell table:formula="of:=LEFT(RIGHT([.A67]; LEN([.A67])-48); LEN([.A67])-54)" office:value-type="string" office:string-value="224" calcext:value-type="string">
            <text:p>224</text:p>
          </table:table-cell>
          <table:table-cell table:formula="of:=MIN([.L67];[.R67];[.X67])" office:value-type="float" office:value="1.156243" calcext:value-type="float">
            <text:p>1.156243</text:p>
          </table:table-cell>
          <table:table-cell table:formula="of:=MIN([.M67];[.S67];[.Y67])" office:value-type="float" office:value="0.024749" calcext:value-type="float">
            <text:p>0.024749</text:p>
          </table:table-cell>
          <table:table-cell table:formula="of:=MIN([.N67];[.T67];[.Z67])" office:value-type="float" office:value="0.01202" calcext:value-type="float">
            <text:p>0.01202</text:p>
          </table:table-cell>
          <table:table-cell table:formula="of:=MIN([.O67];[.U67];[.AA67])" office:value-type="float" office:value="0.079628" calcext:value-type="float">
            <text:p>0.079628</text:p>
          </table:table-cell>
          <table:table-cell table:formula="of:=MIN([.P67];[.V67];[.AB67])" office:value-type="float" office:value="0.98972" calcext:value-type="float">
            <text:p>0.98972</text:p>
          </table:table-cell>
          <table:table-cell/>
          <table:table-cell office:value-type="float" office:value="1.167401" calcext:value-type="float">
            <text:p>1.167401</text:p>
          </table:table-cell>
          <table:table-cell office:value-type="float" office:value="0.024749" calcext:value-type="float">
            <text:p>0.024749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125873" calcext:value-type="float">
            <text:p>0.125873</text:p>
          </table:table-cell>
          <table:table-cell office:value-type="float" office:value="0.98972" calcext:value-type="float">
            <text:p>0.98972</text:p>
          </table:table-cell>
          <table:table-cell/>
          <table:table-cell office:value-type="float" office:value="1.243267" calcext:value-type="float">
            <text:p>1.243267</text:p>
          </table:table-cell>
          <table:table-cell office:value-type="float" office:value="0.024968" calcext:value-type="float">
            <text:p>0.024968</text:p>
          </table:table-cell>
          <table:table-cell office:value-type="float" office:value="0.012193" calcext:value-type="float">
            <text:p>0.012193</text:p>
          </table:table-cell>
          <table:table-cell office:value-type="float" office:value="0.185646" calcext:value-type="float">
            <text:p>0.185646</text:p>
          </table:table-cell>
          <table:table-cell office:value-type="float" office:value="1.010706" calcext:value-type="float">
            <text:p>1.010706</text:p>
          </table:table-cell>
          <table:table-cell/>
          <table:table-cell office:value-type="float" office:value="1.156243" calcext:value-type="float">
            <text:p>1.156243</text:p>
          </table:table-cell>
          <table:table-cell office:value-type="float" office:value="0.026102" calcext:value-type="float">
            <text:p>0.026102</text:p>
          </table:table-cell>
          <table:table-cell office:value-type="float" office:value="0.012024" calcext:value-type="float">
            <text:p>0.012024</text:p>
          </table:table-cell>
          <table:table-cell office:value-type="float" office:value="0.079628" calcext:value-type="float">
            <text:p>0.079628</text:p>
          </table:table-cell>
          <table:table-cell office:value-type="float" office:value="1.016352" calcext:value-type="float">
            <text:p>1.016352</text:p>
          </table:table-cell>
        </table:table-row>
        <table:table-row table:style-name="ro1">
          <table:table-cell office:value-type="string" calcext:value-type="string">
            <text:p>rexi_fd_par_m2048 (00002 threads / 00224 ranks) 448 cores</text:p>
          </table:table-cell>
          <table:table-cell table:style-name="ce4" table:formula="of:=TEXT(MID([.A68]; 14; 4); &quot;#&quot;)" office:value-type="string" office:string-value="2048" calcext:value-type="string">
            <text:p>2048</text:p>
          </table:table-cell>
          <table:table-cell table:style-name="ce4" table:formula="of:=TEXT(MID([.A68]; 20; 5); &quot;#&quot;)" office:value-type="string" office:string-value="2" calcext:value-type="string">
            <text:p>2</text:p>
          </table:table-cell>
          <table:table-cell table:style-name="ce4" table:formula="of:=TEXT(MID([.A68]; 36; 5); &quot;#&quot;)" office:value-type="string" office:string-value="224" calcext:value-type="string">
            <text:p>224</text:p>
          </table:table-cell>
          <table:table-cell table:formula="of:=LEFT(RIGHT([.A68]; LEN([.A68])-48); LEN([.A68])-54)" office:value-type="string" office:string-value="448" calcext:value-type="string">
            <text:p>448</text:p>
          </table:table-cell>
          <table:table-cell table:formula="of:=MIN([.L68];[.R68];[.X68])" office:value-type="float" office:value="0.222973" calcext:value-type="float">
            <text:p>0.222973</text:p>
          </table:table-cell>
          <table:table-cell table:formula="of:=MIN([.M68];[.S68];[.Y68])" office:value-type="float" office:value="0.024633" calcext:value-type="float">
            <text:p>0.024633</text:p>
          </table:table-cell>
          <table:table-cell table:formula="of:=MIN([.N68];[.T68];[.Z68])" office:value-type="float" office:value="0.014422" calcext:value-type="float">
            <text:p>0.014422</text:p>
          </table:table-cell>
          <table:table-cell table:formula="of:=MIN([.O68];[.U68];[.AA68])" office:value-type="float" office:value="0.03263" calcext:value-type="float">
            <text:p>0.03263</text:p>
          </table:table-cell>
          <table:table-cell table:formula="of:=MIN([.P68];[.V68];[.AB68])" office:value-type="float" office:value="0.137265" calcext:value-type="float">
            <text:p>0.137265</text:p>
          </table:table-cell>
          <table:table-cell/>
          <table:table-cell office:value-type="float" office:value="0.258003" calcext:value-type="float">
            <text:p>0.258003</text:p>
          </table:table-cell>
          <table:table-cell office:value-type="float" office:value="0.025707" calcext:value-type="float">
            <text:p>0.025707</text:p>
          </table:table-cell>
          <table:table-cell office:value-type="float" office:value="0.014794" calcext:value-type="float">
            <text:p>0.014794</text:p>
          </table:table-cell>
          <table:table-cell office:value-type="float" office:value="0.044571" calcext:value-type="float">
            <text:p>0.044571</text:p>
          </table:table-cell>
          <table:table-cell office:value-type="float" office:value="0.139864" calcext:value-type="float">
            <text:p>0.139864</text:p>
          </table:table-cell>
          <table:table-cell/>
          <table:table-cell office:value-type="float" office:value="0.30405" calcext:value-type="float">
            <text:p>0.30405</text:p>
          </table:table-cell>
          <table:table-cell office:value-type="float" office:value="0.024633" calcext:value-type="float">
            <text:p>0.024633</text:p>
          </table:table-cell>
          <table:table-cell office:value-type="float" office:value="0.014462" calcext:value-type="float">
            <text:p>0.014462</text:p>
          </table:table-cell>
          <table:table-cell office:value-type="float" office:value="0.10877" calcext:value-type="float">
            <text:p>0.10877</text:p>
          </table:table-cell>
          <table:table-cell office:value-type="float" office:value="0.138801" calcext:value-type="float">
            <text:p>0.138801</text:p>
          </table:table-cell>
          <table:table-cell/>
          <table:table-cell office:value-type="float" office:value="0.222973" calcext:value-type="float">
            <text:p>0.222973</text:p>
          </table:table-cell>
          <table:table-cell office:value-type="float" office:value="0.02581" calcext:value-type="float">
            <text:p>0.02581</text:p>
          </table:table-cell>
          <table:table-cell office:value-type="float" office:value="0.014422" calcext:value-type="float">
            <text:p>0.014422</text:p>
          </table:table-cell>
          <table:table-cell office:value-type="float" office:value="0.03263" calcext:value-type="float">
            <text:p>0.03263</text:p>
          </table:table-cell>
          <table:table-cell office:value-type="float" office:value="0.137265" calcext:value-type="float">
            <text:p>0.137265</text:p>
          </table:table-cell>
        </table:table-row>
        <table:table-row table:style-name="ro1">
          <table:table-cell office:value-type="string" calcext:value-type="string">
            <text:p>rexi_fd_par_m4096 (00002 threads / 00224 ranks) 448 cores</text:p>
          </table:table-cell>
          <table:table-cell table:style-name="ce4" table:formula="of:=TEXT(MID([.A69]; 14; 4); &quot;#&quot;)" office:value-type="string" office:string-value="4096" calcext:value-type="string">
            <text:p>4096</text:p>
          </table:table-cell>
          <table:table-cell table:style-name="ce4" table:formula="of:=TEXT(MID([.A69]; 20; 5); &quot;#&quot;)" office:value-type="string" office:string-value="2" calcext:value-type="string">
            <text:p>2</text:p>
          </table:table-cell>
          <table:table-cell table:style-name="ce4" table:formula="of:=TEXT(MID([.A69]; 36; 5); &quot;#&quot;)" office:value-type="string" office:string-value="224" calcext:value-type="string">
            <text:p>224</text:p>
          </table:table-cell>
          <table:table-cell table:formula="of:=LEFT(RIGHT([.A69]; LEN([.A69])-48); LEN([.A69])-54)" office:value-type="string" office:string-value="448" calcext:value-type="string">
            <text:p>448</text:p>
          </table:table-cell>
          <table:table-cell table:formula="of:=MIN([.L69];[.R69];[.X69])" office:value-type="float" office:value="0.407626" calcext:value-type="float">
            <text:p>0.407626</text:p>
          </table:table-cell>
          <table:table-cell table:formula="of:=MIN([.M69];[.S69];[.Y69])" office:value-type="float" office:value="0.022148" calcext:value-type="float">
            <text:p>0.022148</text:p>
          </table:table-cell>
          <table:table-cell table:formula="of:=MIN([.N69];[.T69];[.Z69])" office:value-type="float" office:value="0.014245" calcext:value-type="float">
            <text:p>0.014245</text:p>
          </table:table-cell>
          <table:table-cell table:formula="of:=MIN([.O69];[.U69];[.AA69])" office:value-type="float" office:value="0.04865" calcext:value-type="float">
            <text:p>0.04865</text:p>
          </table:table-cell>
          <table:table-cell table:formula="of:=MIN([.P69];[.V69];[.AB69])" office:value-type="float" office:value="0.259333" calcext:value-type="float">
            <text:p>0.259333</text:p>
          </table:table-cell>
          <table:table-cell/>
          <table:table-cell office:value-type="float" office:value="0.407626" calcext:value-type="float">
            <text:p>0.407626</text:p>
          </table:table-cell>
          <table:table-cell office:value-type="float" office:value="0.026161" calcext:value-type="float">
            <text:p>0.026161</text:p>
          </table:table-cell>
          <table:table-cell office:value-type="float" office:value="0.014827" calcext:value-type="float">
            <text:p>0.014827</text:p>
          </table:table-cell>
          <table:table-cell office:value-type="float" office:value="0.072721" calcext:value-type="float">
            <text:p>0.072721</text:p>
          </table:table-cell>
          <table:table-cell office:value-type="float" office:value="0.278894" calcext:value-type="float">
            <text:p>0.278894</text:p>
          </table:table-cell>
          <table:table-cell/>
          <table:table-cell office:value-type="float" office:value="0.410755" calcext:value-type="float">
            <text:p>0.410755</text:p>
          </table:table-cell>
          <table:table-cell office:value-type="float" office:value="0.022148" calcext:value-type="float">
            <text:p>0.022148</text:p>
          </table:table-cell>
          <table:table-cell office:value-type="float" office:value="0.015822" calcext:value-type="float">
            <text:p>0.015822</text:p>
          </table:table-cell>
          <table:table-cell office:value-type="float" office:value="0.04865" calcext:value-type="float">
            <text:p>0.04865</text:p>
          </table:table-cell>
          <table:table-cell office:value-type="float" office:value="0.259333" calcext:value-type="float">
            <text:p>0.259333</text:p>
          </table:table-cell>
          <table:table-cell/>
          <table:table-cell office:value-type="float" office:value="0.413564" calcext:value-type="float">
            <text:p>0.413564</text:p>
          </table:table-cell>
          <table:table-cell office:value-type="float" office:value="0.02327" calcext:value-type="float">
            <text:p>0.02327</text:p>
          </table:table-cell>
          <table:table-cell office:value-type="float" office:value="0.014245" calcext:value-type="float">
            <text:p>0.014245</text:p>
          </table:table-cell>
          <table:table-cell office:value-type="float" office:value="0.075969" calcext:value-type="float">
            <text:p>0.075969</text:p>
          </table:table-cell>
          <table:table-cell office:value-type="float" office:value="0.267356" calcext:value-type="float">
            <text:p>0.267356</text:p>
          </table:table-cell>
        </table:table-row>
        <table:table-row table:style-name="ro1">
          <table:table-cell office:value-type="string" calcext:value-type="string">
            <text:p>rexi_fd_par_m8192 (00002 threads / 00224 ranks) 448 cores</text:p>
          </table:table-cell>
          <table:table-cell table:style-name="ce4" table:formula="of:=TEXT(MID([.A70]; 14; 4); &quot;#&quot;)" office:value-type="string" office:string-value="8192" calcext:value-type="string">
            <text:p>8192</text:p>
          </table:table-cell>
          <table:table-cell table:style-name="ce4" table:formula="of:=TEXT(MID([.A70]; 20; 5); &quot;#&quot;)" office:value-type="string" office:string-value="2" calcext:value-type="string">
            <text:p>2</text:p>
          </table:table-cell>
          <table:table-cell table:style-name="ce4" table:formula="of:=TEXT(MID([.A70]; 36; 5); &quot;#&quot;)" office:value-type="string" office:string-value="224" calcext:value-type="string">
            <text:p>224</text:p>
          </table:table-cell>
          <table:table-cell table:formula="of:=LEFT(RIGHT([.A70]; LEN([.A70])-48); LEN([.A70])-54)" office:value-type="string" office:string-value="448" calcext:value-type="string">
            <text:p>448</text:p>
          </table:table-cell>
          <table:table-cell table:formula="of:=MIN([.L70];[.R70];[.X70])" office:value-type="float" office:value="0.692626" calcext:value-type="float">
            <text:p>0.692626</text:p>
          </table:table-cell>
          <table:table-cell table:formula="of:=MIN([.M70];[.S70];[.Y70])" office:value-type="float" office:value="0.025183" calcext:value-type="float">
            <text:p>0.025183</text:p>
          </table:table-cell>
          <table:table-cell table:formula="of:=MIN([.N70];[.T70];[.Z70])" office:value-type="float" office:value="0.013966" calcext:value-type="float">
            <text:p>0.013966</text:p>
          </table:table-cell>
          <table:table-cell table:formula="of:=MIN([.O70];[.U70];[.AA70])" office:value-type="float" office:value="0.10156" calcext:value-type="float">
            <text:p>0.10156</text:p>
          </table:table-cell>
          <table:table-cell table:formula="of:=MIN([.P70];[.V70];[.AB70])" office:value-type="float" office:value="0.510556" calcext:value-type="float">
            <text:p>0.510556</text:p>
          </table:table-cell>
          <table:table-cell/>
          <table:table-cell office:value-type="float" office:value="0.692626" calcext:value-type="float">
            <text:p>0.692626</text:p>
          </table:table-cell>
          <table:table-cell office:value-type="float" office:value="0.025568" calcext:value-type="float">
            <text:p>0.025568</text:p>
          </table:table-cell>
          <table:table-cell office:value-type="float" office:value="0.014226" calcext:value-type="float">
            <text:p>0.014226</text:p>
          </table:table-cell>
          <table:table-cell office:value-type="float" office:value="0.113651" calcext:value-type="float">
            <text:p>0.113651</text:p>
          </table:table-cell>
          <table:table-cell office:value-type="float" office:value="0.526835" calcext:value-type="float">
            <text:p>0.526835</text:p>
          </table:table-cell>
          <table:table-cell/>
          <table:table-cell office:value-type="float" office:value="0.700678" calcext:value-type="float">
            <text:p>0.700678</text:p>
          </table:table-cell>
          <table:table-cell office:value-type="float" office:value="0.025183" calcext:value-type="float">
            <text:p>0.025183</text:p>
          </table:table-cell>
          <table:table-cell office:value-type="float" office:value="0.016702" calcext:value-type="float">
            <text:p>0.016702</text:p>
          </table:table-cell>
          <table:table-cell office:value-type="float" office:value="0.122692" calcext:value-type="float">
            <text:p>0.122692</text:p>
          </table:table-cell>
          <table:table-cell office:value-type="float" office:value="0.510556" calcext:value-type="float">
            <text:p>0.510556</text:p>
          </table:table-cell>
          <table:table-cell/>
          <table:table-cell office:value-type="float" office:value="0.694295" calcext:value-type="float">
            <text:p>0.694295</text:p>
          </table:table-cell>
          <table:table-cell office:value-type="float" office:value="0.025435" calcext:value-type="float">
            <text:p>0.025435</text:p>
          </table:table-cell>
          <table:table-cell office:value-type="float" office:value="0.013966" calcext:value-type="float">
            <text:p>0.013966</text:p>
          </table:table-cell>
          <table:table-cell office:value-type="float" office:value="0.10156" calcext:value-type="float">
            <text:p>0.10156</text:p>
          </table:table-cell>
          <table:table-cell office:value-type="float" office:value="0.515503" calcext:value-type="float">
            <text:p>0.515503</text:p>
          </table:table-cell>
        </table:table-row>
        <table:table-row table:style-name="ro1">
          <table:table-cell office:value-type="string" calcext:value-type="string">
            <text:p>rexi_fd_par_m2048 (00002 threads / 00448 ranks) 896 cores</text:p>
          </table:table-cell>
          <table:table-cell table:style-name="ce4" table:formula="of:=TEXT(MID([.A71]; 14; 4); &quot;#&quot;)" office:value-type="string" office:string-value="2048" calcext:value-type="string">
            <text:p>2048</text:p>
          </table:table-cell>
          <table:table-cell table:style-name="ce4" table:formula="of:=TEXT(MID([.A71]; 20; 5); &quot;#&quot;)" office:value-type="string" office:string-value="2" calcext:value-type="string">
            <text:p>2</text:p>
          </table:table-cell>
          <table:table-cell table:style-name="ce4" table:formula="of:=TEXT(MID([.A71]; 36; 5); &quot;#&quot;)" office:value-type="string" office:string-value="448" calcext:value-type="string">
            <text:p>448</text:p>
          </table:table-cell>
          <table:table-cell table:formula="of:=LEFT(RIGHT([.A71]; LEN([.A71])-48); LEN([.A71])-54)" office:value-type="string" office:string-value="896" calcext:value-type="string">
            <text:p>896</text:p>
          </table:table-cell>
          <table:table-cell table:formula="of:=MIN([.L71];[.R71];[.X71])" office:value-type="float" office:value="0.18034" calcext:value-type="float">
            <text:p>0.18034</text:p>
          </table:table-cell>
          <table:table-cell table:formula="of:=MIN([.M71];[.S71];[.Y71])" office:value-type="float" office:value="0.024827" calcext:value-type="float">
            <text:p>0.024827</text:p>
          </table:table-cell>
          <table:table-cell table:formula="of:=MIN([.N71];[.T71];[.Z71])" office:value-type="float" office:value="0.016221" calcext:value-type="float">
            <text:p>0.016221</text:p>
          </table:table-cell>
          <table:table-cell table:formula="of:=MIN([.O71];[.U71];[.AA71])" office:value-type="float" office:value="0.026572" calcext:value-type="float">
            <text:p>0.026572</text:p>
          </table:table-cell>
          <table:table-cell table:formula="of:=MIN([.P71];[.V71];[.AB71])" office:value-type="float" office:value="0.083341" calcext:value-type="float">
            <text:p>0.083341</text:p>
          </table:table-cell>
          <table:table-cell/>
          <table:table-cell office:value-type="float" office:value="0.18034" calcext:value-type="float">
            <text:p>0.18034</text:p>
          </table:table-cell>
          <table:table-cell office:value-type="float" office:value="0.027542" calcext:value-type="float">
            <text:p>0.027542</text:p>
          </table:table-cell>
          <table:table-cell office:value-type="float" office:value="0.016543" calcext:value-type="float">
            <text:p>0.016543</text:p>
          </table:table-cell>
          <table:table-cell office:value-type="float" office:value="0.026572" calcext:value-type="float">
            <text:p>0.026572</text:p>
          </table:table-cell>
          <table:table-cell office:value-type="float" office:value="0.086627" calcext:value-type="float">
            <text:p>0.086627</text:p>
          </table:table-cell>
          <table:table-cell/>
          <table:table-cell office:value-type="float" office:value="0.223342" calcext:value-type="float">
            <text:p>0.223342</text:p>
          </table:table-cell>
          <table:table-cell office:value-type="float" office:value="0.026561" calcext:value-type="float">
            <text:p>0.026561</text:p>
          </table:table-cell>
          <table:table-cell office:value-type="float" office:value="0.016221" calcext:value-type="float">
            <text:p>0.016221</text:p>
          </table:table-cell>
          <table:table-cell office:value-type="float" office:value="0.057649" calcext:value-type="float">
            <text:p>0.057649</text:p>
          </table:table-cell>
          <table:table-cell office:value-type="float" office:value="0.084034" calcext:value-type="float">
            <text:p>0.084034</text:p>
          </table:table-cell>
          <table:table-cell/>
          <table:table-cell office:value-type="float" office:value="0.261288" calcext:value-type="float">
            <text:p>0.261288</text:p>
          </table:table-cell>
          <table:table-cell office:value-type="float" office:value="0.024827" calcext:value-type="float">
            <text:p>0.024827</text:p>
          </table:table-cell>
          <table:table-cell office:value-type="float" office:value="0.027168" calcext:value-type="float">
            <text:p>0.027168</text:p>
          </table:table-cell>
          <table:table-cell office:value-type="float" office:value="0.093321" calcext:value-type="float">
            <text:p>0.093321</text:p>
          </table:table-cell>
          <table:table-cell office:value-type="float" office:value="0.083341" calcext:value-type="float">
            <text:p>0.083341</text:p>
          </table:table-cell>
        </table:table-row>
        <table:table-row table:style-name="ro1">
          <table:table-cell office:value-type="string" calcext:value-type="string">
            <text:p>rexi_fd_par_m4096 (00002 threads / 00448 ranks) 896 cores</text:p>
          </table:table-cell>
          <table:table-cell table:style-name="ce4" table:formula="of:=TEXT(MID([.A72]; 14; 4); &quot;#&quot;)" office:value-type="string" office:string-value="4096" calcext:value-type="string">
            <text:p>4096</text:p>
          </table:table-cell>
          <table:table-cell table:style-name="ce4" table:formula="of:=TEXT(MID([.A72]; 20; 5); &quot;#&quot;)" office:value-type="string" office:string-value="2" calcext:value-type="string">
            <text:p>2</text:p>
          </table:table-cell>
          <table:table-cell table:style-name="ce4" table:formula="of:=TEXT(MID([.A72]; 36; 5); &quot;#&quot;)" office:value-type="string" office:string-value="448" calcext:value-type="string">
            <text:p>448</text:p>
          </table:table-cell>
          <table:table-cell table:formula="of:=LEFT(RIGHT([.A72]; LEN([.A72])-48); LEN([.A72])-54)" office:value-type="string" office:string-value="896" calcext:value-type="string">
            <text:p>896</text:p>
          </table:table-cell>
          <table:table-cell table:formula="of:=MIN([.L72];[.R72];[.X72])" office:value-type="float" office:value="0.242177" calcext:value-type="float">
            <text:p>0.242177</text:p>
          </table:table-cell>
          <table:table-cell table:formula="of:=MIN([.M72];[.S72];[.Y72])" office:value-type="float" office:value="0.025211" calcext:value-type="float">
            <text:p>0.025211</text:p>
          </table:table-cell>
          <table:table-cell table:formula="of:=MIN([.N72];[.T72];[.Z72])" office:value-type="float" office:value="0.015535" calcext:value-type="float">
            <text:p>0.015535</text:p>
          </table:table-cell>
          <table:table-cell table:formula="of:=MIN([.O72];[.U72];[.AA72])" office:value-type="float" office:value="0.026335" calcext:value-type="float">
            <text:p>0.026335</text:p>
          </table:table-cell>
          <table:table-cell table:formula="of:=MIN([.P72];[.V72];[.AB72])" office:value-type="float" office:value="0.132488" calcext:value-type="float">
            <text:p>0.132488</text:p>
          </table:table-cell>
          <table:table-cell/>
          <table:table-cell office:value-type="float" office:value="0.303813" calcext:value-type="float">
            <text:p>0.303813</text:p>
          </table:table-cell>
          <table:table-cell office:value-type="float" office:value="0.025762" calcext:value-type="float">
            <text:p>0.025762</text:p>
          </table:table-cell>
          <table:table-cell office:value-type="float" office:value="0.016485" calcext:value-type="float">
            <text:p>0.016485</text:p>
          </table:table-cell>
          <table:table-cell office:value-type="float" office:value="0.095812" calcext:value-type="float">
            <text:p>0.095812</text:p>
          </table:table-cell>
          <table:table-cell office:value-type="float" office:value="0.137534" calcext:value-type="float">
            <text:p>0.137534</text:p>
          </table:table-cell>
          <table:table-cell/>
          <table:table-cell office:value-type="float" office:value="0.273651" calcext:value-type="float">
            <text:p>0.273651</text:p>
          </table:table-cell>
          <table:table-cell office:value-type="float" office:value="0.025211" calcext:value-type="float">
            <text:p>0.025211</text:p>
          </table:table-cell>
          <table:table-cell office:value-type="float" office:value="0.015535" calcext:value-type="float">
            <text:p>0.015535</text:p>
          </table:table-cell>
          <table:table-cell office:value-type="float" office:value="0.084574" calcext:value-type="float">
            <text:p>0.084574</text:p>
          </table:table-cell>
          <table:table-cell office:value-type="float" office:value="0.132488" calcext:value-type="float">
            <text:p>0.132488</text:p>
          </table:table-cell>
          <table:table-cell/>
          <table:table-cell office:value-type="float" office:value="0.242177" calcext:value-type="float">
            <text:p>0.242177</text:p>
          </table:table-cell>
          <table:table-cell office:value-type="float" office:value="0.025631" calcext:value-type="float">
            <text:p>0.025631</text:p>
          </table:table-cell>
          <table:table-cell office:value-type="float" office:value="0.016664" calcext:value-type="float">
            <text:p>0.016664</text:p>
          </table:table-cell>
          <table:table-cell office:value-type="float" office:value="0.026335" calcext:value-type="float">
            <text:p>0.026335</text:p>
          </table:table-cell>
          <table:table-cell office:value-type="float" office:value="0.139953" calcext:value-type="float">
            <text:p>0.139953</text:p>
          </table:table-cell>
        </table:table-row>
        <table:table-row table:style-name="ro1">
          <table:table-cell office:value-type="string" calcext:value-type="string">
            <text:p>rexi_fd_par_m8192 (00002 threads / 00448 ranks) 896 cores</text:p>
          </table:table-cell>
          <table:table-cell table:style-name="ce4" table:formula="of:=TEXT(MID([.A73]; 14; 4); &quot;#&quot;)" office:value-type="string" office:string-value="8192" calcext:value-type="string">
            <text:p>8192</text:p>
          </table:table-cell>
          <table:table-cell table:style-name="ce4" table:formula="of:=TEXT(MID([.A73]; 20; 5); &quot;#&quot;)" office:value-type="string" office:string-value="2" calcext:value-type="string">
            <text:p>2</text:p>
          </table:table-cell>
          <table:table-cell table:style-name="ce4" table:formula="of:=TEXT(MID([.A73]; 36; 5); &quot;#&quot;)" office:value-type="string" office:string-value="448" calcext:value-type="string">
            <text:p>448</text:p>
          </table:table-cell>
          <table:table-cell table:formula="of:=LEFT(RIGHT([.A73]; LEN([.A73])-48); LEN([.A73])-54)" office:value-type="string" office:string-value="896" calcext:value-type="string">
            <text:p>896</text:p>
          </table:table-cell>
          <table:table-cell table:formula="of:=MIN([.L73];[.R73];[.X73])" office:value-type="float" office:value="0.423701" calcext:value-type="float">
            <text:p>0.423701</text:p>
          </table:table-cell>
          <table:table-cell table:formula="of:=MIN([.M73];[.S73];[.Y73])" office:value-type="float" office:value="0.023389" calcext:value-type="float">
            <text:p>0.023389</text:p>
          </table:table-cell>
          <table:table-cell table:formula="of:=MIN([.N73];[.T73];[.Z73])" office:value-type="float" office:value="0.015943" calcext:value-type="float">
            <text:p>0.015943</text:p>
          </table:table-cell>
          <table:table-cell table:formula="of:=MIN([.O73];[.U73];[.AA73])" office:value-type="float" office:value="0.087745" calcext:value-type="float">
            <text:p>0.087745</text:p>
          </table:table-cell>
          <table:table-cell table:formula="of:=MIN([.P73];[.V73];[.AB73])" office:value-type="float" office:value="0.267929" calcext:value-type="float">
            <text:p>0.267929</text:p>
          </table:table-cell>
          <table:table-cell/>
          <table:table-cell office:value-type="float" office:value="0.423701" calcext:value-type="float">
            <text:p>0.423701</text:p>
          </table:table-cell>
          <table:table-cell office:value-type="float" office:value="0.023389" calcext:value-type="float">
            <text:p>0.023389</text:p>
          </table:table-cell>
          <table:table-cell office:value-type="float" office:value="0.016266" calcext:value-type="float">
            <text:p>0.016266</text:p>
          </table:table-cell>
          <table:table-cell office:value-type="float" office:value="0.087745" calcext:value-type="float">
            <text:p>0.087745</text:p>
          </table:table-cell>
          <table:table-cell office:value-type="float" office:value="0.267929" calcext:value-type="float">
            <text:p>0.267929</text:p>
          </table:table-cell>
          <table:table-cell/>
          <table:table-cell office:value-type="float" office:value="0.427974" calcext:value-type="float">
            <text:p>0.427974</text:p>
          </table:table-cell>
          <table:table-cell office:value-type="float" office:value="0.024991" calcext:value-type="float">
            <text:p>0.024991</text:p>
          </table:table-cell>
          <table:table-cell office:value-type="float" office:value="0.015943" calcext:value-type="float">
            <text:p>0.015943</text:p>
          </table:table-cell>
          <table:table-cell office:value-type="float" office:value="0.087957" calcext:value-type="float">
            <text:p>0.087957</text:p>
          </table:table-cell>
          <table:table-cell office:value-type="float" office:value="0.268152" calcext:value-type="float">
            <text:p>0.268152</text:p>
          </table:table-cell>
          <table:table-cell/>
          <table:table-cell office:value-type="float" office:value="0.559826" calcext:value-type="float">
            <text:p>0.559826</text:p>
          </table:table-cell>
          <table:table-cell office:value-type="float" office:value="0.024012" calcext:value-type="float">
            <text:p>0.024012</text:p>
          </table:table-cell>
          <table:table-cell office:value-type="float" office:value="0.024596" calcext:value-type="float">
            <text:p>0.024596</text:p>
          </table:table-cell>
          <table:table-cell office:value-type="float" office:value="0.155838" calcext:value-type="float">
            <text:p>0.155838</text:p>
          </table:table-cell>
          <table:table-cell office:value-type="float" office:value="0.290976" calcext:value-type="float">
            <text:p>0.290976</text:p>
          </table:table-cell>
        </table:table-row>
        <table:table-row table:style-name="ro1">
          <table:table-cell office:value-type="string" calcext:value-type="string">
            <text:p>rexi_fd_par_m2048 (00002 threads / 00896 ranks) 1792 cores</text:p>
          </table:table-cell>
          <table:table-cell table:style-name="ce4" table:formula="of:=TEXT(MID([.A74]; 14; 4); &quot;#&quot;)" office:value-type="string" office:string-value="2048" calcext:value-type="string">
            <text:p>2048</text:p>
          </table:table-cell>
          <table:table-cell table:style-name="ce4" table:formula="of:=TEXT(MID([.A74]; 20; 5); &quot;#&quot;)" office:value-type="string" office:string-value="2" calcext:value-type="string">
            <text:p>2</text:p>
          </table:table-cell>
          <table:table-cell table:style-name="ce4" table:formula="of:=TEXT(MID([.A74]; 36; 5); &quot;#&quot;)" office:value-type="string" office:string-value="896" calcext:value-type="string">
            <text:p>896</text:p>
          </table:table-cell>
          <table:table-cell table:formula="of:=LEFT(RIGHT([.A74]; LEN([.A74])-48); LEN([.A74])-54)" office:value-type="string" office:string-value="1792" calcext:value-type="string">
            <text:p>1792</text:p>
          </table:table-cell>
          <table:table-cell table:formula="of:=MIN([.L74];[.R74];[.X74])" office:value-type="float" office:value="0.20521" calcext:value-type="float">
            <text:p>0.20521</text:p>
          </table:table-cell>
          <table:table-cell table:formula="of:=MIN([.M74];[.S74];[.Y74])" office:value-type="float" office:value="0.025848" calcext:value-type="float">
            <text:p>0.025848</text:p>
          </table:table-cell>
          <table:table-cell table:formula="of:=MIN([.N74];[.T74];[.Z74])" office:value-type="float" office:value="0.018132" calcext:value-type="float">
            <text:p>0.018132</text:p>
          </table:table-cell>
          <table:table-cell table:formula="of:=MIN([.O74];[.U74];[.AA74])" office:value-type="float" office:value="0.054937" calcext:value-type="float">
            <text:p>0.054937</text:p>
          </table:table-cell>
          <table:table-cell table:formula="of:=MIN([.P74];[.V74];[.AB74])" office:value-type="float" office:value="0.055989" calcext:value-type="float">
            <text:p>0.055989</text:p>
          </table:table-cell>
          <table:table-cell/>
          <table:table-cell office:value-type="float" office:value="0.20632" calcext:value-type="float">
            <text:p>0.20632</text:p>
          </table:table-cell>
          <table:table-cell office:value-type="float" office:value="0.027346" calcext:value-type="float">
            <text:p>0.027346</text:p>
          </table:table-cell>
          <table:table-cell office:value-type="float" office:value="0.018132" calcext:value-type="float">
            <text:p>0.018132</text:p>
          </table:table-cell>
          <table:table-cell office:value-type="float" office:value="0.054937" calcext:value-type="float">
            <text:p>0.054937</text:p>
          </table:table-cell>
          <table:table-cell office:value-type="float" office:value="0.055989" calcext:value-type="float">
            <text:p>0.055989</text:p>
          </table:table-cell>
          <table:table-cell/>
          <table:table-cell office:value-type="float" office:value="0.255054" calcext:value-type="float">
            <text:p>0.255054</text:p>
          </table:table-cell>
          <table:table-cell office:value-type="float" office:value="0.026265" calcext:value-type="float">
            <text:p>0.02626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110928" calcext:value-type="float">
            <text:p>0.110928</text:p>
          </table:table-cell>
          <table:table-cell office:value-type="float" office:value="0.05761" calcext:value-type="float">
            <text:p>0.05761</text:p>
          </table:table-cell>
          <table:table-cell/>
          <table:table-cell office:value-type="float" office:value="0.20521" calcext:value-type="float">
            <text:p>0.20521</text:p>
          </table:table-cell>
          <table:table-cell office:value-type="float" office:value="0.025848" calcext:value-type="float">
            <text:p>0.025848</text:p>
          </table:table-cell>
          <table:table-cell office:value-type="float" office:value="0.018472" calcext:value-type="float">
            <text:p>0.018472</text:p>
          </table:table-cell>
          <table:table-cell office:value-type="float" office:value="0.060404" calcext:value-type="float">
            <text:p>0.060404</text:p>
          </table:table-cell>
          <table:table-cell office:value-type="float" office:value="0.057561" calcext:value-type="float">
            <text:p>0.057561</text:p>
          </table:table-cell>
        </table:table-row>
        <table:table-row table:style-name="ro1">
          <table:table-cell office:value-type="string" calcext:value-type="string">
            <text:p>rexi_fd_par_m4096 (00002 threads / 00896 ranks) 1792 cores</text:p>
          </table:table-cell>
          <table:table-cell table:style-name="ce4" table:formula="of:=TEXT(MID([.A75]; 14; 4); &quot;#&quot;)" office:value-type="string" office:string-value="4096" calcext:value-type="string">
            <text:p>4096</text:p>
          </table:table-cell>
          <table:table-cell table:style-name="ce4" table:formula="of:=TEXT(MID([.A75]; 20; 5); &quot;#&quot;)" office:value-type="string" office:string-value="2" calcext:value-type="string">
            <text:p>2</text:p>
          </table:table-cell>
          <table:table-cell table:style-name="ce4" table:formula="of:=TEXT(MID([.A75]; 36; 5); &quot;#&quot;)" office:value-type="string" office:string-value="896" calcext:value-type="string">
            <text:p>896</text:p>
          </table:table-cell>
          <table:table-cell table:formula="of:=LEFT(RIGHT([.A75]; LEN([.A75])-48); LEN([.A75])-54)" office:value-type="string" office:string-value="1792" calcext:value-type="string">
            <text:p>1792</text:p>
          </table:table-cell>
          <table:table-cell table:formula="of:=MIN([.L75];[.R75];[.X75])" office:value-type="float" office:value="0.204887" calcext:value-type="float">
            <text:p>0.204887</text:p>
          </table:table-cell>
          <table:table-cell table:formula="of:=MIN([.M75];[.S75];[.Y75])" office:value-type="float" office:value="0.025518" calcext:value-type="float">
            <text:p>0.025518</text:p>
          </table:table-cell>
          <table:table-cell table:formula="of:=MIN([.N75];[.T75];[.Z75])" office:value-type="float" office:value="0.017859" calcext:value-type="float">
            <text:p>0.017859</text:p>
          </table:table-cell>
          <table:table-cell table:formula="of:=MIN([.O75];[.U75];[.AA75])" office:value-type="float" office:value="0.033206" calcext:value-type="float">
            <text:p>0.033206</text:p>
          </table:table-cell>
          <table:table-cell table:formula="of:=MIN([.P75];[.V75];[.AB75])" office:value-type="float" office:value="0.082117" calcext:value-type="float">
            <text:p>0.082117</text:p>
          </table:table-cell>
          <table:table-cell/>
          <table:table-cell office:value-type="float" office:value="0.272794" calcext:value-type="float">
            <text:p>0.272794</text:p>
          </table:table-cell>
          <table:table-cell office:value-type="float" office:value="0.026554" calcext:value-type="float">
            <text:p>0.026554</text:p>
          </table:table-cell>
          <table:table-cell office:value-type="float" office:value="0.017859" calcext:value-type="float">
            <text:p>0.017859</text:p>
          </table:table-cell>
          <table:table-cell office:value-type="float" office:value="0.105" calcext:value-type="float">
            <text:p>0.105</text:p>
          </table:table-cell>
          <table:table-cell office:value-type="float" office:value="0.083686" calcext:value-type="float">
            <text:p>0.083686</text:p>
          </table:table-cell>
          <table:table-cell/>
          <table:table-cell office:value-type="float" office:value="0.230272" calcext:value-type="float">
            <text:p>0.230272</text:p>
          </table:table-cell>
          <table:table-cell office:value-type="float" office:value="0.025518" calcext:value-type="float">
            <text:p>0.025518</text:p>
          </table:table-cell>
          <table:table-cell office:value-type="float" office:value="0.018111" calcext:value-type="float">
            <text:p>0.018111</text:p>
          </table:table-cell>
          <table:table-cell office:value-type="float" office:value="0.063938" calcext:value-type="float">
            <text:p>0.063938</text:p>
          </table:table-cell>
          <table:table-cell office:value-type="float" office:value="0.082117" calcext:value-type="float">
            <text:p>0.082117</text:p>
          </table:table-cell>
          <table:table-cell/>
          <table:table-cell office:value-type="float" office:value="0.204887" calcext:value-type="float">
            <text:p>0.204887</text:p>
          </table:table-cell>
          <table:table-cell office:value-type="float" office:value="0.027878" calcext:value-type="float">
            <text:p>0.027878</text:p>
          </table:table-cell>
          <table:table-cell office:value-type="float" office:value="0.018296" calcext:value-type="float">
            <text:p>0.018296</text:p>
          </table:table-cell>
          <table:table-cell office:value-type="float" office:value="0.033206" calcext:value-type="float">
            <text:p>0.033206</text:p>
          </table:table-cell>
          <table:table-cell office:value-type="float" office:value="0.085569" calcext:value-type="float">
            <text:p>0.085569</text:p>
          </table:table-cell>
        </table:table-row>
        <table:table-row table:style-name="ro1">
          <table:table-cell office:value-type="string" calcext:value-type="string">
            <text:p>rexi_fd_par_m8192 (00002 threads / 00896 ranks) 1792 cores</text:p>
          </table:table-cell>
          <table:table-cell table:style-name="ce4" table:formula="of:=TEXT(MID([.A76]; 14; 4); &quot;#&quot;)" office:value-type="string" office:string-value="8192" calcext:value-type="string">
            <text:p>8192</text:p>
          </table:table-cell>
          <table:table-cell table:style-name="ce4" table:formula="of:=TEXT(MID([.A76]; 20; 5); &quot;#&quot;)" office:value-type="string" office:string-value="2" calcext:value-type="string">
            <text:p>2</text:p>
          </table:table-cell>
          <table:table-cell table:style-name="ce4" table:formula="of:=TEXT(MID([.A76]; 36; 5); &quot;#&quot;)" office:value-type="string" office:string-value="896" calcext:value-type="string">
            <text:p>896</text:p>
          </table:table-cell>
          <table:table-cell table:formula="of:=LEFT(RIGHT([.A76]; LEN([.A76])-48); LEN([.A76])-54)" office:value-type="string" office:string-value="1792" calcext:value-type="string">
            <text:p>1792</text:p>
          </table:table-cell>
          <table:table-cell table:formula="of:=MIN([.L76];[.R76];[.X76])" office:value-type="float" office:value="0.261826" calcext:value-type="float">
            <text:p>0.261826</text:p>
          </table:table-cell>
          <table:table-cell table:formula="of:=MIN([.M76];[.S76];[.Y76])" office:value-type="float" office:value="0.024437" calcext:value-type="float">
            <text:p>0.024437</text:p>
          </table:table-cell>
          <table:table-cell table:formula="of:=MIN([.N76];[.T76];[.Z76])" office:value-type="float" office:value="0.017931" calcext:value-type="float">
            <text:p>0.017931</text:p>
          </table:table-cell>
          <table:table-cell table:formula="of:=MIN([.O76];[.U76];[.AA76])" office:value-type="float" office:value="0.049891" calcext:value-type="float">
            <text:p>0.049891</text:p>
          </table:table-cell>
          <table:table-cell table:formula="of:=MIN([.P76];[.V76];[.AB76])" office:value-type="float" office:value="0.136752" calcext:value-type="float">
            <text:p>0.136752</text:p>
          </table:table-cell>
          <table:table-cell/>
          <table:table-cell office:value-type="float" office:value="0.306208" calcext:value-type="float">
            <text:p>0.306208</text:p>
          </table:table-cell>
          <table:table-cell office:value-type="float" office:value="0.024437" calcext:value-type="float">
            <text:p>0.024437</text:p>
          </table:table-cell>
          <table:table-cell office:value-type="float" office:value="0.017931" calcext:value-type="float">
            <text:p>0.017931</text:p>
          </table:table-cell>
          <table:table-cell office:value-type="float" office:value="0.076211" calcext:value-type="float">
            <text:p>0.076211</text:p>
          </table:table-cell>
          <table:table-cell office:value-type="float" office:value="0.139634" calcext:value-type="float">
            <text:p>0.139634</text:p>
          </table:table-cell>
          <table:table-cell/>
          <table:table-cell office:value-type="float" office:value="0.261826" calcext:value-type="float">
            <text:p>0.261826</text:p>
          </table:table-cell>
          <table:table-cell office:value-type="float" office:value="0.025334" calcext:value-type="float">
            <text:p>0.025334</text:p>
          </table:table-cell>
          <table:table-cell office:value-type="float" office:value="0.032859" calcext:value-type="float">
            <text:p>0.032859</text:p>
          </table:table-cell>
          <table:table-cell office:value-type="float" office:value="0.049891" calcext:value-type="float">
            <text:p>0.049891</text:p>
          </table:table-cell>
          <table:table-cell office:value-type="float" office:value="0.136752" calcext:value-type="float">
            <text:p>0.136752</text:p>
          </table:table-cell>
          <table:table-cell/>
          <table:table-cell office:value-type="float" office:value="0.316074" calcext:value-type="float">
            <text:p>0.316074</text:p>
          </table:table-cell>
          <table:table-cell office:value-type="float" office:value="0.027561" calcext:value-type="float">
            <text:p>0.027561</text:p>
          </table:table-cell>
          <table:table-cell office:value-type="float" office:value="0.018817" calcext:value-type="float">
            <text:p>0.018817</text:p>
          </table:table-cell>
          <table:table-cell office:value-type="float" office:value="0.091212" calcext:value-type="float">
            <text:p>0.091212</text:p>
          </table:table-cell>
          <table:table-cell office:value-type="float" office:value="0.142968" calcext:value-type="float">
            <text:p>0.142968</text:p>
          </table:table-cell>
        </table:table-row>
        <table:table-row table:style-name="ro1">
          <table:table-cell office:value-type="string" calcext:value-type="string">
            <text:p>rexi_fd_par_m2048 (00002 threads / 01792 ranks) 3584 cores</text:p>
          </table:table-cell>
          <table:table-cell table:style-name="ce4" table:formula="of:=TEXT(MID([.A77]; 14; 4); &quot;#&quot;)" office:value-type="string" office:string-value="2048" calcext:value-type="string">
            <text:p>2048</text:p>
          </table:table-cell>
          <table:table-cell table:style-name="ce4" table:formula="of:=TEXT(MID([.A77]; 20; 5); &quot;#&quot;)" office:value-type="string" office:string-value="2" calcext:value-type="string">
            <text:p>2</text:p>
          </table:table-cell>
          <table:table-cell table:style-name="ce4" table:formula="of:=TEXT(MID([.A77]; 36; 5); &quot;#&quot;)" office:value-type="string" office:string-value="1792" calcext:value-type="string">
            <text:p>1792</text:p>
          </table:table-cell>
          <table:table-cell table:formula="of:=LEFT(RIGHT([.A77]; LEN([.A77])-48); LEN([.A77])-54)" office:value-type="string" office:string-value="3584" calcext:value-type="string">
            <text:p>3584</text:p>
          </table:table-cell>
          <table:table-cell table:formula="of:=MIN([.L77];[.R77];[.X77])" office:value-type="float" office:value="0.179026" calcext:value-type="float">
            <text:p>0.179026</text:p>
          </table:table-cell>
          <table:table-cell table:formula="of:=MIN([.M77];[.S77];[.Y77])" office:value-type="float" office:value="0.023212" calcext:value-type="float">
            <text:p>0.023212</text:p>
          </table:table-cell>
          <table:table-cell table:formula="of:=MIN([.N77];[.T77];[.Z77])" office:value-type="float" office:value="0.020014" calcext:value-type="float">
            <text:p>0.020014</text:p>
          </table:table-cell>
          <table:table-cell table:formula="of:=MIN([.O77];[.U77];[.AA77])" office:value-type="float" office:value="0.061616" calcext:value-type="float">
            <text:p>0.061616</text:p>
          </table:table-cell>
          <table:table-cell table:formula="of:=MIN([.P77];[.V77];[.AB77])" office:value-type="float" office:value="0.025691" calcext:value-type="float">
            <text:p>0.025691</text:p>
          </table:table-cell>
          <table:table-cell/>
          <table:table-cell office:value-type="float" office:value="0.271587" calcext:value-type="float">
            <text:p>0.271587</text:p>
          </table:table-cell>
          <table:table-cell office:value-type="float" office:value="0.023212" calcext:value-type="float">
            <text:p>0.023212</text:p>
          </table:table-cell>
          <table:table-cell office:value-type="float" office:value="0.020014" calcext:value-type="float">
            <text:p>0.020014</text:p>
          </table:table-cell>
          <table:table-cell office:value-type="float" office:value="0.156405" calcext:value-type="float">
            <text:p>0.156405</text:p>
          </table:table-cell>
          <table:table-cell office:value-type="float" office:value="0.025691" calcext:value-type="float">
            <text:p>0.025691</text:p>
          </table:table-cell>
          <table:table-cell/>
          <table:table-cell office:value-type="float" office:value="0.179026" calcext:value-type="float">
            <text:p>0.179026</text:p>
          </table:table-cell>
          <table:table-cell office:value-type="float" office:value="0.02749" calcext:value-type="float">
            <text:p>0.02749</text:p>
          </table:table-cell>
          <table:table-cell office:value-type="float" office:value="0.023763" calcext:value-type="float">
            <text:p>0.023763</text:p>
          </table:table-cell>
          <table:table-cell office:value-type="float" office:value="0.061616" calcext:value-type="float">
            <text:p>0.061616</text:p>
          </table:table-cell>
          <table:table-cell office:value-type="float" office:value="0.027057" calcext:value-type="float">
            <text:p>0.027057</text:p>
          </table:table-cell>
          <table:table-cell/>
          <table:table-cell office:value-type="float" office:value="0.244874" calcext:value-type="float">
            <text:p>0.244874</text:p>
          </table:table-cell>
          <table:table-cell office:value-type="float" office:value="0.028058" calcext:value-type="float">
            <text:p>0.028058</text:p>
          </table:table-cell>
          <table:table-cell office:value-type="float" office:value="0.020354" calcext:value-type="float">
            <text:p>0.020354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026716" calcext:value-type="float">
            <text:p>0.026716</text:p>
          </table:table-cell>
        </table:table-row>
        <table:table-row table:style-name="ro1">
          <table:table-cell office:value-type="string" calcext:value-type="string">
            <text:p>rexi_fd_par_m4096 (00002 threads / 01792 ranks) 3584 cores</text:p>
          </table:table-cell>
          <table:table-cell table:style-name="ce4" table:formula="of:=TEXT(MID([.A78]; 14; 4); &quot;#&quot;)" office:value-type="string" office:string-value="4096" calcext:value-type="string">
            <text:p>4096</text:p>
          </table:table-cell>
          <table:table-cell table:style-name="ce4" table:formula="of:=TEXT(MID([.A78]; 20; 5); &quot;#&quot;)" office:value-type="string" office:string-value="2" calcext:value-type="string">
            <text:p>2</text:p>
          </table:table-cell>
          <table:table-cell table:style-name="ce4" table:formula="of:=TEXT(MID([.A78]; 36; 5); &quot;#&quot;)" office:value-type="string" office:string-value="1792" calcext:value-type="string">
            <text:p>1792</text:p>
          </table:table-cell>
          <table:table-cell table:formula="of:=LEFT(RIGHT([.A78]; LEN([.A78])-48); LEN([.A78])-54)" office:value-type="string" office:string-value="3584" calcext:value-type="string">
            <text:p>3584</text:p>
          </table:table-cell>
          <table:table-cell table:formula="of:=MIN([.L78];[.R78];[.X78])" office:value-type="float" office:value="0.238136" calcext:value-type="float">
            <text:p>0.238136</text:p>
          </table:table-cell>
          <table:table-cell table:formula="of:=MIN([.M78];[.S78];[.Y78])" office:value-type="float" office:value="0.023813" calcext:value-type="float">
            <text:p>0.023813</text:p>
          </table:table-cell>
          <table:table-cell table:formula="of:=MIN([.N78];[.T78];[.Z78])" office:value-type="float" office:value="0.019205" calcext:value-type="float">
            <text:p>0.019205</text:p>
          </table:table-cell>
          <table:table-cell table:formula="of:=MIN([.O78];[.U78];[.AA78])" office:value-type="float" office:value="0.075441" calcext:value-type="float">
            <text:p>0.075441</text:p>
          </table:table-cell>
          <table:table-cell table:formula="of:=MIN([.P78];[.V78];[.AB78])" office:value-type="float" office:value="0.05301" calcext:value-type="float">
            <text:p>0.05301</text:p>
          </table:table-cell>
          <table:table-cell/>
          <table:table-cell office:value-type="float" office:value="0.265204" calcext:value-type="float">
            <text:p>0.265204</text:p>
          </table:table-cell>
          <table:table-cell office:value-type="float" office:value="0.024189" calcext:value-type="float">
            <text:p>0.024189</text:p>
          </table:table-cell>
          <table:table-cell office:value-type="float" office:value="0.020265" calcext:value-type="float">
            <text:p>0.020265</text:p>
          </table:table-cell>
          <table:table-cell office:value-type="float" office:value="0.080831" calcext:value-type="float">
            <text:p>0.080831</text:p>
          </table:table-cell>
          <table:table-cell office:value-type="float" office:value="0.053232" calcext:value-type="float">
            <text:p>0.053232</text:p>
          </table:table-cell>
          <table:table-cell/>
          <table:table-cell office:value-type="float" office:value="0.278339" calcext:value-type="float">
            <text:p>0.278339</text:p>
          </table:table-cell>
          <table:table-cell office:value-type="float" office:value="0.023813" calcext:value-type="float">
            <text:p>0.023813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12067" calcext:value-type="float">
            <text:p>0.12067</text:p>
          </table:table-cell>
          <table:table-cell office:value-type="float" office:value="0.05301" calcext:value-type="float">
            <text:p>0.05301</text:p>
          </table:table-cell>
          <table:table-cell/>
          <table:table-cell office:value-type="float" office:value="0.238136" calcext:value-type="float">
            <text:p>0.238136</text:p>
          </table:table-cell>
          <table:table-cell office:value-type="float" office:value="0.026252" calcext:value-type="float">
            <text:p>0.026252</text:p>
          </table:table-cell>
          <table:table-cell office:value-type="float" office:value="0.020551" calcext:value-type="float">
            <text:p>0.020551</text:p>
          </table:table-cell>
          <table:table-cell office:value-type="float" office:value="0.075441" calcext:value-type="float">
            <text:p>0.075441</text:p>
          </table:table-cell>
          <table:table-cell office:value-type="float" office:value="0.056674" calcext:value-type="float">
            <text:p>0.056674</text:p>
          </table:table-cell>
        </table:table-row>
        <table:table-row table:style-name="ro1">
          <table:table-cell office:value-type="string" calcext:value-type="string">
            <text:p>rexi_fd_par_m8192 (00002 threads / 01792 ranks) 3584 cores</text:p>
          </table:table-cell>
          <table:table-cell table:style-name="ce4" table:formula="of:=TEXT(MID([.A79]; 14; 4); &quot;#&quot;)" office:value-type="string" office:string-value="8192" calcext:value-type="string">
            <text:p>8192</text:p>
          </table:table-cell>
          <table:table-cell table:style-name="ce4" table:formula="of:=TEXT(MID([.A79]; 20; 5); &quot;#&quot;)" office:value-type="string" office:string-value="2" calcext:value-type="string">
            <text:p>2</text:p>
          </table:table-cell>
          <table:table-cell table:style-name="ce4" table:formula="of:=TEXT(MID([.A79]; 36; 5); &quot;#&quot;)" office:value-type="string" office:string-value="1792" calcext:value-type="string">
            <text:p>1792</text:p>
          </table:table-cell>
          <table:table-cell table:formula="of:=LEFT(RIGHT([.A79]; LEN([.A79])-48); LEN([.A79])-54)" office:value-type="string" office:string-value="3584" calcext:value-type="string">
            <text:p>3584</text:p>
          </table:table-cell>
          <table:table-cell table:formula="of:=MIN([.L79];[.R79];[.X79])" office:value-type="float" office:value="0.291676" calcext:value-type="float">
            <text:p>0.291676</text:p>
          </table:table-cell>
          <table:table-cell table:formula="of:=MIN([.M79];[.S79];[.Y79])" office:value-type="float" office:value="0.025163" calcext:value-type="float">
            <text:p>0.025163</text:p>
          </table:table-cell>
          <table:table-cell table:formula="of:=MIN([.N79];[.T79];[.Z79])" office:value-type="float" office:value="0.020172" calcext:value-type="float">
            <text:p>0.020172</text:p>
          </table:table-cell>
          <table:table-cell table:formula="of:=MIN([.O79];[.U79];[.AA79])" office:value-type="float" office:value="0.115546" calcext:value-type="float">
            <text:p>0.115546</text:p>
          </table:table-cell>
          <table:table-cell table:formula="of:=MIN([.P79];[.V79];[.AB79])" office:value-type="float" office:value="0.082128" calcext:value-type="float">
            <text:p>0.082128</text:p>
          </table:table-cell>
          <table:table-cell/>
          <table:table-cell office:value-type="float" office:value="0.342461" calcext:value-type="float">
            <text:p>0.342461</text:p>
          </table:table-cell>
          <table:table-cell office:value-type="float" office:value="0.026454" calcext:value-type="float">
            <text:p>0.026454</text:p>
          </table:table-cell>
          <table:table-cell office:value-type="float" office:value="0.020172" calcext:value-type="float">
            <text:p>0.020172</text:p>
          </table:table-cell>
          <table:table-cell office:value-type="float" office:value="0.129653" calcext:value-type="float">
            <text:p>0.129653</text:p>
          </table:table-cell>
          <table:table-cell office:value-type="float" office:value="0.08294" calcext:value-type="float">
            <text:p>0.08294</text:p>
          </table:table-cell>
          <table:table-cell/>
          <table:table-cell office:value-type="float" office:value="0.305735" calcext:value-type="float">
            <text:p>0.305735</text:p>
          </table:table-cell>
          <table:table-cell office:value-type="float" office:value="0.025163" calcext:value-type="float">
            <text:p>0.025163</text:p>
          </table:table-cell>
          <table:table-cell office:value-type="float" office:value="0.020482" calcext:value-type="float">
            <text:p>0.020482</text:p>
          </table:table-cell>
          <table:table-cell office:value-type="float" office:value="0.126748" calcext:value-type="float">
            <text:p>0.126748</text:p>
          </table:table-cell>
          <table:table-cell office:value-type="float" office:value="0.082128" calcext:value-type="float">
            <text:p>0.082128</text:p>
          </table:table-cell>
          <table:table-cell/>
          <table:table-cell office:value-type="float" office:value="0.291676" calcext:value-type="float">
            <text:p>0.291676</text:p>
          </table:table-cell>
          <table:table-cell office:value-type="float" office:value="0.028048" calcext:value-type="float">
            <text:p>0.028048</text:p>
          </table:table-cell>
          <table:table-cell office:value-type="float" office:value="0.030088" calcext:value-type="float">
            <text:p>0.030088</text:p>
          </table:table-cell>
          <table:table-cell office:value-type="float" office:value="0.115546" calcext:value-type="float">
            <text:p>0.115546</text:p>
          </table:table-cell>
          <table:table-cell office:value-type="float" office:value="0.085509" calcext:value-type="float">
            <text:p>0.085509</text:p>
          </table:table-cell>
        </table:table-row>
        <table:table-row table:style-name="ro1">
          <table:table-cell office:value-type="string" calcext:value-type="string">
            <text:p>rexi_fd_par_m2048 (00004 threads / 00001 ranks) 4 cores</text:p>
          </table:table-cell>
          <table:table-cell table:style-name="ce4" table:formula="of:=TEXT(MID([.A80]; 14; 4); &quot;#&quot;)" office:value-type="string" office:string-value="2048" calcext:value-type="string">
            <text:p>2048</text:p>
          </table:table-cell>
          <table:table-cell table:style-name="ce4" table:formula="of:=TEXT(MID([.A80]; 20; 5); &quot;#&quot;)" office:value-type="string" office:string-value="4" calcext:value-type="string">
            <text:p>4</text:p>
          </table:table-cell>
          <table:table-cell table:style-name="ce4" table:formula="of:=TEXT(MID([.A80]; 36; 5); &quot;#&quot;)" office:value-type="string" office:string-value="1" calcext:value-type="string">
            <text:p>1</text:p>
          </table:table-cell>
          <table:table-cell table:formula="of:=LEFT(RIGHT([.A80]; LEN([.A80])-48); LEN([.A80])-54)" office:value-type="string" office:string-value="4" calcext:value-type="string">
            <text:p>4</text:p>
          </table:table-cell>
          <table:table-cell table:formula="of:=MIN([.L80];[.R80];[.X80])" office:value-type="float" office:value="7.921278" calcext:value-type="float">
            <text:p>7.921278</text:p>
          </table:table-cell>
          <table:table-cell table:formula="of:=MIN([.M80];[.S80];[.Y80])" office:value-type="float" office:value="0.012911" calcext:value-type="float">
            <text:p>0.012911</text:p>
          </table:table-cell>
          <table:table-cell table:formula="of:=MIN([.N80];[.T80];[.Z80])" office:value-type="float" office:value="0.000025" calcext:value-type="float">
            <text:p>0.000025</text:p>
          </table:table-cell>
          <table:table-cell table:formula="of:=MIN([.O80];[.U80];[.AA80])" office:value-type="float" office:value="0.003107" calcext:value-type="float">
            <text:p>0.003107</text:p>
          </table:table-cell>
          <table:table-cell table:formula="of:=MIN([.P80];[.V80];[.AB80])" office:value-type="float" office:value="7.758046" calcext:value-type="float">
            <text:p>7.758046</text:p>
          </table:table-cell>
          <table:table-cell/>
          <table:table-cell office:value-type="float" office:value="7.921278" calcext:value-type="float">
            <text:p>7.921278</text:p>
          </table:table-cell>
          <table:table-cell office:value-type="float" office:value="0.013181" calcext:value-type="float">
            <text:p>0.013181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3191" calcext:value-type="float">
            <text:p>0.003191</text:p>
          </table:table-cell>
          <table:table-cell office:value-type="float" office:value="7.842467" calcext:value-type="float">
            <text:p>7.842467</text:p>
          </table:table-cell>
          <table:table-cell/>
          <table:table-cell office:value-type="float" office:value="8.004583" calcext:value-type="float">
            <text:p>8.004583</text:p>
          </table:table-cell>
          <table:table-cell office:value-type="float" office:value="0.013046" calcext:value-type="float">
            <text:p>0.013046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.003107" calcext:value-type="float">
            <text:p>0.003107</text:p>
          </table:table-cell>
          <table:table-cell office:value-type="float" office:value="7.843065" calcext:value-type="float">
            <text:p>7.843065</text:p>
          </table:table-cell>
          <table:table-cell/>
          <table:table-cell office:value-type="float" office:value="7.957625" calcext:value-type="float">
            <text:p>7.957625</text:p>
          </table:table-cell>
          <table:table-cell office:value-type="float" office:value="0.012911" calcext:value-type="float">
            <text:p>0.012911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3387" calcext:value-type="float">
            <text:p>0.003387</text:p>
          </table:table-cell>
          <table:table-cell office:value-type="float" office:value="7.758046" calcext:value-type="float">
            <text:p>7.758046</text:p>
          </table:table-cell>
        </table:table-row>
        <table:table-row table:style-name="ro1">
          <table:table-cell office:value-type="string" calcext:value-type="string">
            <text:p>rexi_fd_par_m4096 (00004 threads / 00001 ranks) 4 cores</text:p>
          </table:table-cell>
          <table:table-cell table:style-name="ce4" table:formula="of:=TEXT(MID([.A81]; 14; 4); &quot;#&quot;)" office:value-type="string" office:string-value="4096" calcext:value-type="string">
            <text:p>4096</text:p>
          </table:table-cell>
          <table:table-cell table:style-name="ce4" table:formula="of:=TEXT(MID([.A81]; 20; 5); &quot;#&quot;)" office:value-type="string" office:string-value="4" calcext:value-type="string">
            <text:p>4</text:p>
          </table:table-cell>
          <table:table-cell table:style-name="ce4" table:formula="of:=TEXT(MID([.A81]; 36; 5); &quot;#&quot;)" office:value-type="string" office:string-value="1" calcext:value-type="string">
            <text:p>1</text:p>
          </table:table-cell>
          <table:table-cell table:formula="of:=LEFT(RIGHT([.A81]; LEN([.A81])-48); LEN([.A81])-54)" office:value-type="string" office:string-value="4" calcext:value-type="string">
            <text:p>4</text:p>
          </table:table-cell>
          <table:table-cell table:formula="of:=MIN([.L81];[.R81];[.X81])" office:value-type="float" office:value="15.62263" calcext:value-type="float">
            <text:p>15.62263</text:p>
          </table:table-cell>
          <table:table-cell table:formula="of:=MIN([.M81];[.S81];[.Y81])" office:value-type="float" office:value="0.013261" calcext:value-type="float">
            <text:p>0.013261</text:p>
          </table:table-cell>
          <table:table-cell table:formula="of:=MIN([.N81];[.T81];[.Z81])" office:value-type="float" office:value="0.000031" calcext:value-type="float">
            <text:p>0.000031</text:p>
          </table:table-cell>
          <table:table-cell table:formula="of:=MIN([.O81];[.U81];[.AA81])" office:value-type="float" office:value="0.003117" calcext:value-type="float">
            <text:p>0.003117</text:p>
          </table:table-cell>
          <table:table-cell table:formula="of:=MIN([.P81];[.V81];[.AB81])" office:value-type="float" office:value="15.396915" calcext:value-type="float">
            <text:p>15.396915</text:p>
          </table:table-cell>
          <table:table-cell/>
          <table:table-cell office:value-type="float" office:value="15.62263" calcext:value-type="float">
            <text:p>15.62263</text:p>
          </table:table-cell>
          <table:table-cell office:value-type="float" office:value="0.013261" calcext:value-type="float">
            <text:p>0.013261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.003141" calcext:value-type="float">
            <text:p>0.003141</text:p>
          </table:table-cell>
          <table:table-cell office:value-type="float" office:value="15.45336" calcext:value-type="float">
            <text:p>15.45336</text:p>
          </table:table-cell>
          <table:table-cell/>
          <table:table-cell office:value-type="float" office:value="15.83384" calcext:value-type="float">
            <text:p>15.83384</text:p>
          </table:table-cell>
          <table:table-cell office:value-type="float" office:value="0.01335" calcext:value-type="float">
            <text:p>0.01335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.003129" calcext:value-type="float">
            <text:p>0.003129</text:p>
          </table:table-cell>
          <table:table-cell office:value-type="float" office:value="15.396915" calcext:value-type="float">
            <text:p>15.396915</text:p>
          </table:table-cell>
          <table:table-cell/>
          <table:table-cell office:value-type="float" office:value="15.780629" calcext:value-type="float">
            <text:p>15.780629</text:p>
          </table:table-cell>
          <table:table-cell office:value-type="float" office:value="0.013359" calcext:value-type="float">
            <text:p>0.013359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3117" calcext:value-type="float">
            <text:p>0.003117</text:p>
          </table:table-cell>
          <table:table-cell office:value-type="float" office:value="15.499273" calcext:value-type="float">
            <text:p>15.499273</text:p>
          </table:table-cell>
        </table:table-row>
        <table:table-row table:style-name="ro1">
          <table:table-cell office:value-type="string" calcext:value-type="string">
            <text:p>rexi_fd_par_m8192 (00004 threads / 00001 ranks) 4 cores</text:p>
          </table:table-cell>
          <table:table-cell table:style-name="ce4" table:formula="of:=TEXT(MID([.A82]; 14; 4); &quot;#&quot;)" office:value-type="string" office:string-value="8192" calcext:value-type="string">
            <text:p>8192</text:p>
          </table:table-cell>
          <table:table-cell table:style-name="ce4" table:formula="of:=TEXT(MID([.A82]; 20; 5); &quot;#&quot;)" office:value-type="string" office:string-value="4" calcext:value-type="string">
            <text:p>4</text:p>
          </table:table-cell>
          <table:table-cell table:style-name="ce4" table:formula="of:=TEXT(MID([.A82]; 36; 5); &quot;#&quot;)" office:value-type="string" office:string-value="1" calcext:value-type="string">
            <text:p>1</text:p>
          </table:table-cell>
          <table:table-cell table:formula="of:=LEFT(RIGHT([.A82]; LEN([.A82])-48); LEN([.A82])-54)" office:value-type="string" office:string-value="4" calcext:value-type="string">
            <text:p>4</text:p>
          </table:table-cell>
          <table:table-cell table:formula="of:=MIN([.L82];[.R82];[.X82])" office:value-type="float" office:value="31.389771" calcext:value-type="float">
            <text:p>31.389771</text:p>
          </table:table-cell>
          <table:table-cell table:formula="of:=MIN([.M82];[.S82];[.Y82])" office:value-type="float" office:value="0.013518" calcext:value-type="float">
            <text:p>0.013518</text:p>
          </table:table-cell>
          <table:table-cell table:formula="of:=MIN([.N82];[.T82];[.Z82])" office:value-type="float" office:value="0.000031" calcext:value-type="float">
            <text:p>0.000031</text:p>
          </table:table-cell>
          <table:table-cell table:formula="of:=MIN([.O82];[.U82];[.AA82])" office:value-type="float" office:value="0.003163" calcext:value-type="float">
            <text:p>0.003163</text:p>
          </table:table-cell>
          <table:table-cell table:formula="of:=MIN([.P82];[.V82];[.AB82])" office:value-type="float" office:value="30.635146" calcext:value-type="float">
            <text:p>30.635146</text:p>
          </table:table-cell>
          <table:table-cell/>
          <table:table-cell office:value-type="float" office:value="31.493239" calcext:value-type="float">
            <text:p>31.493239</text:p>
          </table:table-cell>
          <table:table-cell office:value-type="float" office:value="0.013526" calcext:value-type="float">
            <text:p>0.013526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.003163" calcext:value-type="float">
            <text:p>0.003163</text:p>
          </table:table-cell>
          <table:table-cell office:value-type="float" office:value="31.270825" calcext:value-type="float">
            <text:p>31.270825</text:p>
          </table:table-cell>
          <table:table-cell/>
          <table:table-cell office:value-type="float" office:value="31.389771" calcext:value-type="float">
            <text:p>31.389771</text:p>
          </table:table-cell>
          <table:table-cell office:value-type="float" office:value="0.013518" calcext:value-type="float">
            <text:p>0.013518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30.635146" calcext:value-type="float">
            <text:p>30.635146</text:p>
          </table:table-cell>
          <table:table-cell/>
          <table:table-cell office:value-type="float" office:value="31.396789" calcext:value-type="float">
            <text:p>31.396789</text:p>
          </table:table-cell>
          <table:table-cell office:value-type="float" office:value="0.013801" calcext:value-type="float">
            <text:p>0.013801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30.995578" calcext:value-type="float">
            <text:p>30.995578</text:p>
          </table:table-cell>
        </table:table-row>
        <table:table-row table:style-name="ro1">
          <table:table-cell office:value-type="string" calcext:value-type="string">
            <text:p>rexi_fd_par_m2048 (00004 threads / 00002 ranks) 8 cores</text:p>
          </table:table-cell>
          <table:table-cell table:style-name="ce4" table:formula="of:=TEXT(MID([.A83]; 14; 4); &quot;#&quot;)" office:value-type="string" office:string-value="2048" calcext:value-type="string">
            <text:p>2048</text:p>
          </table:table-cell>
          <table:table-cell table:style-name="ce4" table:formula="of:=TEXT(MID([.A83]; 20; 5); &quot;#&quot;)" office:value-type="string" office:string-value="4" calcext:value-type="string">
            <text:p>4</text:p>
          </table:table-cell>
          <table:table-cell table:style-name="ce4" table:formula="of:=TEXT(MID([.A83]; 36; 5); &quot;#&quot;)" office:value-type="string" office:string-value="2" calcext:value-type="string">
            <text:p>2</text:p>
          </table:table-cell>
          <table:table-cell table:formula="of:=LEFT(RIGHT([.A83]; LEN([.A83])-48); LEN([.A83])-54)" office:value-type="string" office:string-value="8" calcext:value-type="string">
            <text:p>8</text:p>
          </table:table-cell>
          <table:table-cell table:formula="of:=MIN([.L83];[.R83];[.X83])" office:value-type="float" office:value="4.718614" calcext:value-type="float">
            <text:p>4.718614</text:p>
          </table:table-cell>
          <table:table-cell table:formula="of:=MIN([.M83];[.S83];[.Y83])" office:value-type="float" office:value="0.015936" calcext:value-type="float">
            <text:p>0.015936</text:p>
          </table:table-cell>
          <table:table-cell table:formula="of:=MIN([.N83];[.T83];[.Z83])" office:value-type="float" office:value="0.001656" calcext:value-type="float">
            <text:p>0.001656</text:p>
          </table:table-cell>
          <table:table-cell table:formula="of:=MIN([.O83];[.U83];[.AA83])" office:value-type="float" office:value="0.005057" calcext:value-type="float">
            <text:p>0.005057</text:p>
          </table:table-cell>
          <table:table-cell table:formula="of:=MIN([.P83];[.V83];[.AB83])" office:value-type="float" office:value="4.400328" calcext:value-type="float">
            <text:p>4.400328</text:p>
          </table:table-cell>
          <table:table-cell/>
          <table:table-cell office:value-type="float" office:value="4.72259" calcext:value-type="float">
            <text:p>4.72259</text:p>
          </table:table-cell>
          <table:table-cell office:value-type="float" office:value="0.016014" calcext:value-type="float">
            <text:p>0.016014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5057" calcext:value-type="float">
            <text:p>0.005057</text:p>
          </table:table-cell>
          <table:table-cell office:value-type="float" office:value="4.453504" calcext:value-type="float">
            <text:p>4.453504</text:p>
          </table:table-cell>
          <table:table-cell/>
          <table:table-cell office:value-type="float" office:value="4.722466" calcext:value-type="float">
            <text:p>4.722466</text:p>
          </table:table-cell>
          <table:table-cell office:value-type="float" office:value="0.015936" calcext:value-type="float">
            <text:p>0.015936</text:p>
          </table:table-cell>
          <table:table-cell office:value-type="float" office:value="0.001656" calcext:value-type="float">
            <text:p>0.001656</text:p>
          </table:table-cell>
          <table:table-cell office:value-type="float" office:value="0.016128" calcext:value-type="float">
            <text:p>0.016128</text:p>
          </table:table-cell>
          <table:table-cell office:value-type="float" office:value="4.400328" calcext:value-type="float">
            <text:p>4.400328</text:p>
          </table:table-cell>
          <table:table-cell/>
          <table:table-cell office:value-type="float" office:value="4.718614" calcext:value-type="float">
            <text:p>4.718614</text:p>
          </table:table-cell>
          <table:table-cell office:value-type="float" office:value="0.015952" calcext:value-type="float">
            <text:p>0.015952</text:p>
          </table:table-cell>
          <table:table-cell office:value-type="float" office:value="0.001766" calcext:value-type="float">
            <text:p>0.001766</text:p>
          </table:table-cell>
          <table:table-cell office:value-type="float" office:value="0.021797" calcext:value-type="float">
            <text:p>0.021797</text:p>
          </table:table-cell>
          <table:table-cell office:value-type="float" office:value="4.443327" calcext:value-type="float">
            <text:p>4.443327</text:p>
          </table:table-cell>
        </table:table-row>
        <table:table-row table:style-name="ro1">
          <table:table-cell office:value-type="string" calcext:value-type="string">
            <text:p>rexi_fd_par_m4096 (00004 threads / 00002 ranks) 8 cores</text:p>
          </table:table-cell>
          <table:table-cell table:style-name="ce4" table:formula="of:=TEXT(MID([.A84]; 14; 4); &quot;#&quot;)" office:value-type="string" office:string-value="4096" calcext:value-type="string">
            <text:p>4096</text:p>
          </table:table-cell>
          <table:table-cell table:style-name="ce4" table:formula="of:=TEXT(MID([.A84]; 20; 5); &quot;#&quot;)" office:value-type="string" office:string-value="4" calcext:value-type="string">
            <text:p>4</text:p>
          </table:table-cell>
          <table:table-cell table:style-name="ce4" table:formula="of:=TEXT(MID([.A84]; 36; 5); &quot;#&quot;)" office:value-type="string" office:string-value="2" calcext:value-type="string">
            <text:p>2</text:p>
          </table:table-cell>
          <table:table-cell table:formula="of:=LEFT(RIGHT([.A84]; LEN([.A84])-48); LEN([.A84])-54)" office:value-type="string" office:string-value="8" calcext:value-type="string">
            <text:p>8</text:p>
          </table:table-cell>
          <table:table-cell table:formula="of:=MIN([.L84];[.R84];[.X84])" office:value-type="float" office:value="9.166637" calcext:value-type="float">
            <text:p>9.166637</text:p>
          </table:table-cell>
          <table:table-cell table:formula="of:=MIN([.M84];[.S84];[.Y84])" office:value-type="float" office:value="0.014507" calcext:value-type="float">
            <text:p>0.014507</text:p>
          </table:table-cell>
          <table:table-cell table:formula="of:=MIN([.N84];[.T84];[.Z84])" office:value-type="float" office:value="0.001698" calcext:value-type="float">
            <text:p>0.001698</text:p>
          </table:table-cell>
          <table:table-cell table:formula="of:=MIN([.O84];[.U84];[.AA84])" office:value-type="float" office:value="0.005397" calcext:value-type="float">
            <text:p>0.005397</text:p>
          </table:table-cell>
          <table:table-cell table:formula="of:=MIN([.P84];[.V84];[.AB84])" office:value-type="float" office:value="8.916799" calcext:value-type="float">
            <text:p>8.916799</text:p>
          </table:table-cell>
          <table:table-cell/>
          <table:table-cell office:value-type="float" office:value="9.166637" calcext:value-type="float">
            <text:p>9.166637</text:p>
          </table:table-cell>
          <table:table-cell office:value-type="float" office:value="0.014507" calcext:value-type="float">
            <text:p>0.01450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69882" calcext:value-type="float">
            <text:p>0.069882</text:p>
          </table:table-cell>
          <table:table-cell office:value-type="float" office:value="8.916799" calcext:value-type="float">
            <text:p>8.916799</text:p>
          </table:table-cell>
          <table:table-cell/>
          <table:table-cell office:value-type="float" office:value="9.405541" calcext:value-type="float">
            <text:p>9.405541</text:p>
          </table:table-cell>
          <table:table-cell office:value-type="float" office:value="0.016182" calcext:value-type="float">
            <text:p>0.016182</text:p>
          </table:table-cell>
          <table:table-cell office:value-type="float" office:value="0.001698" calcext:value-type="float">
            <text:p>0.001698</text:p>
          </table:table-cell>
          <table:table-cell office:value-type="float" office:value="0.005397" calcext:value-type="float">
            <text:p>0.005397</text:p>
          </table:table-cell>
          <table:table-cell office:value-type="float" office:value="9.252314" calcext:value-type="float">
            <text:p>9.252314</text:p>
          </table:table-cell>
          <table:table-cell/>
          <table:table-cell office:value-type="float" office:value="9.408698" calcext:value-type="float">
            <text:p>9.408698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01795" calcext:value-type="float">
            <text:p>0.001795</text:p>
          </table:table-cell>
          <table:table-cell office:value-type="float" office:value="0.042568" calcext:value-type="float">
            <text:p>0.042568</text:p>
          </table:table-cell>
          <table:table-cell office:value-type="float" office:value="9.047238" calcext:value-type="float">
            <text:p>9.047238</text:p>
          </table:table-cell>
        </table:table-row>
        <table:table-row table:style-name="ro1">
          <table:table-cell office:value-type="string" calcext:value-type="string">
            <text:p>rexi_fd_par_m8192 (00004 threads / 00002 ranks) 8 cores</text:p>
          </table:table-cell>
          <table:table-cell table:style-name="ce4" table:formula="of:=TEXT(MID([.A85]; 14; 4); &quot;#&quot;)" office:value-type="string" office:string-value="8192" calcext:value-type="string">
            <text:p>8192</text:p>
          </table:table-cell>
          <table:table-cell table:style-name="ce4" table:formula="of:=TEXT(MID([.A85]; 20; 5); &quot;#&quot;)" office:value-type="string" office:string-value="4" calcext:value-type="string">
            <text:p>4</text:p>
          </table:table-cell>
          <table:table-cell table:style-name="ce4" table:formula="of:=TEXT(MID([.A85]; 36; 5); &quot;#&quot;)" office:value-type="string" office:string-value="2" calcext:value-type="string">
            <text:p>2</text:p>
          </table:table-cell>
          <table:table-cell table:formula="of:=LEFT(RIGHT([.A85]; LEN([.A85])-48); LEN([.A85])-54)" office:value-type="string" office:string-value="8" calcext:value-type="string">
            <text:p>8</text:p>
          </table:table-cell>
          <table:table-cell table:formula="of:=MIN([.L85];[.R85];[.X85])" office:value-type="float" office:value="18.459231" calcext:value-type="float">
            <text:p>18.459231</text:p>
          </table:table-cell>
          <table:table-cell table:formula="of:=MIN([.M85];[.S85];[.Y85])" office:value-type="float" office:value="0.015022" calcext:value-type="float">
            <text:p>0.015022</text:p>
          </table:table-cell>
          <table:table-cell table:formula="of:=MIN([.N85];[.T85];[.Z85])" office:value-type="float" office:value="0.00162" calcext:value-type="float">
            <text:p>0.00162</text:p>
          </table:table-cell>
          <table:table-cell table:formula="of:=MIN([.O85];[.U85];[.AA85])" office:value-type="float" office:value="0.003643" calcext:value-type="float">
            <text:p>0.003643</text:p>
          </table:table-cell>
          <table:table-cell table:formula="of:=MIN([.P85];[.V85];[.AB85])" office:value-type="float" office:value="17.849377" calcext:value-type="float">
            <text:p>17.849377</text:p>
          </table:table-cell>
          <table:table-cell/>
          <table:table-cell office:value-type="float" office:value="18.459231" calcext:value-type="float">
            <text:p>18.459231</text:p>
          </table:table-cell>
          <table:table-cell office:value-type="float" office:value="0.016213" calcext:value-type="float">
            <text:p>0.016213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3643" calcext:value-type="float">
            <text:p>0.003643</text:p>
          </table:table-cell>
          <table:table-cell office:value-type="float" office:value="17.883962" calcext:value-type="float">
            <text:p>17.883962</text:p>
          </table:table-cell>
          <table:table-cell/>
          <table:table-cell office:value-type="float" office:value="18.706665" calcext:value-type="float">
            <text:p>18.706665</text:p>
          </table:table-cell>
          <table:table-cell office:value-type="float" office:value="0.015022" calcext:value-type="float">
            <text:p>0.015022</text:p>
          </table:table-cell>
          <table:table-cell office:value-type="float" office:value="0.001689" calcext:value-type="float">
            <text:p>0.001689</text:p>
          </table:table-cell>
          <table:table-cell office:value-type="float" office:value="0.09307" calcext:value-type="float">
            <text:p>0.09307</text:p>
          </table:table-cell>
          <table:table-cell office:value-type="float" office:value="17.955887" calcext:value-type="float">
            <text:p>17.955887</text:p>
          </table:table-cell>
          <table:table-cell/>
          <table:table-cell office:value-type="float" office:value="18.709133" calcext:value-type="float">
            <text:p>18.709133</text:p>
          </table:table-cell>
          <table:table-cell office:value-type="float" office:value="0.016891" calcext:value-type="float">
            <text:p>0.016891</text:p>
          </table:table-cell>
          <table:table-cell office:value-type="float" office:value="0.001808" calcext:value-type="float">
            <text:p>0.001808</text:p>
          </table:table-cell>
          <table:table-cell office:value-type="float" office:value="0.395092" calcext:value-type="float">
            <text:p>0.395092</text:p>
          </table:table-cell>
          <table:table-cell office:value-type="float" office:value="17.849377" calcext:value-type="float">
            <text:p>17.849377</text:p>
          </table:table-cell>
        </table:table-row>
        <table:table-row table:style-name="ro1">
          <table:table-cell office:value-type="string" calcext:value-type="string">
            <text:p>rexi_fd_par_m2048 (00004 threads / 00004 ranks) 16 cores</text:p>
          </table:table-cell>
          <table:table-cell table:style-name="ce4" table:formula="of:=TEXT(MID([.A86]; 14; 4); &quot;#&quot;)" office:value-type="string" office:string-value="2048" calcext:value-type="string">
            <text:p>2048</text:p>
          </table:table-cell>
          <table:table-cell table:style-name="ce4" table:formula="of:=TEXT(MID([.A86]; 20; 5); &quot;#&quot;)" office:value-type="string" office:string-value="4" calcext:value-type="string">
            <text:p>4</text:p>
          </table:table-cell>
          <table:table-cell table:style-name="ce4" table:formula="of:=TEXT(MID([.A86]; 36; 5); &quot;#&quot;)" office:value-type="string" office:string-value="4" calcext:value-type="string">
            <text:p>4</text:p>
          </table:table-cell>
          <table:table-cell table:formula="of:=LEFT(RIGHT([.A86]; LEN([.A86])-48); LEN([.A86])-54)" office:value-type="string" office:string-value="16" calcext:value-type="string">
            <text:p>16</text:p>
          </table:table-cell>
          <table:table-cell table:formula="of:=MIN([.L86];[.R86];[.X86])" office:value-type="float" office:value="2.475582" calcext:value-type="float">
            <text:p>2.475582</text:p>
          </table:table-cell>
          <table:table-cell table:formula="of:=MIN([.M86];[.S86];[.Y86])" office:value-type="float" office:value="0.017216" calcext:value-type="float">
            <text:p>0.017216</text:p>
          </table:table-cell>
          <table:table-cell table:formula="of:=MIN([.N86];[.T86];[.Z86])" office:value-type="float" office:value="0.003054" calcext:value-type="float">
            <text:p>0.003054</text:p>
          </table:table-cell>
          <table:table-cell table:formula="of:=MIN([.O86];[.U86];[.AA86])" office:value-type="float" office:value="0.020485" calcext:value-type="float">
            <text:p>0.020485</text:p>
          </table:table-cell>
          <table:table-cell table:formula="of:=MIN([.P86];[.V86];[.AB86])" office:value-type="float" office:value="2.278532" calcext:value-type="float">
            <text:p>2.278532</text:p>
          </table:table-cell>
          <table:table-cell/>
          <table:table-cell office:value-type="float" office:value="2.483534" calcext:value-type="float">
            <text:p>2.483534</text:p>
          </table:table-cell>
          <table:table-cell office:value-type="float" office:value="0.017216" calcext:value-type="float">
            <text:p>0.017216</text:p>
          </table:table-cell>
          <table:table-cell office:value-type="float" office:value="0.003054" calcext:value-type="float">
            <text:p>0.003054</text:p>
          </table:table-cell>
          <table:table-cell office:value-type="float" office:value="0.073846" calcext:value-type="float">
            <text:p>0.073846</text:p>
          </table:table-cell>
          <table:table-cell office:value-type="float" office:value="2.278532" calcext:value-type="float">
            <text:p>2.278532</text:p>
          </table:table-cell>
          <table:table-cell/>
          <table:table-cell office:value-type="float" office:value="2.475582" calcext:value-type="float">
            <text:p>2.475582</text:p>
          </table:table-cell>
          <table:table-cell office:value-type="float" office:value="0.017846" calcext:value-type="float">
            <text:p>0.017846</text:p>
          </table:table-cell>
          <table:table-cell office:value-type="float" office:value="0.003274" calcext:value-type="float">
            <text:p>0.003274</text:p>
          </table:table-cell>
          <table:table-cell office:value-type="float" office:value="0.020485" calcext:value-type="float">
            <text:p>0.020485</text:p>
          </table:table-cell>
          <table:table-cell office:value-type="float" office:value="2.347363" calcext:value-type="float">
            <text:p>2.347363</text:p>
          </table:table-cell>
          <table:table-cell/>
          <table:table-cell office:value-type="float" office:value="2.485906" calcext:value-type="float">
            <text:p>2.485906</text:p>
          </table:table-cell>
          <table:table-cell office:value-type="float" office:value="0.017414" calcext:value-type="float">
            <text:p>0.017414</text:p>
          </table:table-cell>
          <table:table-cell office:value-type="float" office:value="0.003072" calcext:value-type="float">
            <text:p>0.003072</text:p>
          </table:table-cell>
          <table:table-cell office:value-type="float" office:value="0.074681" calcext:value-type="float">
            <text:p>0.074681</text:p>
          </table:table-cell>
          <table:table-cell office:value-type="float" office:value="2.329674" calcext:value-type="float">
            <text:p>2.329674</text:p>
          </table:table-cell>
        </table:table-row>
        <table:table-row table:style-name="ro1">
          <table:table-cell office:value-type="string" calcext:value-type="string">
            <text:p>rexi_fd_par_m4096 (00004 threads / 00004 ranks) 16 cores</text:p>
          </table:table-cell>
          <table:table-cell table:style-name="ce4" table:formula="of:=TEXT(MID([.A87]; 14; 4); &quot;#&quot;)" office:value-type="string" office:string-value="4096" calcext:value-type="string">
            <text:p>4096</text:p>
          </table:table-cell>
          <table:table-cell table:style-name="ce4" table:formula="of:=TEXT(MID([.A87]; 20; 5); &quot;#&quot;)" office:value-type="string" office:string-value="4" calcext:value-type="string">
            <text:p>4</text:p>
          </table:table-cell>
          <table:table-cell table:style-name="ce4" table:formula="of:=TEXT(MID([.A87]; 36; 5); &quot;#&quot;)" office:value-type="string" office:string-value="4" calcext:value-type="string">
            <text:p>4</text:p>
          </table:table-cell>
          <table:table-cell table:formula="of:=LEFT(RIGHT([.A87]; LEN([.A87])-48); LEN([.A87])-54)" office:value-type="string" office:string-value="16" calcext:value-type="string">
            <text:p>16</text:p>
          </table:table-cell>
          <table:table-cell table:formula="of:=MIN([.L87];[.R87];[.X87])" office:value-type="float" office:value="4.845022" calcext:value-type="float">
            <text:p>4.845022</text:p>
          </table:table-cell>
          <table:table-cell table:formula="of:=MIN([.M87];[.S87];[.Y87])" office:value-type="float" office:value="0.016762" calcext:value-type="float">
            <text:p>0.016762</text:p>
          </table:table-cell>
          <table:table-cell table:formula="of:=MIN([.N87];[.T87];[.Z87])" office:value-type="float" office:value="0.002998" calcext:value-type="float">
            <text:p>0.002998</text:p>
          </table:table-cell>
          <table:table-cell table:formula="of:=MIN([.O87];[.U87];[.AA87])" office:value-type="float" office:value="0.016194" calcext:value-type="float">
            <text:p>0.016194</text:p>
          </table:table-cell>
          <table:table-cell table:formula="of:=MIN([.P87];[.V87];[.AB87])" office:value-type="float" office:value="4.567861" calcext:value-type="float">
            <text:p>4.567861</text:p>
          </table:table-cell>
          <table:table-cell/>
          <table:table-cell office:value-type="float" office:value="4.862559" calcext:value-type="float">
            <text:p>4.862559</text:p>
          </table:table-cell>
          <table:table-cell office:value-type="float" office:value="0.017415" calcext:value-type="float">
            <text:p>0.017415</text:p>
          </table:table-cell>
          <table:table-cell office:value-type="float" office:value="0.002998" calcext:value-type="float">
            <text:p>0.002998</text:p>
          </table:table-cell>
          <table:table-cell office:value-type="float" office:value="0.133539" calcext:value-type="float">
            <text:p>0.133539</text:p>
          </table:table-cell>
          <table:table-cell office:value-type="float" office:value="4.567861" calcext:value-type="float">
            <text:p>4.567861</text:p>
          </table:table-cell>
          <table:table-cell/>
          <table:table-cell office:value-type="float" office:value="4.868972" calcext:value-type="float">
            <text:p>4.868972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03319" calcext:value-type="float">
            <text:p>0.003319</text:p>
          </table:table-cell>
          <table:table-cell office:value-type="float" office:value="0.016194" calcext:value-type="float">
            <text:p>0.016194</text:p>
          </table:table-cell>
          <table:table-cell office:value-type="float" office:value="4.767226" calcext:value-type="float">
            <text:p>4.767226</text:p>
          </table:table-cell>
          <table:table-cell/>
          <table:table-cell office:value-type="float" office:value="4.845022" calcext:value-type="float">
            <text:p>4.845022</text:p>
          </table:table-cell>
          <table:table-cell office:value-type="float" office:value="0.016762" calcext:value-type="float">
            <text:p>0.016762</text:p>
          </table:table-cell>
          <table:table-cell office:value-type="float" office:value="0.003031" calcext:value-type="float">
            <text:p>0.003031</text:p>
          </table:table-cell>
          <table:table-cell office:value-type="float" office:value="0.083784" calcext:value-type="float">
            <text:p>0.083784</text:p>
          </table:table-cell>
          <table:table-cell office:value-type="float" office:value="4.643737" calcext:value-type="float">
            <text:p>4.643737</text:p>
          </table:table-cell>
        </table:table-row>
        <table:table-row table:style-name="ro1">
          <table:table-cell office:value-type="string" calcext:value-type="string">
            <text:p>rexi_fd_par_m8192 (00004 threads / 00004 ranks) 16 cores</text:p>
          </table:table-cell>
          <table:table-cell table:style-name="ce4" table:formula="of:=TEXT(MID([.A88]; 14; 4); &quot;#&quot;)" office:value-type="string" office:string-value="8192" calcext:value-type="string">
            <text:p>8192</text:p>
          </table:table-cell>
          <table:table-cell table:style-name="ce4" table:formula="of:=TEXT(MID([.A88]; 20; 5); &quot;#&quot;)" office:value-type="string" office:string-value="4" calcext:value-type="string">
            <text:p>4</text:p>
          </table:table-cell>
          <table:table-cell table:style-name="ce4" table:formula="of:=TEXT(MID([.A88]; 36; 5); &quot;#&quot;)" office:value-type="string" office:string-value="4" calcext:value-type="string">
            <text:p>4</text:p>
          </table:table-cell>
          <table:table-cell table:formula="of:=LEFT(RIGHT([.A88]; LEN([.A88])-48); LEN([.A88])-54)" office:value-type="string" office:string-value="16" calcext:value-type="string">
            <text:p>16</text:p>
          </table:table-cell>
          <table:table-cell table:formula="of:=MIN([.L88];[.R88];[.X88])" office:value-type="float" office:value="9.61332" calcext:value-type="float">
            <text:p>9.61332</text:p>
          </table:table-cell>
          <table:table-cell table:formula="of:=MIN([.M88];[.S88];[.Y88])" office:value-type="float" office:value="0.01552" calcext:value-type="float">
            <text:p>0.01552</text:p>
          </table:table-cell>
          <table:table-cell table:formula="of:=MIN([.N88];[.T88];[.Z88])" office:value-type="float" office:value="0.002969" calcext:value-type="float">
            <text:p>0.002969</text:p>
          </table:table-cell>
          <table:table-cell table:formula="of:=MIN([.O88];[.U88];[.AA88])" office:value-type="float" office:value="0.066767" calcext:value-type="float">
            <text:p>0.066767</text:p>
          </table:table-cell>
          <table:table-cell table:formula="of:=MIN([.P88];[.V88];[.AB88])" office:value-type="float" office:value="9.060846" calcext:value-type="float">
            <text:p>9.060846</text:p>
          </table:table-cell>
          <table:table-cell/>
          <table:table-cell office:value-type="float" office:value="9.641911" calcext:value-type="float">
            <text:p>9.641911</text:p>
          </table:table-cell>
          <table:table-cell office:value-type="float" office:value="0.01552" calcext:value-type="float">
            <text:p>0.01552</text:p>
          </table:table-cell>
          <table:table-cell office:value-type="float" office:value="0.002969" calcext:value-type="float">
            <text:p>0.002969</text:p>
          </table:table-cell>
          <table:table-cell office:value-type="float" office:value="0.207984" calcext:value-type="float">
            <text:p>0.207984</text:p>
          </table:table-cell>
          <table:table-cell office:value-type="float" office:value="9.16316" calcext:value-type="float">
            <text:p>9.16316</text:p>
          </table:table-cell>
          <table:table-cell/>
          <table:table-cell office:value-type="float" office:value="9.61332" calcext:value-type="float">
            <text:p>9.61332</text:p>
          </table:table-cell>
          <table:table-cell office:value-type="float" office:value="0.015767" calcext:value-type="float">
            <text:p>0.01576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.066767" calcext:value-type="float">
            <text:p>0.066767</text:p>
          </table:table-cell>
          <table:table-cell office:value-type="float" office:value="9.220644" calcext:value-type="float">
            <text:p>9.220644</text:p>
          </table:table-cell>
          <table:table-cell/>
          <table:table-cell office:value-type="float" office:value="9.712595" calcext:value-type="float">
            <text:p>9.712595</text:p>
          </table:table-cell>
          <table:table-cell office:value-type="float" office:value="0.01686" calcext:value-type="float">
            <text:p>0.01686</text:p>
          </table:table-cell>
          <table:table-cell office:value-type="float" office:value="0.003025" calcext:value-type="float">
            <text:p>0.003025</text:p>
          </table:table-cell>
          <table:table-cell office:value-type="float" office:value="0.154472" calcext:value-type="float">
            <text:p>0.154472</text:p>
          </table:table-cell>
          <table:table-cell office:value-type="float" office:value="9.060846" calcext:value-type="float">
            <text:p>9.060846</text:p>
          </table:table-cell>
        </table:table-row>
        <table:table-row table:style-name="ro1">
          <table:table-cell office:value-type="string" calcext:value-type="string">
            <text:p>rexi_fd_par_m2048 (00004 threads / 00008 ranks) 32 cores</text:p>
          </table:table-cell>
          <table:table-cell table:style-name="ce4" table:formula="of:=TEXT(MID([.A89]; 14; 4); &quot;#&quot;)" office:value-type="string" office:string-value="2048" calcext:value-type="string">
            <text:p>2048</text:p>
          </table:table-cell>
          <table:table-cell table:style-name="ce4" table:formula="of:=TEXT(MID([.A89]; 20; 5); &quot;#&quot;)" office:value-type="string" office:string-value="4" calcext:value-type="string">
            <text:p>4</text:p>
          </table:table-cell>
          <table:table-cell table:style-name="ce4" table:formula="of:=TEXT(MID([.A89]; 36; 5); &quot;#&quot;)" office:value-type="string" office:string-value="8" calcext:value-type="string">
            <text:p>8</text:p>
          </table:table-cell>
          <table:table-cell table:formula="of:=LEFT(RIGHT([.A89]; LEN([.A89])-48); LEN([.A89])-54)" office:value-type="string" office:string-value="32" calcext:value-type="string">
            <text:p>32</text:p>
          </table:table-cell>
          <table:table-cell table:formula="of:=MIN([.L89];[.R89];[.X89])" office:value-type="float" office:value="1.293151" calcext:value-type="float">
            <text:p>1.293151</text:p>
          </table:table-cell>
          <table:table-cell table:formula="of:=MIN([.M89];[.S89];[.Y89])" office:value-type="float" office:value="0.017562" calcext:value-type="float">
            <text:p>0.017562</text:p>
          </table:table-cell>
          <table:table-cell table:formula="of:=MIN([.N89];[.T89];[.Z89])" office:value-type="float" office:value="0.001513" calcext:value-type="float">
            <text:p>0.001513</text:p>
          </table:table-cell>
          <table:table-cell table:formula="of:=MIN([.O89];[.U89];[.AA89])" office:value-type="float" office:value="0.022898" calcext:value-type="float">
            <text:p>0.022898</text:p>
          </table:table-cell>
          <table:table-cell table:formula="of:=MIN([.P89];[.V89];[.AB89])" office:value-type="float" office:value="1.166729" calcext:value-type="float">
            <text:p>1.166729</text:p>
          </table:table-cell>
          <table:table-cell/>
          <table:table-cell office:value-type="float" office:value="1.303756" calcext:value-type="float">
            <text:p>1.303756</text:p>
          </table:table-cell>
          <table:table-cell office:value-type="float" office:value="0.01768" calcext:value-type="float">
            <text:p>0.01768</text:p>
          </table:table-cell>
          <table:table-cell office:value-type="float" office:value="0.001513" calcext:value-type="float">
            <text:p>0.001513</text:p>
          </table:table-cell>
          <table:table-cell office:value-type="float" office:value="0.039011" calcext:value-type="float">
            <text:p>0.039011</text:p>
          </table:table-cell>
          <table:table-cell office:value-type="float" office:value="1.215733" calcext:value-type="float">
            <text:p>1.215733</text:p>
          </table:table-cell>
          <table:table-cell/>
          <table:table-cell office:value-type="float" office:value="1.293151" calcext:value-type="float">
            <text:p>1.293151</text:p>
          </table:table-cell>
          <table:table-cell office:value-type="float" office:value="0.017562" calcext:value-type="float">
            <text:p>0.017562</text:p>
          </table:table-cell>
          <table:table-cell office:value-type="float" office:value="0.001686" calcext:value-type="float">
            <text:p>0.001686</text:p>
          </table:table-cell>
          <table:table-cell office:value-type="float" office:value="0.044345" calcext:value-type="float">
            <text:p>0.044345</text:p>
          </table:table-cell>
          <table:table-cell office:value-type="float" office:value="1.166729" calcext:value-type="float">
            <text:p>1.166729</text:p>
          </table:table-cell>
          <table:table-cell/>
          <table:table-cell office:value-type="float" office:value="1.301098" calcext:value-type="float">
            <text:p>1.301098</text:p>
          </table:table-cell>
          <table:table-cell office:value-type="float" office:value="0.017667" calcext:value-type="float">
            <text:p>0.017667</text:p>
          </table:table-cell>
          <table:table-cell office:value-type="float" office:value="0.001684" calcext:value-type="float">
            <text:p>0.001684</text:p>
          </table:table-cell>
          <table:table-cell office:value-type="float" office:value="0.022898" calcext:value-type="float">
            <text:p>0.022898</text:p>
          </table:table-cell>
          <table:table-cell office:value-type="float" office:value="1.216039" calcext:value-type="float">
            <text:p>1.216039</text:p>
          </table:table-cell>
        </table:table-row>
        <table:table-row table:style-name="ro1">
          <table:table-cell office:value-type="string" calcext:value-type="string">
            <text:p>rexi_fd_par_m4096 (00004 threads / 00008 ranks) 32 cores</text:p>
          </table:table-cell>
          <table:table-cell table:style-name="ce4" table:formula="of:=TEXT(MID([.A90]; 14; 4); &quot;#&quot;)" office:value-type="string" office:string-value="4096" calcext:value-type="string">
            <text:p>4096</text:p>
          </table:table-cell>
          <table:table-cell table:style-name="ce4" table:formula="of:=TEXT(MID([.A90]; 20; 5); &quot;#&quot;)" office:value-type="string" office:string-value="4" calcext:value-type="string">
            <text:p>4</text:p>
          </table:table-cell>
          <table:table-cell table:style-name="ce4" table:formula="of:=TEXT(MID([.A90]; 36; 5); &quot;#&quot;)" office:value-type="string" office:string-value="8" calcext:value-type="string">
            <text:p>8</text:p>
          </table:table-cell>
          <table:table-cell table:formula="of:=LEFT(RIGHT([.A90]; LEN([.A90])-48); LEN([.A90])-54)" office:value-type="string" office:string-value="32" calcext:value-type="string">
            <text:p>32</text:p>
          </table:table-cell>
          <table:table-cell table:formula="of:=MIN([.L90];[.R90];[.X90])" office:value-type="float" office:value="2.478094" calcext:value-type="float">
            <text:p>2.478094</text:p>
          </table:table-cell>
          <table:table-cell table:formula="of:=MIN([.M90];[.S90];[.Y90])" office:value-type="float" office:value="0.015406" calcext:value-type="float">
            <text:p>0.015406</text:p>
          </table:table-cell>
          <table:table-cell table:formula="of:=MIN([.N90];[.T90];[.Z90])" office:value-type="float" office:value="0.001553" calcext:value-type="float">
            <text:p>0.001553</text:p>
          </table:table-cell>
          <table:table-cell table:formula="of:=MIN([.O90];[.U90];[.AA90])" office:value-type="float" office:value="0.039084" calcext:value-type="float">
            <text:p>0.039084</text:p>
          </table:table-cell>
          <table:table-cell table:formula="of:=MIN([.P90];[.V90];[.AB90])" office:value-type="float" office:value="2.276327" calcext:value-type="float">
            <text:p>2.276327</text:p>
          </table:table-cell>
          <table:table-cell/>
          <table:table-cell office:value-type="float" office:value="2.497171" calcext:value-type="float">
            <text:p>2.497171</text:p>
          </table:table-cell>
          <table:table-cell office:value-type="float" office:value="0.016809" calcext:value-type="float">
            <text:p>0.016809</text:p>
          </table:table-cell>
          <table:table-cell office:value-type="float" office:value="0.001553" calcext:value-type="float">
            <text:p>0.001553</text:p>
          </table:table-cell>
          <table:table-cell office:value-type="float" office:value="0.039084" calcext:value-type="float">
            <text:p>0.039084</text:p>
          </table:table-cell>
          <table:table-cell office:value-type="float" office:value="2.352363" calcext:value-type="float">
            <text:p>2.352363</text:p>
          </table:table-cell>
          <table:table-cell/>
          <table:table-cell office:value-type="float" office:value="2.478094" calcext:value-type="float">
            <text:p>2.478094</text:p>
          </table:table-cell>
          <table:table-cell office:value-type="float" office:value="0.015406" calcext:value-type="float">
            <text:p>0.015406</text:p>
          </table:table-cell>
          <table:table-cell office:value-type="float" office:value="0.001588" calcext:value-type="float">
            <text:p>0.001588</text:p>
          </table:table-cell>
          <table:table-cell office:value-type="float" office:value="0.087734" calcext:value-type="float">
            <text:p>0.087734</text:p>
          </table:table-cell>
          <table:table-cell office:value-type="float" office:value="2.276327" calcext:value-type="float">
            <text:p>2.276327</text:p>
          </table:table-cell>
          <table:table-cell/>
          <table:table-cell office:value-type="float" office:value="2.49639" calcext:value-type="float">
            <text:p>2.49639</text:p>
          </table:table-cell>
          <table:table-cell office:value-type="float" office:value="0.016246" calcext:value-type="float">
            <text:p>0.016246</text:p>
          </table:table-cell>
          <table:table-cell office:value-type="float" office:value="0.001685" calcext:value-type="float">
            <text:p>0.001685</text:p>
          </table:table-cell>
          <table:table-cell office:value-type="float" office:value="0.180556" calcext:value-type="float">
            <text:p>0.180556</text:p>
          </table:table-cell>
          <table:table-cell office:value-type="float" office:value="2.285021" calcext:value-type="float">
            <text:p>2.285021</text:p>
          </table:table-cell>
        </table:table-row>
        <table:table-row table:style-name="ro1">
          <table:table-cell office:value-type="string" calcext:value-type="string">
            <text:p>rexi_fd_par_m8192 (00004 threads / 00008 ranks) 32 cores</text:p>
          </table:table-cell>
          <table:table-cell table:style-name="ce4" table:formula="of:=TEXT(MID([.A91]; 14; 4); &quot;#&quot;)" office:value-type="string" office:string-value="8192" calcext:value-type="string">
            <text:p>8192</text:p>
          </table:table-cell>
          <table:table-cell table:style-name="ce4" table:formula="of:=TEXT(MID([.A91]; 20; 5); &quot;#&quot;)" office:value-type="string" office:string-value="4" calcext:value-type="string">
            <text:p>4</text:p>
          </table:table-cell>
          <table:table-cell table:style-name="ce4" table:formula="of:=TEXT(MID([.A91]; 36; 5); &quot;#&quot;)" office:value-type="string" office:string-value="8" calcext:value-type="string">
            <text:p>8</text:p>
          </table:table-cell>
          <table:table-cell table:formula="of:=LEFT(RIGHT([.A91]; LEN([.A91])-48); LEN([.A91])-54)" office:value-type="string" office:string-value="32" calcext:value-type="string">
            <text:p>32</text:p>
          </table:table-cell>
          <table:table-cell table:formula="of:=MIN([.L91];[.R91];[.X91])" office:value-type="float" office:value="4.882489" calcext:value-type="float">
            <text:p>4.882489</text:p>
          </table:table-cell>
          <table:table-cell table:formula="of:=MIN([.M91];[.S91];[.Y91])" office:value-type="float" office:value="0.015406" calcext:value-type="float">
            <text:p>0.015406</text:p>
          </table:table-cell>
          <table:table-cell table:formula="of:=MIN([.N91];[.T91];[.Z91])" office:value-type="float" office:value="0.001557" calcext:value-type="float">
            <text:p>0.001557</text:p>
          </table:table-cell>
          <table:table-cell table:formula="of:=MIN([.O91];[.U91];[.AA91])" office:value-type="float" office:value="0.114434" calcext:value-type="float">
            <text:p>0.114434</text:p>
          </table:table-cell>
          <table:table-cell table:formula="of:=MIN([.P91];[.V91];[.AB91])" office:value-type="float" office:value="4.46939" calcext:value-type="float">
            <text:p>4.46939</text:p>
          </table:table-cell>
          <table:table-cell/>
          <table:table-cell office:value-type="float" office:value="4.919501" calcext:value-type="float">
            <text:p>4.919501</text:p>
          </table:table-cell>
          <table:table-cell office:value-type="float" office:value="0.015849" calcext:value-type="float">
            <text:p>0.015849</text:p>
          </table:table-cell>
          <table:table-cell office:value-type="float" office:value="0.001557" calcext:value-type="float">
            <text:p>0.001557</text:p>
          </table:table-cell>
          <table:table-cell office:value-type="float" office:value="0.120742" calcext:value-type="float">
            <text:p>0.120742</text:p>
          </table:table-cell>
          <table:table-cell office:value-type="float" office:value="4.506542" calcext:value-type="float">
            <text:p>4.506542</text:p>
          </table:table-cell>
          <table:table-cell/>
          <table:table-cell office:value-type="float" office:value="4.882489" calcext:value-type="float">
            <text:p>4.882489</text:p>
          </table:table-cell>
          <table:table-cell office:value-type="float" office:value="0.015981" calcext:value-type="float">
            <text:p>0.015981</text:p>
          </table:table-cell>
          <table:table-cell office:value-type="float" office:value="0.001609" calcext:value-type="float">
            <text:p>0.001609</text:p>
          </table:table-cell>
          <table:table-cell office:value-type="float" office:value="0.374657" calcext:value-type="float">
            <text:p>0.374657</text:p>
          </table:table-cell>
          <table:table-cell office:value-type="float" office:value="4.46939" calcext:value-type="float">
            <text:p>4.46939</text:p>
          </table:table-cell>
          <table:table-cell/>
          <table:table-cell office:value-type="float" office:value="4.891631" calcext:value-type="float">
            <text:p>4.891631</text:p>
          </table:table-cell>
          <table:table-cell office:value-type="float" office:value="0.015406" calcext:value-type="float">
            <text:p>0.015406</text:p>
          </table:table-cell>
          <table:table-cell office:value-type="float" office:value="0.001676" calcext:value-type="float">
            <text:p>0.001676</text:p>
          </table:table-cell>
          <table:table-cell office:value-type="float" office:value="0.114434" calcext:value-type="float">
            <text:p>0.114434</text:p>
          </table:table-cell>
          <table:table-cell office:value-type="float" office:value="4.594406" calcext:value-type="float">
            <text:p>4.594406</text:p>
          </table:table-cell>
        </table:table-row>
        <table:table-row table:style-name="ro1">
          <table:table-cell office:value-type="string" calcext:value-type="string">
            <text:p>rexi_fd_par_m2048 (00004 threads / 00014 ranks) 56 cores</text:p>
          </table:table-cell>
          <table:table-cell table:style-name="ce4" table:formula="of:=TEXT(MID([.A92]; 14; 4); &quot;#&quot;)" office:value-type="string" office:string-value="2048" calcext:value-type="string">
            <text:p>2048</text:p>
          </table:table-cell>
          <table:table-cell table:style-name="ce4" table:formula="of:=TEXT(MID([.A92]; 20; 5); &quot;#&quot;)" office:value-type="string" office:string-value="4" calcext:value-type="string">
            <text:p>4</text:p>
          </table:table-cell>
          <table:table-cell table:style-name="ce4" table:formula="of:=TEXT(MID([.A92]; 36; 5); &quot;#&quot;)" office:value-type="string" office:string-value="14" calcext:value-type="string">
            <text:p>14</text:p>
          </table:table-cell>
          <table:table-cell table:formula="of:=LEFT(RIGHT([.A92]; LEN([.A92])-48); LEN([.A92])-54)" office:value-type="string" office:string-value="56" calcext:value-type="string">
            <text:p>56</text:p>
          </table:table-cell>
          <table:table-cell table:formula="of:=MIN([.L92];[.R92];[.X92])" office:value-type="float" office:value="1.11842" calcext:value-type="float">
            <text:p>1.11842</text:p>
          </table:table-cell>
          <table:table-cell table:formula="of:=MIN([.M92];[.S92];[.Y92])" office:value-type="float" office:value="0.023028" calcext:value-type="float">
            <text:p>0.023028</text:p>
          </table:table-cell>
          <table:table-cell table:formula="of:=MIN([.N92];[.T92];[.Z92])" office:value-type="float" office:value="0.001596" calcext:value-type="float">
            <text:p>0.001596</text:p>
          </table:table-cell>
          <table:table-cell table:formula="of:=MIN([.O92];[.U92];[.AA92])" office:value-type="float" office:value="0.095355" calcext:value-type="float">
            <text:p>0.095355</text:p>
          </table:table-cell>
          <table:table-cell table:formula="of:=MIN([.P92];[.V92];[.AB92])" office:value-type="float" office:value="0.938263" calcext:value-type="float">
            <text:p>0.938263</text:p>
          </table:table-cell>
          <table:table-cell/>
          <table:table-cell office:value-type="float" office:value="1.141503" calcext:value-type="float">
            <text:p>1.141503</text:p>
          </table:table-cell>
          <table:table-cell office:value-type="float" office:value="0.024141" calcext:value-type="float">
            <text:p>0.024141</text:p>
          </table:table-cell>
          <table:table-cell office:value-type="float" office:value="0.001742" calcext:value-type="float">
            <text:p>0.001742</text:p>
          </table:table-cell>
          <table:table-cell office:value-type="float" office:value="0.098429" calcext:value-type="float">
            <text:p>0.098429</text:p>
          </table:table-cell>
          <table:table-cell office:value-type="float" office:value="0.973846" calcext:value-type="float">
            <text:p>0.973846</text:p>
          </table:table-cell>
          <table:table-cell/>
          <table:table-cell office:value-type="float" office:value="1.142727" calcext:value-type="float">
            <text:p>1.142727</text:p>
          </table:table-cell>
          <table:table-cell office:value-type="float" office:value="0.025027" calcext:value-type="float">
            <text:p>0.025027</text:p>
          </table:table-cell>
          <table:table-cell office:value-type="float" office:value="0.001634" calcext:value-type="float">
            <text:p>0.001634</text:p>
          </table:table-cell>
          <table:table-cell office:value-type="float" office:value="0.129345" calcext:value-type="float">
            <text:p>0.129345</text:p>
          </table:table-cell>
          <table:table-cell office:value-type="float" office:value="0.966205" calcext:value-type="float">
            <text:p>0.966205</text:p>
          </table:table-cell>
          <table:table-cell/>
          <table:table-cell office:value-type="float" office:value="1.11842" calcext:value-type="float">
            <text:p>1.11842</text:p>
          </table:table-cell>
          <table:table-cell office:value-type="float" office:value="0.023028" calcext:value-type="float">
            <text:p>0.023028</text:p>
          </table:table-cell>
          <table:table-cell office:value-type="float" office:value="0.001596" calcext:value-type="float">
            <text:p>0.001596</text:p>
          </table:table-cell>
          <table:table-cell office:value-type="float" office:value="0.095355" calcext:value-type="float">
            <text:p>0.095355</text:p>
          </table:table-cell>
          <table:table-cell office:value-type="float" office:value="0.938263" calcext:value-type="float">
            <text:p>0.938263</text:p>
          </table:table-cell>
        </table:table-row>
        <table:table-row table:style-name="ro1">
          <table:table-cell office:value-type="string" calcext:value-type="string">
            <text:p>rexi_fd_par_m4096 (00004 threads / 00014 ranks) 56 cores</text:p>
          </table:table-cell>
          <table:table-cell table:style-name="ce4" table:formula="of:=TEXT(MID([.A93]; 14; 4); &quot;#&quot;)" office:value-type="string" office:string-value="4096" calcext:value-type="string">
            <text:p>4096</text:p>
          </table:table-cell>
          <table:table-cell table:style-name="ce4" table:formula="of:=TEXT(MID([.A93]; 20; 5); &quot;#&quot;)" office:value-type="string" office:string-value="4" calcext:value-type="string">
            <text:p>4</text:p>
          </table:table-cell>
          <table:table-cell table:style-name="ce4" table:formula="of:=TEXT(MID([.A93]; 36; 5); &quot;#&quot;)" office:value-type="string" office:string-value="14" calcext:value-type="string">
            <text:p>14</text:p>
          </table:table-cell>
          <table:table-cell table:formula="of:=LEFT(RIGHT([.A93]; LEN([.A93])-48); LEN([.A93])-54)" office:value-type="string" office:string-value="56" calcext:value-type="string">
            <text:p>56</text:p>
          </table:table-cell>
          <table:table-cell table:formula="of:=MIN([.L93];[.R93];[.X93])" office:value-type="float" office:value="2.001108" calcext:value-type="float">
            <text:p>2.001108</text:p>
          </table:table-cell>
          <table:table-cell table:formula="of:=MIN([.M93];[.S93];[.Y93])" office:value-type="float" office:value="0.022317" calcext:value-type="float">
            <text:p>0.022317</text:p>
          </table:table-cell>
          <table:table-cell table:formula="of:=MIN([.N93];[.T93];[.Z93])" office:value-type="float" office:value="0.001523" calcext:value-type="float">
            <text:p>0.001523</text:p>
          </table:table-cell>
          <table:table-cell table:formula="of:=MIN([.O93];[.U93];[.AA93])" office:value-type="float" office:value="0.058947" calcext:value-type="float">
            <text:p>0.058947</text:p>
          </table:table-cell>
          <table:table-cell table:formula="of:=MIN([.P93];[.V93];[.AB93])" office:value-type="float" office:value="1.844392" calcext:value-type="float">
            <text:p>1.844392</text:p>
          </table:table-cell>
          <table:table-cell/>
          <table:table-cell office:value-type="float" office:value="2.06361" calcext:value-type="float">
            <text:p>2.06361</text:p>
          </table:table-cell>
          <table:table-cell office:value-type="float" office:value="0.022525" calcext:value-type="float">
            <text:p>0.022525</text:p>
          </table:table-cell>
          <table:table-cell office:value-type="float" office:value="0.001601" calcext:value-type="float">
            <text:p>0.001601</text:p>
          </table:table-cell>
          <table:table-cell office:value-type="float" office:value="0.067572" calcext:value-type="float">
            <text:p>0.067572</text:p>
          </table:table-cell>
          <table:table-cell office:value-type="float" office:value="1.883651" calcext:value-type="float">
            <text:p>1.883651</text:p>
          </table:table-cell>
          <table:table-cell/>
          <table:table-cell office:value-type="float" office:value="2.001108" calcext:value-type="float">
            <text:p>2.001108</text:p>
          </table:table-cell>
          <table:table-cell office:value-type="float" office:value="0.022317" calcext:value-type="float">
            <text:p>0.022317</text:p>
          </table:table-cell>
          <table:table-cell office:value-type="float" office:value="0.001523" calcext:value-type="float">
            <text:p>0.001523</text:p>
          </table:table-cell>
          <table:table-cell office:value-type="float" office:value="0.058947" calcext:value-type="float">
            <text:p>0.058947</text:p>
          </table:table-cell>
          <table:table-cell office:value-type="float" office:value="1.844392" calcext:value-type="float">
            <text:p>1.844392</text:p>
          </table:table-cell>
          <table:table-cell/>
          <table:table-cell office:value-type="float" office:value="2.169817" calcext:value-type="float">
            <text:p>2.169817</text:p>
          </table:table-cell>
          <table:table-cell office:value-type="float" office:value="0.023346" calcext:value-type="float">
            <text:p>0.023346</text:p>
          </table:table-cell>
          <table:table-cell office:value-type="float" office:value="0.001611" calcext:value-type="float">
            <text:p>0.001611</text:p>
          </table:table-cell>
          <table:table-cell office:value-type="float" office:value="0.11077" calcext:value-type="float">
            <text:p>0.11077</text:p>
          </table:table-cell>
          <table:table-cell office:value-type="float" office:value="1.97138" calcext:value-type="float">
            <text:p>1.97138</text:p>
          </table:table-cell>
        </table:table-row>
        <table:table-row table:style-name="ro1">
          <table:table-cell office:value-type="string" calcext:value-type="string">
            <text:p>rexi_fd_par_m8192 (00004 threads / 00014 ranks) 56 cores</text:p>
          </table:table-cell>
          <table:table-cell table:style-name="ce4" table:formula="of:=TEXT(MID([.A94]; 14; 4); &quot;#&quot;)" office:value-type="string" office:string-value="8192" calcext:value-type="string">
            <text:p>8192</text:p>
          </table:table-cell>
          <table:table-cell table:style-name="ce4" table:formula="of:=TEXT(MID([.A94]; 20; 5); &quot;#&quot;)" office:value-type="string" office:string-value="4" calcext:value-type="string">
            <text:p>4</text:p>
          </table:table-cell>
          <table:table-cell table:style-name="ce4" table:formula="of:=TEXT(MID([.A94]; 36; 5); &quot;#&quot;)" office:value-type="string" office:string-value="14" calcext:value-type="string">
            <text:p>14</text:p>
          </table:table-cell>
          <table:table-cell table:formula="of:=LEFT(RIGHT([.A94]; LEN([.A94])-48); LEN([.A94])-54)" office:value-type="string" office:string-value="56" calcext:value-type="string">
            <text:p>56</text:p>
          </table:table-cell>
          <table:table-cell table:formula="of:=MIN([.L94];[.R94];[.X94])" office:value-type="float" office:value="4.252483" calcext:value-type="float">
            <text:p>4.252483</text:p>
          </table:table-cell>
          <table:table-cell table:formula="of:=MIN([.M94];[.S94];[.Y94])" office:value-type="float" office:value="0.021415" calcext:value-type="float">
            <text:p>0.021415</text:p>
          </table:table-cell>
          <table:table-cell table:formula="of:=MIN([.N94];[.T94];[.Z94])" office:value-type="float" office:value="0.001516" calcext:value-type="float">
            <text:p>0.001516</text:p>
          </table:table-cell>
          <table:table-cell table:formula="of:=MIN([.O94];[.U94];[.AA94])" office:value-type="float" office:value="0.105515" calcext:value-type="float">
            <text:p>0.105515</text:p>
          </table:table-cell>
          <table:table-cell table:formula="of:=MIN([.P94];[.V94];[.AB94])" office:value-type="float" office:value="3.739672" calcext:value-type="float">
            <text:p>3.739672</text:p>
          </table:table-cell>
          <table:table-cell/>
          <table:table-cell office:value-type="float" office:value="4.468336" calcext:value-type="float">
            <text:p>4.468336</text:p>
          </table:table-cell>
          <table:table-cell office:value-type="float" office:value="0.022015" calcext:value-type="float">
            <text:p>0.022015</text:p>
          </table:table-cell>
          <table:table-cell office:value-type="float" office:value="0.001518" calcext:value-type="float">
            <text:p>0.001518</text:p>
          </table:table-cell>
          <table:table-cell office:value-type="float" office:value="0.105515" calcext:value-type="float">
            <text:p>0.105515</text:p>
          </table:table-cell>
          <table:table-cell office:value-type="float" office:value="3.739672" calcext:value-type="float">
            <text:p>3.739672</text:p>
          </table:table-cell>
          <table:table-cell/>
          <table:table-cell office:value-type="float" office:value="4.252483" calcext:value-type="float">
            <text:p>4.252483</text:p>
          </table:table-cell>
          <table:table-cell office:value-type="float" office:value="0.021415" calcext:value-type="float">
            <text:p>0.021415</text:p>
          </table:table-cell>
          <table:table-cell office:value-type="float" office:value="0.001551" calcext:value-type="float">
            <text:p>0.001551</text:p>
          </table:table-cell>
          <table:table-cell office:value-type="float" office:value="0.374863" calcext:value-type="float">
            <text:p>0.374863</text:p>
          </table:table-cell>
          <table:table-cell office:value-type="float" office:value="3.789275" calcext:value-type="float">
            <text:p>3.789275</text:p>
          </table:table-cell>
          <table:table-cell/>
          <table:table-cell office:value-type="float" office:value="4.300279" calcext:value-type="float">
            <text:p>4.300279</text:p>
          </table:table-cell>
          <table:table-cell office:value-type="float" office:value="0.024283" calcext:value-type="float">
            <text:p>0.024283</text:p>
          </table:table-cell>
          <table:table-cell office:value-type="float" office:value="0.001516" calcext:value-type="float">
            <text:p>0.001516</text:p>
          </table:table-cell>
          <table:table-cell office:value-type="float" office:value="0.296402" calcext:value-type="float">
            <text:p>0.296402</text:p>
          </table:table-cell>
          <table:table-cell office:value-type="float" office:value="3.957777" calcext:value-type="float">
            <text:p>3.957777</text:p>
          </table:table-cell>
        </table:table-row>
        <table:table-row table:style-name="ro1">
          <table:table-cell office:value-type="string" calcext:value-type="string">
            <text:p>rexi_fd_par_m2048 (00004 threads / 00028 ranks) 112 cores</text:p>
          </table:table-cell>
          <table:table-cell table:style-name="ce4" table:formula="of:=TEXT(MID([.A95]; 14; 4); &quot;#&quot;)" office:value-type="string" office:string-value="2048" calcext:value-type="string">
            <text:p>2048</text:p>
          </table:table-cell>
          <table:table-cell table:style-name="ce4" table:formula="of:=TEXT(MID([.A95]; 20; 5); &quot;#&quot;)" office:value-type="string" office:string-value="4" calcext:value-type="string">
            <text:p>4</text:p>
          </table:table-cell>
          <table:table-cell table:style-name="ce4" table:formula="of:=TEXT(MID([.A95]; 36; 5); &quot;#&quot;)" office:value-type="string" office:string-value="28" calcext:value-type="string">
            <text:p>28</text:p>
          </table:table-cell>
          <table:table-cell table:formula="of:=LEFT(RIGHT([.A95]; LEN([.A95])-48); LEN([.A95])-54)" office:value-type="string" office:string-value="112" calcext:value-type="string">
            <text:p>112</text:p>
          </table:table-cell>
          <table:table-cell table:formula="of:=MIN([.L95];[.R95];[.X95])" office:value-type="float" office:value="0.620098" calcext:value-type="float">
            <text:p>0.620098</text:p>
          </table:table-cell>
          <table:table-cell table:formula="of:=MIN([.M95];[.S95];[.Y95])" office:value-type="float" office:value="0.022179" calcext:value-type="float">
            <text:p>0.022179</text:p>
          </table:table-cell>
          <table:table-cell table:formula="of:=MIN([.N95];[.T95];[.Z95])" office:value-type="float" office:value="0.001571" calcext:value-type="float">
            <text:p>0.001571</text:p>
          </table:table-cell>
          <table:table-cell table:formula="of:=MIN([.O95];[.U95];[.AA95])" office:value-type="float" office:value="0.042088" calcext:value-type="float">
            <text:p>0.042088</text:p>
          </table:table-cell>
          <table:table-cell table:formula="of:=MIN([.P95];[.V95];[.AB95])" office:value-type="float" office:value="0.479325" calcext:value-type="float">
            <text:p>0.479325</text:p>
          </table:table-cell>
          <table:table-cell/>
          <table:table-cell office:value-type="float" office:value="0.62259" calcext:value-type="float">
            <text:p>0.62259</text:p>
          </table:table-cell>
          <table:table-cell office:value-type="float" office:value="0.022179" calcext:value-type="float">
            <text:p>0.022179</text:p>
          </table:table-cell>
          <table:table-cell office:value-type="float" office:value="0.001608" calcext:value-type="float">
            <text:p>0.001608</text:p>
          </table:table-cell>
          <table:table-cell office:value-type="float" office:value="0.065521" calcext:value-type="float">
            <text:p>0.065521</text:p>
          </table:table-cell>
          <table:table-cell office:value-type="float" office:value="0.479325" calcext:value-type="float">
            <text:p>0.479325</text:p>
          </table:table-cell>
          <table:table-cell/>
          <table:table-cell office:value-type="float" office:value="0.645008" calcext:value-type="float">
            <text:p>0.645008</text:p>
          </table:table-cell>
          <table:table-cell office:value-type="float" office:value="0.023229" calcext:value-type="float">
            <text:p>0.023229</text:p>
          </table:table-cell>
          <table:table-cell office:value-type="float" office:value="0.001615" calcext:value-type="float">
            <text:p>0.001615</text:p>
          </table:table-cell>
          <table:table-cell office:value-type="float" office:value="0.104902" calcext:value-type="float">
            <text:p>0.104902</text:p>
          </table:table-cell>
          <table:table-cell office:value-type="float" office:value="0.48444" calcext:value-type="float">
            <text:p>0.48444</text:p>
          </table:table-cell>
          <table:table-cell/>
          <table:table-cell office:value-type="float" office:value="0.620098" calcext:value-type="float">
            <text:p>0.620098</text:p>
          </table:table-cell>
          <table:table-cell office:value-type="float" office:value="0.023724" calcext:value-type="float">
            <text:p>0.023724</text:p>
          </table:table-cell>
          <table:table-cell office:value-type="float" office:value="0.001571" calcext:value-type="float">
            <text:p>0.00157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504632" calcext:value-type="float">
            <text:p>0.504632</text:p>
          </table:table-cell>
        </table:table-row>
        <table:table-row table:style-name="ro1">
          <table:table-cell office:value-type="string" calcext:value-type="string">
            <text:p>rexi_fd_par_m4096 (00004 threads / 00028 ranks) 112 cores</text:p>
          </table:table-cell>
          <table:table-cell table:style-name="ce4" table:formula="of:=TEXT(MID([.A96]; 14; 4); &quot;#&quot;)" office:value-type="string" office:string-value="4096" calcext:value-type="string">
            <text:p>4096</text:p>
          </table:table-cell>
          <table:table-cell table:style-name="ce4" table:formula="of:=TEXT(MID([.A96]; 20; 5); &quot;#&quot;)" office:value-type="string" office:string-value="4" calcext:value-type="string">
            <text:p>4</text:p>
          </table:table-cell>
          <table:table-cell table:style-name="ce4" table:formula="of:=TEXT(MID([.A96]; 36; 5); &quot;#&quot;)" office:value-type="string" office:string-value="28" calcext:value-type="string">
            <text:p>28</text:p>
          </table:table-cell>
          <table:table-cell table:formula="of:=LEFT(RIGHT([.A96]; LEN([.A96])-48); LEN([.A96])-54)" office:value-type="string" office:string-value="112" calcext:value-type="string">
            <text:p>112</text:p>
          </table:table-cell>
          <table:table-cell table:formula="of:=MIN([.L96];[.R96];[.X96])" office:value-type="float" office:value="1.155774" calcext:value-type="float">
            <text:p>1.155774</text:p>
          </table:table-cell>
          <table:table-cell table:formula="of:=MIN([.M96];[.S96];[.Y96])" office:value-type="float" office:value="0.021578" calcext:value-type="float">
            <text:p>0.021578</text:p>
          </table:table-cell>
          <table:table-cell table:formula="of:=MIN([.N96];[.T96];[.Z96])" office:value-type="float" office:value="0.00148" calcext:value-type="float">
            <text:p>0.00148</text:p>
          </table:table-cell>
          <table:table-cell table:formula="of:=MIN([.O96];[.U96];[.AA96])" office:value-type="float" office:value="0.140063" calcext:value-type="float">
            <text:p>0.140063</text:p>
          </table:table-cell>
          <table:table-cell table:formula="of:=MIN([.P96];[.V96];[.AB96])" office:value-type="float" office:value="0.922784" calcext:value-type="float">
            <text:p>0.922784</text:p>
          </table:table-cell>
          <table:table-cell/>
          <table:table-cell office:value-type="float" office:value="1.159983" calcext:value-type="float">
            <text:p>1.159983</text:p>
          </table:table-cell>
          <table:table-cell office:value-type="float" office:value="0.023285" calcext:value-type="float">
            <text:p>0.023285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141906" calcext:value-type="float">
            <text:p>0.141906</text:p>
          </table:table-cell>
          <table:table-cell office:value-type="float" office:value="0.92594" calcext:value-type="float">
            <text:p>0.92594</text:p>
          </table:table-cell>
          <table:table-cell/>
          <table:table-cell office:value-type="float" office:value="1.217073" calcext:value-type="float">
            <text:p>1.217073</text:p>
          </table:table-cell>
          <table:table-cell office:value-type="float" office:value="0.022893" calcext:value-type="float">
            <text:p>0.022893</text:p>
          </table:table-cell>
          <table:table-cell office:value-type="float" office:value="0.001588" calcext:value-type="float">
            <text:p>0.001588</text:p>
          </table:table-cell>
          <table:table-cell office:value-type="float" office:value="0.156411" calcext:value-type="float">
            <text:p>0.156411</text:p>
          </table:table-cell>
          <table:table-cell office:value-type="float" office:value="0.922784" calcext:value-type="float">
            <text:p>0.922784</text:p>
          </table:table-cell>
          <table:table-cell/>
          <table:table-cell office:value-type="float" office:value="1.155774" calcext:value-type="float">
            <text:p>1.155774</text:p>
          </table:table-cell>
          <table:table-cell office:value-type="float" office:value="0.021578" calcext:value-type="float">
            <text:p>0.021578</text:p>
          </table:table-cell>
          <table:table-cell office:value-type="float" office:value="0.001528" calcext:value-type="float">
            <text:p>0.001528</text:p>
          </table:table-cell>
          <table:table-cell office:value-type="float" office:value="0.140063" calcext:value-type="float">
            <text:p>0.140063</text:p>
          </table:table-cell>
          <table:table-cell office:value-type="float" office:value="0.923095" calcext:value-type="float">
            <text:p>0.923095</text:p>
          </table:table-cell>
        </table:table-row>
        <table:table-row table:style-name="ro1">
          <table:table-cell office:value-type="string" calcext:value-type="string">
            <text:p>rexi_fd_par_m8192 (00004 threads / 00028 ranks) 112 cores</text:p>
          </table:table-cell>
          <table:table-cell table:style-name="ce4" table:formula="of:=TEXT(MID([.A97]; 14; 4); &quot;#&quot;)" office:value-type="string" office:string-value="8192" calcext:value-type="string">
            <text:p>8192</text:p>
          </table:table-cell>
          <table:table-cell table:style-name="ce4" table:formula="of:=TEXT(MID([.A97]; 20; 5); &quot;#&quot;)" office:value-type="string" office:string-value="4" calcext:value-type="string">
            <text:p>4</text:p>
          </table:table-cell>
          <table:table-cell table:style-name="ce4" table:formula="of:=TEXT(MID([.A97]; 36; 5); &quot;#&quot;)" office:value-type="string" office:string-value="28" calcext:value-type="string">
            <text:p>28</text:p>
          </table:table-cell>
          <table:table-cell table:formula="of:=LEFT(RIGHT([.A97]; LEN([.A97])-48); LEN([.A97])-54)" office:value-type="string" office:string-value="112" calcext:value-type="string">
            <text:p>112</text:p>
          </table:table-cell>
          <table:table-cell table:formula="of:=MIN([.L97];[.R97];[.X97])" office:value-type="float" office:value="2.267324" calcext:value-type="float">
            <text:p>2.267324</text:p>
          </table:table-cell>
          <table:table-cell table:formula="of:=MIN([.M97];[.S97];[.Y97])" office:value-type="float" office:value="0.021976" calcext:value-type="float">
            <text:p>0.021976</text:p>
          </table:table-cell>
          <table:table-cell table:formula="of:=MIN([.N97];[.T97];[.Z97])" office:value-type="float" office:value="0.001464" calcext:value-type="float">
            <text:p>0.001464</text:p>
          </table:table-cell>
          <table:table-cell table:formula="of:=MIN([.O97];[.U97];[.AA97])" office:value-type="float" office:value="0.259808" calcext:value-type="float">
            <text:p>0.259808</text:p>
          </table:table-cell>
          <table:table-cell table:formula="of:=MIN([.P97];[.V97];[.AB97])" office:value-type="float" office:value="1.90064" calcext:value-type="float">
            <text:p>1.90064</text:p>
          </table:table-cell>
          <table:table-cell/>
          <table:table-cell office:value-type="float" office:value="2.267324" calcext:value-type="float">
            <text:p>2.267324</text:p>
          </table:table-cell>
          <table:table-cell office:value-type="float" office:value="0.022456" calcext:value-type="float">
            <text:p>0.022456</text:p>
          </table:table-cell>
          <table:table-cell office:value-type="float" office:value="0.001491" calcext:value-type="float">
            <text:p>0.001491</text:p>
          </table:table-cell>
          <table:table-cell office:value-type="float" office:value="0.259808" calcext:value-type="float">
            <text:p>0.259808</text:p>
          </table:table-cell>
          <table:table-cell office:value-type="float" office:value="1.91713" calcext:value-type="float">
            <text:p>1.91713</text:p>
          </table:table-cell>
          <table:table-cell/>
          <table:table-cell office:value-type="float" office:value="2.313793" calcext:value-type="float">
            <text:p>2.313793</text:p>
          </table:table-cell>
          <table:table-cell office:value-type="float" office:value="0.021976" calcext:value-type="float">
            <text:p>0.021976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30766" calcext:value-type="float">
            <text:p>0.30766</text:p>
          </table:table-cell>
          <table:table-cell office:value-type="float" office:value="1.90064" calcext:value-type="float">
            <text:p>1.90064</text:p>
          </table:table-cell>
          <table:table-cell/>
          <table:table-cell office:value-type="float" office:value="2.368714" calcext:value-type="float">
            <text:p>2.368714</text:p>
          </table:table-cell>
          <table:table-cell office:value-type="float" office:value="0.023698" calcext:value-type="float">
            <text:p>0.023698</text:p>
          </table:table-cell>
          <table:table-cell office:value-type="float" office:value="0.001464" calcext:value-type="float">
            <text:p>0.001464</text:p>
          </table:table-cell>
          <table:table-cell office:value-type="float" office:value="0.334675" calcext:value-type="float">
            <text:p>0.334675</text:p>
          </table:table-cell>
          <table:table-cell office:value-type="float" office:value="1.93816" calcext:value-type="float">
            <text:p>1.93816</text:p>
          </table:table-cell>
        </table:table-row>
        <table:table-row table:style-name="ro1">
          <table:table-cell office:value-type="string" calcext:value-type="string">
            <text:p>rexi_fd_par_m2048 (00004 threads / 00056 ranks) 224 cores</text:p>
          </table:table-cell>
          <table:table-cell table:style-name="ce4" table:formula="of:=TEXT(MID([.A98]; 14; 4); &quot;#&quot;)" office:value-type="string" office:string-value="2048" calcext:value-type="string">
            <text:p>2048</text:p>
          </table:table-cell>
          <table:table-cell table:style-name="ce4" table:formula="of:=TEXT(MID([.A98]; 20; 5); &quot;#&quot;)" office:value-type="string" office:string-value="4" calcext:value-type="string">
            <text:p>4</text:p>
          </table:table-cell>
          <table:table-cell table:style-name="ce4" table:formula="of:=TEXT(MID([.A98]; 36; 5); &quot;#&quot;)" office:value-type="string" office:string-value="56" calcext:value-type="string">
            <text:p>56</text:p>
          </table:table-cell>
          <table:table-cell table:formula="of:=LEFT(RIGHT([.A98]; LEN([.A98])-48); LEN([.A98])-54)" office:value-type="string" office:string-value="224" calcext:value-type="string">
            <text:p>224</text:p>
          </table:table-cell>
          <table:table-cell table:formula="of:=MIN([.L98];[.R98];[.X98])" office:value-type="float" office:value="0.394765" calcext:value-type="float">
            <text:p>0.394765</text:p>
          </table:table-cell>
          <table:table-cell table:formula="of:=MIN([.M98];[.S98];[.Y98])" office:value-type="float" office:value="0.023586" calcext:value-type="float">
            <text:p>0.023586</text:p>
          </table:table-cell>
          <table:table-cell table:formula="of:=MIN([.N98];[.T98];[.Z98])" office:value-type="float" office:value="0.001635" calcext:value-type="float">
            <text:p>0.001635</text:p>
          </table:table-cell>
          <table:table-cell table:formula="of:=MIN([.O98];[.U98];[.AA98])" office:value-type="float" office:value="0.068758" calcext:value-type="float">
            <text:p>0.068758</text:p>
          </table:table-cell>
          <table:table-cell table:formula="of:=MIN([.P98];[.V98];[.AB98])" office:value-type="float" office:value="0.260423" calcext:value-type="float">
            <text:p>0.260423</text:p>
          </table:table-cell>
          <table:table-cell/>
          <table:table-cell office:value-type="float" office:value="0.396957" calcext:value-type="float">
            <text:p>0.396957</text:p>
          </table:table-cell>
          <table:table-cell office:value-type="float" office:value="0.023586" calcext:value-type="float">
            <text:p>0.023586</text:p>
          </table:table-cell>
          <table:table-cell office:value-type="float" office:value="0.001639" calcext:value-type="float">
            <text:p>0.001639</text:p>
          </table:table-cell>
          <table:table-cell office:value-type="float" office:value="0.068758" calcext:value-type="float">
            <text:p>0.068758</text:p>
          </table:table-cell>
          <table:table-cell office:value-type="float" office:value="0.260423" calcext:value-type="float">
            <text:p>0.260423</text:p>
          </table:table-cell>
          <table:table-cell/>
          <table:table-cell office:value-type="float" office:value="0.394765" calcext:value-type="float">
            <text:p>0.394765</text:p>
          </table:table-cell>
          <table:table-cell office:value-type="float" office:value="0.025021" calcext:value-type="float">
            <text:p>0.025021</text:p>
          </table:table-cell>
          <table:table-cell office:value-type="float" office:value="0.001654" calcext:value-type="float">
            <text:p>0.001654</text:p>
          </table:table-cell>
          <table:table-cell office:value-type="float" office:value="0.081489" calcext:value-type="float">
            <text:p>0.081489</text:p>
          </table:table-cell>
          <table:table-cell office:value-type="float" office:value="0.262092" calcext:value-type="float">
            <text:p>0.262092</text:p>
          </table:table-cell>
          <table:table-cell/>
          <table:table-cell office:value-type="float" office:value="0.425043" calcext:value-type="float">
            <text:p>0.425043</text:p>
          </table:table-cell>
          <table:table-cell office:value-type="float" office:value="0.024258" calcext:value-type="float">
            <text:p>0.024258</text:p>
          </table:table-cell>
          <table:table-cell office:value-type="float" office:value="0.001635" calcext:value-type="float">
            <text:p>0.001635</text:p>
          </table:table-cell>
          <table:table-cell office:value-type="float" office:value="0.101628" calcext:value-type="float">
            <text:p>0.101628</text:p>
          </table:table-cell>
          <table:table-cell office:value-type="float" office:value="0.264133" calcext:value-type="float">
            <text:p>0.264133</text:p>
          </table:table-cell>
        </table:table-row>
        <table:table-row table:style-name="ro1">
          <table:table-cell office:value-type="string" calcext:value-type="string">
            <text:p>rexi_fd_par_m4096 (00004 threads / 00056 ranks) 224 cores</text:p>
          </table:table-cell>
          <table:table-cell table:style-name="ce4" table:formula="of:=TEXT(MID([.A99]; 14; 4); &quot;#&quot;)" office:value-type="string" office:string-value="4096" calcext:value-type="string">
            <text:p>4096</text:p>
          </table:table-cell>
          <table:table-cell table:style-name="ce4" table:formula="of:=TEXT(MID([.A99]; 20; 5); &quot;#&quot;)" office:value-type="string" office:string-value="4" calcext:value-type="string">
            <text:p>4</text:p>
          </table:table-cell>
          <table:table-cell table:style-name="ce4" table:formula="of:=TEXT(MID([.A99]; 36; 5); &quot;#&quot;)" office:value-type="string" office:string-value="56" calcext:value-type="string">
            <text:p>56</text:p>
          </table:table-cell>
          <table:table-cell table:formula="of:=LEFT(RIGHT([.A99]; LEN([.A99])-48); LEN([.A99])-54)" office:value-type="string" office:string-value="224" calcext:value-type="string">
            <text:p>224</text:p>
          </table:table-cell>
          <table:table-cell table:formula="of:=MIN([.L99];[.R99];[.X99])" office:value-type="float" office:value="0.676195" calcext:value-type="float">
            <text:p>0.676195</text:p>
          </table:table-cell>
          <table:table-cell table:formula="of:=MIN([.M99];[.S99];[.Y99])" office:value-type="float" office:value="0.022954" calcext:value-type="float">
            <text:p>0.022954</text:p>
          </table:table-cell>
          <table:table-cell table:formula="of:=MIN([.N99];[.T99];[.Z99])" office:value-type="float" office:value="0.001535" calcext:value-type="float">
            <text:p>0.001535</text:p>
          </table:table-cell>
          <table:table-cell table:formula="of:=MIN([.O99];[.U99];[.AA99])" office:value-type="float" office:value="0.108396" calcext:value-type="float">
            <text:p>0.108396</text:p>
          </table:table-cell>
          <table:table-cell table:formula="of:=MIN([.P99];[.V99];[.AB99])" office:value-type="float" office:value="0.481963" calcext:value-type="float">
            <text:p>0.481963</text:p>
          </table:table-cell>
          <table:table-cell/>
          <table:table-cell office:value-type="float" office:value="0.698681" calcext:value-type="float">
            <text:p>0.698681</text:p>
          </table:table-cell>
          <table:table-cell office:value-type="float" office:value="0.022954" calcext:value-type="float">
            <text:p>0.022954</text:p>
          </table:table-cell>
          <table:table-cell office:value-type="float" office:value="0.001618" calcext:value-type="float">
            <text:p>0.001618</text:p>
          </table:table-cell>
          <table:table-cell office:value-type="float" office:value="0.135929" calcext:value-type="float">
            <text:p>0.135929</text:p>
          </table:table-cell>
          <table:table-cell office:value-type="float" office:value="0.481963" calcext:value-type="float">
            <text:p>0.481963</text:p>
          </table:table-cell>
          <table:table-cell/>
          <table:table-cell office:value-type="float" office:value="0.676195" calcext:value-type="float">
            <text:p>0.676195</text:p>
          </table:table-cell>
          <table:table-cell office:value-type="float" office:value="0.024126" calcext:value-type="float">
            <text:p>0.024126</text:p>
          </table:table-cell>
          <table:table-cell office:value-type="float" office:value="0.001535" calcext:value-type="float">
            <text:p>0.001535</text:p>
          </table:table-cell>
          <table:table-cell office:value-type="float" office:value="0.108396" calcext:value-type="float">
            <text:p>0.108396</text:p>
          </table:table-cell>
          <table:table-cell office:value-type="float" office:value="0.49632" calcext:value-type="float">
            <text:p>0.49632</text:p>
          </table:table-cell>
          <table:table-cell/>
          <table:table-cell office:value-type="float" office:value="0.691272" calcext:value-type="float">
            <text:p>0.691272</text:p>
          </table:table-cell>
          <table:table-cell office:value-type="float" office:value="0.023671" calcext:value-type="float">
            <text:p>0.023671</text:p>
          </table:table-cell>
          <table:table-cell office:value-type="float" office:value="0.001582" calcext:value-type="float">
            <text:p>0.001582</text:p>
          </table:table-cell>
          <table:table-cell office:value-type="float" office:value="0.143142" calcext:value-type="float">
            <text:p>0.143142</text:p>
          </table:table-cell>
          <table:table-cell office:value-type="float" office:value="0.492367" calcext:value-type="float">
            <text:p>0.492367</text:p>
          </table:table-cell>
        </table:table-row>
        <table:table-row table:style-name="ro1">
          <table:table-cell office:value-type="string" calcext:value-type="string">
            <text:p>rexi_fd_par_m8192 (00004 threads / 00056 ranks) 224 cores</text:p>
          </table:table-cell>
          <table:table-cell table:style-name="ce4" table:formula="of:=TEXT(MID([.A100]; 14; 4); &quot;#&quot;)" office:value-type="string" office:string-value="8192" calcext:value-type="string">
            <text:p>8192</text:p>
          </table:table-cell>
          <table:table-cell table:style-name="ce4" table:formula="of:=TEXT(MID([.A100]; 20; 5); &quot;#&quot;)" office:value-type="string" office:string-value="4" calcext:value-type="string">
            <text:p>4</text:p>
          </table:table-cell>
          <table:table-cell table:style-name="ce4" table:formula="of:=TEXT(MID([.A100]; 36; 5); &quot;#&quot;)" office:value-type="string" office:string-value="56" calcext:value-type="string">
            <text:p>56</text:p>
          </table:table-cell>
          <table:table-cell table:formula="of:=LEFT(RIGHT([.A100]; LEN([.A100])-48); LEN([.A100])-54)" office:value-type="string" office:string-value="224" calcext:value-type="string">
            <text:p>224</text:p>
          </table:table-cell>
          <table:table-cell table:formula="of:=MIN([.L100];[.R100];[.X100])" office:value-type="float" office:value="1.173803" calcext:value-type="float">
            <text:p>1.173803</text:p>
          </table:table-cell>
          <table:table-cell table:formula="of:=MIN([.M100];[.S100];[.Y100])" office:value-type="float" office:value="0.02276" calcext:value-type="float">
            <text:p>0.02276</text:p>
          </table:table-cell>
          <table:table-cell table:formula="of:=MIN([.N100];[.T100];[.Z100])" office:value-type="float" office:value="0.001445" calcext:value-type="float">
            <text:p>0.001445</text:p>
          </table:table-cell>
          <table:table-cell table:formula="of:=MIN([.O100];[.U100];[.AA100])" office:value-type="float" office:value="0.126633" calcext:value-type="float">
            <text:p>0.126633</text:p>
          </table:table-cell>
          <table:table-cell table:formula="of:=MIN([.P100];[.V100];[.AB100])" office:value-type="float" office:value="0.959952" calcext:value-type="float">
            <text:p>0.959952</text:p>
          </table:table-cell>
          <table:table-cell/>
          <table:table-cell office:value-type="float" office:value="1.173803" calcext:value-type="float">
            <text:p>1.173803</text:p>
          </table:table-cell>
          <table:table-cell office:value-type="float" office:value="0.023628" calcext:value-type="float">
            <text:p>0.023628</text:p>
          </table:table-cell>
          <table:table-cell office:value-type="float" office:value="0.001509" calcext:value-type="float">
            <text:p>0.001509</text:p>
          </table:table-cell>
          <table:table-cell office:value-type="float" office:value="0.126633" calcext:value-type="float">
            <text:p>0.126633</text:p>
          </table:table-cell>
          <table:table-cell office:value-type="float" office:value="0.961904" calcext:value-type="float">
            <text:p>0.961904</text:p>
          </table:table-cell>
          <table:table-cell/>
          <table:table-cell office:value-type="float" office:value="1.208458" calcext:value-type="float">
            <text:p>1.208458</text:p>
          </table:table-cell>
          <table:table-cell office:value-type="float" office:value="0.02276" calcext:value-type="float">
            <text:p>0.02276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162391" calcext:value-type="float">
            <text:p>0.162391</text:p>
          </table:table-cell>
          <table:table-cell office:value-type="float" office:value="0.970071" calcext:value-type="float">
            <text:p>0.970071</text:p>
          </table:table-cell>
          <table:table-cell/>
          <table:table-cell office:value-type="float" office:value="1.186964" calcext:value-type="float">
            <text:p>1.186964</text:p>
          </table:table-cell>
          <table:table-cell office:value-type="float" office:value="0.023052" calcext:value-type="float">
            <text:p>0.023052</text:p>
          </table:table-cell>
          <table:table-cell office:value-type="float" office:value="0.001476" calcext:value-type="float">
            <text:p>0.001476</text:p>
          </table:table-cell>
          <table:table-cell office:value-type="float" office:value="0.15917" calcext:value-type="float">
            <text:p>0.15917</text:p>
          </table:table-cell>
          <table:table-cell office:value-type="float" office:value="0.959952" calcext:value-type="float">
            <text:p>0.959952</text:p>
          </table:table-cell>
        </table:table-row>
        <table:table-row table:style-name="ro1">
          <table:table-cell office:value-type="string" calcext:value-type="string">
            <text:p>rexi_fd_par_m2048 (00004 threads / 00112 ranks) 448 cores</text:p>
          </table:table-cell>
          <table:table-cell table:style-name="ce4" table:formula="of:=TEXT(MID([.A101]; 14; 4); &quot;#&quot;)" office:value-type="string" office:string-value="2048" calcext:value-type="string">
            <text:p>2048</text:p>
          </table:table-cell>
          <table:table-cell table:style-name="ce4" table:formula="of:=TEXT(MID([.A101]; 20; 5); &quot;#&quot;)" office:value-type="string" office:string-value="4" calcext:value-type="string">
            <text:p>4</text:p>
          </table:table-cell>
          <table:table-cell table:style-name="ce4" table:formula="of:=TEXT(MID([.A101]; 36; 5); &quot;#&quot;)" office:value-type="string" office:string-value="112" calcext:value-type="string">
            <text:p>112</text:p>
          </table:table-cell>
          <table:table-cell table:formula="of:=LEFT(RIGHT([.A101]; LEN([.A101])-48); LEN([.A101])-54)" office:value-type="string" office:string-value="448" calcext:value-type="string">
            <text:p>448</text:p>
          </table:table-cell>
          <table:table-cell table:formula="of:=MIN([.L101];[.R101];[.X101])" office:value-type="float" office:value="0.277021" calcext:value-type="float">
            <text:p>0.277021</text:p>
          </table:table-cell>
          <table:table-cell table:formula="of:=MIN([.M101];[.S101];[.Y101])" office:value-type="float" office:value="0.024388" calcext:value-type="float">
            <text:p>0.024388</text:p>
          </table:table-cell>
          <table:table-cell table:formula="of:=MIN([.N101];[.T101];[.Z101])" office:value-type="float" office:value="0.001593" calcext:value-type="float">
            <text:p>0.001593</text:p>
          </table:table-cell>
          <table:table-cell table:formula="of:=MIN([.O101];[.U101];[.AA101])" office:value-type="float" office:value="0.072113" calcext:value-type="float">
            <text:p>0.072113</text:p>
          </table:table-cell>
          <table:table-cell table:formula="of:=MIN([.P101];[.V101];[.AB101])" office:value-type="float" office:value="0.132397" calcext:value-type="float">
            <text:p>0.132397</text:p>
          </table:table-cell>
          <table:table-cell/>
          <table:table-cell office:value-type="float" office:value="0.279033" calcext:value-type="float">
            <text:p>0.279033</text:p>
          </table:table-cell>
          <table:table-cell office:value-type="float" office:value="0.024604" calcext:value-type="float">
            <text:p>0.024604</text:p>
          </table:table-cell>
          <table:table-cell office:value-type="float" office:value="0.001593" calcext:value-type="float">
            <text:p>0.001593</text:p>
          </table:table-cell>
          <table:table-cell office:value-type="float" office:value="0.072113" calcext:value-type="float">
            <text:p>0.072113</text:p>
          </table:table-cell>
          <table:table-cell office:value-type="float" office:value="0.13979" calcext:value-type="float">
            <text:p>0.13979</text:p>
          </table:table-cell>
          <table:table-cell/>
          <table:table-cell office:value-type="float" office:value="0.277021" calcext:value-type="float">
            <text:p>0.277021</text:p>
          </table:table-cell>
          <table:table-cell office:value-type="float" office:value="0.02522" calcext:value-type="float">
            <text:p>0.02522</text:p>
          </table:table-cell>
          <table:table-cell office:value-type="float" office:value="0.001667" calcext:value-type="float">
            <text:p>0.001667</text:p>
          </table:table-cell>
          <table:table-cell office:value-type="float" office:value="0.075344" calcext:value-type="float">
            <text:p>0.075344</text:p>
          </table:table-cell>
          <table:table-cell office:value-type="float" office:value="0.132397" calcext:value-type="float">
            <text:p>0.132397</text:p>
          </table:table-cell>
          <table:table-cell/>
          <table:table-cell office:value-type="float" office:value="0.287958" calcext:value-type="float">
            <text:p>0.287958</text:p>
          </table:table-cell>
          <table:table-cell office:value-type="float" office:value="0.024388" calcext:value-type="float">
            <text:p>0.024388</text:p>
          </table:table-cell>
          <table:table-cell office:value-type="float" office:value="0.001714" calcext:value-type="float">
            <text:p>0.001714</text:p>
          </table:table-cell>
          <table:table-cell office:value-type="float" office:value="0.087618" calcext:value-type="float">
            <text:p>0.087618</text:p>
          </table:table-cell>
          <table:table-cell office:value-type="float" office:value="0.134102" calcext:value-type="float">
            <text:p>0.134102</text:p>
          </table:table-cell>
        </table:table-row>
        <table:table-row table:style-name="ro1">
          <table:table-cell office:value-type="string" calcext:value-type="string">
            <text:p>rexi_fd_par_m4096 (00004 threads / 00112 ranks) 448 cores</text:p>
          </table:table-cell>
          <table:table-cell table:style-name="ce4" table:formula="of:=TEXT(MID([.A102]; 14; 4); &quot;#&quot;)" office:value-type="string" office:string-value="4096" calcext:value-type="string">
            <text:p>4096</text:p>
          </table:table-cell>
          <table:table-cell table:style-name="ce4" table:formula="of:=TEXT(MID([.A102]; 20; 5); &quot;#&quot;)" office:value-type="string" office:string-value="4" calcext:value-type="string">
            <text:p>4</text:p>
          </table:table-cell>
          <table:table-cell table:style-name="ce4" table:formula="of:=TEXT(MID([.A102]; 36; 5); &quot;#&quot;)" office:value-type="string" office:string-value="112" calcext:value-type="string">
            <text:p>112</text:p>
          </table:table-cell>
          <table:table-cell table:formula="of:=LEFT(RIGHT([.A102]; LEN([.A102])-48); LEN([.A102])-54)" office:value-type="string" office:string-value="448" calcext:value-type="string">
            <text:p>448</text:p>
          </table:table-cell>
          <table:table-cell table:formula="of:=MIN([.L102];[.R102];[.X102])" office:value-type="float" office:value="0.397534" calcext:value-type="float">
            <text:p>0.397534</text:p>
          </table:table-cell>
          <table:table-cell table:formula="of:=MIN([.M102];[.S102];[.Y102])" office:value-type="float" office:value="0.023336" calcext:value-type="float">
            <text:p>0.023336</text:p>
          </table:table-cell>
          <table:table-cell table:formula="of:=MIN([.N102];[.T102];[.Z102])" office:value-type="float" office:value="0.00154" calcext:value-type="float">
            <text:p>0.00154</text:p>
          </table:table-cell>
          <table:table-cell table:formula="of:=MIN([.O102];[.U102];[.AA102])" office:value-type="float" office:value="0.065322" calcext:value-type="float">
            <text:p>0.065322</text:p>
          </table:table-cell>
          <table:table-cell table:formula="of:=MIN([.P102];[.V102];[.AB102])" office:value-type="float" office:value="0.258955" calcext:value-type="float">
            <text:p>0.258955</text:p>
          </table:table-cell>
          <table:table-cell/>
          <table:table-cell office:value-type="float" office:value="0.397956" calcext:value-type="float">
            <text:p>0.397956</text:p>
          </table:table-cell>
          <table:table-cell office:value-type="float" office:value="0.023336" calcext:value-type="float">
            <text:p>0.023336</text:p>
          </table:table-cell>
          <table:table-cell office:value-type="float" office:value="0.001588" calcext:value-type="float">
            <text:p>0.001588</text:p>
          </table:table-cell>
          <table:table-cell office:value-type="float" office:value="0.065322" calcext:value-type="float">
            <text:p>0.065322</text:p>
          </table:table-cell>
          <table:table-cell office:value-type="float" office:value="0.258955" calcext:value-type="float">
            <text:p>0.258955</text:p>
          </table:table-cell>
          <table:table-cell/>
          <table:table-cell office:value-type="float" office:value="0.397534" calcext:value-type="float">
            <text:p>0.397534</text:p>
          </table:table-cell>
          <table:table-cell office:value-type="float" office:value="0.025695" calcext:value-type="float">
            <text:p>0.025695</text:p>
          </table:table-cell>
          <table:table-cell office:value-type="float" office:value="0.001642" calcext:value-type="float">
            <text:p>0.001642</text:p>
          </table:table-cell>
          <table:table-cell office:value-type="float" office:value="0.068983" calcext:value-type="float">
            <text:p>0.068983</text:p>
          </table:table-cell>
          <table:table-cell office:value-type="float" office:value="0.261511" calcext:value-type="float">
            <text:p>0.261511</text:p>
          </table:table-cell>
          <table:table-cell/>
          <table:table-cell office:value-type="float" office:value="0.431469" calcext:value-type="float">
            <text:p>0.431469</text:p>
          </table:table-cell>
          <table:table-cell office:value-type="float" office:value="0.026522" calcext:value-type="float">
            <text:p>0.026522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101122" calcext:value-type="float">
            <text:p>0.101122</text:p>
          </table:table-cell>
          <table:table-cell office:value-type="float" office:value="0.273897" calcext:value-type="float">
            <text:p>0.273897</text:p>
          </table:table-cell>
        </table:table-row>
        <table:table-row table:style-name="ro1">
          <table:table-cell office:value-type="string" calcext:value-type="string">
            <text:p>rexi_fd_par_m8192 (00004 threads / 00112 ranks) 448 cores</text:p>
          </table:table-cell>
          <table:table-cell table:style-name="ce4" table:formula="of:=TEXT(MID([.A103]; 14; 4); &quot;#&quot;)" office:value-type="string" office:string-value="8192" calcext:value-type="string">
            <text:p>8192</text:p>
          </table:table-cell>
          <table:table-cell table:style-name="ce4" table:formula="of:=TEXT(MID([.A103]; 20; 5); &quot;#&quot;)" office:value-type="string" office:string-value="4" calcext:value-type="string">
            <text:p>4</text:p>
          </table:table-cell>
          <table:table-cell table:style-name="ce4" table:formula="of:=TEXT(MID([.A103]; 36; 5); &quot;#&quot;)" office:value-type="string" office:string-value="112" calcext:value-type="string">
            <text:p>112</text:p>
          </table:table-cell>
          <table:table-cell table:formula="of:=LEFT(RIGHT([.A103]; LEN([.A103])-48); LEN([.A103])-54)" office:value-type="string" office:string-value="448" calcext:value-type="string">
            <text:p>448</text:p>
          </table:table-cell>
          <table:table-cell table:formula="of:=MIN([.L103];[.R103];[.X103])" office:value-type="float" office:value="0.689872" calcext:value-type="float">
            <text:p>0.689872</text:p>
          </table:table-cell>
          <table:table-cell table:formula="of:=MIN([.M103];[.S103];[.Y103])" office:value-type="float" office:value="0.022414" calcext:value-type="float">
            <text:p>0.022414</text:p>
          </table:table-cell>
          <table:table-cell table:formula="of:=MIN([.N103];[.T103];[.Z103])" office:value-type="float" office:value="0.001562" calcext:value-type="float">
            <text:p>0.001562</text:p>
          </table:table-cell>
          <table:table-cell table:formula="of:=MIN([.O103];[.U103];[.AA103])" office:value-type="float" office:value="0.11539" calcext:value-type="float">
            <text:p>0.11539</text:p>
          </table:table-cell>
          <table:table-cell table:formula="of:=MIN([.P103];[.V103];[.AB103])" office:value-type="float" office:value="0.477683" calcext:value-type="float">
            <text:p>0.477683</text:p>
          </table:table-cell>
          <table:table-cell/>
          <table:table-cell office:value-type="float" office:value="0.689872" calcext:value-type="float">
            <text:p>0.689872</text:p>
          </table:table-cell>
          <table:table-cell office:value-type="float" office:value="0.022414" calcext:value-type="float">
            <text:p>0.022414</text:p>
          </table:table-cell>
          <table:table-cell office:value-type="float" office:value="0.001571" calcext:value-type="float">
            <text:p>0.001571</text:p>
          </table:table-cell>
          <table:table-cell office:value-type="float" office:value="0.117877" calcext:value-type="float">
            <text:p>0.117877</text:p>
          </table:table-cell>
          <table:table-cell office:value-type="float" office:value="0.490097" calcext:value-type="float">
            <text:p>0.490097</text:p>
          </table:table-cell>
          <table:table-cell/>
          <table:table-cell office:value-type="float" office:value="0.70054" calcext:value-type="float">
            <text:p>0.70054</text:p>
          </table:table-cell>
          <table:table-cell office:value-type="float" office:value="0.024669" calcext:value-type="float">
            <text:p>0.024669</text:p>
          </table:table-cell>
          <table:table-cell office:value-type="float" office:value="0.001562" calcext:value-type="float">
            <text:p>0.001562</text:p>
          </table:table-cell>
          <table:table-cell office:value-type="float" office:value="0.11539" calcext:value-type="float">
            <text:p>0.11539</text:p>
          </table:table-cell>
          <table:table-cell office:value-type="float" office:value="0.493753" calcext:value-type="float">
            <text:p>0.493753</text:p>
          </table:table-cell>
          <table:table-cell/>
          <table:table-cell office:value-type="float" office:value="0.696548" calcext:value-type="float">
            <text:p>0.696548</text:p>
          </table:table-cell>
          <table:table-cell office:value-type="float" office:value="0.022802" calcext:value-type="float">
            <text:p>0.022802</text:p>
          </table:table-cell>
          <table:table-cell office:value-type="float" office:value="0.001597" calcext:value-type="float">
            <text:p>0.001597</text:p>
          </table:table-cell>
          <table:table-cell office:value-type="float" office:value="0.133946" calcext:value-type="float">
            <text:p>0.133946</text:p>
          </table:table-cell>
          <table:table-cell office:value-type="float" office:value="0.477683" calcext:value-type="float">
            <text:p>0.477683</text:p>
          </table:table-cell>
        </table:table-row>
        <table:table-row table:style-name="ro1">
          <table:table-cell office:value-type="string" calcext:value-type="string">
            <text:p>rexi_fd_par_m2048 (00004 threads / 00224 ranks) 896 cores</text:p>
          </table:table-cell>
          <table:table-cell table:style-name="ce4" table:formula="of:=TEXT(MID([.A104]; 14; 4); &quot;#&quot;)" office:value-type="string" office:string-value="2048" calcext:value-type="string">
            <text:p>2048</text:p>
          </table:table-cell>
          <table:table-cell table:style-name="ce4" table:formula="of:=TEXT(MID([.A104]; 20; 5); &quot;#&quot;)" office:value-type="string" office:string-value="4" calcext:value-type="string">
            <text:p>4</text:p>
          </table:table-cell>
          <table:table-cell table:style-name="ce4" table:formula="of:=TEXT(MID([.A104]; 36; 5); &quot;#&quot;)" office:value-type="string" office:string-value="224" calcext:value-type="string">
            <text:p>224</text:p>
          </table:table-cell>
          <table:table-cell table:formula="of:=LEFT(RIGHT([.A104]; LEN([.A104])-48); LEN([.A104])-54)" office:value-type="string" office:string-value="896" calcext:value-type="string">
            <text:p>896</text:p>
          </table:table-cell>
          <table:table-cell table:formula="of:=MIN([.L104];[.R104];[.X104])" office:value-type="float" office:value="0.236235" calcext:value-type="float">
            <text:p>0.236235</text:p>
          </table:table-cell>
          <table:table-cell table:formula="of:=MIN([.M104];[.S104];[.Y104])" office:value-type="float" office:value="0.026125" calcext:value-type="float">
            <text:p>0.026125</text:p>
          </table:table-cell>
          <table:table-cell table:formula="of:=MIN([.N104];[.T104];[.Z104])" office:value-type="float" office:value="0.001551" calcext:value-type="float">
            <text:p>0.001551</text:p>
          </table:table-cell>
          <table:table-cell table:formula="of:=MIN([.O104];[.U104];[.AA104])" office:value-type="float" office:value="0.08356" calcext:value-type="float">
            <text:p>0.08356</text:p>
          </table:table-cell>
          <table:table-cell table:formula="of:=MIN([.P104];[.V104];[.AB104])" office:value-type="float" office:value="0.083428" calcext:value-type="float">
            <text:p>0.083428</text:p>
          </table:table-cell>
          <table:table-cell/>
          <table:table-cell office:value-type="float" office:value="0.244405" calcext:value-type="float">
            <text:p>0.244405</text:p>
          </table:table-cell>
          <table:table-cell office:value-type="float" office:value="0.026125" calcext:value-type="float">
            <text:p>0.026125</text:p>
          </table:table-cell>
          <table:table-cell office:value-type="float" office:value="0.001696" calcext:value-type="float">
            <text:p>0.001696</text:p>
          </table:table-cell>
          <table:table-cell office:value-type="float" office:value="0.097686" calcext:value-type="float">
            <text:p>0.097686</text:p>
          </table:table-cell>
          <table:table-cell office:value-type="float" office:value="0.083428" calcext:value-type="float">
            <text:p>0.083428</text:p>
          </table:table-cell>
          <table:table-cell/>
          <table:table-cell office:value-type="float" office:value="0.236235" calcext:value-type="float">
            <text:p>0.236235</text:p>
          </table:table-cell>
          <table:table-cell office:value-type="float" office:value="0.027405" calcext:value-type="float">
            <text:p>0.027405</text:p>
          </table:table-cell>
          <table:table-cell office:value-type="float" office:value="0.001565" calcext:value-type="float">
            <text:p>0.001565</text:p>
          </table:table-cell>
          <table:table-cell office:value-type="float" office:value="0.08356" calcext:value-type="float">
            <text:p>0.08356</text:p>
          </table:table-cell>
          <table:table-cell office:value-type="float" office:value="0.085254" calcext:value-type="float">
            <text:p>0.085254</text:p>
          </table:table-cell>
          <table:table-cell/>
          <table:table-cell office:value-type="float" office:value="0.255176" calcext:value-type="float">
            <text:p>0.255176</text:p>
          </table:table-cell>
          <table:table-cell office:value-type="float" office:value="0.026295" calcext:value-type="float">
            <text:p>0.026295</text:p>
          </table:table-cell>
          <table:table-cell office:value-type="float" office:value="0.001551" calcext:value-type="float">
            <text:p>0.001551</text:p>
          </table:table-cell>
          <table:table-cell office:value-type="float" office:value="0.106929" calcext:value-type="float">
            <text:p>0.106929</text:p>
          </table:table-cell>
          <table:table-cell office:value-type="float" office:value="0.085301" calcext:value-type="float">
            <text:p>0.085301</text:p>
          </table:table-cell>
        </table:table-row>
        <table:table-row table:style-name="ro1">
          <table:table-cell office:value-type="string" calcext:value-type="string">
            <text:p>rexi_fd_par_m4096 (00004 threads / 00224 ranks) 896 cores</text:p>
          </table:table-cell>
          <table:table-cell table:style-name="ce4" table:formula="of:=TEXT(MID([.A105]; 14; 4); &quot;#&quot;)" office:value-type="string" office:string-value="4096" calcext:value-type="string">
            <text:p>4096</text:p>
          </table:table-cell>
          <table:table-cell table:style-name="ce4" table:formula="of:=TEXT(MID([.A105]; 20; 5); &quot;#&quot;)" office:value-type="string" office:string-value="4" calcext:value-type="string">
            <text:p>4</text:p>
          </table:table-cell>
          <table:table-cell table:style-name="ce4" table:formula="of:=TEXT(MID([.A105]; 36; 5); &quot;#&quot;)" office:value-type="string" office:string-value="224" calcext:value-type="string">
            <text:p>224</text:p>
          </table:table-cell>
          <table:table-cell table:formula="of:=LEFT(RIGHT([.A105]; LEN([.A105])-48); LEN([.A105])-54)" office:value-type="string" office:string-value="896" calcext:value-type="string">
            <text:p>896</text:p>
          </table:table-cell>
          <table:table-cell table:formula="of:=MIN([.L105];[.R105];[.X105])" office:value-type="float" office:value="0.272367" calcext:value-type="float">
            <text:p>0.272367</text:p>
          </table:table-cell>
          <table:table-cell table:formula="of:=MIN([.M105];[.S105];[.Y105])" office:value-type="float" office:value="0.023303" calcext:value-type="float">
            <text:p>0.023303</text:p>
          </table:table-cell>
          <table:table-cell table:formula="of:=MIN([.N105];[.T105];[.Z105])" office:value-type="float" office:value="0.001571" calcext:value-type="float">
            <text:p>0.001571</text:p>
          </table:table-cell>
          <table:table-cell table:formula="of:=MIN([.O105];[.U105];[.AA105])" office:value-type="float" office:value="0.073719" calcext:value-type="float">
            <text:p>0.073719</text:p>
          </table:table-cell>
          <table:table-cell table:formula="of:=MIN([.P105];[.V105];[.AB105])" office:value-type="float" office:value="0.133204" calcext:value-type="float">
            <text:p>0.133204</text:p>
          </table:table-cell>
          <table:table-cell/>
          <table:table-cell office:value-type="float" office:value="0.319637" calcext:value-type="float">
            <text:p>0.319637</text:p>
          </table:table-cell>
          <table:table-cell office:value-type="float" office:value="0.024588" calcext:value-type="float">
            <text:p>0.024588</text:p>
          </table:table-cell>
          <table:table-cell office:value-type="float" office:value="0.001571" calcext:value-type="float">
            <text:p>0.001571</text:p>
          </table:table-cell>
          <table:table-cell office:value-type="float" office:value="0.116072" calcext:value-type="float">
            <text:p>0.116072</text:p>
          </table:table-cell>
          <table:table-cell office:value-type="float" office:value="0.137508" calcext:value-type="float">
            <text:p>0.137508</text:p>
          </table:table-cell>
          <table:table-cell/>
          <table:table-cell office:value-type="float" office:value="0.272367" calcext:value-type="float">
            <text:p>0.272367</text:p>
          </table:table-cell>
          <table:table-cell office:value-type="float" office:value="0.024522" calcext:value-type="float">
            <text:p>0.024522</text:p>
          </table:table-cell>
          <table:table-cell office:value-type="float" office:value="0.001649" calcext:value-type="float">
            <text:p>0.001649</text:p>
          </table:table-cell>
          <table:table-cell office:value-type="float" office:value="0.073719" calcext:value-type="float">
            <text:p>0.073719</text:p>
          </table:table-cell>
          <table:table-cell office:value-type="float" office:value="0.133776" calcext:value-type="float">
            <text:p>0.133776</text:p>
          </table:table-cell>
          <table:table-cell/>
          <table:table-cell office:value-type="float" office:value="0.295975" calcext:value-type="float">
            <text:p>0.295975</text:p>
          </table:table-cell>
          <table:table-cell office:value-type="float" office:value="0.023303" calcext:value-type="float">
            <text:p>0.023303</text:p>
          </table:table-cell>
          <table:table-cell office:value-type="float" office:value="0.001635" calcext:value-type="float">
            <text:p>0.001635</text:p>
          </table:table-cell>
          <table:table-cell office:value-type="float" office:value="0.092809" calcext:value-type="float">
            <text:p>0.092809</text:p>
          </table:table-cell>
          <table:table-cell office:value-type="float" office:value="0.133204" calcext:value-type="float">
            <text:p>0.133204</text:p>
          </table:table-cell>
        </table:table-row>
        <table:table-row table:style-name="ro1">
          <table:table-cell office:value-type="string" calcext:value-type="string">
            <text:p>rexi_fd_par_m8192 (00004 threads / 00224 ranks) 896 cores</text:p>
          </table:table-cell>
          <table:table-cell table:style-name="ce4" table:formula="of:=TEXT(MID([.A106]; 14; 4); &quot;#&quot;)" office:value-type="string" office:string-value="8192" calcext:value-type="string">
            <text:p>8192</text:p>
          </table:table-cell>
          <table:table-cell table:style-name="ce4" table:formula="of:=TEXT(MID([.A106]; 20; 5); &quot;#&quot;)" office:value-type="string" office:string-value="4" calcext:value-type="string">
            <text:p>4</text:p>
          </table:table-cell>
          <table:table-cell table:style-name="ce4" table:formula="of:=TEXT(MID([.A106]; 36; 5); &quot;#&quot;)" office:value-type="string" office:string-value="224" calcext:value-type="string">
            <text:p>224</text:p>
          </table:table-cell>
          <table:table-cell table:formula="of:=LEFT(RIGHT([.A106]; LEN([.A106])-48); LEN([.A106])-54)" office:value-type="string" office:string-value="896" calcext:value-type="string">
            <text:p>896</text:p>
          </table:table-cell>
          <table:table-cell table:formula="of:=MIN([.L106];[.R106];[.X106])" office:value-type="float" office:value="0.432858" calcext:value-type="float">
            <text:p>0.432858</text:p>
          </table:table-cell>
          <table:table-cell table:formula="of:=MIN([.M106];[.S106];[.Y106])" office:value-type="float" office:value="0.023852" calcext:value-type="float">
            <text:p>0.023852</text:p>
          </table:table-cell>
          <table:table-cell table:formula="of:=MIN([.N106];[.T106];[.Z106])" office:value-type="float" office:value="0.001531" calcext:value-type="float">
            <text:p>0.001531</text:p>
          </table:table-cell>
          <table:table-cell table:formula="of:=MIN([.O106];[.U106];[.AA106])" office:value-type="float" office:value="0.101171" calcext:value-type="float">
            <text:p>0.101171</text:p>
          </table:table-cell>
          <table:table-cell table:formula="of:=MIN([.P106];[.V106];[.AB106])" office:value-type="float" office:value="0.260278" calcext:value-type="float">
            <text:p>0.260278</text:p>
          </table:table-cell>
          <table:table-cell/>
          <table:table-cell office:value-type="float" office:value="0.508056" calcext:value-type="float">
            <text:p>0.508056</text:p>
          </table:table-cell>
          <table:table-cell office:value-type="float" office:value="0.023852" calcext:value-type="float">
            <text:p>0.023852</text:p>
          </table:table-cell>
          <table:table-cell office:value-type="float" office:value="0.001606" calcext:value-type="float">
            <text:p>0.001606</text:p>
          </table:table-cell>
          <table:table-cell office:value-type="float" office:value="0.173071" calcext:value-type="float">
            <text:p>0.173071</text:p>
          </table:table-cell>
          <table:table-cell office:value-type="float" office:value="0.263998" calcext:value-type="float">
            <text:p>0.263998</text:p>
          </table:table-cell>
          <table:table-cell/>
          <table:table-cell office:value-type="float" office:value="0.455416" calcext:value-type="float">
            <text:p>0.455416</text:p>
          </table:table-cell>
          <table:table-cell office:value-type="float" office:value="0.02407" calcext:value-type="float">
            <text:p>0.02407</text:p>
          </table:table-cell>
          <table:table-cell office:value-type="float" office:value="0.001576" calcext:value-type="float">
            <text:p>0.001576</text:p>
          </table:table-cell>
          <table:table-cell office:value-type="float" office:value="0.121596" calcext:value-type="float">
            <text:p>0.121596</text:p>
          </table:table-cell>
          <table:table-cell office:value-type="float" office:value="0.260278" calcext:value-type="float">
            <text:p>0.260278</text:p>
          </table:table-cell>
          <table:table-cell/>
          <table:table-cell office:value-type="float" office:value="0.432858" calcext:value-type="float">
            <text:p>0.432858</text:p>
          </table:table-cell>
          <table:table-cell office:value-type="float" office:value="0.025212" calcext:value-type="float">
            <text:p>0.025212</text:p>
          </table:table-cell>
          <table:table-cell office:value-type="float" office:value="0.001531" calcext:value-type="float">
            <text:p>0.001531</text:p>
          </table:table-cell>
          <table:table-cell office:value-type="float" office:value="0.101171" calcext:value-type="float">
            <text:p>0.101171</text:p>
          </table:table-cell>
          <table:table-cell office:value-type="float" office:value="0.268457" calcext:value-type="float">
            <text:p>0.268457</text:p>
          </table:table-cell>
        </table:table-row>
        <table:table-row table:style-name="ro1">
          <table:table-cell office:value-type="string" calcext:value-type="string">
            <text:p>rexi_fd_par_m2048 (00004 threads / 00448 ranks) 1792 cores</text:p>
          </table:table-cell>
          <table:table-cell table:style-name="ce4" table:formula="of:=TEXT(MID([.A107]; 14; 4); &quot;#&quot;)" office:value-type="string" office:string-value="2048" calcext:value-type="string">
            <text:p>2048</text:p>
          </table:table-cell>
          <table:table-cell table:style-name="ce4" table:formula="of:=TEXT(MID([.A107]; 20; 5); &quot;#&quot;)" office:value-type="string" office:string-value="4" calcext:value-type="string">
            <text:p>4</text:p>
          </table:table-cell>
          <table:table-cell table:style-name="ce4" table:formula="of:=TEXT(MID([.A107]; 36; 5); &quot;#&quot;)" office:value-type="string" office:string-value="448" calcext:value-type="string">
            <text:p>448</text:p>
          </table:table-cell>
          <table:table-cell table:formula="of:=LEFT(RIGHT([.A107]; LEN([.A107])-48); LEN([.A107])-54)" office:value-type="string" office:string-value="1792" calcext:value-type="string">
            <text:p>1792</text:p>
          </table:table-cell>
          <table:table-cell table:formula="of:=MIN([.L107];[.R107];[.X107])" office:value-type="float" office:value="0.236711" calcext:value-type="float">
            <text:p>0.236711</text:p>
          </table:table-cell>
          <table:table-cell table:formula="of:=MIN([.M107];[.S107];[.Y107])" office:value-type="float" office:value="0.025347" calcext:value-type="float">
            <text:p>0.025347</text:p>
          </table:table-cell>
          <table:table-cell table:formula="of:=MIN([.N107];[.T107];[.Z107])" office:value-type="float" office:value="0.00153" calcext:value-type="float">
            <text:p>0.00153</text:p>
          </table:table-cell>
          <table:table-cell table:formula="of:=MIN([.O107];[.U107];[.AA107])" office:value-type="float" office:value="0.109288" calcext:value-type="float">
            <text:p>0.109288</text:p>
          </table:table-cell>
          <table:table-cell table:formula="of:=MIN([.P107];[.V107];[.AB107])" office:value-type="float" office:value="0.056526" calcext:value-type="float">
            <text:p>0.056526</text:p>
          </table:table-cell>
          <table:table-cell/>
          <table:table-cell office:value-type="float" office:value="0.242541" calcext:value-type="float">
            <text:p>0.242541</text:p>
          </table:table-cell>
          <table:table-cell office:value-type="float" office:value="0.025347" calcext:value-type="float">
            <text:p>0.025347</text:p>
          </table:table-cell>
          <table:table-cell office:value-type="float" office:value="0.001568" calcext:value-type="float">
            <text:p>0.001568</text:p>
          </table:table-cell>
          <table:table-cell office:value-type="float" office:value="0.117213" calcext:value-type="float">
            <text:p>0.117213</text:p>
          </table:table-cell>
          <table:table-cell office:value-type="float" office:value="0.056526" calcext:value-type="float">
            <text:p>0.056526</text:p>
          </table:table-cell>
          <table:table-cell/>
          <table:table-cell office:value-type="float" office:value="0.255948" calcext:value-type="float">
            <text:p>0.255948</text:p>
          </table:table-cell>
          <table:table-cell office:value-type="float" office:value="0.027311" calcext:value-type="float">
            <text:p>0.027311</text:p>
          </table:table-cell>
          <table:table-cell office:value-type="float" office:value="0.001623" calcext:value-type="float">
            <text:p>0.001623</text:p>
          </table:table-cell>
          <table:table-cell office:value-type="float" office:value="0.113564" calcext:value-type="float">
            <text:p>0.113564</text:p>
          </table:table-cell>
          <table:table-cell office:value-type="float" office:value="0.05766" calcext:value-type="float">
            <text:p>0.05766</text:p>
          </table:table-cell>
          <table:table-cell/>
          <table:table-cell office:value-type="float" office:value="0.236711" calcext:value-type="float">
            <text:p>0.236711</text:p>
          </table:table-cell>
          <table:table-cell office:value-type="float" office:value="0.027157" calcext:value-type="float">
            <text:p>0.027157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109288" calcext:value-type="float">
            <text:p>0.109288</text:p>
          </table:table-cell>
          <table:table-cell office:value-type="float" office:value="0.0568" calcext:value-type="float">
            <text:p>0.0568</text:p>
          </table:table-cell>
        </table:table-row>
        <table:table-row table:style-name="ro1">
          <table:table-cell office:value-type="string" calcext:value-type="string">
            <text:p>rexi_fd_par_m4096 (00004 threads / 00448 ranks) 1792 cores</text:p>
          </table:table-cell>
          <table:table-cell table:style-name="ce4" table:formula="of:=TEXT(MID([.A108]; 14; 4); &quot;#&quot;)" office:value-type="string" office:string-value="4096" calcext:value-type="string">
            <text:p>4096</text:p>
          </table:table-cell>
          <table:table-cell table:style-name="ce4" table:formula="of:=TEXT(MID([.A108]; 20; 5); &quot;#&quot;)" office:value-type="string" office:string-value="4" calcext:value-type="string">
            <text:p>4</text:p>
          </table:table-cell>
          <table:table-cell table:style-name="ce4" table:formula="of:=TEXT(MID([.A108]; 36; 5); &quot;#&quot;)" office:value-type="string" office:string-value="448" calcext:value-type="string">
            <text:p>448</text:p>
          </table:table-cell>
          <table:table-cell table:formula="of:=LEFT(RIGHT([.A108]; LEN([.A108])-48); LEN([.A108])-54)" office:value-type="string" office:string-value="1792" calcext:value-type="string">
            <text:p>1792</text:p>
          </table:table-cell>
          <table:table-cell table:formula="of:=MIN([.L108];[.R108];[.X108])" office:value-type="float" office:value="0.250482" calcext:value-type="float">
            <text:p>0.250482</text:p>
          </table:table-cell>
          <table:table-cell table:formula="of:=MIN([.M108];[.S108];[.Y108])" office:value-type="float" office:value="0.02272" calcext:value-type="float">
            <text:p>0.02272</text:p>
          </table:table-cell>
          <table:table-cell table:formula="of:=MIN([.N108];[.T108];[.Z108])" office:value-type="float" office:value="0.00165" calcext:value-type="float">
            <text:p>0.00165</text:p>
          </table:table-cell>
          <table:table-cell table:formula="of:=MIN([.O108];[.U108];[.AA108])" office:value-type="float" office:value="0.101246" calcext:value-type="float">
            <text:p>0.101246</text:p>
          </table:table-cell>
          <table:table-cell table:formula="of:=MIN([.P108];[.V108];[.AB108])" office:value-type="float" office:value="0.080611" calcext:value-type="float">
            <text:p>0.080611</text:p>
          </table:table-cell>
          <table:table-cell/>
          <table:table-cell office:value-type="float" office:value="0.252976" calcext:value-type="float">
            <text:p>0.252976</text:p>
          </table:table-cell>
          <table:table-cell office:value-type="float" office:value="0.024378" calcext:value-type="float">
            <text:p>0.024378</text:p>
          </table:table-cell>
          <table:table-cell office:value-type="float" office:value="0.001672" calcext:value-type="float">
            <text:p>0.001672</text:p>
          </table:table-cell>
          <table:table-cell office:value-type="float" office:value="0.102816" calcext:value-type="float">
            <text:p>0.102816</text:p>
          </table:table-cell>
          <table:table-cell office:value-type="float" office:value="0.082729" calcext:value-type="float">
            <text:p>0.082729</text:p>
          </table:table-cell>
          <table:table-cell/>
          <table:table-cell office:value-type="float" office:value="0.285928" calcext:value-type="float">
            <text:p>0.285928</text:p>
          </table:table-cell>
          <table:table-cell office:value-type="float" office:value="0.02272" calcext:value-type="float">
            <text:p>0.02272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0.131707" calcext:value-type="float">
            <text:p>0.131707</text:p>
          </table:table-cell>
          <table:table-cell office:value-type="float" office:value="0.080719" calcext:value-type="float">
            <text:p>0.080719</text:p>
          </table:table-cell>
          <table:table-cell/>
          <table:table-cell office:value-type="float" office:value="0.250482" calcext:value-type="float">
            <text:p>0.250482</text:p>
          </table:table-cell>
          <table:table-cell office:value-type="float" office:value="0.023555" calcext:value-type="float">
            <text:p>0.023555</text:p>
          </table:table-cell>
          <table:table-cell office:value-type="float" office:value="0.001681" calcext:value-type="float">
            <text:p>0.001681</text:p>
          </table:table-cell>
          <table:table-cell office:value-type="float" office:value="0.101246" calcext:value-type="float">
            <text:p>0.101246</text:p>
          </table:table-cell>
          <table:table-cell office:value-type="float" office:value="0.080611" calcext:value-type="float">
            <text:p>0.080611</text:p>
          </table:table-cell>
        </table:table-row>
        <table:table-row table:style-name="ro1">
          <table:table-cell office:value-type="string" calcext:value-type="string">
            <text:p>rexi_fd_par_m8192 (00004 threads / 00448 ranks) 1792 cores</text:p>
          </table:table-cell>
          <table:table-cell table:style-name="ce4" table:formula="of:=TEXT(MID([.A109]; 14; 4); &quot;#&quot;)" office:value-type="string" office:string-value="8192" calcext:value-type="string">
            <text:p>8192</text:p>
          </table:table-cell>
          <table:table-cell table:style-name="ce4" table:formula="of:=TEXT(MID([.A109]; 20; 5); &quot;#&quot;)" office:value-type="string" office:string-value="4" calcext:value-type="string">
            <text:p>4</text:p>
          </table:table-cell>
          <table:table-cell table:style-name="ce4" table:formula="of:=TEXT(MID([.A109]; 36; 5); &quot;#&quot;)" office:value-type="string" office:string-value="448" calcext:value-type="string">
            <text:p>448</text:p>
          </table:table-cell>
          <table:table-cell table:formula="of:=LEFT(RIGHT([.A109]; LEN([.A109])-48); LEN([.A109])-54)" office:value-type="string" office:string-value="1792" calcext:value-type="string">
            <text:p>1792</text:p>
          </table:table-cell>
          <table:table-cell table:formula="of:=MIN([.L109];[.R109];[.X109])" office:value-type="float" office:value="0.329424" calcext:value-type="float">
            <text:p>0.329424</text:p>
          </table:table-cell>
          <table:table-cell table:formula="of:=MIN([.M109];[.S109];[.Y109])" office:value-type="float" office:value="0.023993" calcext:value-type="float">
            <text:p>0.023993</text:p>
          </table:table-cell>
          <table:table-cell table:formula="of:=MIN([.N109];[.T109];[.Z109])" office:value-type="float" office:value="0.001519" calcext:value-type="float">
            <text:p>0.001519</text:p>
          </table:table-cell>
          <table:table-cell table:formula="of:=MIN([.O109];[.U109];[.AA109])" office:value-type="float" office:value="0.12148" calcext:value-type="float">
            <text:p>0.12148</text:p>
          </table:table-cell>
          <table:table-cell table:formula="of:=MIN([.P109];[.V109];[.AB109])" office:value-type="float" office:value="0.12993" calcext:value-type="float">
            <text:p>0.12993</text:p>
          </table:table-cell>
          <table:table-cell/>
          <table:table-cell office:value-type="float" office:value="0.329424" calcext:value-type="float">
            <text:p>0.329424</text:p>
          </table:table-cell>
          <table:table-cell office:value-type="float" office:value="0.025653" calcext:value-type="float">
            <text:p>0.025653</text:p>
          </table:table-cell>
          <table:table-cell office:value-type="float" office:value="0.001519" calcext:value-type="float">
            <text:p>0.001519</text:p>
          </table:table-cell>
          <table:table-cell office:value-type="float" office:value="0.12148" calcext:value-type="float">
            <text:p>0.12148</text:p>
          </table:table-cell>
          <table:table-cell office:value-type="float" office:value="0.138382" calcext:value-type="float">
            <text:p>0.138382</text:p>
          </table:table-cell>
          <table:table-cell/>
          <table:table-cell office:value-type="float" office:value="0.362141" calcext:value-type="float">
            <text:p>0.362141</text:p>
          </table:table-cell>
          <table:table-cell office:value-type="float" office:value="0.02606" calcext:value-type="float">
            <text:p>0.02606</text:p>
          </table:table-cell>
          <table:table-cell office:value-type="float" office:value="0.001578" calcext:value-type="float">
            <text:p>0.001578</text:p>
          </table:table-cell>
          <table:table-cell office:value-type="float" office:value="0.149503" calcext:value-type="float">
            <text:p>0.149503</text:p>
          </table:table-cell>
          <table:table-cell office:value-type="float" office:value="0.133942" calcext:value-type="float">
            <text:p>0.133942</text:p>
          </table:table-cell>
          <table:table-cell/>
          <table:table-cell office:value-type="float" office:value="0.406943" calcext:value-type="float">
            <text:p>0.406943</text:p>
          </table:table-cell>
          <table:table-cell office:value-type="float" office:value="0.023993" calcext:value-type="float">
            <text:p>0.023993</text:p>
          </table:table-cell>
          <table:table-cell office:value-type="float" office:value="0.001597" calcext:value-type="float">
            <text:p>0.001597</text:p>
          </table:table-cell>
          <table:table-cell office:value-type="float" office:value="0.193592" calcext:value-type="float">
            <text:p>0.193592</text:p>
          </table:table-cell>
          <table:table-cell office:value-type="float" office:value="0.12993" calcext:value-type="float">
            <text:p>0.12993</text:p>
          </table:table-cell>
        </table:table-row>
        <table:table-row table:style-name="ro1">
          <table:table-cell office:value-type="string" calcext:value-type="string">
            <text:p>rexi_fd_par_m2048 (00004 threads / 00896 ranks) 3584 cores</text:p>
          </table:table-cell>
          <table:table-cell table:style-name="ce4" table:formula="of:=TEXT(MID([.A110]; 14; 4); &quot;#&quot;)" office:value-type="string" office:string-value="2048" calcext:value-type="string">
            <text:p>2048</text:p>
          </table:table-cell>
          <table:table-cell table:style-name="ce4" table:formula="of:=TEXT(MID([.A110]; 20; 5); &quot;#&quot;)" office:value-type="string" office:string-value="4" calcext:value-type="string">
            <text:p>4</text:p>
          </table:table-cell>
          <table:table-cell table:style-name="ce4" table:formula="of:=TEXT(MID([.A110]; 36; 5); &quot;#&quot;)" office:value-type="string" office:string-value="896" calcext:value-type="string">
            <text:p>896</text:p>
          </table:table-cell>
          <table:table-cell table:formula="of:=LEFT(RIGHT([.A110]; LEN([.A110])-48); LEN([.A110])-54)" office:value-type="string" office:string-value="3584" calcext:value-type="string">
            <text:p>3584</text:p>
          </table:table-cell>
          <table:table-cell table:formula="of:=MIN([.L110];[.R110];[.X110])" office:value-type="float" office:value="0.299198" calcext:value-type="float">
            <text:p>0.299198</text:p>
          </table:table-cell>
          <table:table-cell table:formula="of:=MIN([.M110];[.S110];[.Y110])" office:value-type="float" office:value="0.025393" calcext:value-type="float">
            <text:p>0.025393</text:p>
          </table:table-cell>
          <table:table-cell table:formula="of:=MIN([.N110];[.T110];[.Z110])" office:value-type="float" office:value="0.001482" calcext:value-type="float">
            <text:p>0.001482</text:p>
          </table:table-cell>
          <table:table-cell table:formula="of:=MIN([.O110];[.U110];[.AA110])" office:value-type="float" office:value="0.185944" calcext:value-type="float">
            <text:p>0.185944</text:p>
          </table:table-cell>
          <table:table-cell table:formula="of:=MIN([.P110];[.V110];[.AB110])" office:value-type="float" office:value="0.027015" calcext:value-type="float">
            <text:p>0.027015</text:p>
          </table:table-cell>
          <table:table-cell/>
          <table:table-cell office:value-type="float" office:value="0.304211" calcext:value-type="float">
            <text:p>0.304211</text:p>
          </table:table-cell>
          <table:table-cell office:value-type="float" office:value="0.027251" calcext:value-type="float">
            <text:p>0.027251</text:p>
          </table:table-cell>
          <table:table-cell office:value-type="float" office:value="0.001528" calcext:value-type="float">
            <text:p>0.001528</text:p>
          </table:table-cell>
          <table:table-cell office:value-type="float" office:value="0.195146" calcext:value-type="float">
            <text:p>0.195146</text:p>
          </table:table-cell>
          <table:table-cell office:value-type="float" office:value="0.027366" calcext:value-type="float">
            <text:p>0.027366</text:p>
          </table:table-cell>
          <table:table-cell/>
          <table:table-cell office:value-type="float" office:value="0.299198" calcext:value-type="float">
            <text:p>0.299198</text:p>
          </table:table-cell>
          <table:table-cell office:value-type="float" office:value="0.036621" calcext:value-type="float">
            <text:p>0.036621</text:p>
          </table:table-cell>
          <table:table-cell office:value-type="float" office:value="0.001482" calcext:value-type="float">
            <text:p>0.001482</text:p>
          </table:table-cell>
          <table:table-cell office:value-type="float" office:value="0.185944" calcext:value-type="float">
            <text:p>0.185944</text:p>
          </table:table-cell>
          <table:table-cell office:value-type="float" office:value="0.027015" calcext:value-type="float">
            <text:p>0.027015</text:p>
          </table:table-cell>
          <table:table-cell/>
          <table:table-cell office:value-type="float" office:value="0.302803" calcext:value-type="float">
            <text:p>0.302803</text:p>
          </table:table-cell>
          <table:table-cell office:value-type="float" office:value="0.025393" calcext:value-type="float">
            <text:p>0.025393</text:p>
          </table:table-cell>
          <table:table-cell office:value-type="float" office:value="0.001525" calcext:value-type="float">
            <text:p>0.001525</text:p>
          </table:table-cell>
          <table:table-cell office:value-type="float" office:value="0.202592" calcext:value-type="float">
            <text:p>0.202592</text:p>
          </table:table-cell>
          <table:table-cell office:value-type="float" office:value="0.02778" calcext:value-type="float">
            <text:p>0.02778</text:p>
          </table:table-cell>
        </table:table-row>
        <table:table-row table:style-name="ro1">
          <table:table-cell office:value-type="string" calcext:value-type="string">
            <text:p>rexi_fd_par_m4096 (00004 threads / 00896 ranks) 3584 cores</text:p>
          </table:table-cell>
          <table:table-cell table:style-name="ce4" table:formula="of:=TEXT(MID([.A111]; 14; 4); &quot;#&quot;)" office:value-type="string" office:string-value="4096" calcext:value-type="string">
            <text:p>4096</text:p>
          </table:table-cell>
          <table:table-cell table:style-name="ce4" table:formula="of:=TEXT(MID([.A111]; 20; 5); &quot;#&quot;)" office:value-type="string" office:string-value="4" calcext:value-type="string">
            <text:p>4</text:p>
          </table:table-cell>
          <table:table-cell table:style-name="ce4" table:formula="of:=TEXT(MID([.A111]; 36; 5); &quot;#&quot;)" office:value-type="string" office:string-value="896" calcext:value-type="string">
            <text:p>896</text:p>
          </table:table-cell>
          <table:table-cell table:formula="of:=LEFT(RIGHT([.A111]; LEN([.A111])-48); LEN([.A111])-54)" office:value-type="string" office:string-value="3584" calcext:value-type="string">
            <text:p>3584</text:p>
          </table:table-cell>
          <table:table-cell table:formula="of:=MIN([.L111];[.R111];[.X111])" office:value-type="float" office:value="0.3407" calcext:value-type="float">
            <text:p>0.3407</text:p>
          </table:table-cell>
          <table:table-cell table:formula="of:=MIN([.M111];[.S111];[.Y111])" office:value-type="float" office:value="0.023105" calcext:value-type="float">
            <text:p>0.023105</text:p>
          </table:table-cell>
          <table:table-cell table:formula="of:=MIN([.N111];[.T111];[.Z111])" office:value-type="float" office:value="0.001443" calcext:value-type="float">
            <text:p>0.001443</text:p>
          </table:table-cell>
          <table:table-cell table:formula="of:=MIN([.O111];[.U111];[.AA111])" office:value-type="float" office:value="0.199362" calcext:value-type="float">
            <text:p>0.199362</text:p>
          </table:table-cell>
          <table:table-cell table:formula="of:=MIN([.P111];[.V111];[.AB111])" office:value-type="float" office:value="0.052939" calcext:value-type="float">
            <text:p>0.052939</text:p>
          </table:table-cell>
          <table:table-cell/>
          <table:table-cell office:value-type="float" office:value="0.353695" calcext:value-type="float">
            <text:p>0.353695</text:p>
          </table:table-cell>
          <table:table-cell office:value-type="float" office:value="0.023105" calcext:value-type="float">
            <text:p>0.023105</text:p>
          </table:table-cell>
          <table:table-cell office:value-type="float" office:value="0.001578" calcext:value-type="float">
            <text:p>0.001578</text:p>
          </table:table-cell>
          <table:table-cell office:value-type="float" office:value="0.227049" calcext:value-type="float">
            <text:p>0.227049</text:p>
          </table:table-cell>
          <table:table-cell office:value-type="float" office:value="0.054119" calcext:value-type="float">
            <text:p>0.054119</text:p>
          </table:table-cell>
          <table:table-cell/>
          <table:table-cell office:value-type="float" office:value="0.394424" calcext:value-type="float">
            <text:p>0.394424</text:p>
          </table:table-cell>
          <table:table-cell office:value-type="float" office:value="0.027216" calcext:value-type="float">
            <text:p>0.027216</text:p>
          </table:table-cell>
          <table:table-cell office:value-type="float" office:value="0.001443" calcext:value-type="float">
            <text:p>0.001443</text:p>
          </table:table-cell>
          <table:table-cell office:value-type="float" office:value="0.219101" calcext:value-type="float">
            <text:p>0.219101</text:p>
          </table:table-cell>
          <table:table-cell office:value-type="float" office:value="0.052939" calcext:value-type="float">
            <text:p>0.052939</text:p>
          </table:table-cell>
          <table:table-cell/>
          <table:table-cell office:value-type="float" office:value="0.3407" calcext:value-type="float">
            <text:p>0.3407</text:p>
          </table:table-cell>
          <table:table-cell office:value-type="float" office:value="0.026761" calcext:value-type="float">
            <text:p>0.026761</text:p>
          </table:table-cell>
          <table:table-cell office:value-type="float" office:value="0.001556" calcext:value-type="float">
            <text:p>0.001556</text:p>
          </table:table-cell>
          <table:table-cell office:value-type="float" office:value="0.199362" calcext:value-type="float">
            <text:p>0.199362</text:p>
          </table:table-cell>
          <table:table-cell office:value-type="float" office:value="0.053927" calcext:value-type="float">
            <text:p>0.053927</text:p>
          </table:table-cell>
        </table:table-row>
        <table:table-row table:style-name="ro1">
          <table:table-cell office:value-type="string" calcext:value-type="string">
            <text:p>rexi_fd_par_m8192 (00004 threads / 00896 ranks) 3584 cores</text:p>
          </table:table-cell>
          <table:table-cell table:style-name="ce4" table:formula="of:=TEXT(MID([.A112]; 14; 4); &quot;#&quot;)" office:value-type="string" office:string-value="8192" calcext:value-type="string">
            <text:p>8192</text:p>
          </table:table-cell>
          <table:table-cell table:style-name="ce4" table:formula="of:=TEXT(MID([.A112]; 20; 5); &quot;#&quot;)" office:value-type="string" office:string-value="4" calcext:value-type="string">
            <text:p>4</text:p>
          </table:table-cell>
          <table:table-cell table:style-name="ce4" table:formula="of:=TEXT(MID([.A112]; 36; 5); &quot;#&quot;)" office:value-type="string" office:string-value="896" calcext:value-type="string">
            <text:p>896</text:p>
          </table:table-cell>
          <table:table-cell table:formula="of:=LEFT(RIGHT([.A112]; LEN([.A112])-48); LEN([.A112])-54)" office:value-type="string" office:string-value="3584" calcext:value-type="string">
            <text:p>3584</text:p>
          </table:table-cell>
          <table:table-cell table:formula="of:=MIN([.L112];[.R112];[.X112])" office:value-type="float" office:value="0.341876" calcext:value-type="float">
            <text:p>0.341876</text:p>
          </table:table-cell>
          <table:table-cell table:formula="of:=MIN([.M112];[.S112];[.Y112])" office:value-type="float" office:value="0.024527" calcext:value-type="float">
            <text:p>0.024527</text:p>
          </table:table-cell>
          <table:table-cell table:formula="of:=MIN([.N112];[.T112];[.Z112])" office:value-type="float" office:value="0.001485" calcext:value-type="float">
            <text:p>0.001485</text:p>
          </table:table-cell>
          <table:table-cell table:formula="of:=MIN([.O112];[.U112];[.AA112])" office:value-type="float" office:value="0.196444" calcext:value-type="float">
            <text:p>0.196444</text:p>
          </table:table-cell>
          <table:table-cell table:formula="of:=MIN([.P112];[.V112];[.AB112])" office:value-type="float" office:value="0.078866" calcext:value-type="float">
            <text:p>0.078866</text:p>
          </table:table-cell>
          <table:table-cell/>
          <table:table-cell office:value-type="float" office:value="0.411826" calcext:value-type="float">
            <text:p>0.411826</text:p>
          </table:table-cell>
          <table:table-cell office:value-type="float" office:value="0.028324" calcext:value-type="float">
            <text:p>0.028324</text:p>
          </table:table-cell>
          <table:table-cell office:value-type="float" office:value="0.001863" calcext:value-type="float">
            <text:p>0.001863</text:p>
          </table:table-cell>
          <table:table-cell office:value-type="float" office:value="0.234043" calcext:value-type="float">
            <text:p>0.234043</text:p>
          </table:table-cell>
          <table:table-cell office:value-type="float" office:value="0.078866" calcext:value-type="float">
            <text:p>0.078866</text:p>
          </table:table-cell>
          <table:table-cell/>
          <table:table-cell office:value-type="float" office:value="0.341876" calcext:value-type="float">
            <text:p>0.341876</text:p>
          </table:table-cell>
          <table:table-cell office:value-type="float" office:value="0.026565" calcext:value-type="float">
            <text:p>0.026565</text:p>
          </table:table-cell>
          <table:table-cell office:value-type="float" office:value="0.001573" calcext:value-type="float">
            <text:p>0.001573</text:p>
          </table:table-cell>
          <table:table-cell office:value-type="float" office:value="0.196444" calcext:value-type="float">
            <text:p>0.196444</text:p>
          </table:table-cell>
          <table:table-cell office:value-type="float" office:value="0.081999" calcext:value-type="float">
            <text:p>0.081999</text:p>
          </table:table-cell>
          <table:table-cell/>
          <table:table-cell office:value-type="float" office:value="0.378741" calcext:value-type="float">
            <text:p>0.378741</text:p>
          </table:table-cell>
          <table:table-cell office:value-type="float" office:value="0.024527" calcext:value-type="float">
            <text:p>0.024527</text:p>
          </table:table-cell>
          <table:table-cell office:value-type="float" office:value="0.001485" calcext:value-type="float">
            <text:p>0.001485</text:p>
          </table:table-cell>
          <table:table-cell office:value-type="float" office:value="0.201384" calcext:value-type="float">
            <text:p>0.201384</text:p>
          </table:table-cell>
          <table:table-cell office:value-type="float" office:value="0.08262" calcext:value-type="float">
            <text:p>0.08262</text:p>
          </table:table-cell>
        </table:table-row>
        <table:table-row table:style-name="ro1">
          <table:table-cell office:value-type="string" calcext:value-type="string">
            <text:p>rexi_fd_par_m2048 (00014 threads / 00001 ranks) 14 cores</text:p>
          </table:table-cell>
          <table:table-cell table:style-name="ce4" table:formula="of:=TEXT(MID([.A113]; 14; 4); &quot;#&quot;)" office:value-type="string" office:string-value="2048" calcext:value-type="string">
            <text:p>2048</text:p>
          </table:table-cell>
          <table:table-cell table:style-name="ce4" table:formula="of:=TEXT(MID([.A113]; 20; 5); &quot;#&quot;)" office:value-type="string" office:string-value="14" calcext:value-type="string">
            <text:p>14</text:p>
          </table:table-cell>
          <table:table-cell table:style-name="ce4" table:formula="of:=TEXT(MID([.A113]; 36; 5); &quot;#&quot;)" office:value-type="string" office:string-value="1" calcext:value-type="string">
            <text:p>1</text:p>
          </table:table-cell>
          <table:table-cell table:formula="of:=LEFT(RIGHT([.A113]; LEN([.A113])-48); LEN([.A113])-54)" office:value-type="string" office:string-value="14" calcext:value-type="string">
            <text:p>14</text:p>
          </table:table-cell>
          <table:table-cell table:formula="of:=MIN([.L113];[.R113];[.X113])" office:value-type="float" office:value="3.997171" calcext:value-type="float">
            <text:p>3.997171</text:p>
          </table:table-cell>
          <table:table-cell table:formula="of:=MIN([.M113];[.S113];[.Y113])" office:value-type="float" office:value="0.02295" calcext:value-type="float">
            <text:p>0.02295</text:p>
          </table:table-cell>
          <table:table-cell table:formula="of:=MIN([.N113];[.T113];[.Z113])" office:value-type="float" office:value="0.000037" calcext:value-type="float">
            <text:p>0.000037</text:p>
          </table:table-cell>
          <table:table-cell table:formula="of:=MIN([.O113];[.U113];[.AA113])" office:value-type="float" office:value="0.009499" calcext:value-type="float">
            <text:p>0.009499</text:p>
          </table:table-cell>
          <table:table-cell table:formula="of:=MIN([.P113];[.V113];[.AB113])" office:value-type="float" office:value="3.932177" calcext:value-type="float">
            <text:p>3.932177</text:p>
          </table:table-cell>
          <table:table-cell/>
          <table:table-cell office:value-type="float" office:value="5.144613" calcext:value-type="float">
            <text:p>5.144613</text:p>
          </table:table-cell>
          <table:table-cell office:value-type="float" office:value="0.042417" calcext:value-type="float">
            <text:p>0.042417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0.009556" calcext:value-type="float">
            <text:p>0.009556</text:p>
          </table:table-cell>
          <table:table-cell office:value-type="float" office:value="4.985878" calcext:value-type="float">
            <text:p>4.985878</text:p>
          </table:table-cell>
          <table:table-cell/>
          <table:table-cell office:value-type="float" office:value="5.082122" calcext:value-type="float">
            <text:p>5.082122</text:p>
          </table:table-cell>
          <table:table-cell office:value-type="float" office:value="0.042149" calcext:value-type="float">
            <text:p>0.042149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09499" calcext:value-type="float">
            <text:p>0.009499</text:p>
          </table:table-cell>
          <table:table-cell office:value-type="float" office:value="4.967653" calcext:value-type="float">
            <text:p>4.967653</text:p>
          </table:table-cell>
          <table:table-cell/>
          <table:table-cell office:value-type="float" office:value="3.997171" calcext:value-type="float">
            <text:p>3.997171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0.009707" calcext:value-type="float">
            <text:p>0.009707</text:p>
          </table:table-cell>
          <table:table-cell office:value-type="float" office:value="3.932177" calcext:value-type="float">
            <text:p>3.932177</text:p>
          </table:table-cell>
        </table:table-row>
        <table:table-row table:style-name="ro1">
          <table:table-cell office:value-type="string" calcext:value-type="string">
            <text:p>rexi_fd_par_m4096 (00014 threads / 00001 ranks) 14 cores</text:p>
          </table:table-cell>
          <table:table-cell table:style-name="ce4" table:formula="of:=TEXT(MID([.A114]; 14; 4); &quot;#&quot;)" office:value-type="string" office:string-value="4096" calcext:value-type="string">
            <text:p>4096</text:p>
          </table:table-cell>
          <table:table-cell table:style-name="ce4" table:formula="of:=TEXT(MID([.A114]; 20; 5); &quot;#&quot;)" office:value-type="string" office:string-value="14" calcext:value-type="string">
            <text:p>14</text:p>
          </table:table-cell>
          <table:table-cell table:style-name="ce4" table:formula="of:=TEXT(MID([.A114]; 36; 5); &quot;#&quot;)" office:value-type="string" office:string-value="1" calcext:value-type="string">
            <text:p>1</text:p>
          </table:table-cell>
          <table:table-cell table:formula="of:=LEFT(RIGHT([.A114]; LEN([.A114])-48); LEN([.A114])-54)" office:value-type="string" office:string-value="14" calcext:value-type="string">
            <text:p>14</text:p>
          </table:table-cell>
          <table:table-cell table:formula="of:=MIN([.L114];[.R114];[.X114])" office:value-type="float" office:value="7.897036" calcext:value-type="float">
            <text:p>7.897036</text:p>
          </table:table-cell>
          <table:table-cell table:formula="of:=MIN([.M114];[.S114];[.Y114])" office:value-type="float" office:value="0.024347" calcext:value-type="float">
            <text:p>0.024347</text:p>
          </table:table-cell>
          <table:table-cell table:formula="of:=MIN([.N114];[.T114];[.Z114])" office:value-type="float" office:value="0.00004" calcext:value-type="float">
            <text:p>0.00004</text:p>
          </table:table-cell>
          <table:table-cell table:formula="of:=MIN([.O114];[.U114];[.AA114])" office:value-type="float" office:value="0.009492" calcext:value-type="float">
            <text:p>0.009492</text:p>
          </table:table-cell>
          <table:table-cell table:formula="of:=MIN([.P114];[.V114];[.AB114])" office:value-type="float" office:value="7.800365" calcext:value-type="float">
            <text:p>7.800365</text:p>
          </table:table-cell>
          <table:table-cell/>
          <table:table-cell office:value-type="float" office:value="7.897036" calcext:value-type="float">
            <text:p>7.897036</text:p>
          </table:table-cell>
          <table:table-cell office:value-type="float" office:value="0.024347" calcext:value-type="float">
            <text:p>0.024347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9492" calcext:value-type="float">
            <text:p>0.009492</text:p>
          </table:table-cell>
          <table:table-cell office:value-type="float" office:value="7.800365" calcext:value-type="float">
            <text:p>7.800365</text:p>
          </table:table-cell>
          <table:table-cell/>
          <table:table-cell office:value-type="float" office:value="10.019012" calcext:value-type="float">
            <text:p>10.019012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9519" calcext:value-type="float">
            <text:p>0.009519</text:p>
          </table:table-cell>
          <table:table-cell office:value-type="float" office:value="9.850264" calcext:value-type="float">
            <text:p>9.850264</text:p>
          </table:table-cell>
          <table:table-cell/>
          <table:table-cell office:value-type="float" office:value="10.018665" calcext:value-type="float">
            <text:p>10.018665</text:p>
          </table:table-cell>
          <table:table-cell office:value-type="float" office:value="0.042984" calcext:value-type="float">
            <text:p>0.042984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009676" calcext:value-type="float">
            <text:p>0.009676</text:p>
          </table:table-cell>
          <table:table-cell office:value-type="float" office:value="9.705284" calcext:value-type="float">
            <text:p>9.705284</text:p>
          </table:table-cell>
        </table:table-row>
        <table:table-row table:style-name="ro1">
          <table:table-cell office:value-type="string" calcext:value-type="string">
            <text:p>rexi_fd_par_m8192 (00014 threads / 00001 ranks) 14 cores</text:p>
          </table:table-cell>
          <table:table-cell table:style-name="ce4" table:formula="of:=TEXT(MID([.A115]; 14; 4); &quot;#&quot;)" office:value-type="string" office:string-value="8192" calcext:value-type="string">
            <text:p>8192</text:p>
          </table:table-cell>
          <table:table-cell table:style-name="ce4" table:formula="of:=TEXT(MID([.A115]; 20; 5); &quot;#&quot;)" office:value-type="string" office:string-value="14" calcext:value-type="string">
            <text:p>14</text:p>
          </table:table-cell>
          <table:table-cell table:style-name="ce4" table:formula="of:=TEXT(MID([.A115]; 36; 5); &quot;#&quot;)" office:value-type="string" office:string-value="1" calcext:value-type="string">
            <text:p>1</text:p>
          </table:table-cell>
          <table:table-cell table:formula="of:=LEFT(RIGHT([.A115]; LEN([.A115])-48); LEN([.A115])-54)" office:value-type="string" office:string-value="14" calcext:value-type="string">
            <text:p>14</text:p>
          </table:table-cell>
          <table:table-cell table:formula="of:=MIN([.L115];[.R115];[.X115])" office:value-type="float" office:value="20.057506" calcext:value-type="float">
            <text:p>20.057506</text:p>
          </table:table-cell>
          <table:table-cell table:formula="of:=MIN([.M115];[.S115];[.Y115])" office:value-type="float" office:value="0.036052" calcext:value-type="float">
            <text:p>0.036052</text:p>
          </table:table-cell>
          <table:table-cell table:formula="of:=MIN([.N115];[.T115];[.Z115])" office:value-type="float" office:value="0.00004" calcext:value-type="float">
            <text:p>0.00004</text:p>
          </table:table-cell>
          <table:table-cell table:formula="of:=MIN([.O115];[.U115];[.AA115])" office:value-type="float" office:value="0.010014" calcext:value-type="float">
            <text:p>0.010014</text:p>
          </table:table-cell>
          <table:table-cell table:formula="of:=MIN([.P115];[.V115];[.AB115])" office:value-type="float" office:value="19.785445" calcext:value-type="float">
            <text:p>19.785445</text:p>
          </table:table-cell>
          <table:table-cell/>
          <table:table-cell office:value-type="float" office:value="20.159896" calcext:value-type="float">
            <text:p>20.159896</text:p>
          </table:table-cell>
          <table:table-cell office:value-type="float" office:value="0.038783" calcext:value-type="float">
            <text:p>0.03878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10301" calcext:value-type="float">
            <text:p>0.010301</text:p>
          </table:table-cell>
          <table:table-cell office:value-type="float" office:value="19.937388" calcext:value-type="float">
            <text:p>19.937388</text:p>
          </table:table-cell>
          <table:table-cell/>
          <table:table-cell office:value-type="float" office:value="20.057506" calcext:value-type="float">
            <text:p>20.057506</text:p>
          </table:table-cell>
          <table:table-cell office:value-type="float" office:value="0.039231" calcext:value-type="float">
            <text:p>0.039231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0.010081" calcext:value-type="float">
            <text:p>0.010081</text:p>
          </table:table-cell>
          <table:table-cell office:value-type="float" office:value="19.785445" calcext:value-type="float">
            <text:p>19.785445</text:p>
          </table:table-cell>
          <table:table-cell/>
          <table:table-cell office:value-type="float" office:value="20.240969" calcext:value-type="float">
            <text:p>20.240969</text:p>
          </table:table-cell>
          <table:table-cell office:value-type="float" office:value="0.036052" calcext:value-type="float">
            <text:p>0.036052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010014" calcext:value-type="float">
            <text:p>0.010014</text:p>
          </table:table-cell>
          <table:table-cell office:value-type="float" office:value="19.924331" calcext:value-type="float">
            <text:p>19.924331</text:p>
          </table:table-cell>
        </table:table-row>
        <table:table-row table:style-name="ro1">
          <table:table-cell office:value-type="string" calcext:value-type="string">
            <text:p>rexi_fd_par_m2048 (00014 threads / 00002 ranks) 28 cores</text:p>
          </table:table-cell>
          <table:table-cell table:style-name="ce4" table:formula="of:=TEXT(MID([.A116]; 14; 4); &quot;#&quot;)" office:value-type="string" office:string-value="2048" calcext:value-type="string">
            <text:p>2048</text:p>
          </table:table-cell>
          <table:table-cell table:style-name="ce4" table:formula="of:=TEXT(MID([.A116]; 20; 5); &quot;#&quot;)" office:value-type="string" office:string-value="14" calcext:value-type="string">
            <text:p>14</text:p>
          </table:table-cell>
          <table:table-cell table:style-name="ce4" table:formula="of:=TEXT(MID([.A116]; 36; 5); &quot;#&quot;)" office:value-type="string" office:string-value="2" calcext:value-type="string">
            <text:p>2</text:p>
          </table:table-cell>
          <table:table-cell table:formula="of:=LEFT(RIGHT([.A116]; LEN([.A116])-48); LEN([.A116])-54)" office:value-type="string" office:string-value="28" calcext:value-type="string">
            <text:p>28</text:p>
          </table:table-cell>
          <table:table-cell table:formula="of:=MIN([.L116];[.R116];[.X116])" office:value-type="float" office:value="2.57878" calcext:value-type="float">
            <text:p>2.57878</text:p>
          </table:table-cell>
          <table:table-cell table:formula="of:=MIN([.M116];[.S116];[.Y116])" office:value-type="float" office:value="0.039041" calcext:value-type="float">
            <text:p>0.039041</text:p>
          </table:table-cell>
          <table:table-cell table:formula="of:=MIN([.N116];[.T116];[.Z116])" office:value-type="float" office:value="0.001979" calcext:value-type="float">
            <text:p>0.001979</text:p>
          </table:table-cell>
          <table:table-cell table:formula="of:=MIN([.O116];[.U116];[.AA116])" office:value-type="float" office:value="0.0097" calcext:value-type="float">
            <text:p>0.0097</text:p>
          </table:table-cell>
          <table:table-cell table:formula="of:=MIN([.P116];[.V116];[.AB116])" office:value-type="float" office:value="2.326395" calcext:value-type="float">
            <text:p>2.326395</text:p>
          </table:table-cell>
          <table:table-cell/>
          <table:table-cell office:value-type="float" office:value="2.57878" calcext:value-type="float">
            <text:p>2.57878</text:p>
          </table:table-cell>
          <table:table-cell office:value-type="float" office:value="0.039723" calcext:value-type="float">
            <text:p>0.039723</text:p>
          </table:table-cell>
          <table:table-cell office:value-type="float" office:value="0.002014" calcext:value-type="float">
            <text:p>0.002014</text:p>
          </table:table-cell>
          <table:table-cell office:value-type="float" office:value="0.010033" calcext:value-type="float">
            <text:p>0.010033</text:p>
          </table:table-cell>
          <table:table-cell office:value-type="float" office:value="2.344711" calcext:value-type="float">
            <text:p>2.344711</text:p>
          </table:table-cell>
          <table:table-cell/>
          <table:table-cell office:value-type="float" office:value="2.589682" calcext:value-type="float">
            <text:p>2.589682</text:p>
          </table:table-cell>
          <table:table-cell office:value-type="float" office:value="0.039808" calcext:value-type="float">
            <text:p>0.039808</text:p>
          </table:table-cell>
          <table:table-cell office:value-type="float" office:value="0.001979" calcext:value-type="float">
            <text:p>0.001979</text:p>
          </table:table-cell>
          <table:table-cell office:value-type="float" office:value="0.0097" calcext:value-type="float">
            <text:p>0.0097</text:p>
          </table:table-cell>
          <table:table-cell office:value-type="float" office:value="2.328131" calcext:value-type="float">
            <text:p>2.328131</text:p>
          </table:table-cell>
          <table:table-cell/>
          <table:table-cell office:value-type="float" office:value="2.583574" calcext:value-type="float">
            <text:p>2.583574</text:p>
          </table:table-cell>
          <table:table-cell office:value-type="float" office:value="0.039041" calcext:value-type="float">
            <text:p>0.039041</text:p>
          </table:table-cell>
          <table:table-cell office:value-type="float" office:value="0.002082" calcext:value-type="float">
            <text:p>0.002082</text:p>
          </table:table-cell>
          <table:table-cell office:value-type="float" office:value="0.009708" calcext:value-type="float">
            <text:p>0.009708</text:p>
          </table:table-cell>
          <table:table-cell office:value-type="float" office:value="2.326395" calcext:value-type="float">
            <text:p>2.326395</text:p>
          </table:table-cell>
        </table:table-row>
        <table:table-row table:style-name="ro1">
          <table:table-cell office:value-type="string" calcext:value-type="string">
            <text:p>rexi_fd_par_m4096 (00014 threads / 00002 ranks) 28 cores</text:p>
          </table:table-cell>
          <table:table-cell table:style-name="ce4" table:formula="of:=TEXT(MID([.A117]; 14; 4); &quot;#&quot;)" office:value-type="string" office:string-value="4096" calcext:value-type="string">
            <text:p>4096</text:p>
          </table:table-cell>
          <table:table-cell table:style-name="ce4" table:formula="of:=TEXT(MID([.A117]; 20; 5); &quot;#&quot;)" office:value-type="string" office:string-value="14" calcext:value-type="string">
            <text:p>14</text:p>
          </table:table-cell>
          <table:table-cell table:style-name="ce4" table:formula="of:=TEXT(MID([.A117]; 36; 5); &quot;#&quot;)" office:value-type="string" office:string-value="2" calcext:value-type="string">
            <text:p>2</text:p>
          </table:table-cell>
          <table:table-cell table:formula="of:=LEFT(RIGHT([.A117]; LEN([.A117])-48); LEN([.A117])-54)" office:value-type="string" office:string-value="28" calcext:value-type="string">
            <text:p>28</text:p>
          </table:table-cell>
          <table:table-cell table:formula="of:=MIN([.L117];[.R117];[.X117])" office:value-type="float" office:value="4.996988" calcext:value-type="float">
            <text:p>4.996988</text:p>
          </table:table-cell>
          <table:table-cell table:formula="of:=MIN([.M117];[.S117];[.Y117])" office:value-type="float" office:value="0.035381" calcext:value-type="float">
            <text:p>0.035381</text:p>
          </table:table-cell>
          <table:table-cell table:formula="of:=MIN([.N117];[.T117];[.Z117])" office:value-type="float" office:value="0.00199" calcext:value-type="float">
            <text:p>0.00199</text:p>
          </table:table-cell>
          <table:table-cell table:formula="of:=MIN([.O117];[.U117];[.AA117])" office:value-type="float" office:value="0.009822" calcext:value-type="float">
            <text:p>0.009822</text:p>
          </table:table-cell>
          <table:table-cell table:formula="of:=MIN([.P117];[.V117];[.AB117])" office:value-type="float" office:value="4.537117" calcext:value-type="float">
            <text:p>4.537117</text:p>
          </table:table-cell>
          <table:table-cell/>
          <table:table-cell office:value-type="float" office:value="5.079955" calcext:value-type="float">
            <text:p>5.079955</text:p>
          </table:table-cell>
          <table:table-cell office:value-type="float" office:value="0.038087" calcext:value-type="float">
            <text:p>0.038087</text:p>
          </table:table-cell>
          <table:table-cell office:value-type="float" office:value="0.002022" calcext:value-type="float">
            <text:p>0.002022</text:p>
          </table:table-cell>
          <table:table-cell office:value-type="float" office:value="0.009845" calcext:value-type="float">
            <text:p>0.009845</text:p>
          </table:table-cell>
          <table:table-cell office:value-type="float" office:value="4.696307" calcext:value-type="float">
            <text:p>4.696307</text:p>
          </table:table-cell>
          <table:table-cell/>
          <table:table-cell office:value-type="float" office:value="5.013463" calcext:value-type="float">
            <text:p>5.013463</text:p>
          </table:table-cell>
          <table:table-cell office:value-type="float" office:value="0.035381" calcext:value-type="float">
            <text:p>0.035381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09822" calcext:value-type="float">
            <text:p>0.009822</text:p>
          </table:table-cell>
          <table:table-cell office:value-type="float" office:value="4.640052" calcext:value-type="float">
            <text:p>4.640052</text:p>
          </table:table-cell>
          <table:table-cell/>
          <table:table-cell office:value-type="float" office:value="4.996988" calcext:value-type="float">
            <text:p>4.996988</text:p>
          </table:table-cell>
          <table:table-cell office:value-type="float" office:value="0.036443" calcext:value-type="float">
            <text:p>0.036443</text:p>
          </table:table-cell>
          <table:table-cell office:value-type="float" office:value="0.002112" calcext:value-type="float">
            <text:p>0.002112</text:p>
          </table:table-cell>
          <table:table-cell office:value-type="float" office:value="0.009943" calcext:value-type="float">
            <text:p>0.009943</text:p>
          </table:table-cell>
          <table:table-cell office:value-type="float" office:value="4.537117" calcext:value-type="float">
            <text:p>4.537117</text:p>
          </table:table-cell>
        </table:table-row>
        <table:table-row table:style-name="ro1">
          <table:table-cell office:value-type="string" calcext:value-type="string">
            <text:p>rexi_fd_par_m8192 (00014 threads / 00002 ranks) 28 cores</text:p>
          </table:table-cell>
          <table:table-cell table:style-name="ce4" table:formula="of:=TEXT(MID([.A118]; 14; 4); &quot;#&quot;)" office:value-type="string" office:string-value="8192" calcext:value-type="string">
            <text:p>8192</text:p>
          </table:table-cell>
          <table:table-cell table:style-name="ce4" table:formula="of:=TEXT(MID([.A118]; 20; 5); &quot;#&quot;)" office:value-type="string" office:string-value="14" calcext:value-type="string">
            <text:p>14</text:p>
          </table:table-cell>
          <table:table-cell table:style-name="ce4" table:formula="of:=TEXT(MID([.A118]; 36; 5); &quot;#&quot;)" office:value-type="string" office:string-value="2" calcext:value-type="string">
            <text:p>2</text:p>
          </table:table-cell>
          <table:table-cell table:formula="of:=LEFT(RIGHT([.A118]; LEN([.A118])-48); LEN([.A118])-54)" office:value-type="string" office:string-value="28" calcext:value-type="string">
            <text:p>28</text:p>
          </table:table-cell>
          <table:table-cell table:formula="of:=MIN([.L118];[.R118];[.X118])" office:value-type="float" office:value="9.760433" calcext:value-type="float">
            <text:p>9.760433</text:p>
          </table:table-cell>
          <table:table-cell table:formula="of:=MIN([.M118];[.S118];[.Y118])" office:value-type="float" office:value="0.036198" calcext:value-type="float">
            <text:p>0.036198</text:p>
          </table:table-cell>
          <table:table-cell table:formula="of:=MIN([.N118];[.T118];[.Z118])" office:value-type="float" office:value="0.001923" calcext:value-type="float">
            <text:p>0.001923</text:p>
          </table:table-cell>
          <table:table-cell table:formula="of:=MIN([.O118];[.U118];[.AA118])" office:value-type="float" office:value="0.009974" calcext:value-type="float">
            <text:p>0.009974</text:p>
          </table:table-cell>
          <table:table-cell table:formula="of:=MIN([.P118];[.V118];[.AB118])" office:value-type="float" office:value="9.088307" calcext:value-type="float">
            <text:p>9.088307</text:p>
          </table:table-cell>
          <table:table-cell/>
          <table:table-cell office:value-type="float" office:value="9.760433" calcext:value-type="float">
            <text:p>9.760433</text:p>
          </table:table-cell>
          <table:table-cell office:value-type="float" office:value="0.036514" calcext:value-type="float">
            <text:p>0.036514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1007" calcext:value-type="float">
            <text:p>0.01007</text:p>
          </table:table-cell>
          <table:table-cell office:value-type="float" office:value="9.12544" calcext:value-type="float">
            <text:p>9.12544</text:p>
          </table:table-cell>
          <table:table-cell/>
          <table:table-cell office:value-type="float" office:value="9.897577" calcext:value-type="float">
            <text:p>9.897577</text:p>
          </table:table-cell>
          <table:table-cell office:value-type="float" office:value="0.036508" calcext:value-type="float">
            <text:p>0.036508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9.088307" calcext:value-type="float">
            <text:p>9.088307</text:p>
          </table:table-cell>
          <table:table-cell/>
          <table:table-cell office:value-type="float" office:value="9.939404" calcext:value-type="float">
            <text:p>9.939404</text:p>
          </table:table-cell>
          <table:table-cell office:value-type="float" office:value="0.036198" calcext:value-type="float">
            <text:p>0.036198</text:p>
          </table:table-cell>
          <table:table-cell office:value-type="float" office:value="0.001923" calcext:value-type="float">
            <text:p>0.001923</text:p>
          </table:table-cell>
          <table:table-cell office:value-type="float" office:value="0.009974" calcext:value-type="float">
            <text:p>0.009974</text:p>
          </table:table-cell>
          <table:table-cell office:value-type="float" office:value="9.169012" calcext:value-type="float">
            <text:p>9.169012</text:p>
          </table:table-cell>
        </table:table-row>
        <table:table-row table:style-name="ro1">
          <table:table-cell office:value-type="string" calcext:value-type="string">
            <text:p>rexi_fd_par_m2048 (00014 threads / 00004 ranks) 56 cores</text:p>
          </table:table-cell>
          <table:table-cell table:style-name="ce4" table:formula="of:=TEXT(MID([.A119]; 14; 4); &quot;#&quot;)" office:value-type="string" office:string-value="2048" calcext:value-type="string">
            <text:p>2048</text:p>
          </table:table-cell>
          <table:table-cell table:style-name="ce4" table:formula="of:=TEXT(MID([.A119]; 20; 5); &quot;#&quot;)" office:value-type="string" office:string-value="14" calcext:value-type="string">
            <text:p>14</text:p>
          </table:table-cell>
          <table:table-cell table:style-name="ce4" table:formula="of:=TEXT(MID([.A119]; 36; 5); &quot;#&quot;)" office:value-type="string" office:string-value="4" calcext:value-type="string">
            <text:p>4</text:p>
          </table:table-cell>
          <table:table-cell table:formula="of:=LEFT(RIGHT([.A119]; LEN([.A119])-48); LEN([.A119])-54)" office:value-type="string" office:string-value="56" calcext:value-type="string">
            <text:p>56</text:p>
          </table:table-cell>
          <table:table-cell table:formula="of:=MIN([.L119];[.R119];[.X119])" office:value-type="float" office:value="1.333343" calcext:value-type="float">
            <text:p>1.333343</text:p>
          </table:table-cell>
          <table:table-cell table:formula="of:=MIN([.M119];[.S119];[.Y119])" office:value-type="float" office:value="0.038031" calcext:value-type="float">
            <text:p>0.038031</text:p>
          </table:table-cell>
          <table:table-cell table:formula="of:=MIN([.N119];[.T119];[.Z119])" office:value-type="float" office:value="0.005211" calcext:value-type="float">
            <text:p>0.005211</text:p>
          </table:table-cell>
          <table:table-cell table:formula="of:=MIN([.O119];[.U119];[.AA119])" office:value-type="float" office:value="0.01476" calcext:value-type="float">
            <text:p>0.01476</text:p>
          </table:table-cell>
          <table:table-cell table:formula="of:=MIN([.P119];[.V119];[.AB119])" office:value-type="float" office:value="1.172461" calcext:value-type="float">
            <text:p>1.172461</text:p>
          </table:table-cell>
          <table:table-cell/>
          <table:table-cell office:value-type="float" office:value="1.333343" calcext:value-type="float">
            <text:p>1.333343</text:p>
          </table:table-cell>
          <table:table-cell office:value-type="float" office:value="0.038031" calcext:value-type="float">
            <text:p>0.038031</text:p>
          </table:table-cell>
          <table:table-cell office:value-type="float" office:value="0.005211" calcext:value-type="float">
            <text:p>0.005211</text:p>
          </table:table-cell>
          <table:table-cell office:value-type="float" office:value="0.02771" calcext:value-type="float">
            <text:p>0.02771</text:p>
          </table:table-cell>
          <table:table-cell office:value-type="float" office:value="1.172461" calcext:value-type="float">
            <text:p>1.172461</text:p>
          </table:table-cell>
          <table:table-cell/>
          <table:table-cell office:value-type="float" office:value="1.344065" calcext:value-type="float">
            <text:p>1.344065</text:p>
          </table:table-cell>
          <table:table-cell office:value-type="float" office:value="0.038322" calcext:value-type="float">
            <text:p>0.038322</text:p>
          </table:table-cell>
          <table:table-cell office:value-type="float" office:value="0.005335" calcext:value-type="float">
            <text:p>0.005335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1.205224" calcext:value-type="float">
            <text:p>1.205224</text:p>
          </table:table-cell>
          <table:table-cell/>
          <table:table-cell office:value-type="float" office:value="1.337575" calcext:value-type="float">
            <text:p>1.337575</text:p>
          </table:table-cell>
          <table:table-cell office:value-type="float" office:value="0.039222" calcext:value-type="float">
            <text:p>0.039222</text:p>
          </table:table-cell>
          <table:table-cell office:value-type="float" office:value="0.005274" calcext:value-type="float">
            <text:p>0.005274</text:p>
          </table:table-cell>
          <table:table-cell office:value-type="float" office:value="0.014816" calcext:value-type="float">
            <text:p>0.014816</text:p>
          </table:table-cell>
          <table:table-cell office:value-type="float" office:value="1.172998" calcext:value-type="float">
            <text:p>1.172998</text:p>
          </table:table-cell>
        </table:table-row>
        <table:table-row table:style-name="ro1">
          <table:table-cell office:value-type="string" calcext:value-type="string">
            <text:p>rexi_fd_par_m4096 (00014 threads / 00004 ranks) 56 cores</text:p>
          </table:table-cell>
          <table:table-cell table:style-name="ce4" table:formula="of:=TEXT(MID([.A120]; 14; 4); &quot;#&quot;)" office:value-type="string" office:string-value="4096" calcext:value-type="string">
            <text:p>4096</text:p>
          </table:table-cell>
          <table:table-cell table:style-name="ce4" table:formula="of:=TEXT(MID([.A120]; 20; 5); &quot;#&quot;)" office:value-type="string" office:string-value="14" calcext:value-type="string">
            <text:p>14</text:p>
          </table:table-cell>
          <table:table-cell table:style-name="ce4" table:formula="of:=TEXT(MID([.A120]; 36; 5); &quot;#&quot;)" office:value-type="string" office:string-value="4" calcext:value-type="string">
            <text:p>4</text:p>
          </table:table-cell>
          <table:table-cell table:formula="of:=LEFT(RIGHT([.A120]; LEN([.A120])-48); LEN([.A120])-54)" office:value-type="string" office:string-value="56" calcext:value-type="string">
            <text:p>56</text:p>
          </table:table-cell>
          <table:table-cell table:formula="of:=MIN([.L120];[.R120];[.X120])" office:value-type="float" office:value="2.553188" calcext:value-type="float">
            <text:p>2.553188</text:p>
          </table:table-cell>
          <table:table-cell table:formula="of:=MIN([.M120];[.S120];[.Y120])" office:value-type="float" office:value="0.037079" calcext:value-type="float">
            <text:p>0.037079</text:p>
          </table:table-cell>
          <table:table-cell table:formula="of:=MIN([.N120];[.T120];[.Z120])" office:value-type="float" office:value="0.005295" calcext:value-type="float">
            <text:p>0.005295</text:p>
          </table:table-cell>
          <table:table-cell table:formula="of:=MIN([.O120];[.U120];[.AA120])" office:value-type="float" office:value="0.014168" calcext:value-type="float">
            <text:p>0.014168</text:p>
          </table:table-cell>
          <table:table-cell table:formula="of:=MIN([.P120];[.V120];[.AB120])" office:value-type="float" office:value="2.271259" calcext:value-type="float">
            <text:p>2.271259</text:p>
          </table:table-cell>
          <table:table-cell/>
          <table:table-cell office:value-type="float" office:value="2.553188" calcext:value-type="float">
            <text:p>2.553188</text:p>
          </table:table-cell>
          <table:table-cell office:value-type="float" office:value="0.037079" calcext:value-type="float">
            <text:p>0.037079</text:p>
          </table:table-cell>
          <table:table-cell office:value-type="float" office:value="0.005392" calcext:value-type="float">
            <text:p>0.005392</text:p>
          </table:table-cell>
          <table:table-cell office:value-type="float" office:value="0.014168" calcext:value-type="float">
            <text:p>0.014168</text:p>
          </table:table-cell>
          <table:table-cell office:value-type="float" office:value="2.271259" calcext:value-type="float">
            <text:p>2.271259</text:p>
          </table:table-cell>
          <table:table-cell/>
          <table:table-cell office:value-type="float" office:value="2.587094" calcext:value-type="float">
            <text:p>2.587094</text:p>
          </table:table-cell>
          <table:table-cell office:value-type="float" office:value="0.037659" calcext:value-type="float">
            <text:p>0.037659</text:p>
          </table:table-cell>
          <table:table-cell office:value-type="float" office:value="0.005451" calcext:value-type="float">
            <text:p>0.005451</text:p>
          </table:table-cell>
          <table:table-cell office:value-type="float" office:value="0.026449" calcext:value-type="float">
            <text:p>0.026449</text:p>
          </table:table-cell>
          <table:table-cell office:value-type="float" office:value="2.376851" calcext:value-type="float">
            <text:p>2.376851</text:p>
          </table:table-cell>
          <table:table-cell/>
          <table:table-cell office:value-type="float" office:value="2.572763" calcext:value-type="float">
            <text:p>2.572763</text:p>
          </table:table-cell>
          <table:table-cell office:value-type="float" office:value="0.037279" calcext:value-type="float">
            <text:p>0.037279</text:p>
          </table:table-cell>
          <table:table-cell office:value-type="float" office:value="0.005295" calcext:value-type="float">
            <text:p>0.005295</text:p>
          </table:table-cell>
          <table:table-cell office:value-type="float" office:value="0.014747" calcext:value-type="float">
            <text:p>0.014747</text:p>
          </table:table-cell>
          <table:table-cell office:value-type="float" office:value="2.35065" calcext:value-type="float">
            <text:p>2.35065</text:p>
          </table:table-cell>
        </table:table-row>
        <table:table-row table:style-name="ro1">
          <table:table-cell office:value-type="string" calcext:value-type="string">
            <text:p>rexi_fd_par_m8192 (00014 threads / 00004 ranks) 56 cores</text:p>
          </table:table-cell>
          <table:table-cell table:style-name="ce4" table:formula="of:=TEXT(MID([.A121]; 14; 4); &quot;#&quot;)" office:value-type="string" office:string-value="8192" calcext:value-type="string">
            <text:p>8192</text:p>
          </table:table-cell>
          <table:table-cell table:style-name="ce4" table:formula="of:=TEXT(MID([.A121]; 20; 5); &quot;#&quot;)" office:value-type="string" office:string-value="14" calcext:value-type="string">
            <text:p>14</text:p>
          </table:table-cell>
          <table:table-cell table:style-name="ce4" table:formula="of:=TEXT(MID([.A121]; 36; 5); &quot;#&quot;)" office:value-type="string" office:string-value="4" calcext:value-type="string">
            <text:p>4</text:p>
          </table:table-cell>
          <table:table-cell table:formula="of:=LEFT(RIGHT([.A121]; LEN([.A121])-48); LEN([.A121])-54)" office:value-type="string" office:string-value="56" calcext:value-type="string">
            <text:p>56</text:p>
          </table:table-cell>
          <table:table-cell table:formula="of:=MIN([.L121];[.R121];[.X121])" office:value-type="float" office:value="5.042459" calcext:value-type="float">
            <text:p>5.042459</text:p>
          </table:table-cell>
          <table:table-cell table:formula="of:=MIN([.M121];[.S121];[.Y121])" office:value-type="float" office:value="0.037073" calcext:value-type="float">
            <text:p>0.037073</text:p>
          </table:table-cell>
          <table:table-cell table:formula="of:=MIN([.N121];[.T121];[.Z121])" office:value-type="float" office:value="0.005213" calcext:value-type="float">
            <text:p>0.005213</text:p>
          </table:table-cell>
          <table:table-cell table:formula="of:=MIN([.O121];[.U121];[.AA121])" office:value-type="float" office:value="0.014928" calcext:value-type="float">
            <text:p>0.014928</text:p>
          </table:table-cell>
          <table:table-cell table:formula="of:=MIN([.P121];[.V121];[.AB121])" office:value-type="float" office:value="4.623427" calcext:value-type="float">
            <text:p>4.623427</text:p>
          </table:table-cell>
          <table:table-cell/>
          <table:table-cell office:value-type="float" office:value="5.095475" calcext:value-type="float">
            <text:p>5.095475</text:p>
          </table:table-cell>
          <table:table-cell office:value-type="float" office:value="0.038645" calcext:value-type="float">
            <text:p>0.038645</text:p>
          </table:table-cell>
          <table:table-cell office:value-type="float" office:value="0.005438" calcext:value-type="float">
            <text:p>0.005438</text:p>
          </table:table-cell>
          <table:table-cell office:value-type="float" office:value="0.016299" calcext:value-type="float">
            <text:p>0.016299</text:p>
          </table:table-cell>
          <table:table-cell office:value-type="float" office:value="4.669827" calcext:value-type="float">
            <text:p>4.669827</text:p>
          </table:table-cell>
          <table:table-cell/>
          <table:table-cell office:value-type="float" office:value="5.083846" calcext:value-type="float">
            <text:p>5.083846</text:p>
          </table:table-cell>
          <table:table-cell office:value-type="float" office:value="0.037097" calcext:value-type="float">
            <text:p>0.037097</text:p>
          </table:table-cell>
          <table:table-cell office:value-type="float" office:value="0.005213" calcext:value-type="float">
            <text:p>0.005213</text:p>
          </table:table-cell>
          <table:table-cell office:value-type="float" office:value="0.014928" calcext:value-type="float">
            <text:p>0.014928</text:p>
          </table:table-cell>
          <table:table-cell office:value-type="float" office:value="4.686771" calcext:value-type="float">
            <text:p>4.686771</text:p>
          </table:table-cell>
          <table:table-cell/>
          <table:table-cell office:value-type="float" office:value="5.042459" calcext:value-type="float">
            <text:p>5.042459</text:p>
          </table:table-cell>
          <table:table-cell office:value-type="float" office:value="0.037073" calcext:value-type="float">
            <text:p>0.037073</text:p>
          </table:table-cell>
          <table:table-cell office:value-type="float" office:value="0.005231" calcext:value-type="float">
            <text:p>0.005231</text:p>
          </table:table-cell>
          <table:table-cell office:value-type="float" office:value="0.030876" calcext:value-type="float">
            <text:p>0.030876</text:p>
          </table:table-cell>
          <table:table-cell office:value-type="float" office:value="4.623427" calcext:value-type="float">
            <text:p>4.623427</text:p>
          </table:table-cell>
        </table:table-row>
        <table:table-row table:style-name="ro1">
          <table:table-cell office:value-type="string" calcext:value-type="string">
            <text:p>rexi_fd_par_m2048 (00014 threads / 00008 ranks) 112 cores</text:p>
          </table:table-cell>
          <table:table-cell table:style-name="ce4" table:formula="of:=TEXT(MID([.A122]; 14; 4); &quot;#&quot;)" office:value-type="string" office:string-value="2048" calcext:value-type="string">
            <text:p>2048</text:p>
          </table:table-cell>
          <table:table-cell table:style-name="ce4" table:formula="of:=TEXT(MID([.A122]; 20; 5); &quot;#&quot;)" office:value-type="string" office:string-value="14" calcext:value-type="string">
            <text:p>14</text:p>
          </table:table-cell>
          <table:table-cell table:style-name="ce4" table:formula="of:=TEXT(MID([.A122]; 36; 5); &quot;#&quot;)" office:value-type="string" office:string-value="8" calcext:value-type="string">
            <text:p>8</text:p>
          </table:table-cell>
          <table:table-cell table:formula="of:=LEFT(RIGHT([.A122]; LEN([.A122])-48); LEN([.A122])-54)" office:value-type="string" office:string-value="112" calcext:value-type="string">
            <text:p>112</text:p>
          </table:table-cell>
          <table:table-cell table:formula="of:=MIN([.L122];[.R122];[.X122])" office:value-type="float" office:value="0.730858" calcext:value-type="float">
            <text:p>0.730858</text:p>
          </table:table-cell>
          <table:table-cell table:formula="of:=MIN([.M122];[.S122];[.Y122])" office:value-type="float" office:value="0.038051" calcext:value-type="float">
            <text:p>0.038051</text:p>
          </table:table-cell>
          <table:table-cell table:formula="of:=MIN([.N122];[.T122];[.Z122])" office:value-type="float" office:value="0.007845" calcext:value-type="float">
            <text:p>0.007845</text:p>
          </table:table-cell>
          <table:table-cell table:formula="of:=MIN([.O122];[.U122];[.AA122])" office:value-type="float" office:value="0.017655" calcext:value-type="float">
            <text:p>0.017655</text:p>
          </table:table-cell>
          <table:table-cell table:formula="of:=MIN([.P122];[.V122];[.AB122])" office:value-type="float" office:value="0.595128" calcext:value-type="float">
            <text:p>0.595128</text:p>
          </table:table-cell>
          <table:table-cell/>
          <table:table-cell office:value-type="float" office:value="0.730858" calcext:value-type="float">
            <text:p>0.730858</text:p>
          </table:table-cell>
          <table:table-cell office:value-type="float" office:value="0.039487" calcext:value-type="float">
            <text:p>0.039487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17788" calcext:value-type="float">
            <text:p>0.017788</text:p>
          </table:table-cell>
          <table:table-cell office:value-type="float" office:value="0.610939" calcext:value-type="float">
            <text:p>0.610939</text:p>
          </table:table-cell>
          <table:table-cell/>
          <table:table-cell office:value-type="float" office:value="0.735473" calcext:value-type="float">
            <text:p>0.735473</text:p>
          </table:table-cell>
          <table:table-cell office:value-type="float" office:value="0.040438" calcext:value-type="float">
            <text:p>0.040438</text:p>
          </table:table-cell>
          <table:table-cell office:value-type="float" office:value="0.007869" calcext:value-type="float">
            <text:p>0.007869</text:p>
          </table:table-cell>
          <table:table-cell office:value-type="float" office:value="0.017655" calcext:value-type="float">
            <text:p>0.017655</text:p>
          </table:table-cell>
          <table:table-cell office:value-type="float" office:value="0.615956" calcext:value-type="float">
            <text:p>0.615956</text:p>
          </table:table-cell>
          <table:table-cell/>
          <table:table-cell office:value-type="float" office:value="0.77757" calcext:value-type="float">
            <text:p>0.77757</text:p>
          </table:table-cell>
          <table:table-cell office:value-type="float" office:value="0.038051" calcext:value-type="float">
            <text:p>0.038051</text:p>
          </table:table-cell>
          <table:table-cell office:value-type="float" office:value="0.007961" calcext:value-type="float">
            <text:p>0.007961</text:p>
          </table:table-cell>
          <table:table-cell office:value-type="float" office:value="0.048437" calcext:value-type="float">
            <text:p>0.048437</text:p>
          </table:table-cell>
          <table:table-cell office:value-type="float" office:value="0.595128" calcext:value-type="float">
            <text:p>0.595128</text:p>
          </table:table-cell>
        </table:table-row>
        <table:table-row table:style-name="ro1">
          <table:table-cell office:value-type="string" calcext:value-type="string">
            <text:p>rexi_fd_par_m4096 (00014 threads / 00008 ranks) 112 cores</text:p>
          </table:table-cell>
          <table:table-cell table:style-name="ce4" table:formula="of:=TEXT(MID([.A123]; 14; 4); &quot;#&quot;)" office:value-type="string" office:string-value="4096" calcext:value-type="string">
            <text:p>4096</text:p>
          </table:table-cell>
          <table:table-cell table:style-name="ce4" table:formula="of:=TEXT(MID([.A123]; 20; 5); &quot;#&quot;)" office:value-type="string" office:string-value="14" calcext:value-type="string">
            <text:p>14</text:p>
          </table:table-cell>
          <table:table-cell table:style-name="ce4" table:formula="of:=TEXT(MID([.A123]; 36; 5); &quot;#&quot;)" office:value-type="string" office:string-value="8" calcext:value-type="string">
            <text:p>8</text:p>
          </table:table-cell>
          <table:table-cell table:formula="of:=LEFT(RIGHT([.A123]; LEN([.A123])-48); LEN([.A123])-54)" office:value-type="string" office:string-value="112" calcext:value-type="string">
            <text:p>112</text:p>
          </table:table-cell>
          <table:table-cell table:formula="of:=MIN([.L123];[.R123];[.X123])" office:value-type="float" office:value="1.334761" calcext:value-type="float">
            <text:p>1.334761</text:p>
          </table:table-cell>
          <table:table-cell table:formula="of:=MIN([.M123];[.S123];[.Y123])" office:value-type="float" office:value="0.038425" calcext:value-type="float">
            <text:p>0.038425</text:p>
          </table:table-cell>
          <table:table-cell table:formula="of:=MIN([.N123];[.T123];[.Z123])" office:value-type="float" office:value="0.007705" calcext:value-type="float">
            <text:p>0.007705</text:p>
          </table:table-cell>
          <table:table-cell table:formula="of:=MIN([.O123];[.U123];[.AA123])" office:value-type="float" office:value="0.014205" calcext:value-type="float">
            <text:p>0.014205</text:p>
          </table:table-cell>
          <table:table-cell table:formula="of:=MIN([.P123];[.V123];[.AB123])" office:value-type="float" office:value="1.177306" calcext:value-type="float">
            <text:p>1.177306</text:p>
          </table:table-cell>
          <table:table-cell/>
          <table:table-cell office:value-type="float" office:value="1.334761" calcext:value-type="float">
            <text:p>1.334761</text:p>
          </table:table-cell>
          <table:table-cell office:value-type="float" office:value="0.039689" calcext:value-type="float">
            <text:p>0.039689</text:p>
          </table:table-cell>
          <table:table-cell office:value-type="float" office:value="0.007705" calcext:value-type="float">
            <text:p>0.007705</text:p>
          </table:table-cell>
          <table:table-cell office:value-type="float" office:value="0.014205" calcext:value-type="float">
            <text:p>0.014205</text:p>
          </table:table-cell>
          <table:table-cell office:value-type="float" office:value="1.178126" calcext:value-type="float">
            <text:p>1.178126</text:p>
          </table:table-cell>
          <table:table-cell/>
          <table:table-cell office:value-type="float" office:value="1.349388" calcext:value-type="float">
            <text:p>1.349388</text:p>
          </table:table-cell>
          <table:table-cell office:value-type="float" office:value="0.038425" calcext:value-type="float">
            <text:p>0.038425</text:p>
          </table:table-cell>
          <table:table-cell office:value-type="float" office:value="0.007959" calcext:value-type="float">
            <text:p>0.007959</text:p>
          </table:table-cell>
          <table:table-cell office:value-type="float" office:value="0.016588" calcext:value-type="float">
            <text:p>0.016588</text:p>
          </table:table-cell>
          <table:table-cell office:value-type="float" office:value="1.177306" calcext:value-type="float">
            <text:p>1.177306</text:p>
          </table:table-cell>
          <table:table-cell/>
          <table:table-cell office:value-type="float" office:value="1.341891" calcext:value-type="float">
            <text:p>1.341891</text:p>
          </table:table-cell>
          <table:table-cell office:value-type="float" office:value="0.038766" calcext:value-type="float">
            <text:p>0.038766</text:p>
          </table:table-cell>
          <table:table-cell office:value-type="float" office:value="0.008049" calcext:value-type="float">
            <text:p>0.008049</text:p>
          </table:table-cell>
          <table:table-cell office:value-type="float" office:value="0.038636" calcext:value-type="float">
            <text:p>0.038636</text:p>
          </table:table-cell>
          <table:table-cell office:value-type="float" office:value="1.183848" calcext:value-type="float">
            <text:p>1.183848</text:p>
          </table:table-cell>
        </table:table-row>
        <table:table-row table:style-name="ro1">
          <table:table-cell office:value-type="string" calcext:value-type="string">
            <text:p>rexi_fd_par_m8192 (00014 threads / 00008 ranks) 112 cores</text:p>
          </table:table-cell>
          <table:table-cell table:style-name="ce4" table:formula="of:=TEXT(MID([.A124]; 14; 4); &quot;#&quot;)" office:value-type="string" office:string-value="8192" calcext:value-type="string">
            <text:p>8192</text:p>
          </table:table-cell>
          <table:table-cell table:style-name="ce4" table:formula="of:=TEXT(MID([.A124]; 20; 5); &quot;#&quot;)" office:value-type="string" office:string-value="14" calcext:value-type="string">
            <text:p>14</text:p>
          </table:table-cell>
          <table:table-cell table:style-name="ce4" table:formula="of:=TEXT(MID([.A124]; 36; 5); &quot;#&quot;)" office:value-type="string" office:string-value="8" calcext:value-type="string">
            <text:p>8</text:p>
          </table:table-cell>
          <table:table-cell table:formula="of:=LEFT(RIGHT([.A124]; LEN([.A124])-48); LEN([.A124])-54)" office:value-type="string" office:string-value="112" calcext:value-type="string">
            <text:p>112</text:p>
          </table:table-cell>
          <table:table-cell table:formula="of:=MIN([.L124];[.R124];[.X124])" office:value-type="float" office:value="2.551978" calcext:value-type="float">
            <text:p>2.551978</text:p>
          </table:table-cell>
          <table:table-cell table:formula="of:=MIN([.M124];[.S124];[.Y124])" office:value-type="float" office:value="0.037044" calcext:value-type="float">
            <text:p>0.037044</text:p>
          </table:table-cell>
          <table:table-cell table:formula="of:=MIN([.N124];[.T124];[.Z124])" office:value-type="float" office:value="0.007599" calcext:value-type="float">
            <text:p>0.007599</text:p>
          </table:table-cell>
          <table:table-cell table:formula="of:=MIN([.O124];[.U124];[.AA124])" office:value-type="float" office:value="0.01468" calcext:value-type="float">
            <text:p>0.01468</text:p>
          </table:table-cell>
          <table:table-cell table:formula="of:=MIN([.P124];[.V124];[.AB124])" office:value-type="float" office:value="2.282113" calcext:value-type="float">
            <text:p>2.282113</text:p>
          </table:table-cell>
          <table:table-cell/>
          <table:table-cell office:value-type="float" office:value="2.582687" calcext:value-type="float">
            <text:p>2.582687</text:p>
          </table:table-cell>
          <table:table-cell office:value-type="float" office:value="0.038592" calcext:value-type="float">
            <text:p>0.038592</text:p>
          </table:table-cell>
          <table:table-cell office:value-type="float" office:value="0.007831" calcext:value-type="float">
            <text:p>0.007831</text:p>
          </table:table-cell>
          <table:table-cell office:value-type="float" office:value="0.01468" calcext:value-type="float">
            <text:p>0.01468</text:p>
          </table:table-cell>
          <table:table-cell office:value-type="float" office:value="2.363842" calcext:value-type="float">
            <text:p>2.363842</text:p>
          </table:table-cell>
          <table:table-cell/>
          <table:table-cell office:value-type="float" office:value="2.551978" calcext:value-type="float">
            <text:p>2.551978</text:p>
          </table:table-cell>
          <table:table-cell office:value-type="float" office:value="0.038261" calcext:value-type="float">
            <text:p>0.038261</text:p>
          </table:table-cell>
          <table:table-cell office:value-type="float" office:value="0.007666" calcext:value-type="float">
            <text:p>0.007666</text:p>
          </table:table-cell>
          <table:table-cell office:value-type="float" office:value="0.015443" calcext:value-type="float">
            <text:p>0.015443</text:p>
          </table:table-cell>
          <table:table-cell office:value-type="float" office:value="2.282113" calcext:value-type="float">
            <text:p>2.282113</text:p>
          </table:table-cell>
          <table:table-cell/>
          <table:table-cell office:value-type="float" office:value="2.555884" calcext:value-type="float">
            <text:p>2.555884</text:p>
          </table:table-cell>
          <table:table-cell office:value-type="float" office:value="0.037044" calcext:value-type="float">
            <text:p>0.037044</text:p>
          </table:table-cell>
          <table:table-cell office:value-type="float" office:value="0.007599" calcext:value-type="float">
            <text:p>0.007599</text:p>
          </table:table-cell>
          <table:table-cell office:value-type="float" office:value="0.015399" calcext:value-type="float">
            <text:p>0.015399</text:p>
          </table:table-cell>
          <table:table-cell office:value-type="float" office:value="2.309599" calcext:value-type="float">
            <text:p>2.309599</text:p>
          </table:table-cell>
        </table:table-row>
        <table:table-row table:style-name="ro1">
          <table:table-cell office:value-type="string" calcext:value-type="string">
            <text:p>rexi_fd_par_m2048 (00014 threads / 00014 ranks) 196 cores</text:p>
          </table:table-cell>
          <table:table-cell table:style-name="ce4" table:formula="of:=TEXT(MID([.A125]; 14; 4); &quot;#&quot;)" office:value-type="string" office:string-value="2048" calcext:value-type="string">
            <text:p>2048</text:p>
          </table:table-cell>
          <table:table-cell table:style-name="ce4" table:formula="of:=TEXT(MID([.A125]; 20; 5); &quot;#&quot;)" office:value-type="string" office:string-value="14" calcext:value-type="string">
            <text:p>14</text:p>
          </table:table-cell>
          <table:table-cell table:style-name="ce4" table:formula="of:=TEXT(MID([.A125]; 36; 5); &quot;#&quot;)" office:value-type="string" office:string-value="14" calcext:value-type="string">
            <text:p>14</text:p>
          </table:table-cell>
          <table:table-cell table:formula="of:=LEFT(RIGHT([.A125]; LEN([.A125])-48); LEN([.A125])-54)" office:value-type="string" office:string-value="196" calcext:value-type="string">
            <text:p>196</text:p>
          </table:table-cell>
          <table:table-cell table:formula="of:=MIN([.L125];[.R125];[.X125])" office:value-type="float" office:value="0.48025" calcext:value-type="float">
            <text:p>0.48025</text:p>
          </table:table-cell>
          <table:table-cell table:formula="of:=MIN([.M125];[.S125];[.Y125])" office:value-type="float" office:value="0.038422" calcext:value-type="float">
            <text:p>0.038422</text:p>
          </table:table-cell>
          <table:table-cell table:formula="of:=MIN([.N125];[.T125];[.Z125])" office:value-type="float" office:value="0.010572" calcext:value-type="float">
            <text:p>0.010572</text:p>
          </table:table-cell>
          <table:table-cell table:formula="of:=MIN([.O125];[.U125];[.AA125])" office:value-type="float" office:value="0.02334" calcext:value-type="float">
            <text:p>0.02334</text:p>
          </table:table-cell>
          <table:table-cell table:formula="of:=MIN([.P125];[.V125];[.AB125])" office:value-type="float" office:value="0.359026" calcext:value-type="float">
            <text:p>0.359026</text:p>
          </table:table-cell>
          <table:table-cell/>
          <table:table-cell office:value-type="float" office:value="0.511657" calcext:value-type="float">
            <text:p>0.511657</text:p>
          </table:table-cell>
          <table:table-cell office:value-type="float" office:value="0.041421" calcext:value-type="float">
            <text:p>0.041421</text:p>
          </table:table-cell>
          <table:table-cell office:value-type="float" office:value="0.010704" calcext:value-type="float">
            <text:p>0.010704</text:p>
          </table:table-cell>
          <table:table-cell office:value-type="float" office:value="0.036868" calcext:value-type="float">
            <text:p>0.036868</text:p>
          </table:table-cell>
          <table:table-cell office:value-type="float" office:value="0.381115" calcext:value-type="float">
            <text:p>0.381115</text:p>
          </table:table-cell>
          <table:table-cell/>
          <table:table-cell office:value-type="float" office:value="0.48025" calcext:value-type="float">
            <text:p>0.48025</text:p>
          </table:table-cell>
          <table:table-cell office:value-type="float" office:value="0.038422" calcext:value-type="float">
            <text:p>0.038422</text:p>
          </table:table-cell>
          <table:table-cell office:value-type="float" office:value="0.010757" calcext:value-type="float">
            <text:p>0.010757</text:p>
          </table:table-cell>
          <table:table-cell office:value-type="float" office:value="0.031707" calcext:value-type="float">
            <text:p>0.031707</text:p>
          </table:table-cell>
          <table:table-cell office:value-type="float" office:value="0.359026" calcext:value-type="float">
            <text:p>0.359026</text:p>
          </table:table-cell>
          <table:table-cell/>
          <table:table-cell office:value-type="float" office:value="0.490413" calcext:value-type="float">
            <text:p>0.490413</text:p>
          </table:table-cell>
          <table:table-cell office:value-type="float" office:value="0.039594" calcext:value-type="float">
            <text:p>0.039594</text:p>
          </table:table-cell>
          <table:table-cell office:value-type="float" office:value="0.010572" calcext:value-type="float">
            <text:p>0.010572</text:p>
          </table:table-cell>
          <table:table-cell office:value-type="float" office:value="0.02334" calcext:value-type="float">
            <text:p>0.02334</text:p>
          </table:table-cell>
          <table:table-cell office:value-type="float" office:value="0.360055" calcext:value-type="float">
            <text:p>0.360055</text:p>
          </table:table-cell>
        </table:table-row>
        <table:table-row table:style-name="ro1">
          <table:table-cell office:value-type="string" calcext:value-type="string">
            <text:p>rexi_fd_par_m4096 (00014 threads / 00014 ranks) 196 cores</text:p>
          </table:table-cell>
          <table:table-cell table:style-name="ce4" table:formula="of:=TEXT(MID([.A126]; 14; 4); &quot;#&quot;)" office:value-type="string" office:string-value="4096" calcext:value-type="string">
            <text:p>4096</text:p>
          </table:table-cell>
          <table:table-cell table:style-name="ce4" table:formula="of:=TEXT(MID([.A126]; 20; 5); &quot;#&quot;)" office:value-type="string" office:string-value="14" calcext:value-type="string">
            <text:p>14</text:p>
          </table:table-cell>
          <table:table-cell table:style-name="ce4" table:formula="of:=TEXT(MID([.A126]; 36; 5); &quot;#&quot;)" office:value-type="string" office:string-value="14" calcext:value-type="string">
            <text:p>14</text:p>
          </table:table-cell>
          <table:table-cell table:formula="of:=LEFT(RIGHT([.A126]; LEN([.A126])-48); LEN([.A126])-54)" office:value-type="string" office:string-value="196" calcext:value-type="string">
            <text:p>196</text:p>
          </table:table-cell>
          <table:table-cell table:formula="of:=MIN([.L126];[.R126];[.X126])" office:value-type="float" office:value="0.801128" calcext:value-type="float">
            <text:p>0.801128</text:p>
          </table:table-cell>
          <table:table-cell table:formula="of:=MIN([.M126];[.S126];[.Y126])" office:value-type="float" office:value="0.039934" calcext:value-type="float">
            <text:p>0.039934</text:p>
          </table:table-cell>
          <table:table-cell table:formula="of:=MIN([.N126];[.T126];[.Z126])" office:value-type="float" office:value="0.010109" calcext:value-type="float">
            <text:p>0.010109</text:p>
          </table:table-cell>
          <table:table-cell table:formula="of:=MIN([.O126];[.U126];[.AA126])" office:value-type="float" office:value="0.016333" calcext:value-type="float">
            <text:p>0.016333</text:p>
          </table:table-cell>
          <table:table-cell table:formula="of:=MIN([.P126];[.V126];[.AB126])" office:value-type="float" office:value="0.668818" calcext:value-type="float">
            <text:p>0.668818</text:p>
          </table:table-cell>
          <table:table-cell/>
          <table:table-cell office:value-type="float" office:value="0.801128" calcext:value-type="float">
            <text:p>0.801128</text:p>
          </table:table-cell>
          <table:table-cell office:value-type="float" office:value="0.039934" calcext:value-type="float">
            <text:p>0.039934</text:p>
          </table:table-cell>
          <table:table-cell office:value-type="float" office:value="0.010486" calcext:value-type="float">
            <text:p>0.010486</text:p>
          </table:table-cell>
          <table:table-cell office:value-type="float" office:value="0.016333" calcext:value-type="float">
            <text:p>0.016333</text:p>
          </table:table-cell>
          <table:table-cell office:value-type="float" office:value="0.691341" calcext:value-type="float">
            <text:p>0.691341</text:p>
          </table:table-cell>
          <table:table-cell/>
          <table:table-cell office:value-type="float" office:value="0.822873" calcext:value-type="float">
            <text:p>0.822873</text:p>
          </table:table-cell>
          <table:table-cell office:value-type="float" office:value="0.04048" calcext:value-type="float">
            <text:p>0.04048</text:p>
          </table:table-cell>
          <table:table-cell office:value-type="float" office:value="0.010566" calcext:value-type="float">
            <text:p>0.010566</text:p>
          </table:table-cell>
          <table:table-cell office:value-type="float" office:value="0.026615" calcext:value-type="float">
            <text:p>0.026615</text:p>
          </table:table-cell>
          <table:table-cell office:value-type="float" office:value="0.687311" calcext:value-type="float">
            <text:p>0.687311</text:p>
          </table:table-cell>
          <table:table-cell/>
          <table:table-cell office:value-type="float" office:value="0.82772" calcext:value-type="float">
            <text:p>0.82772</text:p>
          </table:table-cell>
          <table:table-cell office:value-type="float" office:value="0.040877" calcext:value-type="float">
            <text:p>0.040877</text:p>
          </table:table-cell>
          <table:table-cell office:value-type="float" office:value="0.010109" calcext:value-type="float">
            <text:p>0.010109</text:p>
          </table:table-cell>
          <table:table-cell office:value-type="float" office:value="0.020005" calcext:value-type="float">
            <text:p>0.020005</text:p>
          </table:table-cell>
          <table:table-cell office:value-type="float" office:value="0.668818" calcext:value-type="float">
            <text:p>0.668818</text:p>
          </table:table-cell>
        </table:table-row>
        <table:table-row table:style-name="ro1">
          <table:table-cell office:value-type="string" calcext:value-type="string">
            <text:p>rexi_fd_par_m8192 (00014 threads / 00014 ranks) 196 cores</text:p>
          </table:table-cell>
          <table:table-cell table:style-name="ce4" table:formula="of:=TEXT(MID([.A127]; 14; 4); &quot;#&quot;)" office:value-type="string" office:string-value="8192" calcext:value-type="string">
            <text:p>8192</text:p>
          </table:table-cell>
          <table:table-cell table:style-name="ce4" table:formula="of:=TEXT(MID([.A127]; 20; 5); &quot;#&quot;)" office:value-type="string" office:string-value="14" calcext:value-type="string">
            <text:p>14</text:p>
          </table:table-cell>
          <table:table-cell table:style-name="ce4" table:formula="of:=TEXT(MID([.A127]; 36; 5); &quot;#&quot;)" office:value-type="string" office:string-value="14" calcext:value-type="string">
            <text:p>14</text:p>
          </table:table-cell>
          <table:table-cell table:formula="of:=LEFT(RIGHT([.A127]; LEN([.A127])-48); LEN([.A127])-54)" office:value-type="string" office:string-value="196" calcext:value-type="string">
            <text:p>196</text:p>
          </table:table-cell>
          <table:table-cell table:formula="of:=MIN([.L127];[.R127];[.X127])" office:value-type="float" office:value="1.49914" calcext:value-type="float">
            <text:p>1.49914</text:p>
          </table:table-cell>
          <table:table-cell table:formula="of:=MIN([.M127];[.S127];[.Y127])" office:value-type="float" office:value="0.036725" calcext:value-type="float">
            <text:p>0.036725</text:p>
          </table:table-cell>
          <table:table-cell table:formula="of:=MIN([.N127];[.T127];[.Z127])" office:value-type="float" office:value="0.010296" calcext:value-type="float">
            <text:p>0.010296</text:p>
          </table:table-cell>
          <table:table-cell table:formula="of:=MIN([.O127];[.U127];[.AA127])" office:value-type="float" office:value="0.014862" calcext:value-type="float">
            <text:p>0.014862</text:p>
          </table:table-cell>
          <table:table-cell table:formula="of:=MIN([.P127];[.V127];[.AB127])" office:value-type="float" office:value="1.317959" calcext:value-type="float">
            <text:p>1.317959</text:p>
          </table:table-cell>
          <table:table-cell/>
          <table:table-cell office:value-type="float" office:value="1.50609" calcext:value-type="float">
            <text:p>1.50609</text:p>
          </table:table-cell>
          <table:table-cell office:value-type="float" office:value="0.036725" calcext:value-type="float">
            <text:p>0.036725</text:p>
          </table:table-cell>
          <table:table-cell office:value-type="float" office:value="0.010547" calcext:value-type="float">
            <text:p>0.010547</text:p>
          </table:table-cell>
          <table:table-cell office:value-type="float" office:value="0.014986" calcext:value-type="float">
            <text:p>0.014986</text:p>
          </table:table-cell>
          <table:table-cell office:value-type="float" office:value="1.338228" calcext:value-type="float">
            <text:p>1.338228</text:p>
          </table:table-cell>
          <table:table-cell/>
          <table:table-cell office:value-type="float" office:value="1.508147" calcext:value-type="float">
            <text:p>1.508147</text:p>
          </table:table-cell>
          <table:table-cell office:value-type="float" office:value="0.038836" calcext:value-type="float">
            <text:p>0.038836</text:p>
          </table:table-cell>
          <table:table-cell office:value-type="float" office:value="0.010296" calcext:value-type="float">
            <text:p>0.010296</text:p>
          </table:table-cell>
          <table:table-cell office:value-type="float" office:value="0.014862" calcext:value-type="float">
            <text:p>0.014862</text:p>
          </table:table-cell>
          <table:table-cell office:value-type="float" office:value="1.343355" calcext:value-type="float">
            <text:p>1.343355</text:p>
          </table:table-cell>
          <table:table-cell/>
          <table:table-cell office:value-type="float" office:value="1.49914" calcext:value-type="float">
            <text:p>1.49914</text:p>
          </table:table-cell>
          <table:table-cell office:value-type="float" office:value="0.037506" calcext:value-type="float">
            <text:p>0.037506</text:p>
          </table:table-cell>
          <table:table-cell office:value-type="float" office:value="0.01069" calcext:value-type="float">
            <text:p>0.01069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1.317959" calcext:value-type="float">
            <text:p>1.317959</text:p>
          </table:table-cell>
        </table:table-row>
        <table:table-row table:style-name="ro1">
          <table:table-cell office:value-type="string" calcext:value-type="string">
            <text:p>rexi_fd_par_m2048 (00014 threads / 00028 ranks) 392 cores</text:p>
          </table:table-cell>
          <table:table-cell table:style-name="ce4" table:formula="of:=TEXT(MID([.A128]; 14; 4); &quot;#&quot;)" office:value-type="string" office:string-value="2048" calcext:value-type="string">
            <text:p>2048</text:p>
          </table:table-cell>
          <table:table-cell table:style-name="ce4" table:formula="of:=TEXT(MID([.A128]; 20; 5); &quot;#&quot;)" office:value-type="string" office:string-value="14" calcext:value-type="string">
            <text:p>14</text:p>
          </table:table-cell>
          <table:table-cell table:style-name="ce4" table:formula="of:=TEXT(MID([.A128]; 36; 5); &quot;#&quot;)" office:value-type="string" office:string-value="28" calcext:value-type="string">
            <text:p>28</text:p>
          </table:table-cell>
          <table:table-cell table:formula="of:=LEFT(RIGHT([.A128]; LEN([.A128])-48); LEN([.A128])-54)" office:value-type="string" office:string-value="392" calcext:value-type="string">
            <text:p>392</text:p>
          </table:table-cell>
          <table:table-cell table:formula="of:=MIN([.L128];[.R128];[.X128])" office:value-type="float" office:value="0.322334" calcext:value-type="float">
            <text:p>0.322334</text:p>
          </table:table-cell>
          <table:table-cell table:formula="of:=MIN([.M128];[.S128];[.Y128])" office:value-type="float" office:value="0.039859" calcext:value-type="float">
            <text:p>0.039859</text:p>
          </table:table-cell>
          <table:table-cell table:formula="of:=MIN([.N128];[.T128];[.Z128])" office:value-type="float" office:value="0.01328" calcext:value-type="float">
            <text:p>0.01328</text:p>
          </table:table-cell>
          <table:table-cell table:formula="of:=MIN([.O128];[.U128];[.AA128])" office:value-type="float" office:value="0.024306" calcext:value-type="float">
            <text:p>0.024306</text:p>
          </table:table-cell>
          <table:table-cell table:formula="of:=MIN([.P128];[.V128];[.AB128])" office:value-type="float" office:value="0.194993" calcext:value-type="float">
            <text:p>0.194993</text:p>
          </table:table-cell>
          <table:table-cell/>
          <table:table-cell office:value-type="float" office:value="0.338869" calcext:value-type="float">
            <text:p>0.338869</text:p>
          </table:table-cell>
          <table:table-cell office:value-type="float" office:value="0.040615" calcext:value-type="float">
            <text:p>0.040615</text:p>
          </table:table-cell>
          <table:table-cell office:value-type="float" office:value="0.013808" calcext:value-type="float">
            <text:p>0.013808</text:p>
          </table:table-cell>
          <table:table-cell office:value-type="float" office:value="0.044731" calcext:value-type="float">
            <text:p>0.044731</text:p>
          </table:table-cell>
          <table:table-cell office:value-type="float" office:value="0.202251" calcext:value-type="float">
            <text:p>0.202251</text:p>
          </table:table-cell>
          <table:table-cell/>
          <table:table-cell office:value-type="float" office:value="0.322334" calcext:value-type="float">
            <text:p>0.322334</text:p>
          </table:table-cell>
          <table:table-cell office:value-type="float" office:value="0.04052" calcext:value-type="float">
            <text:p>0.04052</text:p>
          </table:table-cell>
          <table:table-cell office:value-type="float" office:value="0.01328" calcext:value-type="float">
            <text:p>0.01328</text:p>
          </table:table-cell>
          <table:table-cell office:value-type="float" office:value="0.024306" calcext:value-type="float">
            <text:p>0.024306</text:p>
          </table:table-cell>
          <table:table-cell office:value-type="float" office:value="0.202361" calcext:value-type="float">
            <text:p>0.202361</text:p>
          </table:table-cell>
          <table:table-cell/>
          <table:table-cell office:value-type="float" office:value="0.33743" calcext:value-type="float">
            <text:p>0.33743</text:p>
          </table:table-cell>
          <table:table-cell office:value-type="float" office:value="0.039859" calcext:value-type="float">
            <text:p>0.039859</text:p>
          </table:table-cell>
          <table:table-cell office:value-type="float" office:value="0.013545" calcext:value-type="float">
            <text:p>0.013545</text:p>
          </table:table-cell>
          <table:table-cell office:value-type="float" office:value="0.040137" calcext:value-type="float">
            <text:p>0.040137</text:p>
          </table:table-cell>
          <table:table-cell office:value-type="float" office:value="0.194993" calcext:value-type="float">
            <text:p>0.194993</text:p>
          </table:table-cell>
        </table:table-row>
        <table:table-row table:style-name="ro1">
          <table:table-cell office:value-type="string" calcext:value-type="string">
            <text:p>rexi_fd_par_m4096 (00014 threads / 00028 ranks) 392 cores</text:p>
          </table:table-cell>
          <table:table-cell table:style-name="ce4" table:formula="of:=TEXT(MID([.A129]; 14; 4); &quot;#&quot;)" office:value-type="string" office:string-value="4096" calcext:value-type="string">
            <text:p>4096</text:p>
          </table:table-cell>
          <table:table-cell table:style-name="ce4" table:formula="of:=TEXT(MID([.A129]; 20; 5); &quot;#&quot;)" office:value-type="string" office:string-value="14" calcext:value-type="string">
            <text:p>14</text:p>
          </table:table-cell>
          <table:table-cell table:style-name="ce4" table:formula="of:=TEXT(MID([.A129]; 36; 5); &quot;#&quot;)" office:value-type="string" office:string-value="28" calcext:value-type="string">
            <text:p>28</text:p>
          </table:table-cell>
          <table:table-cell table:formula="of:=LEFT(RIGHT([.A129]; LEN([.A129])-48); LEN([.A129])-54)" office:value-type="string" office:string-value="392" calcext:value-type="string">
            <text:p>392</text:p>
          </table:table-cell>
          <table:table-cell table:formula="of:=MIN([.L129];[.R129];[.X129])" office:value-type="float" office:value="0.509673" calcext:value-type="float">
            <text:p>0.509673</text:p>
          </table:table-cell>
          <table:table-cell table:formula="of:=MIN([.M129];[.S129];[.Y129])" office:value-type="float" office:value="0.038607" calcext:value-type="float">
            <text:p>0.038607</text:p>
          </table:table-cell>
          <table:table-cell table:formula="of:=MIN([.N129];[.T129];[.Z129])" office:value-type="float" office:value="0.013154" calcext:value-type="float">
            <text:p>0.013154</text:p>
          </table:table-cell>
          <table:table-cell table:formula="of:=MIN([.O129];[.U129];[.AA129])" office:value-type="float" office:value="0.0344" calcext:value-type="float">
            <text:p>0.0344</text:p>
          </table:table-cell>
          <table:table-cell table:formula="of:=MIN([.P129];[.V129];[.AB129])" office:value-type="float" office:value="0.351676" calcext:value-type="float">
            <text:p>0.351676</text:p>
          </table:table-cell>
          <table:table-cell/>
          <table:table-cell office:value-type="float" office:value="0.510643" calcext:value-type="float">
            <text:p>0.510643</text:p>
          </table:table-cell>
          <table:table-cell office:value-type="float" office:value="0.038607" calcext:value-type="float">
            <text:p>0.038607</text:p>
          </table:table-cell>
          <table:table-cell office:value-type="float" office:value="0.013244" calcext:value-type="float">
            <text:p>0.013244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382264" calcext:value-type="float">
            <text:p>0.382264</text:p>
          </table:table-cell>
          <table:table-cell/>
          <table:table-cell office:value-type="float" office:value="0.513798" calcext:value-type="float">
            <text:p>0.513798</text:p>
          </table:table-cell>
          <table:table-cell office:value-type="float" office:value="0.040714" calcext:value-type="float">
            <text:p>0.040714</text:p>
          </table:table-cell>
          <table:table-cell office:value-type="float" office:value="0.013154" calcext:value-type="float">
            <text:p>0.013154</text:p>
          </table:table-cell>
          <table:table-cell office:value-type="float" office:value="0.047059" calcext:value-type="float">
            <text:p>0.047059</text:p>
          </table:table-cell>
          <table:table-cell office:value-type="float" office:value="0.361444" calcext:value-type="float">
            <text:p>0.361444</text:p>
          </table:table-cell>
          <table:table-cell/>
          <table:table-cell office:value-type="float" office:value="0.509673" calcext:value-type="float">
            <text:p>0.509673</text:p>
          </table:table-cell>
          <table:table-cell office:value-type="float" office:value="0.039133" calcext:value-type="float">
            <text:p>0.039133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39243" calcext:value-type="float">
            <text:p>0.039243</text:p>
          </table:table-cell>
          <table:table-cell office:value-type="float" office:value="0.351676" calcext:value-type="float">
            <text:p>0.351676</text:p>
          </table:table-cell>
        </table:table-row>
        <table:table-row table:style-name="ro1">
          <table:table-cell office:value-type="string" calcext:value-type="string">
            <text:p>rexi_fd_par_m8192 (00014 threads / 00028 ranks) 392 cores</text:p>
          </table:table-cell>
          <table:table-cell table:style-name="ce4" table:formula="of:=TEXT(MID([.A130]; 14; 4); &quot;#&quot;)" office:value-type="string" office:string-value="8192" calcext:value-type="string">
            <text:p>8192</text:p>
          </table:table-cell>
          <table:table-cell table:style-name="ce4" table:formula="of:=TEXT(MID([.A130]; 20; 5); &quot;#&quot;)" office:value-type="string" office:string-value="14" calcext:value-type="string">
            <text:p>14</text:p>
          </table:table-cell>
          <table:table-cell table:style-name="ce4" table:formula="of:=TEXT(MID([.A130]; 36; 5); &quot;#&quot;)" office:value-type="string" office:string-value="28" calcext:value-type="string">
            <text:p>28</text:p>
          </table:table-cell>
          <table:table-cell table:formula="of:=LEFT(RIGHT([.A130]; LEN([.A130])-48); LEN([.A130])-54)" office:value-type="string" office:string-value="392" calcext:value-type="string">
            <text:p>392</text:p>
          </table:table-cell>
          <table:table-cell table:formula="of:=MIN([.L130];[.R130];[.X130])" office:value-type="float" office:value="0.794147" calcext:value-type="float">
            <text:p>0.794147</text:p>
          </table:table-cell>
          <table:table-cell table:formula="of:=MIN([.M130];[.S130];[.Y130])" office:value-type="float" office:value="0.037091" calcext:value-type="float">
            <text:p>0.037091</text:p>
          </table:table-cell>
          <table:table-cell table:formula="of:=MIN([.N130];[.T130];[.Z130])" office:value-type="float" office:value="0.013223" calcext:value-type="float">
            <text:p>0.013223</text:p>
          </table:table-cell>
          <table:table-cell table:formula="of:=MIN([.O130];[.U130];[.AA130])" office:value-type="float" office:value="0.019693" calcext:value-type="float">
            <text:p>0.019693</text:p>
          </table:table-cell>
          <table:table-cell table:formula="of:=MIN([.P130];[.V130];[.AB130])" office:value-type="float" office:value="0.660609" calcext:value-type="float">
            <text:p>0.660609</text:p>
          </table:table-cell>
          <table:table-cell/>
          <table:table-cell office:value-type="float" office:value="0.794147" calcext:value-type="float">
            <text:p>0.794147</text:p>
          </table:table-cell>
          <table:table-cell office:value-type="float" office:value="0.037091" calcext:value-type="float">
            <text:p>0.037091</text:p>
          </table:table-cell>
          <table:table-cell office:value-type="float" office:value="0.013223" calcext:value-type="float">
            <text:p>0.013223</text:p>
          </table:table-cell>
          <table:table-cell office:value-type="float" office:value="0.024875" calcext:value-type="float">
            <text:p>0.024875</text:p>
          </table:table-cell>
          <table:table-cell office:value-type="float" office:value="0.660609" calcext:value-type="float">
            <text:p>0.660609</text:p>
          </table:table-cell>
          <table:table-cell/>
          <table:table-cell office:value-type="float" office:value="0.836098" calcext:value-type="float">
            <text:p>0.836098</text:p>
          </table:table-cell>
          <table:table-cell office:value-type="float" office:value="0.039123" calcext:value-type="float">
            <text:p>0.039123</text:p>
          </table:table-cell>
          <table:table-cell office:value-type="float" office:value="0.013553" calcext:value-type="float">
            <text:p>0.013553</text:p>
          </table:table-cell>
          <table:table-cell office:value-type="float" office:value="0.019693" calcext:value-type="float">
            <text:p>0.019693</text:p>
          </table:table-cell>
          <table:table-cell office:value-type="float" office:value="0.66712" calcext:value-type="float">
            <text:p>0.66712</text:p>
          </table:table-cell>
          <table:table-cell/>
          <table:table-cell office:value-type="float" office:value="0.836166" calcext:value-type="float">
            <text:p>0.836166</text:p>
          </table:table-cell>
          <table:table-cell office:value-type="float" office:value="0.039521" calcext:value-type="float">
            <text:p>0.039521</text:p>
          </table:table-cell>
          <table:table-cell office:value-type="float" office:value="0.014161" calcext:value-type="float">
            <text:p>0.014161</text:p>
          </table:table-cell>
          <table:table-cell office:value-type="float" office:value="0.028869" calcext:value-type="float">
            <text:p>0.028869</text:p>
          </table:table-cell>
          <table:table-cell office:value-type="float" office:value="0.661262" calcext:value-type="float">
            <text:p>0.661262</text:p>
          </table:table-cell>
        </table:table-row>
        <table:table-row table:style-name="ro1">
          <table:table-cell office:value-type="string" calcext:value-type="string">
            <text:p>rexi_fd_par_m2048 (00014 threads / 00056 ranks) 784 cores</text:p>
          </table:table-cell>
          <table:table-cell table:style-name="ce4" table:formula="of:=TEXT(MID([.A131]; 14; 4); &quot;#&quot;)" office:value-type="string" office:string-value="2048" calcext:value-type="string">
            <text:p>2048</text:p>
          </table:table-cell>
          <table:table-cell table:style-name="ce4" table:formula="of:=TEXT(MID([.A131]; 20; 5); &quot;#&quot;)" office:value-type="string" office:string-value="14" calcext:value-type="string">
            <text:p>14</text:p>
          </table:table-cell>
          <table:table-cell table:style-name="ce4" table:formula="of:=TEXT(MID([.A131]; 36; 5); &quot;#&quot;)" office:value-type="string" office:string-value="56" calcext:value-type="string">
            <text:p>56</text:p>
          </table:table-cell>
          <table:table-cell table:formula="of:=LEFT(RIGHT([.A131]; LEN([.A131])-48); LEN([.A131])-54)" office:value-type="string" office:string-value="784" calcext:value-type="string">
            <text:p>784</text:p>
          </table:table-cell>
          <table:table-cell table:formula="of:=MIN([.L131];[.R131];[.X131])" office:value-type="float" office:value="0.226991" calcext:value-type="float">
            <text:p>0.226991</text:p>
          </table:table-cell>
          <table:table-cell table:formula="of:=MIN([.M131];[.S131];[.Y131])" office:value-type="float" office:value="0.040141" calcext:value-type="float">
            <text:p>0.040141</text:p>
          </table:table-cell>
          <table:table-cell table:formula="of:=MIN([.N131];[.T131];[.Z131])" office:value-type="float" office:value="0.015954" calcext:value-type="float">
            <text:p>0.015954</text:p>
          </table:table-cell>
          <table:table-cell table:formula="of:=MIN([.O131];[.U131];[.AA131])" office:value-type="float" office:value="0.027956" calcext:value-type="float">
            <text:p>0.027956</text:p>
          </table:table-cell>
          <table:table-cell table:formula="of:=MIN([.P131];[.V131];[.AB131])" office:value-type="float" office:value="0.097865" calcext:value-type="float">
            <text:p>0.097865</text:p>
          </table:table-cell>
          <table:table-cell/>
          <table:table-cell office:value-type="float" office:value="0.226991" calcext:value-type="float">
            <text:p>0.226991</text:p>
          </table:table-cell>
          <table:table-cell office:value-type="float" office:value="0.041434" calcext:value-type="float">
            <text:p>0.041434</text:p>
          </table:table-cell>
          <table:table-cell office:value-type="float" office:value="0.016277" calcext:value-type="float">
            <text:p>0.016277</text:p>
          </table:table-cell>
          <table:table-cell office:value-type="float" office:value="0.027956" calcext:value-type="float">
            <text:p>0.027956</text:p>
          </table:table-cell>
          <table:table-cell office:value-type="float" office:value="0.097865" calcext:value-type="float">
            <text:p>0.097865</text:p>
          </table:table-cell>
          <table:table-cell/>
          <table:table-cell office:value-type="float" office:value="0.239033" calcext:value-type="float">
            <text:p>0.239033</text:p>
          </table:table-cell>
          <table:table-cell office:value-type="float" office:value="0.043025" calcext:value-type="float">
            <text:p>0.043025</text:p>
          </table:table-cell>
          <table:table-cell office:value-type="float" office:value="0.015954" calcext:value-type="float">
            <text:p>0.015954</text:p>
          </table:table-cell>
          <table:table-cell office:value-type="float" office:value="0.035469" calcext:value-type="float">
            <text:p>0.035469</text:p>
          </table:table-cell>
          <table:table-cell office:value-type="float" office:value="0.102788" calcext:value-type="float">
            <text:p>0.102788</text:p>
          </table:table-cell>
          <table:table-cell/>
          <table:table-cell office:value-type="float" office:value="0.251609" calcext:value-type="float">
            <text:p>0.251609</text:p>
          </table:table-cell>
          <table:table-cell office:value-type="float" office:value="0.040141" calcext:value-type="float">
            <text:p>0.040141</text:p>
          </table:table-cell>
          <table:table-cell office:value-type="float" office:value="0.016329" calcext:value-type="float">
            <text:p>0.016329</text:p>
          </table:table-cell>
          <table:table-cell office:value-type="float" office:value="0.049545" calcext:value-type="float">
            <text:p>0.049545</text:p>
          </table:table-cell>
          <table:table-cell office:value-type="float" office:value="0.099673" calcext:value-type="float">
            <text:p>0.099673</text:p>
          </table:table-cell>
        </table:table-row>
        <table:table-row table:style-name="ro1">
          <table:table-cell office:value-type="string" calcext:value-type="string">
            <text:p>rexi_fd_par_m4096 (00014 threads / 00056 ranks) 784 cores</text:p>
          </table:table-cell>
          <table:table-cell table:style-name="ce4" table:formula="of:=TEXT(MID([.A132]; 14; 4); &quot;#&quot;)" office:value-type="string" office:string-value="4096" calcext:value-type="string">
            <text:p>4096</text:p>
          </table:table-cell>
          <table:table-cell table:style-name="ce4" table:formula="of:=TEXT(MID([.A132]; 20; 5); &quot;#&quot;)" office:value-type="string" office:string-value="14" calcext:value-type="string">
            <text:p>14</text:p>
          </table:table-cell>
          <table:table-cell table:style-name="ce4" table:formula="of:=TEXT(MID([.A132]; 36; 5); &quot;#&quot;)" office:value-type="string" office:string-value="56" calcext:value-type="string">
            <text:p>56</text:p>
          </table:table-cell>
          <table:table-cell table:formula="of:=LEFT(RIGHT([.A132]; LEN([.A132])-48); LEN([.A132])-54)" office:value-type="string" office:string-value="784" calcext:value-type="string">
            <text:p>784</text:p>
          </table:table-cell>
          <table:table-cell table:formula="of:=MIN([.L132];[.R132];[.X132])" office:value-type="float" office:value="0.330697" calcext:value-type="float">
            <text:p>0.330697</text:p>
          </table:table-cell>
          <table:table-cell table:formula="of:=MIN([.M132];[.S132];[.Y132])" office:value-type="float" office:value="0.040425" calcext:value-type="float">
            <text:p>0.040425</text:p>
          </table:table-cell>
          <table:table-cell table:formula="of:=MIN([.N132];[.T132];[.Z132])" office:value-type="float" office:value="0.016164" calcext:value-type="float">
            <text:p>0.016164</text:p>
          </table:table-cell>
          <table:table-cell table:formula="of:=MIN([.O132];[.U132];[.AA132])" office:value-type="float" office:value="0.035827" calcext:value-type="float">
            <text:p>0.035827</text:p>
          </table:table-cell>
          <table:table-cell table:formula="of:=MIN([.P132];[.V132];[.AB132])" office:value-type="float" office:value="0.199425" calcext:value-type="float">
            <text:p>0.199425</text:p>
          </table:table-cell>
          <table:table-cell/>
          <table:table-cell office:value-type="float" office:value="0.336306" calcext:value-type="float">
            <text:p>0.336306</text:p>
          </table:table-cell>
          <table:table-cell office:value-type="float" office:value="0.040425" calcext:value-type="float">
            <text:p>0.040425</text:p>
          </table:table-cell>
          <table:table-cell office:value-type="float" office:value="0.016164" calcext:value-type="float">
            <text:p>0.016164</text:p>
          </table:table-cell>
          <table:table-cell office:value-type="float" office:value="0.037011" calcext:value-type="float">
            <text:p>0.037011</text:p>
          </table:table-cell>
          <table:table-cell office:value-type="float" office:value="0.199425" calcext:value-type="float">
            <text:p>0.199425</text:p>
          </table:table-cell>
          <table:table-cell/>
          <table:table-cell office:value-type="float" office:value="0.330697" calcext:value-type="float">
            <text:p>0.330697</text:p>
          </table:table-cell>
          <table:table-cell office:value-type="float" office:value="0.043189" calcext:value-type="float">
            <text:p>0.043189</text:p>
          </table:table-cell>
          <table:table-cell office:value-type="float" office:value="0.016486" calcext:value-type="float">
            <text:p>0.016486</text:p>
          </table:table-cell>
          <table:table-cell office:value-type="float" office:value="0.035827" calcext:value-type="float">
            <text:p>0.035827</text:p>
          </table:table-cell>
          <table:table-cell office:value-type="float" office:value="0.20217" calcext:value-type="float">
            <text:p>0.20217</text:p>
          </table:table-cell>
          <table:table-cell/>
          <table:table-cell office:value-type="float" office:value="0.332643" calcext:value-type="float">
            <text:p>0.332643</text:p>
          </table:table-cell>
          <table:table-cell office:value-type="float" office:value="0.041678" calcext:value-type="float">
            <text:p>0.041678</text:p>
          </table:table-cell>
          <table:table-cell office:value-type="float" office:value="0.016345" calcext:value-type="float">
            <text:p>0.016345</text:p>
          </table:table-cell>
          <table:table-cell office:value-type="float" office:value="0.041958" calcext:value-type="float">
            <text:p>0.041958</text:p>
          </table:table-cell>
          <table:table-cell office:value-type="float" office:value="0.202544" calcext:value-type="float">
            <text:p>0.202544</text:p>
          </table:table-cell>
        </table:table-row>
        <table:table-row table:style-name="ro1">
          <table:table-cell office:value-type="string" calcext:value-type="string">
            <text:p>rexi_fd_par_m8192 (00014 threads / 00056 ranks) 784 cores</text:p>
          </table:table-cell>
          <table:table-cell table:style-name="ce4" table:formula="of:=TEXT(MID([.A133]; 14; 4); &quot;#&quot;)" office:value-type="string" office:string-value="8192" calcext:value-type="string">
            <text:p>8192</text:p>
          </table:table-cell>
          <table:table-cell table:style-name="ce4" table:formula="of:=TEXT(MID([.A133]; 20; 5); &quot;#&quot;)" office:value-type="string" office:string-value="14" calcext:value-type="string">
            <text:p>14</text:p>
          </table:table-cell>
          <table:table-cell table:style-name="ce4" table:formula="of:=TEXT(MID([.A133]; 36; 5); &quot;#&quot;)" office:value-type="string" office:string-value="56" calcext:value-type="string">
            <text:p>56</text:p>
          </table:table-cell>
          <table:table-cell table:formula="of:=LEFT(RIGHT([.A133]; LEN([.A133])-48); LEN([.A133])-54)" office:value-type="string" office:string-value="784" calcext:value-type="string">
            <text:p>784</text:p>
          </table:table-cell>
          <table:table-cell table:formula="of:=MIN([.L133];[.R133];[.X133])" office:value-type="float" office:value="0.521794" calcext:value-type="float">
            <text:p>0.521794</text:p>
          </table:table-cell>
          <table:table-cell table:formula="of:=MIN([.M133];[.S133];[.Y133])" office:value-type="float" office:value="0.039601" calcext:value-type="float">
            <text:p>0.039601</text:p>
          </table:table-cell>
          <table:table-cell table:formula="of:=MIN([.N133];[.T133];[.Z133])" office:value-type="float" office:value="0.01558" calcext:value-type="float">
            <text:p>0.01558</text:p>
          </table:table-cell>
          <table:table-cell table:formula="of:=MIN([.O133];[.U133];[.AA133])" office:value-type="float" office:value="0.055152" calcext:value-type="float">
            <text:p>0.055152</text:p>
          </table:table-cell>
          <table:table-cell table:formula="of:=MIN([.P133];[.V133];[.AB133])" office:value-type="float" office:value="0.35752" calcext:value-type="float">
            <text:p>0.35752</text:p>
          </table:table-cell>
          <table:table-cell/>
          <table:table-cell office:value-type="float" office:value="0.537482" calcext:value-type="float">
            <text:p>0.537482</text:p>
          </table:table-cell>
          <table:table-cell office:value-type="float" office:value="0.039601" calcext:value-type="float">
            <text:p>0.039601</text:p>
          </table:table-cell>
          <table:table-cell office:value-type="float" office:value="0.016003" calcext:value-type="float">
            <text:p>0.016003</text:p>
          </table:table-cell>
          <table:table-cell office:value-type="float" office:value="0.055152" calcext:value-type="float">
            <text:p>0.055152</text:p>
          </table:table-cell>
          <table:table-cell office:value-type="float" office:value="0.35752" calcext:value-type="float">
            <text:p>0.35752</text:p>
          </table:table-cell>
          <table:table-cell/>
          <table:table-cell office:value-type="float" office:value="0.563857" calcext:value-type="float">
            <text:p>0.563857</text:p>
          </table:table-cell>
          <table:table-cell office:value-type="float" office:value="0.040167" calcext:value-type="float">
            <text:p>0.040167</text:p>
          </table:table-cell>
          <table:table-cell office:value-type="float" office:value="0.01558" calcext:value-type="float">
            <text:p>0.01558</text:p>
          </table:table-cell>
          <table:table-cell office:value-type="float" office:value="0.0761" calcext:value-type="float">
            <text:p>0.0761</text:p>
          </table:table-cell>
          <table:table-cell office:value-type="float" office:value="0.360731" calcext:value-type="float">
            <text:p>0.360731</text:p>
          </table:table-cell>
          <table:table-cell/>
          <table:table-cell office:value-type="float" office:value="0.521794" calcext:value-type="float">
            <text:p>0.521794</text:p>
          </table:table-cell>
          <table:table-cell office:value-type="float" office:value="0.042124" calcext:value-type="float">
            <text:p>0.042124</text:p>
          </table:table-cell>
          <table:table-cell office:value-type="float" office:value="0.016037" calcext:value-type="float">
            <text:p>0.016037</text:p>
          </table:table-cell>
          <table:table-cell office:value-type="float" office:value="0.057339" calcext:value-type="float">
            <text:p>0.057339</text:p>
          </table:table-cell>
          <table:table-cell office:value-type="float" office:value="0.370536" calcext:value-type="float">
            <text:p>0.370536</text:p>
          </table:table-cell>
        </table:table-row>
        <table:table-row table:style-name="ro1">
          <table:table-cell office:value-type="string" calcext:value-type="string">
            <text:p>rexi_fd_par_m2048 (00014 threads / 00112 ranks) 1568 cores</text:p>
          </table:table-cell>
          <table:table-cell table:style-name="ce4" table:formula="of:=TEXT(MID([.A134]; 14; 4); &quot;#&quot;)" office:value-type="string" office:string-value="2048" calcext:value-type="string">
            <text:p>2048</text:p>
          </table:table-cell>
          <table:table-cell table:style-name="ce4" table:formula="of:=TEXT(MID([.A134]; 20; 5); &quot;#&quot;)" office:value-type="string" office:string-value="14" calcext:value-type="string">
            <text:p>14</text:p>
          </table:table-cell>
          <table:table-cell table:style-name="ce4" table:formula="of:=TEXT(MID([.A134]; 36; 5); &quot;#&quot;)" office:value-type="string" office:string-value="112" calcext:value-type="string">
            <text:p>112</text:p>
          </table:table-cell>
          <table:table-cell table:formula="of:=LEFT(RIGHT([.A134]; LEN([.A134])-48); LEN([.A134])-54)" office:value-type="string" office:string-value="1568" calcext:value-type="string">
            <text:p>1568</text:p>
          </table:table-cell>
          <table:table-cell table:formula="of:=MIN([.L134];[.R134];[.X134])" office:value-type="float" office:value="0.19958" calcext:value-type="float">
            <text:p>0.19958</text:p>
          </table:table-cell>
          <table:table-cell table:formula="of:=MIN([.M134];[.S134];[.Y134])" office:value-type="float" office:value="0.038373" calcext:value-type="float">
            <text:p>0.038373</text:p>
          </table:table-cell>
          <table:table-cell table:formula="of:=MIN([.N134];[.T134];[.Z134])" office:value-type="float" office:value="0.017132" calcext:value-type="float">
            <text:p>0.017132</text:p>
          </table:table-cell>
          <table:table-cell table:formula="of:=MIN([.O134];[.U134];[.AA134])" office:value-type="float" office:value="0.027127" calcext:value-type="float">
            <text:p>0.027127</text:p>
          </table:table-cell>
          <table:table-cell table:formula="of:=MIN([.P134];[.V134];[.AB134])" office:value-type="float" office:value="0.065414" calcext:value-type="float">
            <text:p>0.065414</text:p>
          </table:table-cell>
          <table:table-cell/>
          <table:table-cell office:value-type="float" office:value="0.256241" calcext:value-type="float">
            <text:p>0.256241</text:p>
          </table:table-cell>
          <table:table-cell office:value-type="float" office:value="0.038469" calcext:value-type="float">
            <text:p>0.038469</text:p>
          </table:table-cell>
          <table:table-cell office:value-type="float" office:value="0.017261" calcext:value-type="float">
            <text:p>0.017261</text:p>
          </table:table-cell>
          <table:table-cell office:value-type="float" office:value="0.08744" calcext:value-type="float">
            <text:p>0.08744</text:p>
          </table:table-cell>
          <table:table-cell office:value-type="float" office:value="0.065927" calcext:value-type="float">
            <text:p>0.065927</text:p>
          </table:table-cell>
          <table:table-cell/>
          <table:table-cell office:value-type="float" office:value="0.300246" calcext:value-type="float">
            <text:p>0.300246</text:p>
          </table:table-cell>
          <table:table-cell office:value-type="float" office:value="0.040773" calcext:value-type="float">
            <text:p>0.040773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0.125342" calcext:value-type="float">
            <text:p>0.125342</text:p>
          </table:table-cell>
          <table:table-cell office:value-type="float" office:value="0.065414" calcext:value-type="float">
            <text:p>0.065414</text:p>
          </table:table-cell>
          <table:table-cell/>
          <table:table-cell office:value-type="float" office:value="0.19958" calcext:value-type="float">
            <text:p>0.19958</text:p>
          </table:table-cell>
          <table:table-cell office:value-type="float" office:value="0.038373" calcext:value-type="float">
            <text:p>0.038373</text:p>
          </table:table-cell>
          <table:table-cell office:value-type="float" office:value="0.017524" calcext:value-type="float">
            <text:p>0.017524</text:p>
          </table:table-cell>
          <table:table-cell office:value-type="float" office:value="0.027127" calcext:value-type="float">
            <text:p>0.027127</text:p>
          </table:table-cell>
          <table:table-cell office:value-type="float" office:value="0.066817" calcext:value-type="float">
            <text:p>0.066817</text:p>
          </table:table-cell>
        </table:table-row>
        <table:table-row table:style-name="ro1">
          <table:table-cell office:value-type="string" calcext:value-type="string">
            <text:p>rexi_fd_par_m4096 (00014 threads / 00112 ranks) 1568 cores</text:p>
          </table:table-cell>
          <table:table-cell table:style-name="ce4" table:formula="of:=TEXT(MID([.A135]; 14; 4); &quot;#&quot;)" office:value-type="string" office:string-value="4096" calcext:value-type="string">
            <text:p>4096</text:p>
          </table:table-cell>
          <table:table-cell table:style-name="ce4" table:formula="of:=TEXT(MID([.A135]; 20; 5); &quot;#&quot;)" office:value-type="string" office:string-value="14" calcext:value-type="string">
            <text:p>14</text:p>
          </table:table-cell>
          <table:table-cell table:style-name="ce4" table:formula="of:=TEXT(MID([.A135]; 36; 5); &quot;#&quot;)" office:value-type="string" office:string-value="112" calcext:value-type="string">
            <text:p>112</text:p>
          </table:table-cell>
          <table:table-cell table:formula="of:=LEFT(RIGHT([.A135]; LEN([.A135])-48); LEN([.A135])-54)" office:value-type="string" office:string-value="1568" calcext:value-type="string">
            <text:p>1568</text:p>
          </table:table-cell>
          <table:table-cell table:formula="of:=MIN([.L135];[.R135];[.X135])" office:value-type="float" office:value="0.273262" calcext:value-type="float">
            <text:p>0.273262</text:p>
          </table:table-cell>
          <table:table-cell table:formula="of:=MIN([.M135];[.S135];[.Y135])" office:value-type="float" office:value="0.040378" calcext:value-type="float">
            <text:p>0.040378</text:p>
          </table:table-cell>
          <table:table-cell table:formula="of:=MIN([.N135];[.T135];[.Z135])" office:value-type="float" office:value="0.017163" calcext:value-type="float">
            <text:p>0.017163</text:p>
          </table:table-cell>
          <table:table-cell table:formula="of:=MIN([.O135];[.U135];[.AA135])" office:value-type="float" office:value="0.052227" calcext:value-type="float">
            <text:p>0.052227</text:p>
          </table:table-cell>
          <table:table-cell table:formula="of:=MIN([.P135];[.V135];[.AB135])" office:value-type="float" office:value="0.098707" calcext:value-type="float">
            <text:p>0.098707</text:p>
          </table:table-cell>
          <table:table-cell/>
          <table:table-cell office:value-type="float" office:value="0.273262" calcext:value-type="float">
            <text:p>0.273262</text:p>
          </table:table-cell>
          <table:table-cell office:value-type="float" office:value="0.040378" calcext:value-type="float">
            <text:p>0.040378</text:p>
          </table:table-cell>
          <table:table-cell office:value-type="float" office:value="0.01867" calcext:value-type="float">
            <text:p>0.01867</text:p>
          </table:table-cell>
          <table:table-cell office:value-type="float" office:value="0.061481" calcext:value-type="float">
            <text:p>0.061481</text:p>
          </table:table-cell>
          <table:table-cell office:value-type="float" office:value="0.098707" calcext:value-type="float">
            <text:p>0.098707</text:p>
          </table:table-cell>
          <table:table-cell/>
          <table:table-cell office:value-type="float" office:value="0.284073" calcext:value-type="float">
            <text:p>0.284073</text:p>
          </table:table-cell>
          <table:table-cell office:value-type="float" office:value="0.041062" calcext:value-type="float">
            <text:p>0.041062</text:p>
          </table:table-cell>
          <table:table-cell office:value-type="float" office:value="0.017163" calcext:value-type="float">
            <text:p>0.017163</text:p>
          </table:table-cell>
          <table:table-cell office:value-type="float" office:value="0.079847" calcext:value-type="float">
            <text:p>0.079847</text:p>
          </table:table-cell>
          <table:table-cell office:value-type="float" office:value="0.098835" calcext:value-type="float">
            <text:p>0.098835</text:p>
          </table:table-cell>
          <table:table-cell/>
          <table:table-cell office:value-type="float" office:value="0.27426" calcext:value-type="float">
            <text:p>0.27426</text:p>
          </table:table-cell>
          <table:table-cell office:value-type="float" office:value="0.04099" calcext:value-type="float">
            <text:p>0.04099</text:p>
          </table:table-cell>
          <table:table-cell office:value-type="float" office:value="0.027016" calcext:value-type="float">
            <text:p>0.027016</text:p>
          </table:table-cell>
          <table:table-cell office:value-type="float" office:value="0.052227" calcext:value-type="float">
            <text:p>0.052227</text:p>
          </table:table-cell>
          <table:table-cell office:value-type="float" office:value="0.101366" calcext:value-type="float">
            <text:p>0.101366</text:p>
          </table:table-cell>
        </table:table-row>
        <table:table-row table:style-name="ro1">
          <table:table-cell office:value-type="string" calcext:value-type="string">
            <text:p>rexi_fd_par_m8192 (00014 threads / 00112 ranks) 1568 cores</text:p>
          </table:table-cell>
          <table:table-cell table:style-name="ce4" table:formula="of:=TEXT(MID([.A136]; 14; 4); &quot;#&quot;)" office:value-type="string" office:string-value="8192" calcext:value-type="string">
            <text:p>8192</text:p>
          </table:table-cell>
          <table:table-cell table:style-name="ce4" table:formula="of:=TEXT(MID([.A136]; 20; 5); &quot;#&quot;)" office:value-type="string" office:string-value="14" calcext:value-type="string">
            <text:p>14</text:p>
          </table:table-cell>
          <table:table-cell table:style-name="ce4" table:formula="of:=TEXT(MID([.A136]; 36; 5); &quot;#&quot;)" office:value-type="string" office:string-value="112" calcext:value-type="string">
            <text:p>112</text:p>
          </table:table-cell>
          <table:table-cell table:formula="of:=LEFT(RIGHT([.A136]; LEN([.A136])-48); LEN([.A136])-54)" office:value-type="string" office:string-value="1568" calcext:value-type="string">
            <text:p>1568</text:p>
          </table:table-cell>
          <table:table-cell table:formula="of:=MIN([.L136];[.R136];[.X136])" office:value-type="float" office:value="0.349863" calcext:value-type="float">
            <text:p>0.349863</text:p>
          </table:table-cell>
          <table:table-cell table:formula="of:=MIN([.M136];[.S136];[.Y136])" office:value-type="float" office:value="0.040403" calcext:value-type="float">
            <text:p>0.040403</text:p>
          </table:table-cell>
          <table:table-cell table:formula="of:=MIN([.N136];[.T136];[.Z136])" office:value-type="float" office:value="0.017184" calcext:value-type="float">
            <text:p>0.017184</text:p>
          </table:table-cell>
          <table:table-cell table:formula="of:=MIN([.O136];[.U136];[.AA136])" office:value-type="float" office:value="0.039093" calcext:value-type="float">
            <text:p>0.039093</text:p>
          </table:table-cell>
          <table:table-cell table:formula="of:=MIN([.P136];[.V136];[.AB136])" office:value-type="float" office:value="0.190282" calcext:value-type="float">
            <text:p>0.190282</text:p>
          </table:table-cell>
          <table:table-cell/>
          <table:table-cell office:value-type="float" office:value="0.378879" calcext:value-type="float">
            <text:p>0.378879</text:p>
          </table:table-cell>
          <table:table-cell office:value-type="float" office:value="0.040472" calcext:value-type="float">
            <text:p>0.040472</text:p>
          </table:table-cell>
          <table:table-cell office:value-type="float" office:value="0.017184" calcext:value-type="float">
            <text:p>0.017184</text:p>
          </table:table-cell>
          <table:table-cell office:value-type="float" office:value="0.08582" calcext:value-type="float">
            <text:p>0.08582</text:p>
          </table:table-cell>
          <table:table-cell office:value-type="float" office:value="0.190282" calcext:value-type="float">
            <text:p>0.190282</text:p>
          </table:table-cell>
          <table:table-cell/>
          <table:table-cell office:value-type="float" office:value="0.349863" calcext:value-type="float">
            <text:p>0.349863</text:p>
          </table:table-cell>
          <table:table-cell office:value-type="float" office:value="0.041111" calcext:value-type="float">
            <text:p>0.041111</text:p>
          </table:table-cell>
          <table:table-cell office:value-type="float" office:value="0.017309" calcext:value-type="float">
            <text:p>0.017309</text:p>
          </table:table-cell>
          <table:table-cell office:value-type="float" office:value="0.039093" calcext:value-type="float">
            <text:p>0.039093</text:p>
          </table:table-cell>
          <table:table-cell office:value-type="float" office:value="0.199765" calcext:value-type="float">
            <text:p>0.199765</text:p>
          </table:table-cell>
          <table:table-cell/>
          <table:table-cell office:value-type="float" office:value="0.399481" calcext:value-type="float">
            <text:p>0.399481</text:p>
          </table:table-cell>
          <table:table-cell office:value-type="float" office:value="0.040403" calcext:value-type="float">
            <text:p>0.040403</text:p>
          </table:table-cell>
          <table:table-cell office:value-type="float" office:value="0.017545" calcext:value-type="float">
            <text:p>0.017545</text:p>
          </table:table-cell>
          <table:table-cell office:value-type="float" office:value="0.085259" calcext:value-type="float">
            <text:p>0.085259</text:p>
          </table:table-cell>
          <table:table-cell office:value-type="float" office:value="0.197826" calcext:value-type="float">
            <text:p>0.197826</text:p>
          </table:table-cell>
        </table:table-row>
        <table:table-row table:style-name="ro1">
          <table:table-cell office:value-type="string" calcext:value-type="string">
            <text:p>rexi_fd_par_m2048 (00014 threads / 00224 ranks) 3136 cores</text:p>
          </table:table-cell>
          <table:table-cell table:style-name="ce4" table:formula="of:=TEXT(MID([.A137]; 14; 4); &quot;#&quot;)" office:value-type="string" office:string-value="2048" calcext:value-type="string">
            <text:p>2048</text:p>
          </table:table-cell>
          <table:table-cell table:style-name="ce4" table:formula="of:=TEXT(MID([.A137]; 20; 5); &quot;#&quot;)" office:value-type="string" office:string-value="14" calcext:value-type="string">
            <text:p>14</text:p>
          </table:table-cell>
          <table:table-cell table:style-name="ce4" table:formula="of:=TEXT(MID([.A137]; 36; 5); &quot;#&quot;)" office:value-type="string" office:string-value="224" calcext:value-type="string">
            <text:p>224</text:p>
          </table:table-cell>
          <table:table-cell table:formula="of:=LEFT(RIGHT([.A137]; LEN([.A137])-48); LEN([.A137])-54)" office:value-type="string" office:string-value="3136" calcext:value-type="string">
            <text:p>3136</text:p>
          </table:table-cell>
          <table:table-cell table:formula="of:=MIN([.L137];[.R137];[.X137])" office:value-type="float" office:value="0.242916" calcext:value-type="float">
            <text:p>0.242916</text:p>
          </table:table-cell>
          <table:table-cell table:formula="of:=MIN([.M137];[.S137];[.Y137])" office:value-type="float" office:value="0.038189" calcext:value-type="float">
            <text:p>0.038189</text:p>
          </table:table-cell>
          <table:table-cell table:formula="of:=MIN([.N137];[.T137];[.Z137])" office:value-type="float" office:value="0.027403" calcext:value-type="float">
            <text:p>0.027403</text:p>
          </table:table-cell>
          <table:table-cell table:formula="of:=MIN([.O137];[.U137];[.AA137])" office:value-type="float" office:value="0.096633" calcext:value-type="float">
            <text:p>0.096633</text:p>
          </table:table-cell>
          <table:table-cell table:formula="of:=MIN([.P137];[.V137];[.AB137])" office:value-type="float" office:value="0.02928" calcext:value-type="float">
            <text:p>0.02928</text:p>
          </table:table-cell>
          <table:table-cell/>
          <table:table-cell office:value-type="float" office:value="0.265785" calcext:value-type="float">
            <text:p>0.265785</text:p>
          </table:table-cell>
          <table:table-cell office:value-type="float" office:value="0.039291" calcext:value-type="float">
            <text:p>0.039291</text:p>
          </table:table-cell>
          <table:table-cell office:value-type="float" office:value="0.033089" calcext:value-type="float">
            <text:p>0.033089</text:p>
          </table:table-cell>
          <table:table-cell office:value-type="float" office:value="0.114874" calcext:value-type="float">
            <text:p>0.114874</text:p>
          </table:table-cell>
          <table:table-cell office:value-type="float" office:value="0.030446" calcext:value-type="float">
            <text:p>0.030446</text:p>
          </table:table-cell>
          <table:table-cell/>
          <table:table-cell office:value-type="float" office:value="0.242916" calcext:value-type="float">
            <text:p>0.242916</text:p>
          </table:table-cell>
          <table:table-cell office:value-type="float" office:value="0.038189" calcext:value-type="float">
            <text:p>0.038189</text:p>
          </table:table-cell>
          <table:table-cell office:value-type="float" office:value="0.027403" calcext:value-type="float">
            <text:p>0.027403</text:p>
          </table:table-cell>
          <table:table-cell office:value-type="float" office:value="0.096633" calcext:value-type="float">
            <text:p>0.096633</text:p>
          </table:table-cell>
          <table:table-cell office:value-type="float" office:value="0.031081" calcext:value-type="float">
            <text:p>0.031081</text:p>
          </table:table-cell>
          <table:table-cell/>
          <table:table-cell office:value-type="float" office:value="0.307326" calcext:value-type="float">
            <text:p>0.307326</text:p>
          </table:table-cell>
          <table:table-cell office:value-type="float" office:value="0.04092" calcext:value-type="float">
            <text:p>0.04092</text:p>
          </table:table-cell>
          <table:table-cell office:value-type="float" office:value="0.035193" calcext:value-type="float">
            <text:p>0.035193</text:p>
          </table:table-cell>
          <table:table-cell office:value-type="float" office:value="0.138663" calcext:value-type="float">
            <text:p>0.138663</text:p>
          </table:table-cell>
          <table:table-cell office:value-type="float" office:value="0.02928" calcext:value-type="float">
            <text:p>0.02928</text:p>
          </table:table-cell>
        </table:table-row>
        <table:table-row table:style-name="ro1">
          <table:table-cell office:value-type="string" calcext:value-type="string">
            <text:p>rexi_fd_par_m4096 (00014 threads / 00224 ranks) 3136 cores</text:p>
          </table:table-cell>
          <table:table-cell table:style-name="ce4" table:formula="of:=TEXT(MID([.A138]; 14; 4); &quot;#&quot;)" office:value-type="string" office:string-value="4096" calcext:value-type="string">
            <text:p>4096</text:p>
          </table:table-cell>
          <table:table-cell table:style-name="ce4" table:formula="of:=TEXT(MID([.A138]; 20; 5); &quot;#&quot;)" office:value-type="string" office:string-value="14" calcext:value-type="string">
            <text:p>14</text:p>
          </table:table-cell>
          <table:table-cell table:style-name="ce4" table:formula="of:=TEXT(MID([.A138]; 36; 5); &quot;#&quot;)" office:value-type="string" office:string-value="224" calcext:value-type="string">
            <text:p>224</text:p>
          </table:table-cell>
          <table:table-cell table:formula="of:=LEFT(RIGHT([.A138]; LEN([.A138])-48); LEN([.A138])-54)" office:value-type="string" office:string-value="3136" calcext:value-type="string">
            <text:p>3136</text:p>
          </table:table-cell>
          <table:table-cell table:formula="of:=MIN([.L138];[.R138];[.X138])" office:value-type="float" office:value="0.260139" calcext:value-type="float">
            <text:p>0.260139</text:p>
          </table:table-cell>
          <table:table-cell table:formula="of:=MIN([.M138];[.S138];[.Y138])" office:value-type="float" office:value="0.039739" calcext:value-type="float">
            <text:p>0.039739</text:p>
          </table:table-cell>
          <table:table-cell table:formula="of:=MIN([.N138];[.T138];[.Z138])" office:value-type="float" office:value="0.026887" calcext:value-type="float">
            <text:p>0.026887</text:p>
          </table:table-cell>
          <table:table-cell table:formula="of:=MIN([.O138];[.U138];[.AA138])" office:value-type="float" office:value="0.070451" calcext:value-type="float">
            <text:p>0.070451</text:p>
          </table:table-cell>
          <table:table-cell table:formula="of:=MIN([.P138];[.V138];[.AB138])" office:value-type="float" office:value="0.064578" calcext:value-type="float">
            <text:p>0.064578</text:p>
          </table:table-cell>
          <table:table-cell/>
          <table:table-cell office:value-type="float" office:value="0.260139" calcext:value-type="float">
            <text:p>0.260139</text:p>
          </table:table-cell>
          <table:table-cell office:value-type="float" office:value="0.039739" calcext:value-type="float">
            <text:p>0.039739</text:p>
          </table:table-cell>
          <table:table-cell office:value-type="float" office:value="0.027041" calcext:value-type="float">
            <text:p>0.027041</text:p>
          </table:table-cell>
          <table:table-cell office:value-type="float" office:value="0.070451" calcext:value-type="float">
            <text:p>0.070451</text:p>
          </table:table-cell>
          <table:table-cell office:value-type="float" office:value="0.064578" calcext:value-type="float">
            <text:p>0.064578</text:p>
          </table:table-cell>
          <table:table-cell/>
          <table:table-cell office:value-type="float" office:value="0.322049" calcext:value-type="float">
            <text:p>0.322049</text:p>
          </table:table-cell>
          <table:table-cell office:value-type="float" office:value="0.041456" calcext:value-type="float">
            <text:p>0.041456</text:p>
          </table:table-cell>
          <table:table-cell office:value-type="float" office:value="0.027288" calcext:value-type="float">
            <text:p>0.027288</text:p>
          </table:table-cell>
          <table:table-cell office:value-type="float" office:value="0.126823" calcext:value-type="float">
            <text:p>0.126823</text:p>
          </table:table-cell>
          <table:table-cell office:value-type="float" office:value="0.065757" calcext:value-type="float">
            <text:p>0.065757</text:p>
          </table:table-cell>
          <table:table-cell/>
          <table:table-cell office:value-type="float" office:value="0.30825" calcext:value-type="float">
            <text:p>0.30825</text:p>
          </table:table-cell>
          <table:table-cell office:value-type="float" office:value="0.041732" calcext:value-type="float">
            <text:p>0.041732</text:p>
          </table:table-cell>
          <table:table-cell office:value-type="float" office:value="0.026887" calcext:value-type="float">
            <text:p>0.026887</text:p>
          </table:table-cell>
          <table:table-cell office:value-type="float" office:value="0.119827" calcext:value-type="float">
            <text:p>0.119827</text:p>
          </table:table-cell>
          <table:table-cell office:value-type="float" office:value="0.066344" calcext:value-type="float">
            <text:p>0.066344</text:p>
          </table:table-cell>
        </table:table-row>
        <table:table-row table:style-name="ro1">
          <table:table-cell office:value-type="string" calcext:value-type="string">
            <text:p>rexi_fd_par_m8192 (00014 threads / 00224 ranks) 3136 cores</text:p>
          </table:table-cell>
          <table:table-cell table:style-name="ce4" table:formula="of:=TEXT(MID([.A139]; 14; 4); &quot;#&quot;)" office:value-type="string" office:string-value="8192" calcext:value-type="string">
            <text:p>8192</text:p>
          </table:table-cell>
          <table:table-cell table:style-name="ce4" table:formula="of:=TEXT(MID([.A139]; 20; 5); &quot;#&quot;)" office:value-type="string" office:string-value="14" calcext:value-type="string">
            <text:p>14</text:p>
          </table:table-cell>
          <table:table-cell table:style-name="ce4" table:formula="of:=TEXT(MID([.A139]; 36; 5); &quot;#&quot;)" office:value-type="string" office:string-value="224" calcext:value-type="string">
            <text:p>224</text:p>
          </table:table-cell>
          <table:table-cell table:formula="of:=LEFT(RIGHT([.A139]; LEN([.A139])-48); LEN([.A139])-54)" office:value-type="string" office:string-value="3136" calcext:value-type="string">
            <text:p>3136</text:p>
          </table:table-cell>
          <table:table-cell table:formula="of:=MIN([.L139];[.R139];[.X139])" office:value-type="float" office:value="0.308704" calcext:value-type="float">
            <text:p>0.308704</text:p>
          </table:table-cell>
          <table:table-cell table:formula="of:=MIN([.M139];[.S139];[.Y139])" office:value-type="float" office:value="0.037629" calcext:value-type="float">
            <text:p>0.037629</text:p>
          </table:table-cell>
          <table:table-cell table:formula="of:=MIN([.N139];[.T139];[.Z139])" office:value-type="float" office:value="0.026876" calcext:value-type="float">
            <text:p>0.026876</text:p>
          </table:table-cell>
          <table:table-cell table:formula="of:=MIN([.O139];[.U139];[.AA139])" office:value-type="float" office:value="0.091864" calcext:value-type="float">
            <text:p>0.091864</text:p>
          </table:table-cell>
          <table:table-cell table:formula="of:=MIN([.P139];[.V139];[.AB139])" office:value-type="float" office:value="0.097183" calcext:value-type="float">
            <text:p>0.097183</text:p>
          </table:table-cell>
          <table:table-cell/>
          <table:table-cell office:value-type="float" office:value="0.335203" calcext:value-type="float">
            <text:p>0.335203</text:p>
          </table:table-cell>
          <table:table-cell office:value-type="float" office:value="0.041182" calcext:value-type="float">
            <text:p>0.041182</text:p>
          </table:table-cell>
          <table:table-cell office:value-type="float" office:value="0.027185" calcext:value-type="float">
            <text:p>0.027185</text:p>
          </table:table-cell>
          <table:table-cell office:value-type="float" office:value="0.123616" calcext:value-type="float">
            <text:p>0.123616</text:p>
          </table:table-cell>
          <table:table-cell office:value-type="float" office:value="0.098493" calcext:value-type="float">
            <text:p>0.098493</text:p>
          </table:table-cell>
          <table:table-cell/>
          <table:table-cell office:value-type="float" office:value="0.308704" calcext:value-type="float">
            <text:p>0.308704</text:p>
          </table:table-cell>
          <table:table-cell office:value-type="float" office:value="0.041051" calcext:value-type="float">
            <text:p>0.041051</text:p>
          </table:table-cell>
          <table:table-cell office:value-type="float" office:value="0.026983" calcext:value-type="float">
            <text:p>0.026983</text:p>
          </table:table-cell>
          <table:table-cell office:value-type="float" office:value="0.091864" calcext:value-type="float">
            <text:p>0.091864</text:p>
          </table:table-cell>
          <table:table-cell office:value-type="float" office:value="0.097916" calcext:value-type="float">
            <text:p>0.097916</text:p>
          </table:table-cell>
          <table:table-cell/>
          <table:table-cell office:value-type="float" office:value="0.357004" calcext:value-type="float">
            <text:p>0.357004</text:p>
          </table:table-cell>
          <table:table-cell office:value-type="float" office:value="0.037629" calcext:value-type="float">
            <text:p>0.037629</text:p>
          </table:table-cell>
          <table:table-cell office:value-type="float" office:value="0.026876" calcext:value-type="float">
            <text:p>0.026876</text:p>
          </table:table-cell>
          <table:table-cell office:value-type="float" office:value="0.144083" calcext:value-type="float">
            <text:p>0.144083</text:p>
          </table:table-cell>
          <table:table-cell office:value-type="float" office:value="0.097183" calcext:value-type="float">
            <text:p>0.097183</text:p>
          </table:table-cell>
        </table:table-row>
        <table:table-row table:style-name="ro1" table:number-rows-repeated="1048436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3T17:28:47.681362681</dc:date>
    <dc:creator>martin </dc:creator>
    <meta:editing-duration>PT37M49S</meta:editing-duration>
    <meta:editing-cycles>5</meta:editing-cycles>
    <meta:generator>LibreOffice/5.0.3.2$Linux_X86_64 LibreOffice_project/e5f16313668ac592c1bfb310f4390624e3dbfb75</meta:generator>
    <meta:document-statistic meta:table-count="1" meta:cell-count="3407" meta:object-count="0"/>
  </office:meta>
</office:document-meta>
</file>